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07in"/>
    </style:style>
    <style:style style:name="co2" style:family="table-column">
      <style:table-column-properties fo:break-before="auto" style:column-width="1.2929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0.8008in"/>
    </style:style>
    <style:style style:name="co5" style:family="table-column">
      <style:table-column-properties fo:break-before="auto" style:column-width="0.606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7583in"/>
    </style:style>
    <style:style style:name="co8" style:family="table-column">
      <style:table-column-properties fo:break-before="auto" style:column-width="12.8366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74pt solid #2e6db5" fo:background-color="#f5f5f5" style:diagonal-bl-tr="none" style:diagonal-tl-br="none" style:text-align-source="fix" style:repeat-content="false" fo:wrap-option="wrap" fo:border-left="0.74pt solid #2e6db5" style:direction="ltr" fo:border-right="0.74pt solid #2e6db5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2e6db5" style:direction="ltr" style:rotation-angle="0" style:rotation-align="none" style:shrink-to-fit="true" style:vertical-align="top" loext:vertical-justify="auto"/>
      <style:paragraph-properties fo:text-align="start" css3t:text-justify="auto" fo:margin-left="0.7335in" style:writing-mode="page"/>
      <style:text-properties fo:color="#2e6db5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#f5f5f5" style:diagonal-bl-tr="none" style:diagonal-tl-br="none" style:text-align-source="fix" style:repeat-content="false" fo:wrap-option="wrap" fo:border="0.74pt solid #2e6db5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">
      <style:table-cell-properties style:diagonal-bl-tr="none" style:diagonal-tl-br="none" style:text-align-source="fix" style:repeat-content="false" fo:background-color="transparent" fo:wrap-option="no-wrap" fo:border="0.74pt solid #2e6db5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2e6db5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2e6db5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9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99"/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2e6db5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igin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11"/>
        <table:table-column table:style-name="co4" table:default-cell-style-name="ce1"/>
        <table:table-column table:style-name="co5" table:number-columns-repeated="54" table:default-cell-style-name="Default"/>
        <table:table-row table:style-name="ro1">
          <table:table-cell table:style-name="Default" office:value-type="string" calcext:value-type="string">
            <text:p>Program</text:p>
          </table:table-cell>
          <table:table-cell table:style-name="ce8" office:value-type="string" calcext:value-type="string">
            <text:p>Total residents per year</text:p>
          </table:table-cell>
          <table:table-cell table:style-name="ce10" office:value-type="string" calcext:value-type="string">
            <text:p><text:span text:style-name="T1">Pass %</text:span></text:p>
          </table:table-cell>
          <table:table-cell table:style-name="ce41"/>
          <table:table-cell table:number-columns-repeated="54"/>
        </table:table-row>
        <table:table-row table:style-name="ro2">
          <table:table-cell office:value-type="string" calcext:value-type="string">
            <text:p>Cahaba Medical Care/University of Alabama Medical Center Program Centreville, Alabama</text:p>
            <text:p>12001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84" calcext:value-type="percentage">
            <text:p>84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oley Hospital Corporation/South Baldwin Regional Medical Center Program Foley, Alabama</text:p>
            <text:p>12001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labama Medical Center (Huntsville) Program Huntsville, Alabama</text:p>
            <text:p>12001110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33" calcext:value-type="percentage">
            <text:p>98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South Alabama Program Mobile, Alabama</text:p>
            <text:p>12001110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labama Medical Center (Selma Dallas County) Program Selma, Alabama</text:p>
            <text:p>12001210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615" calcext:value-type="percentage">
            <text:p>96.1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uscaloosa College of Community Health Science Program Tuscaloosa, Alabama</text:p>
            <text:p>12001210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5" calcext:value-type="float">
            <text:p>15</text:p>
          </table:table-cell>
          <table:table-cell office:value-type="percentage" office:value="0.9867" calcext:value-type="percentage">
            <text:p>98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ptist Outreach Services (Montgomery) Program Montgomery, Alabama</text:p>
            <text:p>12001216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Vincent's East Program Birmingham, Alabama</text:p>
            <text:p>12001310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ospital/Alaska Family Medicine Program Anchorage, Alaska</text:p>
            <text:p>12002215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Yuma Regional Medical Center Program Yuma, Arizona</text:p>
            <text:p>12003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western University Osteopathic Postdoctoral Training Institute Program Sierra Vista, Arizona</text:p>
            <text:p>12003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western University OPTI/Mountain Vista Program Mesa, Arizona</text:p>
            <text:p>12003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untry Healthcare Program Flagstaff, Arizona</text:p>
            <text:p>12003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western University Osteopathic Postdoctoral Training Institute (Kingman) Program Kingman, Arizona</text:p>
            <text:p>12003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nner Good Samaritan Medical Center Program Phoenix, Arizona</text:p>
            <text:p>12003120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reighton University School of Medicine/St. Joseph's Medical Center (Phoenix) Program Phoenix, Arizona</text:p>
            <text:p>12003120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izona Program Tucson, Arizona</text:p>
            <text:p>12003120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brazo Central Program Phoenix, Arizona</text:p>
            <text:p>12003210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izona/UPHK Graduate Medical Education Consortium Program Tucson, Arizona</text:p>
            <text:p>1200331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7" calcext:value-type="percentage">
            <text:p>97.3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norHealth Scottsdale Osborn Medical Center Program Scottsdale, Arizona</text:p>
            <text:p>12003320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/Area Health Education Center - Magnolia Rural Program Magnolia, Arkansas</text:p>
            <text:p>12004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ty Health-White County Medical Center Program Searcy, Arkansas</text:p>
            <text:p>12004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AMS Regional Centers Program Batesville, Arkansas</text:p>
            <text:p>12004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ptist Health Program North Little Rock, Arkansas</text:p>
            <text:p>12004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way Regional Health System Program Conway, Arkansas</text:p>
            <text:p>12004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Pine Bluff) Program Pine Bluff, Arkansas</text:p>
            <text:p>12004110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8571" calcext:value-type="percentage">
            <text:p>85.7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Northwest) Program Fayetteville, Arkansas</text:p>
            <text:p>12004210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Fort Smith) Program Fort Smith, Arkansas</text:p>
            <text:p>12004210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556" calcext:value-type="percentage">
            <text:p>95.5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Program Little Rock, Arkansas</text:p>
            <text:p>12004210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Northeast) Program Jonesboro, Arkansas</text:p>
            <text:p>12004214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Arkansas for Medical Sciences AHEC (Southwest) Program Texarkana, Arkansas</text:p>
            <text:p>12004215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ealth Tulare Program Tulare, California</text:p>
            <text:p>1200500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weah Delta Health Care District (KDHCD) Program Visalia, California</text:p>
            <text:p>12005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ierra Vista Program San Joaquin, California</text:p>
            <text:p>12005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Medical Group (Northern California)/Napa-Solano Program Vallejo, California</text:p>
            <text:p>12005007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hasta Community Health Center Program Redding, California</text:p>
            <text:p>1200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ma Linda-Inland Empire Consortium for Healthcare Education Program Redlands, California</text:p>
            <text:p>1200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rian Regional Medical Center Program Santa Maria, California</text:p>
            <text:p>1200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Health Centers of San Diego Program San Diego, California</text:p>
            <text:p>1200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, Riverside, School of Medicine Program San Bernardino, California</text:p>
            <text:p>1200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linica Sierra Vista - Bakersfield Program Bakersfield, California</text:p>
            <text:p>1200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ohn Muir Health Program Walnut Creek, California</text:p>
            <text:p>12005007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Community Memorial Hospital Program Ventura, California</text:p>
            <text:p>1200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Downey Regional Medical Center Program Downey, California</text:p>
            <text:p>12005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manate Health Program West Covina, California</text:p>
            <text:p>12005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Chino Valley Medical Center Program Chino, California</text:p>
            <text:p>12005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8" calcext:value-type="percentage">
            <text:p>8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Northern California (Santa Rosa) Program Santa Rosa, California</text:p>
            <text:p>12005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Northern California (San Jose) Program San Jose, California</text:p>
            <text:p>12005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iverside Community Hospital/University of California Riverside School of Medicine Program Riverside, California</text:p>
            <text:p>12005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571" calcext:value-type="percentage">
            <text:p>85.7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ealth Ukiah Valley Program Ukiah, California</text:p>
            <text:p>12005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Health Team, Inc. Program Fresno, California</text:p>
            <text:p>12005007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arles R. Drew University of Medicine and Science, College of Medicine Program Los Angeles, California</text:p>
            <text:p>12005007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Joseph's Medical Center Program Stockton, California</text:p>
            <text:p>12005007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Agnes Medical Center (Fresno) Program Fresno, California</text:p>
            <text:p>12005007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Joseph Hospital-Eureka Program Eureka, California</text:p>
            <text:p>120050075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/West (Montclair) Program Montclair, California</text:p>
            <text:p>12005007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7143" calcext:value-type="percentage">
            <text:p>71.4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rrego Community Health Foundation DBA Borrego Health Program Hemet, California</text:p>
            <text:p>12005007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ma Linda University Medical Center - Murrieta Program Murrieta, California</text:p>
            <text:p>12005007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HS Southern California Medical Education Consortium Program Temecula, California</text:p>
            <text:p>12005007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ifelong Medical Care Program Richmond, California</text:p>
            <text:p>12005007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taMed Health Services Program South Gate, California</text:p>
            <text:p>12005007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Northern California Program Sacramento, California</text:p>
            <text:p>12005007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tter Health Rural Program Jackson, California</text:p>
            <text:p>12005007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sert Regional Medical Center Program Palm Springs, California</text:p>
            <text:p>12005007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eck Medicine Program Los Angeles, California</text:p>
            <text:p>12005007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avid Grant Medical Center Program Travis AFB, California</text:p>
            <text:p>1200511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21" calcext:value-type="percentage">
            <text:p>98.2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ern Medical Center Program Bakersfield, California</text:p>
            <text:p>12005110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Davis) Health System Program Sacramento, California</text:p>
            <text:p>12005110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0.9836" calcext:value-type="percentage">
            <text:p>98.3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Los Angeles) Program Los Angeles, California</text:p>
            <text:p>12005110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78" calcext:value-type="percentage">
            <text:p>97.7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CLA Medical Center Program Santa Monica, California</text:p>
            <text:p>12005110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ignity Health Family Medicine Residency at Northridge Hospital Northridge, California</text:p>
            <text:p>12005110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rrowhead Regional Medical Center Program Colton, California</text:p>
            <text:p>12005110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0.9692" calcext:value-type="percentage">
            <text:p>96.9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San Francisco) Program San Francisco, California</text:p>
            <text:p>12005110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tter Medical Center of Santa Rosa/University of California (San Francisco) Program Santa Rosa, California</text:p>
            <text:p>12005110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entura County Medical Center Program Ventura, California</text:p>
            <text:p>12005110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(Camp Pendleton) Program Camp Pendleton, California</text:p>
            <text:p>12005120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636" calcext:value-type="percentage">
            <text:p>96.3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Fontana) Program Fontana, California</text:p>
            <text:p>12005120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'Connor Hospital (San Jose) Program San Jose, California</text:p>
            <text:p>12005126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San Diego) Program San Diego, California</text:p>
            <text:p>1200512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isenhower Medical Center Program Rancho Mirage, California</text:p>
            <text:p>1200512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ealth Hanford Program Hanford, California</text:p>
            <text:p>12005136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Consortium for Medical Education Family Medicine Program Modesto, California</text:p>
            <text:p>1200513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15" calcext:value-type="percentage">
            <text:p>98.1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San Francisco)/Fresno Program Fresno, California</text:p>
            <text:p>12005210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Irvine) Program Orange, California</text:p>
            <text:p>12005210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ng Beach Memorial Medical Center Program Long Beach, California</text:p>
            <text:p>12005210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tividad Medical Center Program Salinas, California</text:p>
            <text:p>12005210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83" calcext:value-type="percentage">
            <text:p>97.8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alifornia (San Diego) Program San Diego, California</text:p>
            <text:p>12005210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esbyterian Intercommunity Hospital Program Whittier, California</text:p>
            <text:p>12005213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lendale Adventist Medical Center Program Glendale, California</text:p>
            <text:p>12005213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iverside University Health System/University of California Riverside Program Moreno Valley, California</text:p>
            <text:p>12005214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lifornia Hospital Medical Center (Dignity Health) Program Los Angeles, California</text:p>
            <text:p>12005214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dical Center (Merced) Program Merced, California</text:p>
            <text:p>12005214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ma Linda University Program Loma Linda, California</text:p>
            <text:p>12005214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s Angeles County-Harbor-UCLA Medical Center Program Harbor City, California</text:p>
            <text:p>12005214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ite Memorial Medical Center Program Los Angeles, California</text:p>
            <text:p>12005214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Riverside) Program Riverside, California</text:p>
            <text:p>12005215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Woodland Hills) Program Woodland Hills, California</text:p>
            <text:p>12005215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ignity Health Methodist Hospital of Sacramento Program Sacramento, California</text:p>
            <text:p>12005215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omona Valley Hospital Medical Center Program Pomona, California</text:p>
            <text:p>12005216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cripps Mercy Hospital (Chula Vista) Program Chula Vista, California</text:p>
            <text:p>12005216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ntra Costa Regional Medical Center Program Martinez, California</text:p>
            <text:p>12005310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dical Center (Redding) Program Redding, California</text:p>
            <text:p>12005310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n Joaquin General Hospital Program French Camp, California</text:p>
            <text:p>12005310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iser Permanente Southern California (Anaheim) Program Santa Ana, California</text:p>
            <text:p>12005315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tter Health Program Sacramento, California</text:p>
            <text:p>12005315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lorado Medical Center Sterling Rural Program Greeley, Colorado</text:p>
            <text:p>12007006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Mary-Corwin Medical Center Program Pueblo, Colorado</text:p>
            <text:p>12007006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School of Medicine Program Aurora, Colorado</text:p>
            <text:p>12007006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althone Program Lone Tree, Colorado</text:p>
            <text:p>12007006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ill OPTI/Peak Vista Program Colorado Springs, Colorado</text:p>
            <text:p>12007006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lorado Medical Center Program Greeley, Colorado</text:p>
            <text:p>12007110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Anthony Hospital Program Westminster, Colorado</text:p>
            <text:p>12007120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96" calcext:value-type="percentage">
            <text:p>97.9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Joseph Hospital Program Denver, Colorado</text:p>
            <text:p>12007120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Denver (HealthONE Rose Medical Center) Program Denver, Colorado</text:p>
            <text:p>12007210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Mary-Corwin Medical Center/Southern Colorado Family Medicine Pueblo, Colorado</text:p>
            <text:p>12007210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474" calcext:value-type="percentage">
            <text:p>94.7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Denver (HealthONE Swedish Medical Center) Program Littleton, Colorado</text:p>
            <text:p>12007215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lorado Denver (University Hospital) Program Denver, Colorado</text:p>
            <text:p>12007216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oudre Valley Hospital /Fort Collins Family Medicine Program Fort Collins, Colorado</text:p>
            <text:p>12007310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Mary's Hospital and Medical Center Program Grand Junction, Colorado</text:p>
            <text:p>12007310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Colorado Medical Center Rural Program Greeley, Colorado</text:p>
            <text:p>12007315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8" calcext:value-type="percentage">
            <text:p>8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spect Manchester Hospital Program Manchester, Connecticut</text:p>
            <text:p>12008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amford Hospital/Columbia University College of Physicians and Surgeons Program Stamford, Connecticut</text:p>
            <text:p>12008110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2" calcext:value-type="percentage">
            <text:p>92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onnecticut Program Hartford, Connecticut</text:p>
            <text:p>12008210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dlesex Hospital Program Middletown, Connecticut</text:p>
            <text:p>12008210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yhealth Medical Center Program Dover, Delaware</text:p>
            <text:p>12009004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ristiana Care Health Services Program Wilmington, Delaware</text:p>
            <text:p>12009110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Francis Hospital Program Wilmington, Delaware</text:p>
            <text:p>12009214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ospital/Georgetown University Hospital Program Colmar Manor, Maryland</text:p>
            <text:p>12010210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ward University Program Washington, Dist Columbia</text:p>
            <text:p>12010210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 Kendall Baptist Hospital / Florida International University Program Miami, Florida</text:p>
            <text:p>12011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State University College of Medicine/Lee Memorial Health System Program Fort Myers, Florida</text:p>
            <text:p>12011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range Park Medical Center Program Orange Park, Florida</text:p>
            <text:p>12011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Florida Regional Medical Center Program Gainesville, Florida</text:p>
            <text:p>12011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oward Health Program Ft. Lauderdale, Florida</text:p>
            <text:p>12011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keside Medical Center Program Belle Glade, Florida</text:p>
            <text:p>12011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Hospital Medical Center (East Orlando) Program Orlando, Florida</text:p>
            <text:p>12011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natee Memorial Hospital Program Bradenton, Florida</text:p>
            <text:p>12011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West Florida GME Consortium/St. Petersburg General Hospital Program St. Petersburg, Florida</text:p>
            <text:p>12011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West Florida GME Consortium/Oak Hill Hospital Program Brooksville, Florida</text:p>
            <text:p>12011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entral Florida College of Medicine/HCA GME Consortium (Ocala) Ocala, Florida</text:p>
            <text:p>12011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8125" calcext:value-type="percentage">
            <text:p>81.2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ealth of South Florida, Inc. (CHI) Program Miami, Florida</text:p>
            <text:p>12011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almetto General Hospital Program Hialeah, Florida</text:p>
            <text:p>12011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rinquen Health Care Center, Inc. Program Miami, Florida</text:p>
            <text:p>12011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rkin Community Hospital Program South Miami, Florida</text:p>
            <text:p>12011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chester General Hospital, Inc. Program Miami, Florida</text:p>
            <text:p>12011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alm Beach Consortium for Graduate Medical Education Program St. Lucie, Florida</text:p>
            <text:p>12011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rkin Community Hospital Palm Springs Campus Program Hialeah, Florida</text:p>
            <text:p>12011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Health Program Sebring, Florida</text:p>
            <text:p>12011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State University College of Medicine Program Winter Haven, Florida</text:p>
            <text:p>12011007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alifax Medical Center Program Daytona Beach, Florida</text:p>
            <text:p>12011110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Vincent's Medical Center Program Jacksonville, Florida</text:p>
            <text:p>12011110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allahassee Memorial Healthcare Family Medicine Program Tallahassee, Florida</text:p>
            <text:p>12011110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rida Hospital Medical Center Program Winter Park, Florida</text:p>
            <text:p>12011110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yfront Medical Center Program St. Petersburg, Florida</text:p>
            <text:p>12011110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S Air Force Regional Hospital/Headquarters Air Armament Center (AFMC) Program Eglin AFB, Florida</text:p>
            <text:p>12011120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62" calcext:value-type="percentage">
            <text:p>97.6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(Pensacola) Program Pensacola, Florida</text:p>
            <text:p>12011120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aval Hospital (Jacksonville) Program Jacksonville, Florida</text:p>
            <text:p>12011210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Florida Program Gainesville, Florida</text:p>
            <text:p>12011210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ackson Memorial Hospital/Jackson Health System Program Miami, Florida</text:p>
            <text:p>12011210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llege of Medicine, Mayo Clinic (Jacksonville) Program Jacksonville, Florida</text:p>
            <text:p>12011215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South Florida (Morton Plant Mease Health Care) Program Clearwater, Florida</text:p>
            <text:p>12011216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 Georgia Medical Education and Research Consortium Program Moutrie, Georgia</text:p>
            <text:p>12012000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winnett Medical Center Program Lawrenceville, Georgia</text:p>
            <text:p>12012006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ouston Healthcare System Program Warner Robins, Georgia</text:p>
            <text:p>12012006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llstar Kennestone Regional Medical Center Program Smyrna, Georgia</text:p>
            <text:p>12012006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east Georgia Medical Center Gainesville, Georgia</text:p>
            <text:p>12012006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rtin Army Community Hospital Fort Benning, Georgia</text:p>
            <text:p>12012110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he Medical Center (Columbus) Program Columbus, Georgia</text:p>
            <text:p>12012110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31" calcext:value-type="percentage">
            <text:p>98.3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Health-University Medical Center/Mercer University School of Medicine (Savannah) Program Savannah, Georgia</text:p>
            <text:p>12012110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enter of Central Georgia/Mercer University School of Medicine Program Macon, Georgia</text:p>
            <text:p>12012120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wight David Eisenhower Army Medical Center Program Fort Gordon, Georgia</text:p>
            <text:p>12012210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dical College of Georgia Program Augusta, Georgia</text:p>
            <text:p>12012210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14" calcext:value-type="percentage">
            <text:p>97.1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rehouse School of Medicine Program East Point, Georgia</text:p>
            <text:p>12012214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hoebe Putney Memorial Hospital (Southwest Georgia) Program Albany, Georgia</text:p>
            <text:p>12012215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tlanta Medical Center Program Morrow, Georgia</text:p>
            <text:p>12012215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mory University Program Dunwoody, Georgia</text:p>
            <text:p>12012215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Satilla Health Program Waycross, Georgia</text:p>
            <text:p>12012216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oyd Medical Center Program Rome, Georgia</text:p>
            <text:p>12012310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awaii Health Systems Corporation - Hilo Medical Center Program Hilo, Hawaii</text:p>
            <text:p>12014006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ipler Army Medical Center Program Honolulu, Hawaii</text:p>
            <text:p>12014215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Hawaii Program Aiea, Hawaii</text:p>
            <text:p>12014215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ootenai Health Program Coeur d'Alene, Idaho</text:p>
            <text:p>1201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Nampa Program Nampa, Idaho</text:p>
            <text:p>1201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daho State University Rural Program Pocatello, Idaho</text:p>
            <text:p>1201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CA Healthcare/Eastern Idaho Regional Medical Center Program Idaho Falls, Idaho</text:p>
            <text:p>1201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Program Boise, Idaho</text:p>
            <text:p>12015110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daho State University Program Pocatello, Idaho</text:p>
            <text:p>12015215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Rural Program Boise, Idaho</text:p>
            <text:p>12015215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amily Medicine Residency of Idaho (Magic Valley) Rural Program Boise, Idaho</text:p>
            <text:p>1201521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Gaw Medical Center of Northwestern University Program Grayslake, Illinois</text:p>
            <text:p>12016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anciscan St. James Health Program Olympia Fields, Illinois</text:p>
            <text:p>12016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rle Foundation Hospital/Carle Bromenn Medical Center Program Normal, Illinois</text:p>
            <text:p>12016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wegian American Hospital Program Chicago, Illinois</text:p>
            <text:p>12016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Gaw Medical Center of Northwestern University (Delnor) Program Geneva, Illinois</text:p>
            <text:p>12016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rle Foundation Hospital Urbana, Illinois</text:p>
            <text:p>12016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wedish Covenant Hospital Program Chicago, Illinois</text:p>
            <text:p>12016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333" calcext:value-type="percentage">
            <text:p>83.3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health GME Consortium Program Rockford, Illinois</text:p>
            <text:p>12016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wndale Christian Health Center Program Chicago, Illinois</text:p>
            <text:p>12016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School of Medicine Program Alton, Illinois</text:p>
            <text:p>12016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cNeal Hospital Program Berwyn, Illinois</text:p>
            <text:p>12016110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(Carbondale) Program Carbondale, Illinois</text:p>
            <text:p>12016110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" calcext:value-type="percentage">
            <text:p>96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ohn H. Stroger Hospital of Cook County Program Chicago, Illinois</text:p>
            <text:p>12016111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surrection Medical Center Program Chicago, Illinois</text:p>
            <text:p>12016111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seph Hospital Chicago, Illinois</text:p>
            <text:p>12016111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ocate Lutheran General Hospital Program Park Ridge, Illinois</text:p>
            <text:p>12016111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La Grange Memorial Hospital Program La Grange, Illinois</text:p>
            <text:p>12016111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Peoria Program Peoria, Illinois</text:p>
            <text:p>12016111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524" calcext:value-type="percentage">
            <text:p>95.2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(Rockford) Rural Program Dixon, Illinois</text:p>
            <text:p>1201611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ackson Park Hospital Program Chicago, Illinois</text:p>
            <text:p>12016123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ints Mary and Elizabeth Medical Center Program Chicago, Illinois</text:p>
            <text:p>1201612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661" calcext:value-type="percentage">
            <text:p>96.6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Gaw Medical Center of Northwestern University/Erie-Humboldt Park Program Chicago, Illinois</text:p>
            <text:p>12016127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14" calcext:value-type="percentage">
            <text:p>97.1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entist Hinsdale Hospital Program Hinsdale, Illinois</text:p>
            <text:p>12016211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Program Springfield, Illinois</text:p>
            <text:p>12016211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78" calcext:value-type="percentage">
            <text:p>97.7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(Decatur) Program Decatur, Illinois</text:p>
            <text:p>12016213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dvocate Christ Medical Center Program Oak Lawn, Illinois</text:p>
            <text:p>12016213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outhern Illinois University (Quincy) Program Quincy, Illinois</text:p>
            <text:p>12016213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Louis University School of Medicine (Belleville) Program O'Fallon, Illinois</text:p>
            <text:p>12016214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0.9403" calcext:value-type="percentage">
            <text:p>94.0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Chicago/Advocate Illinois Masonic Med Ctr Program Chicago, Illinois</text:p>
            <text:p>12016214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Chicago Program Chicago, Illinois</text:p>
            <text:p>12016214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ush University Medical Center/Copley Memorial Hospital Program Aurora, Illinois</text:p>
            <text:p>12016216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Chicago (NorthShore) Program Glenview, Illinois</text:p>
            <text:p>12016216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wedish Covenant Hospital Program Chicago, Illinois</text:p>
            <text:p>12016311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 Suburban Medical Center Program Oak Park, Illinois</text:p>
            <text:p>12016311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llinois College of Medicine at Rockford Program Rockford, Illinois</text:p>
            <text:p>12016311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 Sinai Hospital Medical Center of Chicago Program Chicago, Illinois</text:p>
            <text:p>12016316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nsas City University of Medicine &amp; Biosciences-GME Consortium (KCU-GMEC)/Reid Health Program Richmond, Indiana</text:p>
            <text:p>12017000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ealth Network, Inc. Program Greenwood, Indiana</text:p>
            <text:p>12017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School of Medicine (Arnett) Program Lafayette, Indiana</text:p>
            <text:p>12017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School of Medicine (Jasper) Program Jasper, Indiana</text:p>
            <text:p>12017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mmunity Hospitals of Indianapolis Program Indianapolis, Indiana</text:p>
            <text:p>12017111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anciscan Health Indianapolis Program Indianapolis, Indiana</text:p>
            <text:p>12017111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7" calcext:value-type="percentage">
            <text:p>97.3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School of Medicine Program Indianapolis, Indiana</text:p>
            <text:p>12017111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Vincent Hospital and Health Care Center Program Indianapolis, Indiana</text:p>
            <text:p>12017111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ndiana University Health Ball Memorial Hospital Program Muncie, Indiana</text:p>
            <text:p>12017111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morial Hospital of South Bend Program South Bend, Indiana</text:p>
            <text:p>12017111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seph's Regional Medical Center (South Bend) Program Mishawaka, Indiana</text:p>
            <text:p>12017111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on Hospital Program Terre Haute, Indiana</text:p>
            <text:p>12017111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aconess Hospital Program Evansville, Indiana</text:p>
            <text:p>12017211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ort Wayne Medical Education Program Fort Wayne, Indiana</text:p>
            <text:p>12017211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oadlawns Medical Center Program Des Moines, Iowa</text:p>
            <text:p>12018111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Iowa Hospitals and Clinics Program Iowa City, Iowa</text:p>
            <text:p>12018111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enesis Health System (Quad Cities) Program Davenport, Iowa</text:p>
            <text:p>12018211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iouxland Medical Education Foundation Program Sioux City, Iowa</text:p>
            <text:p>12018211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east Iowa Medical Education Foundation Program Waterloo, Iowa</text:p>
            <text:p>12018211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dical Center (Mason City) Program Mason City, Iowa</text:p>
            <text:p>12018213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ospital Medical Center (Des Moines) Program Des Moines, Iowa</text:p>
            <text:p>12018215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dar Rapids Medical Education Foundation Program Cedar Rapids, Iowa</text:p>
            <text:p>12018221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22" calcext:value-type="percentage">
            <text:p>97.22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ral Iowa Health System (Iowa Lutheran Hospital) Program Des Moines, Iowa</text:p>
            <text:p>12018311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School of Medicine Program Kansas City, Kansas</text:p>
            <text:p>12019111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78" calcext:value-type="percentage">
            <text:p>97.7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(Wichita)/Wesley Program Wichita, Kansas</text:p>
            <text:p>12019111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(Wichita)/Salina Program Salina, Kansas</text:p>
            <text:p>12019213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ansas (Wichita)/Via Christi Hospitals Wichita Program Wichita, Kansas</text:p>
            <text:p>12019216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8" calcext:value-type="float">
            <text:p>18</text:p>
          </table:table-cell>
          <table:table-cell office:value-type="percentage" office:value="0.9888" calcext:value-type="percentage">
            <text:p>98.8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ppalachian Osteopathic Postgraduate Training Institute Consortium/Lake Cumberland Regional Hospital Program Somerset, Kentucky</text:p>
            <text:p>12020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ppalachian Osteopathic Postgraduate Training Institute Consortium Program Pikeville, Kentucky</text:p>
            <text:p>12020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Louisville School of Medicine (Owensboro) Program Owensboro, Kentucky</text:p>
            <text:p>12020006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Elizabeth Medical Center Program Edgewood, Kentucky</text:p>
            <text:p>12020111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entucky College of Medicine Program Lexington, Kentucky</text:p>
            <text:p>12020211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Louisville Program Louisville, Kentucky</text:p>
            <text:p>12020211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entucky College of Medicine (Hazard) Program Hazard, Kentucky</text:p>
            <text:p>12020215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Louisville (Glasgow) Program Glasgow, Kentucky</text:p>
            <text:p>12020216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over Clinic Foundation Program Madisonville, Kentucky</text:p>
            <text:p>12020311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Kentucky College of Medicine (Morehead) Rural Program Morehead, Kentucky</text:p>
            <text:p>12020316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Medical Center/Louisiana State University (Lafayette) Program Lafayette, Louisiana</text:p>
            <text:p>12021111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Medical Center (Shreveport) Rural Program Shreveport, Louisiana</text:p>
            <text:p>12021115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286" calcext:value-type="percentage">
            <text:p>92.8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Bogalusa) Program Bogalusa, Louisiana</text:p>
            <text:p>12021136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Shreveport) Program Shreveport, Louisiana</text:p>
            <text:p>12021211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Medical Center/Louisiana State University (Shreveport)/Monroe Program Monroe, Louisiana</text:p>
            <text:p>12021214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143" calcext:value-type="percentage">
            <text:p>91.4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aton Rouge General Medical Center Program Baton Rouge, Louisiana</text:p>
            <text:p>12021215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Lake Charles) Program Lake Charles, Louisiana</text:p>
            <text:p>12021215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Jefferson General Hospital Program Metairie, Louisiana</text:p>
            <text:p>12021216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Kenner) Program Kenner, Louisiana</text:p>
            <text:p>12021216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ouisiana State University (Shreveport)/Rapides Regional Medical Center Program Alexandria, Louisiana</text:p>
            <text:p>12021315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43" calcext:value-type="percentage">
            <text:p>96.43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ral Maine Medical Center Program Lewiston, Maine</text:p>
            <text:p>12022111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ern Maine Medical Center Program Bangor, Maine</text:p>
            <text:p>12022121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ine-Dartmouth Family Practice Program Augusta, Maine</text:p>
            <text:p>12022221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ine Medical Center Program Portland, Maine</text:p>
            <text:p>12022311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ince George's Hospital Center Program Cheverly, Maryland</text:p>
            <text:p>12023005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untain State Osteopathic Postdoctoral Training Institutions (MSOPTI)/Meritus Medical Center Program Hagerstown, Maryland</text:p>
            <text:p>12023005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ranklin Square Hospital Center Program Baltimore, Maryland</text:p>
            <text:p>120231215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aryland School of Medicine Baltimore, Maryland</text:p>
            <text:p>12023211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565" calcext:value-type="percentage">
            <text:p>95.6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eward Carney Hospital Inc. Program Boston, Massachusetts</text:p>
            <text:p>12024006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assachusetts Program Worcester, Massachusetts</text:p>
            <text:p>12024211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516" calcext:value-type="percentage">
            <text:p>95.1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eater Lawrence Family Health Center Program Lawrence, Massachusetts</text:p>
            <text:p>12024215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ston University Medical Center Program Boston, Massachusetts</text:p>
            <text:p>12024216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18" calcext:value-type="percentage">
            <text:p>98.1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assachusetts (Fitchburg) Program Fitchburg, Massachusetts</text:p>
            <text:p>12024311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ufts University at Cambridge Health Alliance Program Malden, Massachusetts</text:p>
            <text:p>12024316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Memorial Hospital System Program Monroe, Michigan</text:p>
            <text:p>12025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troit Medical Center/Wayne State University (Sinai Grace) Program Detroit, Michigan</text:p>
            <text:p>1202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55" calcext:value-type="percentage">
            <text:p>93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chigan State University Program Alma, Michigan</text:p>
            <text:p>1202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keland Health Program Saint Joseph, Michigan</text:p>
            <text:p>1202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231" calcext:value-type="percentage">
            <text:p>92.31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tro Health University of Michigan Health (Metro Health) Program Wyoming, Michigan</text:p>
            <text:p>1202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Oakland Program Pontiac, Michigan</text:p>
            <text:p>1202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otsford Hospital Program Farmington Hills, Michigan</text:p>
            <text:p>1202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ry Ford Allegiance Health Program Jackson, Michigan</text:p>
            <text:p>12025007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ealth Program Muskegon, Michigan</text:p>
            <text:p>1202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scension Macomb-Oakland Hospital Program Warren, Michigan</text:p>
            <text:p>12025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ry Ford Macomb Hospital Program Clinton Township, Michigan</text:p>
            <text:p>12025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troit Wayne County Health Authority (Authority Health) GME Consortium Program Detroit, Michigan</text:p>
            <text:p>12025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Oakland (Macomb) Program Clinton Township, Michigan</text:p>
            <text:p>12025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Health Care/Greater Lansing/MSU Program Lansing, Michigan</text:p>
            <text:p>12025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Health Care/Bay/MSU Program Bay City, Michigan</text:p>
            <text:p>12025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ern Michigan University Homer Stryker MD School of Medicine (Battle Creek) Program Battle Creek, Michigan</text:p>
            <text:p>12025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ectrum Health/Michigan State University Program Grand Rapids, Michigan</text:p>
            <text:p>12025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arden City Hospital Program Garden City, Michigan</text:p>
            <text:p>12025007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hn Hospital and Medical Center Program St. Clair Shores, Michigan</text:p>
            <text:p>12025111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06" calcext:value-type="percentage">
            <text:p>97.06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akland Physicians Medical Center Program Pontiac, Michigan</text:p>
            <text:p>12025121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1" calcext:value-type="percentage">
            <text:p>93.1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ealth Grand Rapids Program Grand Rapids, Michigan</text:p>
            <text:p>12025211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illiam Beaumont Hospital-Grosse Pointe Program St. Clair Shores, Michigan</text:p>
            <text:p>12025211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estern Michigan University Homer Stryker MD School of Medicine Kalamazoo, Michigan</text:p>
            <text:p>12025211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arrow Hospital/Michigan State University Program Lansing, Michigan</text:p>
            <text:p>12025211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ovidence Hospital and Medical Centers Program Southfield, Michigan</text:p>
            <text:p>12025211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 P Health System-Marquette Program Marquette, Michigan</text:p>
            <text:p>12025213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67" calcext:value-type="percentage">
            <text:p>96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illiam Beaumont Hospital Program Sterling Heights, Michigan</text:p>
            <text:p>12025213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chigan Program Ann Arbor, Michigan</text:p>
            <text:p>12025214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ry Ford Hospital/Wayne State University Program Detroit, Michigan</text:p>
            <text:p>12025214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cLaren Regional Medical Center Program Flint, Michigan</text:p>
            <text:p>12025215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unson Medical Center Program Traverse City, Michigan</text:p>
            <text:p>12025216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Joseph Mercy (Livingston) Hospital Program Brighton, Michigan</text:p>
            <text:p>12025216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2" calcext:value-type="percentage">
            <text:p>92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ayne State University School of Medicine Program Rochester, Michigan</text:p>
            <text:p>12025216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enesys Regional Medical Center Program Grand Blanc, Michigan</text:p>
            <text:p>12025311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dMichigan Medical Center-Midland Program Midland, Michigan</text:p>
            <text:p>12025311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entral Michigan University College of Medicine Program Saginaw, Michigan</text:p>
            <text:p>12025311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akwood Annapolis Hospital Program Wayne, Michigan</text:p>
            <text:p>12025316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 Mary Mercy Hospital Program Livonia, Michigan</text:p>
            <text:p>1202531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althPartners Institute for Education and Research/Regions Hospital Program St. Louis Park, Minnesota</text:p>
            <text:p>12026006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nnepin County Medical Center Program Minneapolis, Minnesota</text:p>
            <text:p>12026111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St John's Hospital Program St. Paul, Minnesota</text:p>
            <text:p>12026116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St Joseph's Hospital Program St. Paul, Minnesota</text:p>
            <text:p>12026126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 (Duluth) Program Duluth, Minnesota</text:p>
            <text:p>12026211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llege of Medicine, Mayo Clinic (Rochester) Program Kasson, Minnesota</text:p>
            <text:p>12026211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lina Hospitals &amp; Clinics Program St. Paul, Minnesota</text:p>
            <text:p>12026215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 (Mankato) Program Mankato, Minnesota</text:p>
            <text:p>12026215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St. Cloud Hospital Program St. Cloud, Minnesota</text:p>
            <text:p>12026215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Methodist Hospital Program St. Louis Park, Minnesota</text:p>
            <text:p>12026216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University of Minnesota Medical Center  Program Minneapolis, Minnesota</text:p>
            <text:p>12026216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nnesota/North Memorial Health Care Program Minneapolis, Minnesota</text:p>
            <text:p>12026316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orrest General Hospital Program Hattiesburg, Mississippi</text:p>
            <text:p>12027005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ast Central Mississippi Health Network, Inc. Program Meridian, Mississippi</text:p>
            <text:p>12027005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6" calcext:value-type="percentage">
            <text:p>6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ssissippi Medical Education and Research Consortium Program Greenville, Mississippi</text:p>
            <text:p>12027005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issippi Medical Center Program Jackson, Mississippi</text:p>
            <text:p>12027211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orth Mississippi Medical Center (Tupelo) Program Tupelo, Mississippi</text:p>
            <text:p>12027215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487" calcext:value-type="percentage">
            <text:p>94.8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ill OPTI Program Kirksville, Missouri</text:p>
            <text:p>12028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Kansas City University of Medicine &amp; Biosciences-GME Consortium (KCU-GMEC)/St. Luke's Des Peres Program St. Louis, Missouri</text:p>
            <text:p>12028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ouri-Columbia School of Medicine/Capital Region Medical Center Program Jefferson City, Missouri</text:p>
            <text:p>12028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ouri-Columbia Program Columbia, Missouri</text:p>
            <text:p>12028111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search Medical Center Program Kansas City, Missouri</text:p>
            <text:p>12028211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28" calcext:value-type="percentage">
            <text:p>98.28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rcy Hospital (St. Louis) Program St. Louis, Missouri</text:p>
            <text:p>12028211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Missouri at Kansas City Program Kansas City, Missouri</text:p>
            <text:p>12028214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0.9667" calcext:value-type="percentage">
            <text:p>96.67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ox Medical Center Program Springfield, Missouri</text:p>
            <text:p>12028214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t. Louis University School of Medicine Program St. Louis, Missouri</text:p>
            <text:p>1202831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he University of Montana Program Missoula, Montana</text:p>
            <text:p>12029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ntana Family Medicine Residency Program Billings, Montana</text:p>
            <text:p>12029215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braska Medical Center College of Medicine Program Omaha, Nebraska</text:p>
            <text:p>12030211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ebraska Medical Center/Clarkson Regional Health Service Program Omaha, Nebraska</text:p>
            <text:p>12030214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braska Medical Center College of Medicine Rural Program Omaha, Nebraska</text:p>
            <text:p>12030215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incoln Medical Education Partnership Program Lincoln, Nebraska</text:p>
            <text:p>12030311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3" calcext:value-type="percentage">
            <text:p>97.3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reighton University Program Omaha, Nebraska</text:p>
            <text:p>12030311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University of Nevada School of Medicine Rural Program Las Vegas, Nevada</text:p>
            <text:p>12031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OPTI West/Valley Hospital (Las Vegas) Program Las Vegas, Nevada</text:p>
            <text:p>12031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nrise Health GME Consortium Program Las Vegas, Nevada</text:p>
            <text:p>12031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75" calcext:value-type="percentage">
            <text:p>87.50%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ley Health System Program Las Vegas, Nevada</text:p>
            <text:p>12031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ike O'Callaghan Federal Hospital/Nellis Air Force Base Program Nellis AFB, Nevada</text:p>
            <text:p>12031136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evada School of Medicine (Las Vegas) Program Las Vegas, Nevada</text:p>
            <text:p>12031214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evada School of Medicine Program Reno, Nevada</text:p>
            <text:p>12031214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CA Healthcare/Tufts University School of Medicine/Portsmouth Regional Hospital Program Portsmouth, New Hampshire</text:p>
            <text:p>12032005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oncord Hospital/New Hampshire-Dartmouth Family Practice Program Concord, New Hampshire</text:p>
            <text:p>12032315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nspira Health Network (Vineland) Program Vineland, New Jersey</text:p>
            <text:p>12033006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owan SOM/Kennedy University/Our Lady of Lourdes Health System Program Stratford, New Jersey</text:p>
            <text:p>1203300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889" calcext:value-type="percentage">
            <text:p>88.89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ackensack University Medical Center (Palisades) Program North Bergen, New Jersey</text:p>
            <text:p>12033006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cean Medical Center Program Brick, New Jersey</text:p>
            <text:p>12033006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tlantic Health Program Morristown, New Jersey</text:p>
            <text:p>12033006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oboken University Medical Center Program Jersey City, New Jersey</text:p>
            <text:p>12033006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ltanticare Regional Medical Center Program Atlantic City, New Jersey</text:p>
            <text:p>12033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pital Health Regional Medical Center Program Pennington, New Jersey</text:p>
            <text:p>1203300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nspira Health Network Program Mullica Hill, New Jersey</text:p>
            <text:p>12033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JFK Medical Center Program Edison, New Jersey</text:p>
            <text:p>12033111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unterdon Medical Center Program Flemington, New Jersey</text:p>
            <text:p>12033111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oboken University Medical Center/New York Medical College Program Hoboken, New Jersey</text:p>
            <text:p>12033111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5" calcext:value-type="percentage">
            <text:p>97.5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side Hospital Program Verona, New Jersey</text:p>
            <text:p>12033111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obert Wood Johnson University Hospital Somerset Program Somerville, New Jersey</text:p>
            <text:p>12033111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tlantic Health (Overlook) Program Summit, New Jersey</text:p>
            <text:p>12033111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irtua Program Voorhees, New Jersey</text:p>
            <text:p>1203312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MDNJ-Robert Wood Johnson at CentraState Program Freehold, New Jersey</text:p>
            <text:p>12033126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utgers Robert Wood Johnson Medical School Program New Brunswick, New Jersey</text:p>
            <text:p>12033214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arren Hospital Program Phillipsburg, New Jersey</text:p>
            <text:p>12033214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nspira Health Network Graduate Medical Education Family Medicine Woodbury Woodbury, New Jersey</text:p>
            <text:p>12033214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0.95" calcext:value-type="percentage">
            <text:p>95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MDNJ-Robert Wood Johnson Medical School/Capital Health System-Fuld Campus Program Trenton, New Jersey</text:p>
            <text:p>12033215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idalgo Medical Services Program Silver City, New Mexico</text:p>
            <text:p>12034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889" calcext:value-type="percentage">
            <text:p>88.89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morial Medical Center Program Alamogordo, New Mexico</text:p>
            <text:p>12034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ew Mexico Program Albuquerque, New Mexico</text:p>
            <text:p>12034211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morial Medical Center (Las Cruces) Program Las Cruces, New Mexico</text:p>
            <text:p>12034215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ew Mexico (Santa Fe) Rural Program Santa Fe, New Mexico</text:p>
            <text:p>12034215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nstitute for Family Health (Harlem) Program New York, New York</text:p>
            <text:p>12035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286" calcext:value-type="percentage">
            <text:p>92.86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Vermont Health Network-Champlain Valley Physicians Hospital Program Plattsburgh, New York</text:p>
            <text:p>12035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ofstra Northwell School of Medicine at Plainview Hospital Program Plainview, New York</text:p>
            <text:p>12035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ochester General Hospital Program Batavia, New York</text:p>
            <text:p>12035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ood Samaritan Hospital Medical Center Program West Islip, New York</text:p>
            <text:p>12035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rnot Ogden Medical Center Program Elmira, New York</text:p>
            <text:p>12035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0.9167" calcext:value-type="percentage">
            <text:p>91.6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YCOMEC Program Middletown, New York</text:p>
            <text:p>12035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. John's Episcopal Hospital-South Shore Program Far Rockaway, New York</text:p>
            <text:p>12035007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7143" calcext:value-type="percentage">
            <text:p>71.43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amaritan Medical Center Program Watertown, New York</text:p>
            <text:p>12035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at Buffalo School of Medicine Program Buffalo, New York</text:p>
            <text:p>1203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YCOMEC/Nassau University Program East Meadow, New York</text:p>
            <text:p>1203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Zucker School of Medicine at Hofstra/Northwell at Peconic Bay Medical Center Riverhead, New York</text:p>
            <text:p>1203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iagara Falls Memorial Medical Center Program Niagara Falls, New York</text:p>
            <text:p>1203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ur Lady of Lourdes Memorial Hospital Inc. Program Binghamton, New York</text:p>
            <text:p>1203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NY Upstate Medical University Program Syracuse, New York</text:p>
            <text:p>1203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ealth Quest Program Rhinebeck, New York</text:p>
            <text:p>12035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SLIJHS/Hofstra North Shore-LIJ School of Medicine at Glen Cove Program Glen Cove, New York</text:p>
            <text:p>12035112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ted Health Services Hospitals Program Johnson City, New York</text:p>
            <text:p>12035112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lbert Einstein College of Medicine/Jamaica Hospital Medical Center Program Jamaica, New York</text:p>
            <text:p>12035112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Lutheran Medical Center Program Brooklyn, New York</text:p>
            <text:p>12035112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cahn School of Medicine at Mount Sinai (South Nassau) Program Oceanside, New York</text:p>
            <text:p>12035112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Elizabeth Medical Center (Utica) Program Utica, New York</text:p>
            <text:p>12035112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778" calcext:value-type="percentage">
            <text:p>97.78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ew York Medical College at St Joseph's Medical Center Program Yonkers, New York</text:p>
            <text:p>12035112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Ellis Hospital of Schenectady Program Schenectady, New York</text:p>
            <text:p>12035122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6" calcext:value-type="percentage">
            <text:p>96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lbany Medical Center Program Albany, New York</text:p>
            <text:p>12035211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SLIJHS/Hofstra North Shore-LIJ School of Medicine at Southside Hospital Program Bay Shore, New York</text:p>
            <text:p>12035211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348" calcext:value-type="percentage">
            <text:p>93.48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id-Hudson Family Health Institute Program Kingston, New York</text:p>
            <text:p>12035212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8864" calcext:value-type="percentage">
            <text:p>88.64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lbert Einstein College of Medicine Program Bronx, New York</text:p>
            <text:p>12035212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NY Health Science Center at Brooklyn Program Brooklyn, New York</text:p>
            <text:p>12035212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Rochester/Highland Hospital of Rochester Program Rochester, New York</text:p>
            <text:p>12035212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NY Health Science Center at Syracuse/St Joseph's Hospital Health Center Program Syracuse, New York</text:p>
            <text:p>12035212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0.9565" calcext:value-type="percentage">
            <text:p>95.65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NY at Stony Brook Program Southampton, New York</text:p>
            <text:p>12035214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ronx-Lebanon Hospital Center Program Bronx, New York</text:p>
            <text:p>12035214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at Buffalo Program Buffalo, New York</text:p>
            <text:p>12035214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at Buffalo Rural Program Olean, New York</text:p>
            <text:p>12035215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rooklyn Hospital Center Program Brooklyn, New York</text:p>
            <text:p>12035215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06" calcext:value-type="percentage">
            <text:p>97.06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ew York Presbyterian Hospital (Columbia Campus) Program New York, New York</text:p>
            <text:p>12035215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77" calcext:value-type="percentage">
            <text:p>96.7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ofstra Northwell School of Medicine/Phelps Hospital Program Sleepy Hollow, New York</text:p>
            <text:p>1203521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ew York Medical College  Program Clifton, New Jersey</text:p>
            <text:p>12035316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cahn School of Medicine at Mount Sinai (Downtown) Urban Program New York, New York</text:p>
            <text:p>12035325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ovant Health Program Cornelius, North Carolina</text:p>
            <text:p>12036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mpbell University Program Lumberton, North Carolina</text:p>
            <text:p>12036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mpbell University/Harnett Health Program Lillington, North Carolina</text:p>
            <text:p>1203600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mpbell University/Sampson Regional Medical Center Program Clinton, North Carolina</text:p>
            <text:p>12036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 Area Health Education Center (Boone) Program Boone, North Carolina</text:p>
            <text:p>12036006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idant Medical Center Program Greenville, North Carolina</text:p>
            <text:p>12036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 Area Health Education Center Program Asheville, North Carolina</text:p>
            <text:p>12036112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rolinas Medical Center Program Charlotte, North Carolina</text:p>
            <text:p>12036112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11" calcext:value-type="percentage">
            <text:p>98.11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ses H Cone Memorial Hospital Program Greensboro, North Carolina</text:p>
            <text:p>12036112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idant Medical Center/East Carolina University Program Greenville, North Carolina</text:p>
            <text:p>12036112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31" calcext:value-type="percentage">
            <text:p>98.31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aval Hospital Camp Lejeune Program Camp Lejeune, North Carolina</text:p>
            <text:p>12036126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omack Army Medical Center Program Fort Bragg, North Carolina</text:p>
            <text:p>12036210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uke University Hospital Program Durham, North Carolina</text:p>
            <text:p>12036212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583" calcext:value-type="percentage">
            <text:p>95.83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 Area Health Education Center Rural Program Hendersonville, North Carolina</text:p>
            <text:p>12036215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trium Health Cabarrus Program Concord, North Carolina</text:p>
            <text:p>12036215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ew Hanover Regional Medical Center Program Wilmington, North Carolina</text:p>
            <text:p>12036216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rolinas Medical Center Rural Program Monroe, North Carolina</text:p>
            <text:p>12036216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orth Carolina Hospitals Program Chapel Hill, North Carolina</text:p>
            <text:p>12036312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outhern Regional Area Health Education Center/Duke University Hospital Program Fayetteville, North Carolina</text:p>
            <text:p>12036312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ake Forest University School of Medicine Program Winston Salem, North Carolina</text:p>
            <text:p>12036312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orth Dakota (Hettinger) Program Bismark, North Dakota</text:p>
            <text:p>12037006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 of North Dakota School of Medicine and Health Sciences Rural Program Williston, North Dakota</text:p>
            <text:p>12037006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75" calcext:value-type="percentage">
            <text:p>87.5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 of North Dakota School of Medicine and Health Sciences Program Fargo, North Dakota</text:p>
            <text:p>1203700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orth Dakota (Bismarck) Program Bismarck, North Dakota</text:p>
            <text:p>12037212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0.9545" calcext:value-type="percentage">
            <text:p>95.45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ltru Health System (Grand Forks) Program Grand Forks, North Dakota</text:p>
            <text:p>12037312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North Dakota (Minot) Program Minot, North Dakota</text:p>
            <text:p>12037312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333" calcext:value-type="percentage">
            <text:p>93.33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. Elizabeth Boardman Hospital Program Boardman, Ohio</text:p>
            <text:p>12038006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Kettering Health Network/Grandview Medical Center Program Dayton, Ohio</text:p>
            <text:p>12038006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octors Hospital/Ohiohealth Program Grove City, Ohio</text:p>
            <text:p>12038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dena Regional Medical Center Program Chillicothe, Ohio</text:p>
            <text:p>12038006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estern Reserve Hospital Program Cuyahoga Falls, Ohio</text:p>
            <text:p>12038006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Firelands Regional Medical Center Program Sandusky, Ohio</text:p>
            <text:p>1203800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Kettering Health Network Program Beavercreek, Ohio</text:p>
            <text:p>12038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ublin Methodist Hospital Program Dublin, Ohio</text:p>
            <text:p>12038007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hioHealth/O'Bleness Hospital Program Athens, Ohio</text:p>
            <text:p>12038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Hospitals Osteopathic Consortium (UHOC/Westlake) Program Westlake, Ohio</text:p>
            <text:p>12038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. Luke's Hospital Program Perrysburg, Ohio</text:p>
            <text:p>12038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Hospitals Osteopathic Consortium (UHOC/Richmond Heights) Program Richmond Heights, Ohio</text:p>
            <text:p>12038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Fairfield Medical Center Program Lancaster, Ohio</text:p>
            <text:p>12038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morial Health System Program Marietta, Ohio</text:p>
            <text:p>12038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East Liverpool City Hospital Program East Liverpool, Ohio</text:p>
            <text:p>12038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. Rita's Medical Center Program Lima, Ohio</text:p>
            <text:p>12038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ultman Hospital/NEOMED Program Canton, Ohio</text:p>
            <text:p>12038112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se Western Reserve University/University Hospitals Case Medical Center Program Cleveland, Ohio</text:p>
            <text:p>12038112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se Western Reserve University (MetroHealth) Program Cleveland, Ohio</text:p>
            <text:p>12038112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" calcext:value-type="percentage">
            <text:p>96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Fairview Hospital/Cleveland Clinic Program Lakewood, Ohio</text:p>
            <text:p>12038112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Elizabeth Health Center/NEOUCOM Program Youngstown, Ohio</text:p>
            <text:p>12038112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estern Reserve Health Education/NEOMED Program Youngstown, Ohio</text:p>
            <text:p>12038113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oledo Program Toledo, Ohio</text:p>
            <text:p>12038136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mma Health System/NEOUCOM Program Akron, Ohio</text:p>
            <text:p>12038212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hrist Hospital/University of Cincinnati College of Medicine Program Cincinnati, Ohio</text:p>
            <text:p>12038212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hio State University Hospital Program Columbus, Ohio</text:p>
            <text:p>12038212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iverside Methodist Hospitals (OhioHealth) Program Columbus, Ohio</text:p>
            <text:p>12038212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oledo Hospital Program Toledo, Ohio</text:p>
            <text:p>12038212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mma Barberton Hospital/NEOUCOM Program Barberton, Ohio</text:p>
            <text:p>12038214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riHealth (Bethesda North Hospital) Program Cincinnati, Ohio</text:p>
            <text:p>12038214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kron General Medical Center/NEOMED Program Akron, Ohio</text:p>
            <text:p>12038312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rant Medical Center (OhioHealth) Program Columbus, Ohio</text:p>
            <text:p>12038312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right State University/Dayton Community Hospitals Program Dayton, Ohio</text:p>
            <text:p>12038312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583" calcext:value-type="percentage">
            <text:p>95.83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rcy St. Vincent Medical Center/Mercy Health Partners Program Toledo, Ohio</text:p>
            <text:p>12038312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 Carmel Program Westerville, Ohio</text:p>
            <text:p>12038322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klahoma State University Center for Health Sciences (Tulsa) Program Tulsa, Oklahoma</text:p>
            <text:p>12039006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steopathic Medical Education Consortium of Oklahoma (OMECO/Tulsa) Program Tulsa, Oklahoma</text:p>
            <text:p>12039006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steopathic Medical Education Consortium of Oklahoma (OMECO/Talihina) Program Talihina, Oklahoma</text:p>
            <text:p>12039006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klahoma State University Center for Health Sciences (Lawton) Program Lawton, Oklahoma</text:p>
            <text:p>12039006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klahoma State University Center for Health Sciences (Tahlequah) Program Tahlequah, Oklahoma</text:p>
            <text:p>12039006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klahoma State University Center for Health Sciences (McAlester) Program McAlester, Oklahoma</text:p>
            <text:p>12039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steopathic Medical Education Consortium of Oklahoma (OMECO/Chickasaw Nation Medical Center) Program Ada, Oklahoma</text:p>
            <text:p>12039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klahoma State University Center for Health Sciences (Durant) Program Durant, Oklahoma</text:p>
            <text:p>1203900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klahoma State University Center for Health Sciences/Cherokee Nation Program Tahlequah, Oklahoma</text:p>
            <text:p>12039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arshall Community Health Consortium Program Gallipolis, Ohio</text:p>
            <text:p>12039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Oklahoma Health Sciences Center Program Oklahoma City, Oklahoma</text:p>
            <text:p>12039212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Oklahoma College of Medicine-Tulsa Program Tulsa, Oklahoma</text:p>
            <text:p>12039212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67" calcext:value-type="percentage">
            <text:p>97.6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n His Image at St. John Medical Center Program Tulsa, Oklahoma</text:p>
            <text:p>12039214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Anthony Hospital Program Oklahoma City, Oklahoma</text:p>
            <text:p>12039215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63" calcext:value-type="percentage">
            <text:p>96.3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ntegris Baptist Medical Center/Great Plains Program Oklahoma City, Oklahoma</text:p>
            <text:p>12039215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Oklahoma College of Medicine-Tulsa Rural Program Bartlesville, Oklahoma</text:p>
            <text:p>12039216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8" calcext:value-type="percentage">
            <text:p>8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Oklahoma Health Sciences Center (Lawton) Program Lawton, Oklahoma</text:p>
            <text:p>12039216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375" calcext:value-type="percentage">
            <text:p>93.75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rovidence Health &amp; Services/Hood River Rural Program Hood River, Oregon</text:p>
            <text:p>12040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amaritan Health Services-Corvallis Program Corvallis, Oregon</text:p>
            <text:p>12040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PTI West Program Roseburg, Oregon</text:p>
            <text:p>12040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regon Health &amp; Science University Hospital Program Hillsboro, Oregon</text:p>
            <text:p>12040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regon Health &amp; Science University Program Portland, Oregon</text:p>
            <text:p>12040213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Oregon Health &amp; Science University (Cascades East) Program Klamath Falls, Oregon</text:p>
            <text:p>12040215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rovidence Health &amp; Services-Oregon/Milwaukie Hospital Program Milwaukie, Oregon</text:p>
            <text:p>12040216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enn State Milton S Hershey Medical Center Program State College, Pennsylvania</text:p>
            <text:p>12041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PMC Pinnacle Lititz Program Lititz, Pennsylvania</text:p>
            <text:p>1204100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ain Line Heath System/Lankenau Medical Center Program Bala Cynwyd, Pennsylvania</text:p>
            <text:p>12041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ellspan Health Program Lebanon, Pennsylvania</text:p>
            <text:p>12041006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enn State Milton S. Hershey Medical Center Program Reading, Pennsylvania</text:p>
            <text:p>12041006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right Center for Graduate Medical Education (Scranton) Program Scranton, Pennsylvania</text:p>
            <text:p>12041006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burban Community Hospital Program Norristown, Pennsylvania</text:p>
            <text:p>12041006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PMC Pinnacle Hospitals Program Harrisburg, Pennsylvania</text:p>
            <text:p>1204100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 State Osteopathic Postdoctoral Training Institutions, Inc. (MSOPTI) (Cornerstone Care Teaching Health Center) Program Mount Morris, Pennsylvania</text:p>
            <text:p>12041006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8333" calcext:value-type="percentage">
            <text:p>83.33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Jefferson Health Northeast Program Philadelphia, Pennsylvania</text:p>
            <text:p>12041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0.9231" calcext:value-type="percentage">
            <text:p>92.31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burban Community Hospital (Lower Bucks Hospital) Program Bristol, Pennsylvania</text:p>
            <text:p>12041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PMC Medical Education Program Farrell, Pennsylvania</text:p>
            <text:p>12041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Lake Erie College of Osteopathic Medicine Program Erie, Pennsylvania</text:p>
            <text:p>12041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adville Medical Center Program Meadville, Pennsylvania</text:p>
            <text:p>12041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larion Hospital Program Clarion, Pennsylvania</text:p>
            <text:p>12041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0.6667" calcext:value-type="percentage">
            <text:p>66.6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eisinger Health System (Lewistown) Program Lewistown, Pennsylvania</text:p>
            <text:p>12041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. Luke's Hospital Rural Program Coaldale, Pennsylvania</text:p>
            <text:p>12041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lbert Einstein Healthcare Network Program Norristown, Pennsylvania</text:p>
            <text:p>12041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enn Highlands Dubois Program DuBois, Pennsylvania</text:p>
            <text:p>12041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. Luke's Hospital-Anderson Campus Program Easton, Pennsylvania</text:p>
            <text:p>12041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rexel University College of Medicine/Tower Health Program Philadelphia, Pennsylvania</text:p>
            <text:p>12041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mple University Hospital Program Philadelphia, Pennsylvania</text:p>
            <text:p>12041007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bington Memorial Hospital Program Jenkintown, Pennsylvania</text:p>
            <text:p>12041112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PMC Altoona Altoona, Pennsylvania</text:p>
            <text:p>12041112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444" calcext:value-type="percentage">
            <text:p>94.44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Vincent Health Center Program Erie, Pennsylvania</text:p>
            <text:p>12041112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3" calcext:value-type="percentage">
            <text:p>96.3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onemaugh Valley Memorial Hospital Program Johnstown, Pennsylvania</text:p>
            <text:p>12041112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Latrobe Area Hospital Program Latrobe, Pennsylvania</text:p>
            <text:p>12041112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York Hospital Program York, Pennsylvania</text:p>
            <text:p>12041112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Lancaster General Hospital Program Lancaster, Pennsylvania</text:p>
            <text:p>12041122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PMC Medical Education (McKeesport Hospital) Program McKeesport, Pennsylvania</text:p>
            <text:p>12041122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" calcext:value-type="percentage">
            <text:p>97.3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PMC Medical Education (St. Margaret Hospital) Program Pittsburgh, Pennsylvania</text:p>
            <text:p>12041122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PMC Medical Education (Presbyterian Shadyside Hospital) Program Pittsburgh, Pennsylvania</text:p>
            <text:p>12041122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eading Hospital and Medical Center Program West Reading, Pennsylvania</text:p>
            <text:p>12041122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ashington Health System Family Medicine Residency Program Washington, Pennsylvania</text:p>
            <text:p>12041122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412" calcext:value-type="percentage">
            <text:p>94.12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eisinger Health System Program Wilkes Barre, Pennsylvania</text:p>
            <text:p>12041126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acred Heart Hospital/Temple University (Allentown) Program Allentown, Pennsylvania</text:p>
            <text:p>12041212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homas Jefferson University Program Philadelphia, Pennsylvania</text:p>
            <text:p>12041212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right Center for Graduate Medical Education Program Kingston, Pennsylvania</text:p>
            <text:p>12041212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3" calcext:value-type="percentage">
            <text:p>97.3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dical Center (Beaver) Program Beaver Falls, Pennsylvania</text:p>
            <text:p>12041214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rozer-Chester Medical Center Program Springfield, Pennsylvania</text:p>
            <text:p>12041214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83" calcext:value-type="percentage">
            <text:p>97.83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enn State Milton S. Hershey Medical Center Program-Family Medicine Hershey, Pennsylvania</text:p>
            <text:p>12041215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67" calcext:value-type="percentage">
            <text:p>97.6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obert Packer Hospital/Guthrie Program Sayre, Pennsylvania</text:p>
            <text:p>12041215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Lehigh Valley Health Network/University of South Florida College of Medicine Program Allentown, Pennsylvania</text:p>
            <text:p>12041215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Luke's Hospital Program Bethlehem, Pennsylvania</text:p>
            <text:p>12041216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Pennsylvania Program Philadelphia, Pennsylvania</text:p>
            <text:p>12041216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llegheny General Hospital-Western Pennsylvania Hospital Med Ed Consortium (Forbes Hospital) Program Monroeville, Pennsylvania</text:p>
            <text:p>12041222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ryn Mawr Hospital Program Bryn Mawr, Pennsylvania</text:p>
            <text:p>12041312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hestnut Hill Hospital Program Philadelphia, Pennsylvania</text:p>
            <text:p>12041312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usquehanna Health System/Williamsport Hospital and Medical Center Program Williamsport, Pennsylvania</text:p>
            <text:p>12041312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697" calcext:value-type="percentage">
            <text:p>96.9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rexel University College of Medicine/Hahnemann University Hospital Program Philadelphia, Pennsylvania</text:p>
            <text:p>12041315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amilton Medical Center Program Dalton, Georgia</text:p>
            <text:p>1204200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r Ramon E Betances Hospital-Mayaguez Medical Center Program Mayaguez, Puerto Rico</text:p>
            <text:p>12042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Puerto Rico Program Loiza, Puerto Rico</text:p>
            <text:p>12042212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r Alejandro Otero Lopez Hospital Program Manati, Puerto Rico</text:p>
            <text:p>12042215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ella Vista Hospital Program Mayaguez, Puerto Rico</text:p>
            <text:p>12042216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Kent Hospital Program Warwick, Rhode Island</text:p>
            <text:p>12043002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morial Hospital of Rhode Island/Brown University Program Pawtucket, Rhode Island</text:p>
            <text:p>12043212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rand Strand Regional Medical Center Program Myrtle Beach, South Carolina</text:p>
            <text:p>12045006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idelands Health Program Myrtle Beach, South Carolina</text:p>
            <text:p>12045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almetto Health Program Sumter, South Carolina</text:p>
            <text:p>12045006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reenville Health System/University of South Carolina (Greer) Program Greer, South Carolina</text:p>
            <text:p>12045006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reenville Health System/University of South Carolina (Seneca) Program Seneca, South Carolina</text:p>
            <text:p>12045006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mpbell University (Conway) Program Conway, South Carolina</text:p>
            <text:p>12045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cLeod Regional Medical Center (Rural) Program Florence, South Carolina</text:p>
            <text:p>1204500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dical University of South Carolina College of Medicine Program Charleston, South Carolina</text:p>
            <text:p>12045006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nMed Health (Anderson) Program Anderson, South Carolina</text:p>
            <text:p>12045112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0.9808" calcext:value-type="percentage">
            <text:p>98.08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risma Health-Midlands/University of South Carolina School of Medicine-Columbia (Columbia) Program Columbia, South Carolina</text:p>
            <text:p>12045112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risma Health-Upstate/University of South Carolina School of Medicine Greenville (Greenville) Program Greenville, South Carolina</text:p>
            <text:p>12045112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partanburg Regional Healthcare System Program Spartanburg, South Carolina</text:p>
            <text:p>12045112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rident Medical Center/Medical University of South Carolina Program Charleston, South Carolina</text:p>
            <text:p>12045212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cLeod Regional Medical Center Program Florence, South Carolina</text:p>
            <text:p>12045213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elf Regional Healthcare/Greenwood Program Greenwood, South Carolina</text:p>
            <text:p>12045213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nMed Health (Anderson) Rural Program Seneca, South Carolina</text:p>
            <text:p>1204521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0.9167" calcext:value-type="percentage">
            <text:p>91.6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enter for Family Medicine Program Pierre, South Dakota</text:p>
            <text:p>12046005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enter for Family Medicine (Sioux Falls) Program Sioux Falls, South Dakota</text:p>
            <text:p>12046112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apid City Hospital Program Rapid City, South Dakota</text:p>
            <text:p>12046215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55" calcext:value-type="percentage">
            <text:p>96.55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Resurrection Health Program Memphis, Tennessee</text:p>
            <text:p>12047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NNESSEE COLLEGE OF MEDICINE AT MURFREESBORO PROGRAM</text:p>
            <text:p>Murfreesboro, Tennessee</text:p>
            <text:p>12047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aptist Memorial Hospital Program Memphis, Tennessee</text:p>
            <text:p>12047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CA Healthcare/Tristar Nashville Program Hendersonville, Tennessee</text:p>
            <text:p>12047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CA Healthcare/Tristar Southern Hills Medical Center Program Nashville, Tennessee</text:p>
            <text:p>12047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nnessee Medical Center at Knoxville Program Knoxville, Tennessee</text:p>
            <text:p>12047112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44" calcext:value-type="percentage">
            <text:p>97.44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nnessee (Jackson) Program Jackson, Tennessee</text:p>
            <text:p>12047212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East Tennessee State University (Johnson City) Program Johnson City, Tennessee</text:p>
            <text:p>12047214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8182" calcext:value-type="percentage">
            <text:p>81.82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nnessee/Saint Francis Program Memphis, Tennessee</text:p>
            <text:p>12047214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harry Medical College Program Nashville, Tennessee</text:p>
            <text:p>12047214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2" calcext:value-type="percentage">
            <text:p>92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East Tennessee State University (Bristol) Program Bristol, Tennessee</text:p>
            <text:p>12047312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06" calcext:value-type="percentage">
            <text:p>97.06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East Tennessee State University (Kingsport) Program Kingsport, Tennessee</text:p>
            <text:p>12047312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nnessee College of Medicine at Chattanooga Program Chattanooga, Tennessee</text:p>
            <text:p>12047315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laza Medical Center of Fort Worth Program Fort Worth, Texas</text:p>
            <text:p>12048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63" calcext:value-type="percentage">
            <text:p>96.3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RGV (DHR) Program McAllen, Texas</text:p>
            <text:p>12048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eTar Healthcare System Program Victoria, Texas</text:p>
            <text:p>12048007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Health Science Center at Tyler Pittsburg, Texas</text:p>
            <text:p>12048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Rio Grande Valley (Knapp) Program Mercedes, Texas</text:p>
            <text:p>12048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A&amp;M College of Medicine-Scott and White Medical Center (Round Rock) Program Round Rock, Texas</text:p>
            <text:p>12048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oma Medical Center Program Denison, Texas</text:p>
            <text:p>12048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Institute for Graduate Medical Education and Research (TIGMER) Program San Antonio, Texas</text:p>
            <text:p>12048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Institute for Graduate Medical Education and Research (TIGMER)/Laredo Medical Center Program Laredo, Texas</text:p>
            <text:p>12048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CA Gulf Coast Education Consortium Program Houston, Texas</text:p>
            <text:p>12048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Institute for Graduate Medical Education and Research (TIGMER) Abilene Program Abilene, Texas</text:p>
            <text:p>12048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CA Medical City Arlington Program Arlington, Texas</text:p>
            <text:p>12048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Health Science Center at Tyler (Athens) Program Athens, Texas</text:p>
            <text:p>12048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at Austin Dell Medical School Program Austin, Texas</text:p>
            <text:p>12048113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06" calcext:value-type="percentage">
            <text:p>97.06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aylor College of Medicine Program Houston, Texas</text:p>
            <text:p>12048113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Tech University Health Sciences Center Paul L. Foster School of Medicine Program El Paso, Texas</text:p>
            <text:p>12048113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RGV (MMC) Program McAllen, Texas</text:p>
            <text:p>12048113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cLennan County Medical Education and Research Foundation Program Waco, Texas</text:p>
            <text:p>12048113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Medical Branch Hospitals Program Galveston, Texas</text:p>
            <text:p>12048213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morial Hermann Hospital System Program Sugar Land, Texas</text:p>
            <text:p>12048213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Tech University (Lubbock) Program Lubbock, Texas</text:p>
            <text:p>12048213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Health Science Center at San Antonio Program San Antonio, Texas</text:p>
            <text:p>12048213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Southwestern Medical School Program Dallas, Texas</text:p>
            <text:p>12048213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thodist Health System Dallas Program Dallas, Texas</text:p>
            <text:p>12048214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orth Central Texas Medical Foundation Program Wichita Falls, Texas</text:p>
            <text:p>12048214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onroe Medical Education Foundation Program Conroe, Texas</text:p>
            <text:p>12048214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Tech University (Permian Basin) Program Odessa, Texas</text:p>
            <text:p>12048214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375" calcext:value-type="percentage">
            <text:p>93.75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Health Center at Tyler Program Tyler, Texas</text:p>
            <text:p>12048214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A&amp;M College of Medicine-Scott and White Program Temple, Texas</text:p>
            <text:p>12048214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Texas at Houston Program Houston, Texas</text:p>
            <text:p>12048214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828" calcext:value-type="percentage">
            <text:p>98.28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Tech University (Amarillo) Program Amarillo, Texas</text:p>
            <text:p>12048215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0.9773" calcext:value-type="percentage">
            <text:p>97.73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thodist Hospital (Houston) Program Houston, Texas</text:p>
            <text:p>12048215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aylor University Medical Center Program Dallas, Texas</text:p>
            <text:p>12048215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alley Baptist Medical Center Program Harlingen, Texas</text:p>
            <text:p>12048215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hristus Santa Rosa Health Care Program San Antonio, Texas</text:p>
            <text:p>12048216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Darnall Army Medical Center Program Fort Hood, Texas</text:p>
            <text:p>12048216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hristus Spohn Memorial Hospital Program Corpus Christi, Texas</text:p>
            <text:p>12048223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0.9649" calcext:value-type="percentage">
            <text:p>96.49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John Peter Smith Hospital (Tarrant County Hospital District) Program Fort Worth, Texas</text:p>
            <text:p>12048313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1" calcext:value-type="float">
            <text:p>2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exas A&amp;M Health Science Center/Bryan-College Station Program Bryan, Texas</text:p>
            <text:p>12048316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Utah Health Salt Lake City, Utah</text:p>
            <text:p>12049213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cKay-Dee Hospital Center Program Ogden, Utah</text:p>
            <text:p>12049214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Mark's Health Care Foundation Program Salt Lake City, Utah</text:p>
            <text:p>12049215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tah Valley Regional Medical Center Program Provo, Utah</text:p>
            <text:p>12049215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0.9714" calcext:value-type="percentage">
            <text:p>97.14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Vermont College of Medicine Milton, Vermont</text:p>
            <text:p>12050213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Bon Secours Richmond Health System (Blackstone Rural) Program Blackstone, Virginia</text:p>
            <text:p>12051007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ovah Health-Danville Program Danville, Virginia</text:p>
            <text:p>12051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Johnston Memorial Hospital Program Abingdon, Virginia</text:p>
            <text:p>12051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ellmont Health System - Lonesome Pine Hospital Program Big Stone Gap, Virginia</text:p>
            <text:p>12051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COM/LGHM GME Consortium Program Blacksburg, Virginia</text:p>
            <text:p>12051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Lewisgale Medical Center Program Roanoke, Virginia</text:p>
            <text:p>12051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Virginia Program Charlottesville, Virginia</text:p>
            <text:p>12051113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irginia Commonwealth University Health System (Chesterfield) Program Richmond, Virginia</text:p>
            <text:p>12051113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Inova Fairfax Medical Campus Program Fairfax, Virginia</text:p>
            <text:p>12051113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arilion Clinic-Virginia Tech Carilion School of Medicine Program Roanoke, Virginia</text:p>
            <text:p>12051113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ational Capital Consortium (Fort Belvoir Community Hospital) Program Fort Belvoir, Virginia</text:p>
            <text:p>12051120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entra Health Program Lynchburg, Virginia</text:p>
            <text:p>12051213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Eastern Virginia Medical School Program Norfolk, Virginia</text:p>
            <text:p>12051213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37" calcext:value-type="percentage">
            <text:p>97.37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Eastern Virginia Medical School (Portsmouth) Program Portsmouth, Virginia</text:p>
            <text:p>12051214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0.963" calcext:value-type="percentage">
            <text:p>96.3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alley Health System/Medical College of Virginia/Virginia Commonwealth University Program Front Royal, Virginia</text:p>
            <text:p>12051216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CU/Riverside Regional Medical Center Program Newport News, Virginia</text:p>
            <text:p>12051313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irginia Commonwealth University-Bon Secours (St. Francis) Program Midlothian, Virginia</text:p>
            <text:p>1205131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ultiCare Good Samaritan Hospital Program Puyallup, Washington</text:p>
            <text:p>12054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Kadlec Regional Medical Center Program Richland, Washington</text:p>
            <text:p>12054007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ommunity Health Care Program Tacoma, Washington</text:p>
            <text:p>12054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Peter Hospital Program Chehalis, Washington</text:p>
            <text:p>12054007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ea Mar Community Health Centers Program Marysville, Washington</text:p>
            <text:p>12054007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wedish Medical Center Rural Program Seattle, Washington</text:p>
            <text:p>12054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kagit Regional Health Program Mt. Vernon, Washington</text:p>
            <text:p>12054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Harrison Medical Center Program Bremerton, Washington</text:p>
            <text:p>12054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Trios Health Program Kennewick, Washington</text:p>
            <text:p>12054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ashington School of Medicine Rural Program Seattle, Washington</text:p>
            <text:p>12054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Yakima Valley Farm Workers Clinic Program Grandview, Washington</text:p>
            <text:p>12054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uyallup Tribal Health Authority Program Tacoma, Washington</text:p>
            <text:p>12054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. Peter Hospital (Elma) Program Elma, Washington</text:p>
            <text:p>12054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adigan Healthcare System Program Tacoma, Washington</text:p>
            <text:p>12054210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Kaiser Permanente Washington Program Seattle, Washington</text:p>
            <text:p>12054213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wedish Medical Center/Cherry Hill Program Seattle, Washington</text:p>
            <text:p>12054213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rovidence Sacred Heart Medical Center/University of Washington School of Medicine Program Spokane, Washington</text:p>
            <text:p>12054213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Valley Medical Center Program Renton, Washington</text:p>
            <text:p>12054214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Naval Hospital (Bremerton) Program Bremerton, Washington</text:p>
            <text:p>12054214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 Peter Hospital Program Olympia, Washington</text:p>
            <text:p>12054214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ommunity Health of Central Washington Program Yakima, Washington</text:p>
            <text:p>12054215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0.9565" calcext:value-type="percentage">
            <text:p>95.65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eaceHealth Southwest Medical Center Program Vancouver, Washington</text:p>
            <text:p>12054215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Providence Sacred Heart Medical Center/University of Washington School of Medicine (Rural) Program Spokane, Washington</text:p>
            <text:p>12054215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wedish Medical Center (First Hill) Program Seattle, Washington</text:p>
            <text:p>12054313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ashington Program Seattle, Washington</text:p>
            <text:p>12054313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ulticare Medical Center Program Tacoma, Washington</text:p>
            <text:p>12054313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 State Osteopathic Postdoctoral Training Institutions, Inc. (MSOPTI) (Greenbrier Valley Medical Center) Program Ronceverte, West Virginia</text:p>
            <text:p>12055005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 State Osteopathic Postdoctoral Training Institutions (MSOPTI)/Access Health Teaching Health Center Program Beckley, West Virginia</text:p>
            <text:p>12055005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ountain State Osteopathic Postdoctoral Training Institutions (MSOPTI)/Bluefield Regional Medical Center Program Bluefield, West Virginia</text:p>
            <text:p>12055005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est Virginia University Program Morgantown, West Virginia</text:p>
            <text:p>12055113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Charleston Area Medical Center/West Virginia University (Charleston Division) Program Charleston, West Virginia</text:p>
            <text:p>12055113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arshall University School of Medicine Program Huntington, West Virginia</text:p>
            <text:p>12055213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0.9706" calcext:value-type="percentage">
            <text:p>97.06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est Virginia University Rural Program Harpers Ferry, West Virginia</text:p>
            <text:p>12055215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ted Hospital Center Program Bridgeport, West Virginia</text:p>
            <text:p>12055223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Wheeling Hospital Program Wheeling, West Virginia</text:p>
            <text:p>12055223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Gundersen Lutheran Medical Foundation Program La Crosse, Wisconsin</text:p>
            <text:p>12056006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ayo Clinic College of Medicine Program Eau Claire, Wisconsin</text:p>
            <text:p>12056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urora Health Care Program Elkhorn, Wisconsin</text:p>
            <text:p>1205600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dical College of Wisconsin Affiliated Hospitals (Froedtert Menomonee Falls) Program Menomonee Falls, Wisconsin</text:p>
            <text:p>12056006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Illinois College of Medicine at Rockford/Monroe Clinic-Rural Program Monroe, Wisconsin</text:p>
            <text:p>12056006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Still OPTI/MCW-Prevea Program Green Bay, Wisconsin</text:p>
            <text:p>12056006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ayo Clinic Health System-Franciscan Healthcare Program La Crosse, Wisconsin</text:p>
            <text:p>12056113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isconsin (Madison) Program Madison, Wisconsin</text:p>
            <text:p>12056113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urora Health Care (Waukesha) Program Waukesha, Wisconsin</text:p>
            <text:p>12056213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Aurora Health Care Program Milwaukee, Wisconsin</text:p>
            <text:p>12056213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isconsin (Wausau) Program Wausau, Wisconsin</text:p>
            <text:p>12056213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rcy Health System Program Janesville, Wisconsin</text:p>
            <text:p>12056215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isconsin (Baraboo) Rural Program Baraboo, Wisconsin</text:p>
            <text:p>12056216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dical College of Wisconsin Affiliated Hospitals (Columbia-St Mary's) Program Milwaukee, Wisconsin</text:p>
            <text:p>1205621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isconsin (Eau Claire) Program Eau Claire, Wisconsin</text:p>
            <text:p>12056313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dical College of Wisconsin Affiliated Hospitals (St Joseph) Program Milwaukee, Wisconsin</text:p>
            <text:p>12056313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5" calcext:value-type="float">
            <text:p>5</text:p>
          </table:table-cell>
          <table:table-cell office:value-type="percentage" office:value="0.96" calcext:value-type="percentage">
            <text:p>96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Medical College of Wisconsin Affiliated Hospitals (Fox Valley) Program Appleton, Wisconsin</text:p>
            <text:p>12056313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yoming College of Health Sciences Program Casper, Wyoming</text:p>
            <text:p>12057003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University of Wyoming (Casper) Program Casper, Wyoming</text:p>
            <text:p>12057123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style-name="Default"/>
          <table:table-cell table:number-columns-repeated="54"/>
        </table:table-row>
      </table:table>
      <table:table table:name="Adjusted" table:style-name="ta2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4">
          <table:table-cell table:style-name="ce41" office:value-type="string" calcext:value-type="string">
            <text:p>Program name</text:p>
          </table:table-cell>
          <table:table-cell table:style-name="ce8" office:value-type="string" calcext:value-type="string">
            <text:p>Total residents per year</text:p>
          </table:table-cell>
          <table:table-cell table:style-name="ce10" office:value-type="string" calcext:value-type="string">
            <text:p><text:span text:style-name="T1">Pass %</text:span></text:p>
          </table:table-cell>
          <table:table-cell office:value-type="string" calcext:value-type="string">
            <text:p>Key</text:p>
          </table:table-cell>
        </table:table-row>
        <table:table-row table:style-name="ro5">
          <table:table-cell table:style-name="ce1" office:value-type="string" calcext:value-type="string">
            <text:p>Cahaba Medical Care/University of Alabama Medical Center Program Centreville, Alabam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84" calcext:value-type="percentage">
            <text:p>84.00%</text:p>
          </table:table-cell>
          <table:table-cell table:style-name="ce1" office:value-type="string" calcext:value-type="string">
            <text:p>1200100727 <text:s text:c="217"/>2/5/2021</text:p>
          </table:table-cell>
        </table:table-row>
        <table:table-row table:style-name="ro5">
          <table:table-cell table:style-name="ce1" office:value-type="string" calcext:value-type="string">
            <text:p>Foley Hospital Corporation/South Baldwin Regional Medical Center Program Foley, Alabam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100728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labama Medical Center (Huntsville) Program Huntsville, Alabam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833" calcext:value-type="percentage">
            <text:p>98.33%</text:p>
          </table:table-cell>
          <table:table-cell table:style-name="ce1" office:value-type="string" calcext:value-type="string">
            <text:p>120011102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South Alabama Program Mobile, Alabam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11102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labama Medical Center (Selma Dallas County) Program Selma, Alabam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615" calcext:value-type="percentage">
            <text:p>96.15%</text:p>
          </table:table-cell>
          <table:table-cell table:style-name="ce1" office:value-type="string" calcext:value-type="string">
            <text:p>1200121026 <text:s text:c="217"/>2/5/2021</text:p>
          </table:table-cell>
        </table:table-row>
        <table:table-row table:style-name="ro5">
          <table:table-cell table:style-name="ce1" office:value-type="string" calcext:value-type="string">
            <text:p>Tuscaloosa College of Community Health Science Program Tuscaloosa, Alabama</text:p>
          </table:table-cell>
          <table:table-cell table:style-name="ce15" office:value-type="float" office:value="15" calcext:value-type="float">
            <text:p>15</text:p>
          </table:table-cell>
          <table:table-cell table:style-name="ce11" office:value-type="percentage" office:value="0.9867" calcext:value-type="percentage">
            <text:p>98.67%</text:p>
          </table:table-cell>
          <table:table-cell table:style-name="ce1" office:value-type="string" calcext:value-type="string">
            <text:p>1200121027 <text:s text:c="217"/>2/5/2021</text:p>
          </table:table-cell>
        </table:table-row>
        <table:table-row table:style-name="ro5">
          <table:table-cell table:style-name="ce1" office:value-type="string" calcext:value-type="string">
            <text:p>Baptist Outreach Services (Montgomery) Program Montgomery, Alabam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121624 <text:s text:c="217"/>2/5/2021</text:p>
          </table:table-cell>
        </table:table-row>
        <table:table-row table:style-name="ro5">
          <table:table-cell table:style-name="ce1" office:value-type="string" calcext:value-type="string">
            <text:p>St. Vincent's East Program Birmingham, Alabam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131020 <text:s text:c="217"/>2/5/2021</text:p>
          </table:table-cell>
        </table:table-row>
        <table:table-row table:style-name="ro5">
          <table:table-cell table:style-name="ce1" office:value-type="string" calcext:value-type="string">
            <text:p>Providence Hospital/Alaska Family Medicine Program Anchorage, Alask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221596 <text:s text:c="217"/>2/5/2021</text:p>
          </table:table-cell>
        </table:table-row>
        <table:table-row table:style-name="ro5">
          <table:table-cell table:style-name="ce1" office:value-type="string" calcext:value-type="string">
            <text:p>Yuma Regional Medical Center Program Yuma, Arizon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300718 <text:s text:c="217"/>2/5/2021</text:p>
          </table:table-cell>
        </table:table-row>
        <table:table-row table:style-name="ro5">
          <table:table-cell table:style-name="ce1" office:value-type="string" calcext:value-type="string">
            <text:p>Midwestern University Osteopathic Postdoctoral Training Institute Program Sierra Vista, Arizon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300719 <text:s text:c="217"/>2/5/2021</text:p>
          </table:table-cell>
        </table:table-row>
        <table:table-row table:style-name="ro5">
          <table:table-cell table:style-name="ce1" office:value-type="string" calcext:value-type="string">
            <text:p>Midwestern University OPTI/Mountain Vista Program Mesa, Arizona</text:p>
          </table:table-cell>
          <table:table-cell table:style-name="ce15"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300720 <text:s text:c="217"/>2/5/2021</text:p>
          </table:table-cell>
        </table:table-row>
        <table:table-row table:style-name="ro5">
          <table:table-cell table:style-name="ce1" office:value-type="string" calcext:value-type="string">
            <text:p>North Country Healthcare Program Flagstaff, Arizo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300721 <text:s text:c="217"/>2/5/2021</text:p>
          </table:table-cell>
        </table:table-row>
        <table:table-row table:style-name="ro5">
          <table:table-cell table:style-name="ce1" office:value-type="string" calcext:value-type="string">
            <text:p>Midwestern University Osteopathic Postdoctoral Training Institute (Kingman) Program Kingman, Arizona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300722 <text:s text:c="217"/>2/5/2021</text:p>
          </table:table-cell>
        </table:table-row>
        <table:table-row table:style-name="ro5">
          <table:table-cell table:style-name="ce1" office:value-type="string" calcext:value-type="string">
            <text:p>Banner Good Samaritan Medical Center Program Phoenix, Arizo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312028 <text:s text:c="217"/>2/5/2021</text:p>
          </table:table-cell>
        </table:table-row>
        <table:table-row table:style-name="ro5">
          <table:table-cell table:style-name="ce1" office:value-type="string" calcext:value-type="string">
            <text:p>Creighton University School of Medicine/St. Joseph's Medical Center (Phoenix) Program Phoenix, Arizo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312030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izona Program Tucson, Arizo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312032 <text:s text:c="217"/>2/5/2021</text:p>
          </table:table-cell>
        </table:table-row>
        <table:table-row table:style-name="ro5">
          <table:table-cell table:style-name="ce1" office:value-type="string" calcext:value-type="string">
            <text:p>Abrazo Central Program Phoenix, Arizon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321029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izona/UPHK Graduate Medical Education Consortium Program Tucson, Arizo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37" calcext:value-type="percentage">
            <text:p>97.37%</text:p>
          </table:table-cell>
          <table:table-cell table:style-name="ce1" office:value-type="string" calcext:value-type="string">
            <text:p>1200331692 <text:s text:c="217"/>2/5/2021</text:p>
          </table:table-cell>
        </table:table-row>
        <table:table-row table:style-name="ro5">
          <table:table-cell table:style-name="ce1" office:value-type="string" calcext:value-type="string">
            <text:p>HonorHealth Scottsdale Osborn Medical Center Program Scottsdale, Arizo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332031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kansas for Medical Sciences/Area Health Education Center - Magnolia Rural Program Magnolia, Arkansas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75" calcext:value-type="percentage">
            <text:p>75.00%</text:p>
          </table:table-cell>
          <table:table-cell table:style-name="ce1" office:value-type="string" calcext:value-type="string">
            <text:p>1200400725 <text:s text:c="217"/>2/5/2021</text:p>
          </table:table-cell>
        </table:table-row>
        <table:table-row table:style-name="ro5">
          <table:table-cell table:style-name="ce1" office:value-type="string" calcext:value-type="string">
            <text:p>Unity Health-White County Medical Center Program Searcy, Arkansas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75" calcext:value-type="percentage">
            <text:p>75.00%</text:p>
          </table:table-cell>
          <table:table-cell table:style-name="ce1" office:value-type="string" calcext:value-type="string">
            <text:p>1200400726 <text:s text:c="217"/>2/5/2021</text:p>
          </table:table-cell>
        </table:table-row>
        <table:table-row table:style-name="ro5">
          <table:table-cell table:style-name="ce1" office:value-type="string" calcext:value-type="string">
            <text:p>UAMS Regional Centers Program Batesville, Arkansas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400727 <text:s text:c="217"/>2/5/2021</text:p>
          </table:table-cell>
        </table:table-row>
        <table:table-row table:style-name="ro5">
          <table:table-cell table:style-name="ce1" office:value-type="string" calcext:value-type="string">
            <text:p>Baptist Health Program North Little Rock, Arkansas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400728 <text:s text:c="217"/>2/5/2021</text:p>
          </table:table-cell>
        </table:table-row>
        <table:table-row table:style-name="ro5">
          <table:table-cell table:style-name="ce1" office:value-type="string" calcext:value-type="string">
            <text:p>Conway Regional Health System Program Conway, Arkansas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400729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kansas for Medical Sciences AHEC (Pine Bluff) Program Pine Bluff, Arkansas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8571" calcext:value-type="percentage">
            <text:p>85.71%</text:p>
          </table:table-cell>
          <table:table-cell table:style-name="ce1" office:value-type="string" calcext:value-type="string">
            <text:p>120041103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kansas for Medical Sciences AHEC (Northwest) Program Fayetteville, Arkansas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42103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kansas for Medical Sciences AHEC (Fort Smith) Program Fort Smith, Arkansas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556" calcext:value-type="percentage">
            <text:p>95.56%</text:p>
          </table:table-cell>
          <table:table-cell table:style-name="ce1" office:value-type="string" calcext:value-type="string">
            <text:p>120042103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kansas for Medical Sciences Program Little Rock, Arkansa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421035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kansas for Medical Sciences AHEC (Northeast) Program Jonesboro, Arkansas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42140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Arkansas for Medical Sciences AHEC (Southwest) Program Texarkana, Arkansas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44" calcext:value-type="percentage">
            <text:p>97.44%</text:p>
          </table:table-cell>
          <table:table-cell table:style-name="ce1" office:value-type="string" calcext:value-type="string">
            <text:p>1200421527 <text:s text:c="217"/>2/5/2021</text:p>
          </table:table-cell>
        </table:table-row>
        <table:table-row table:style-name="ro5">
          <table:table-cell table:style-name="ce1" office:value-type="string" calcext:value-type="string">
            <text:p>Adventist Health Tulare Program Tulare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001 <text:s text:c="217"/>2/5/2021</text:p>
          </table:table-cell>
        </table:table-row>
        <table:table-row table:style-name="ro5">
          <table:table-cell table:style-name="ce1" office:value-type="string" calcext:value-type="string">
            <text:p>Kaweah Delta Health Care District (KDHCD) Program Visalia, Califor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77" calcext:value-type="percentage">
            <text:p>96.77%</text:p>
          </table:table-cell>
          <table:table-cell table:style-name="ce1" office:value-type="string" calcext:value-type="string">
            <text:p>1200500714 <text:s text:c="217"/>2/5/2021</text:p>
          </table:table-cell>
        </table:table-row>
        <table:table-row table:style-name="ro5">
          <table:table-cell table:style-name="ce1" office:value-type="string" calcext:value-type="string">
            <text:p>Sierra Vista Program San Joaquin, Califor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26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Medical Group (Northern California)/Napa-Solano Program Vallejo, Califor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1 <text:s text:c="217"/>2/5/2021</text:p>
          </table:table-cell>
        </table:table-row>
        <table:table-row table:style-name="ro5">
          <table:table-cell table:style-name="ce1" office:value-type="string" calcext:value-type="string">
            <text:p>Shasta Community Health Center Program Redding, Califor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3 <text:s text:c="217"/>2/5/2021</text:p>
          </table:table-cell>
        </table:table-row>
        <table:table-row table:style-name="ro5">
          <table:table-cell table:style-name="ce1" office:value-type="string" calcext:value-type="string">
            <text:p>Loma Linda-Inland Empire Consortium for Healthcare Education Program Redlands, Califor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4 <text:s text:c="217"/>2/5/2021</text:p>
          </table:table-cell>
        </table:table-row>
        <table:table-row table:style-name="ro5">
          <table:table-cell table:style-name="ce1" office:value-type="string" calcext:value-type="string">
            <text:p>Marian Regional Medical Center Program Santa Maria, Califor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5 <text:s text:c="217"/>2/5/2021</text:p>
          </table:table-cell>
        </table:table-row>
        <table:table-row table:style-name="ro5">
          <table:table-cell table:style-name="ce1" office:value-type="string" calcext:value-type="string">
            <text:p>Family Health Centers of San Diego Program San Diego, Califor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alifornia, Riverside, School of Medicine Program San Bernardino, Califor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7 <text:s text:c="217"/>2/5/2021</text:p>
          </table:table-cell>
        </table:table-row>
        <table:table-row table:style-name="ro5">
          <table:table-cell table:style-name="ce1" office:value-type="string" calcext:value-type="string">
            <text:p>Clinica Sierra Vista - Bakersfield Program Bakersfield, Californi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8 <text:s text:c="217"/>2/5/2021</text:p>
          </table:table-cell>
        </table:table-row>
        <table:table-row table:style-name="ro5">
          <table:table-cell table:style-name="ce1" office:value-type="string" calcext:value-type="string">
            <text:p>John Muir Health Program Walnut Creek, Califor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39 <text:s text:c="217"/>2/5/2021</text:p>
          </table:table-cell>
        </table:table-row>
        <table:table-row table:style-name="ro5">
          <table:table-cell table:style-name="ce1" office:value-type="string" calcext:value-type="string">
            <text:p>OPTI West/Community Memorial Hospital Program Ventura, Californi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40 <text:s text:c="217"/>2/5/2021</text:p>
          </table:table-cell>
        </table:table-row>
        <table:table-row table:style-name="ro5">
          <table:table-cell table:style-name="ce1" office:value-type="string" calcext:value-type="string">
            <text:p>OPTI West/Downey Regional Medical Center Program Downey, Califor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42 <text:s text:c="217"/>2/5/2021</text:p>
          </table:table-cell>
        </table:table-row>
        <table:table-row table:style-name="ro5">
          <table:table-cell table:style-name="ce1" office:value-type="string" calcext:value-type="string">
            <text:p>Emanate Health Program West Covina, Califor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43 <text:s text:c="217"/>2/5/2021</text:p>
          </table:table-cell>
        </table:table-row>
        <table:table-row table:style-name="ro5">
          <table:table-cell table:style-name="ce1" office:value-type="string" calcext:value-type="string">
            <text:p>OPTI West/Chino Valley Medical Center Program Chino, Californi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8" calcext:value-type="percentage">
            <text:p>80.00%</text:p>
          </table:table-cell>
          <table:table-cell table:style-name="ce1" office:value-type="string" calcext:value-type="string">
            <text:p>1200500744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Northern California (Santa Rosa) Program Santa Rosa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45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Northern California (San Jose) Program San Jose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46 <text:s text:c="217"/>2/5/2021</text:p>
          </table:table-cell>
        </table:table-row>
        <table:table-row table:style-name="ro5">
          <table:table-cell table:style-name="ce1" office:value-type="string" calcext:value-type="string">
            <text:p>Riverside Community Hospital/University of California Riverside School of Medicine Program Riverside, Califor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8571" calcext:value-type="percentage">
            <text:p>85.71%</text:p>
          </table:table-cell>
          <table:table-cell table:style-name="ce1" office:value-type="string" calcext:value-type="string">
            <text:p>1200500747 <text:s text:c="217"/>2/5/2021</text:p>
          </table:table-cell>
        </table:table-row>
        <table:table-row table:style-name="ro5">
          <table:table-cell table:style-name="ce1" office:value-type="string" calcext:value-type="string">
            <text:p>Adventist Health Ukiah Valley Program Ukiah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48 <text:s text:c="217"/>2/5/2021</text:p>
          </table:table-cell>
        </table:table-row>
        <table:table-row table:style-name="ro5">
          <table:table-cell table:style-name="ce1" office:value-type="string" calcext:value-type="string">
            <text:p>Valley Health Team, Inc. Program Fresno, Califor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00750 <text:s text:c="217"/>2/5/2021</text:p>
          </table:table-cell>
        </table:table-row>
        <table:table-row table:style-name="ro5">
          <table:table-cell table:style-name="ce1" office:value-type="string" calcext:value-type="string">
            <text:p>Charles R. Drew University of Medicine and Science, College of Medicine Program Los Angeles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52 <text:s text:c="217"/>2/5/2021</text:p>
          </table:table-cell>
        </table:table-row>
        <table:table-row table:style-name="ro5">
          <table:table-cell table:style-name="ce1" office:value-type="string" calcext:value-type="string">
            <text:p>St. Joseph's Medical Center Program Stockton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53 <text:s text:c="217"/>2/5/2021</text:p>
          </table:table-cell>
        </table:table-row>
        <table:table-row table:style-name="ro5">
          <table:table-cell table:style-name="ce1" office:value-type="string" calcext:value-type="string">
            <text:p>St. Agnes Medical Center (Fresno) Program Fresno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54 <text:s text:c="217"/>2/5/2021</text:p>
          </table:table-cell>
        </table:table-row>
        <table:table-row table:style-name="ro5">
          <table:table-cell table:style-name="ce1" office:value-type="string" calcext:value-type="string">
            <text:p>St. Joseph Hospital-Eureka Program Eureka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55 <text:s text:c="217"/>2/5/2021</text:p>
          </table:table-cell>
        </table:table-row>
        <table:table-row table:style-name="ro5">
          <table:table-cell table:style-name="ce1" office:value-type="string" calcext:value-type="string">
            <text:p>OPTI/West (Montclair) Program Montclair, Californi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7143" calcext:value-type="percentage">
            <text:p>71.43%</text:p>
          </table:table-cell>
          <table:table-cell table:style-name="ce1" office:value-type="string" calcext:value-type="string">
            <text:p>1200500757 <text:s text:c="217"/>2/5/2021</text:p>
          </table:table-cell>
        </table:table-row>
        <table:table-row table:style-name="ro5">
          <table:table-cell table:style-name="ce1" office:value-type="string" calcext:value-type="string">
            <text:p>Borrego Community Health Foundation DBA Borrego Health Program Hemet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59 <text:s text:c="217"/>2/5/2021</text:p>
          </table:table-cell>
        </table:table-row>
        <table:table-row table:style-name="ro5">
          <table:table-cell table:style-name="ce1" office:value-type="string" calcext:value-type="string">
            <text:p>Loma Linda University Medical Center - Murrieta Program Murrieta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0 <text:s text:c="217"/>2/5/2021</text:p>
          </table:table-cell>
        </table:table-row>
        <table:table-row table:style-name="ro5">
          <table:table-cell table:style-name="ce1" office:value-type="string" calcext:value-type="string">
            <text:p>UHS Southern California Medical Education Consortium Program Temecula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1 <text:s text:c="217"/>2/5/2021</text:p>
          </table:table-cell>
        </table:table-row>
        <table:table-row table:style-name="ro5">
          <table:table-cell table:style-name="ce1" office:value-type="string" calcext:value-type="string">
            <text:p>Lifelong Medical Care Program Richmond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2 <text:s text:c="217"/>2/5/2021</text:p>
          </table:table-cell>
        </table:table-row>
        <table:table-row table:style-name="ro5">
          <table:table-cell table:style-name="ce1" office:value-type="string" calcext:value-type="string">
            <text:p>AltaMed Health Services Program South Gate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4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Northern California Program Sacramento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5 <text:s text:c="217"/>2/5/2021</text:p>
          </table:table-cell>
        </table:table-row>
        <table:table-row table:style-name="ro5">
          <table:table-cell table:style-name="ce1" office:value-type="string" calcext:value-type="string">
            <text:p>Sutter Health Rural Program Jackson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7 <text:s text:c="217"/>2/5/2021</text:p>
          </table:table-cell>
        </table:table-row>
        <table:table-row table:style-name="ro5">
          <table:table-cell table:style-name="ce1" office:value-type="string" calcext:value-type="string">
            <text:p>Desert Regional Medical Center Program Palm Springs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8 <text:s text:c="217"/>2/5/2021</text:p>
          </table:table-cell>
        </table:table-row>
        <table:table-row table:style-name="ro5">
          <table:table-cell table:style-name="ce1" office:value-type="string" calcext:value-type="string">
            <text:p>Keck Medicine Program Los Angeles, Califor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500769 <text:s text:c="217"/>2/5/2021</text:p>
          </table:table-cell>
        </table:table-row>
        <table:table-row table:style-name="ro5">
          <table:table-cell table:style-name="ce1" office:value-type="string" calcext:value-type="string">
            <text:p>David Grant Medical Center Program Travis AFB, Californi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0.9821" calcext:value-type="percentage">
            <text:p>98.21%</text:p>
          </table:table-cell>
          <table:table-cell table:style-name="ce1" office:value-type="string" calcext:value-type="string">
            <text:p>1200511001 <text:s text:c="217"/>2/5/2021</text:p>
          </table:table-cell>
        </table:table-row>
        <table:table-row table:style-name="ro5">
          <table:table-cell table:style-name="ce1" office:value-type="string" calcext:value-type="string">
            <text:p>Kern Medical Center Program Bakersfield, Californi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1038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alifornia (Davis) Health System Program Sacramento, California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0.9836" calcext:value-type="percentage">
            <text:p>98.36%</text:p>
          </table:table-cell>
          <table:table-cell table:style-name="ce1" office:value-type="string" calcext:value-type="string">
            <text:p>1200511039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Southern California (Los Angeles) Program Los Angeles, Califor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778" calcext:value-type="percentage">
            <text:p>97.78%</text:p>
          </table:table-cell>
          <table:table-cell table:style-name="ce1" office:value-type="string" calcext:value-type="string">
            <text:p>1200511047 <text:s text:c="217"/>2/5/2021</text:p>
          </table:table-cell>
        </table:table-row>
        <table:table-row table:style-name="ro5">
          <table:table-cell table:style-name="ce1" office:value-type="string" calcext:value-type="string">
            <text:p>UCLA Medical Center Program Santa Monica, Californi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1049 <text:s text:c="217"/>2/5/2021</text:p>
          </table:table-cell>
        </table:table-row>
        <table:table-row table:style-name="ro5">
          <table:table-cell table:style-name="ce1" office:value-type="string" calcext:value-type="string">
            <text:p>Dignity Health Family Medicine Residency at Northridge Hospital Northridge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44" calcext:value-type="percentage">
            <text:p>97.44%</text:p>
          </table:table-cell>
          <table:table-cell table:style-name="ce1" office:value-type="string" calcext:value-type="string">
            <text:p>1200511053 <text:s text:c="217"/>2/5/2021</text:p>
          </table:table-cell>
        </table:table-row>
        <table:table-row table:style-name="ro5">
          <table:table-cell table:style-name="ce1" office:value-type="string" calcext:value-type="string">
            <text:p>Arrowhead Regional Medical Center Program Colton, California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0.9692" calcext:value-type="percentage">
            <text:p>96.92%</text:p>
          </table:table-cell>
          <table:table-cell table:style-name="ce1" office:value-type="string" calcext:value-type="string">
            <text:p>120051105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alifornia (San Francisco) Program San Francisco, California</text:p>
          </table:table-cell>
          <table:table-cell table:style-name="ce15" office:value-type="float" office:value="15" calcext:value-type="float">
            <text:p>1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1059 <text:s text:c="217"/>2/5/2021</text:p>
          </table:table-cell>
        </table:table-row>
        <table:table-row table:style-name="ro5">
          <table:table-cell table:style-name="ce1" office:value-type="string" calcext:value-type="string">
            <text:p>Sutter Medical Center of Santa Rosa/University of California (San Francisco) Program Santa Rosa, Californi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1065 <text:s text:c="217"/>2/5/2021</text:p>
          </table:table-cell>
        </table:table-row>
        <table:table-row table:style-name="ro5">
          <table:table-cell table:style-name="ce1" office:value-type="string" calcext:value-type="string">
            <text:p>Ventura County Medical Center Program Ventura, California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1068 <text:s text:c="217"/>2/5/2021</text:p>
          </table:table-cell>
        </table:table-row>
        <table:table-row table:style-name="ro5">
          <table:table-cell table:style-name="ce1" office:value-type="string" calcext:value-type="string">
            <text:p>Naval Hospital (Camp Pendleton) Program Camp Pendleton, Californi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0.9636" calcext:value-type="percentage">
            <text:p>96.36%</text:p>
          </table:table-cell>
          <table:table-cell table:style-name="ce1" office:value-type="string" calcext:value-type="string">
            <text:p>1200512014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Southern California (Fontana) Program Fontana, Califor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2040 <text:s text:c="217"/>2/5/2021</text:p>
          </table:table-cell>
        </table:table-row>
        <table:table-row table:style-name="ro5">
          <table:table-cell table:style-name="ce1" office:value-type="string" calcext:value-type="string">
            <text:p>O'Connor Hospital (San Jose) Program San Jose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2684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Southern California (San Diego) Program San Diego, Califor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2705 <text:s text:c="217"/>2/5/2021</text:p>
          </table:table-cell>
        </table:table-row>
        <table:table-row table:style-name="ro5">
          <table:table-cell table:style-name="ce1" office:value-type="string" calcext:value-type="string">
            <text:p>Eisenhower Medical Center Program Rancho Mirage, Califor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2708 <text:s text:c="217"/>2/5/2021</text:p>
          </table:table-cell>
        </table:table-row>
        <table:table-row table:style-name="ro5">
          <table:table-cell table:style-name="ce1" office:value-type="string" calcext:value-type="string">
            <text:p>Adventist Health Hanford Program Hanford, Californi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13685 <text:s text:c="217"/>2/5/2021</text:p>
          </table:table-cell>
        </table:table-row>
        <table:table-row table:style-name="ro5">
          <table:table-cell table:style-name="ce1" office:value-type="string" calcext:value-type="string">
            <text:p>Valley Consortium for Medical Education Family Medicine Program Modesto, Californi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0.9815" calcext:value-type="percentage">
            <text:p>98.15%</text:p>
          </table:table-cell>
          <table:table-cell table:style-name="ce1" office:value-type="string" calcext:value-type="string">
            <text:p>120051370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alifornia (San Francisco)/Fresno Program Fresno, Californi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041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alifornia (Irvine) Program Orange, Califor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042 <text:s text:c="217"/>2/5/2021</text:p>
          </table:table-cell>
        </table:table-row>
        <table:table-row table:style-name="ro5">
          <table:table-cell table:style-name="ce1" office:value-type="string" calcext:value-type="string">
            <text:p>Long Beach Memorial Medical Center Program Long Beach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044 <text:s text:c="217"/>2/5/2021</text:p>
          </table:table-cell>
        </table:table-row>
        <table:table-row table:style-name="ro5">
          <table:table-cell table:style-name="ce1" office:value-type="string" calcext:value-type="string">
            <text:p>Natividad Medical Center Program Salinas, Califor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783" calcext:value-type="percentage">
            <text:p>97.83%</text:p>
          </table:table-cell>
          <table:table-cell table:style-name="ce1" office:value-type="string" calcext:value-type="string">
            <text:p>120052105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alifornia (San Diego) Program San Diego, Californi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058 <text:s text:c="217"/>2/5/2021</text:p>
          </table:table-cell>
        </table:table-row>
        <table:table-row table:style-name="ro5">
          <table:table-cell table:style-name="ce1" office:value-type="string" calcext:value-type="string">
            <text:p>Presbyterian Intercommunity Hospital Program Whittier, Califor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333" calcext:value-type="percentage">
            <text:p>93.33%</text:p>
          </table:table-cell>
          <table:table-cell table:style-name="ce1" office:value-type="string" calcext:value-type="string">
            <text:p>1200521352 <text:s text:c="217"/>2/5/2021</text:p>
          </table:table-cell>
        </table:table-row>
        <table:table-row table:style-name="ro5">
          <table:table-cell table:style-name="ce1" office:value-type="string" calcext:value-type="string">
            <text:p>Glendale Adventist Medical Center Program Glendale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5" calcext:value-type="percentage">
            <text:p>97.50%</text:p>
          </table:table-cell>
          <table:table-cell table:style-name="ce1" office:value-type="string" calcext:value-type="string">
            <text:p>1200521372 <text:s text:c="217"/>2/5/2021</text:p>
          </table:table-cell>
        </table:table-row>
        <table:table-row table:style-name="ro5">
          <table:table-cell table:style-name="ce1" office:value-type="string" calcext:value-type="string">
            <text:p>Riverside University Health System/University of California Riverside Program Moreno Valley, Californi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421 <text:s text:c="217"/>2/5/2021</text:p>
          </table:table-cell>
        </table:table-row>
        <table:table-row table:style-name="ro5">
          <table:table-cell table:style-name="ce1" office:value-type="string" calcext:value-type="string">
            <text:p>California Hospital Medical Center (Dignity Health) Program Los Angeles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458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Medical Center (Merced) Program Merced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44" calcext:value-type="percentage">
            <text:p>97.44%</text:p>
          </table:table-cell>
          <table:table-cell table:style-name="ce1" office:value-type="string" calcext:value-type="string">
            <text:p>1200521459 <text:s text:c="217"/>2/5/2021</text:p>
          </table:table-cell>
        </table:table-row>
        <table:table-row table:style-name="ro5">
          <table:table-cell table:style-name="ce1" office:value-type="string" calcext:value-type="string">
            <text:p>Loma Linda University Program Loma Linda, Califor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471 <text:s text:c="217"/>2/5/2021</text:p>
          </table:table-cell>
        </table:table-row>
        <table:table-row table:style-name="ro5">
          <table:table-cell table:style-name="ce1" office:value-type="string" calcext:value-type="string">
            <text:p>Los Angeles County-Harbor-UCLA Medical Center Program Harbor City, Californi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478 <text:s text:c="217"/>2/5/2021</text:p>
          </table:table-cell>
        </table:table-row>
        <table:table-row table:style-name="ro5">
          <table:table-cell table:style-name="ce1" office:value-type="string" calcext:value-type="string">
            <text:p>White Memorial Medical Center Program Los Angeles, Califor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480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Southern California (Riverside) Program Riverside, Califor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509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Southern California (Woodland Hills) Program Woodland Hills, Califor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514 <text:s text:c="217"/>2/5/2021</text:p>
          </table:table-cell>
        </table:table-row>
        <table:table-row table:style-name="ro5">
          <table:table-cell table:style-name="ce1" office:value-type="string" calcext:value-type="string">
            <text:p>Dignity Health Methodist Hospital of Sacramento Program Sacramento, Califor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564 <text:s text:c="217"/>2/5/2021</text:p>
          </table:table-cell>
        </table:table-row>
        <table:table-row table:style-name="ro5">
          <table:table-cell table:style-name="ce1" office:value-type="string" calcext:value-type="string">
            <text:p>Pomona Valley Hospital Medical Center Program Pomona, Califor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21610 <text:s text:c="217"/>2/5/2021</text:p>
          </table:table-cell>
        </table:table-row>
        <table:table-row table:style-name="ro5">
          <table:table-cell table:style-name="ce1" office:value-type="string" calcext:value-type="string">
            <text:p>Scripps Mercy Hospital (Chula Vista) Program Chula Vista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5" calcext:value-type="percentage">
            <text:p>97.50%</text:p>
          </table:table-cell>
          <table:table-cell table:style-name="ce1" office:value-type="string" calcext:value-type="string">
            <text:p>1200521632 <text:s text:c="217"/>2/5/2021</text:p>
          </table:table-cell>
        </table:table-row>
        <table:table-row table:style-name="ro5">
          <table:table-cell table:style-name="ce1" office:value-type="string" calcext:value-type="string">
            <text:p>Contra Costa Regional Medical Center Program Martinez, California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31050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Medical Center (Redding) Program Redding, Califor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31054 <text:s text:c="217"/>2/5/2021</text:p>
          </table:table-cell>
        </table:table-row>
        <table:table-row table:style-name="ro5">
          <table:table-cell table:style-name="ce1" office:value-type="string" calcext:value-type="string">
            <text:p>San Joaquin General Hospital Program French Camp, Califor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31066 <text:s text:c="217"/>2/5/2021</text:p>
          </table:table-cell>
        </table:table-row>
        <table:table-row table:style-name="ro5">
          <table:table-cell table:style-name="ce1" office:value-type="string" calcext:value-type="string">
            <text:p>Kaiser Permanente Southern California (Anaheim) Program Santa Ana, Califor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31515 <text:s text:c="217"/>2/5/2021</text:p>
          </table:table-cell>
        </table:table-row>
        <table:table-row table:style-name="ro5">
          <table:table-cell table:style-name="ce1" office:value-type="string" calcext:value-type="string">
            <text:p>Sutter Health Program Sacramento, Califor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531556 <text:s text:c="217"/>2/5/2021</text:p>
          </table:table-cell>
        </table:table-row>
        <table:table-row table:style-name="ro5">
          <table:table-cell table:style-name="ce1" office:value-type="string" calcext:value-type="string">
            <text:p>North Colorado Medical Center Sterling Rural Program Greeley, Colorado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00622 <text:s text:c="217"/>2/5/2021</text:p>
          </table:table-cell>
        </table:table-row>
        <table:table-row table:style-name="ro5">
          <table:table-cell table:style-name="ce1" office:value-type="string" calcext:value-type="string">
            <text:p>St. Mary-Corwin Medical Center Program Pueblo, Colorado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0062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olorado School of Medicine Program Aurora, Colorado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00624 <text:s text:c="217"/>2/5/2021</text:p>
          </table:table-cell>
        </table:table-row>
        <table:table-row table:style-name="ro5">
          <table:table-cell table:style-name="ce1" office:value-type="string" calcext:value-type="string">
            <text:p>Healthone Program Lone Tree, Colorado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00625 <text:s text:c="217"/>2/5/2021</text:p>
          </table:table-cell>
        </table:table-row>
        <table:table-row table:style-name="ro5">
          <table:table-cell table:style-name="ce1" office:value-type="string" calcext:value-type="string">
            <text:p>Still OPTI/Peak Vista Program Colorado Springs, Colorado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00626 <text:s text:c="217"/>2/5/2021</text:p>
          </table:table-cell>
        </table:table-row>
        <table:table-row table:style-name="ro5">
          <table:table-cell table:style-name="ce1" office:value-type="string" calcext:value-type="string">
            <text:p>North Colorado Medical Center Program Greeley, Colorado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11074 <text:s text:c="217"/>2/5/2021</text:p>
          </table:table-cell>
        </table:table-row>
        <table:table-row table:style-name="ro5">
          <table:table-cell table:style-name="ce1" office:value-type="string" calcext:value-type="string">
            <text:p>St Anthony Hospital Program Westminster, Colorado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796" calcext:value-type="percentage">
            <text:p>97.96%</text:p>
          </table:table-cell>
          <table:table-cell table:style-name="ce1" office:value-type="string" calcext:value-type="string">
            <text:p>1200712069 <text:s text:c="217"/>2/5/2021</text:p>
          </table:table-cell>
        </table:table-row>
        <table:table-row table:style-name="ro5">
          <table:table-cell table:style-name="ce1" office:value-type="string" calcext:value-type="string">
            <text:p>St. Joseph Hospital Program Denver, Colorado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12070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olorado Denver (HealthONE Rose Medical Center) Program Denver, Colorado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21071 <text:s text:c="217"/>2/5/2021</text:p>
          </table:table-cell>
        </table:table-row>
        <table:table-row table:style-name="ro5">
          <table:table-cell table:style-name="ce1" office:value-type="string" calcext:value-type="string">
            <text:p>St. Mary-Corwin Medical Center/Southern Colorado Family Medicine Pueblo, Colorado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474" calcext:value-type="percentage">
            <text:p>94.74%</text:p>
          </table:table-cell>
          <table:table-cell table:style-name="ce1" office:value-type="string" calcext:value-type="string">
            <text:p>1200721075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olorado Denver (HealthONE Swedish Medical Center) Program Littleton, Colorad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2154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olorado Denver (University Hospital) Program Denver, Colorado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21619 <text:s text:c="217"/>2/5/2021</text:p>
          </table:table-cell>
        </table:table-row>
        <table:table-row table:style-name="ro5">
          <table:table-cell table:style-name="ce1" office:value-type="string" calcext:value-type="string">
            <text:p>Poudre Valley Hospital /Fort Collins Family Medicine Program Fort Collins, Colorado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31072 <text:s text:c="217"/>2/5/2021</text:p>
          </table:table-cell>
        </table:table-row>
        <table:table-row table:style-name="ro5">
          <table:table-cell table:style-name="ce1" office:value-type="string" calcext:value-type="string">
            <text:p>St Mary's Hospital and Medical Center Program Grand Junction, Colorado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731073 <text:s text:c="217"/>2/5/2021</text:p>
          </table:table-cell>
        </table:table-row>
        <table:table-row table:style-name="ro5">
          <table:table-cell table:style-name="ce1" office:value-type="string" calcext:value-type="string">
            <text:p>North Colorado Medical Center Rural Program Greeley, Colorado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0.8" calcext:value-type="percentage">
            <text:p>80.00%</text:p>
          </table:table-cell>
          <table:table-cell table:style-name="ce1" office:value-type="string" calcext:value-type="string">
            <text:p>1200731524 <text:s text:c="217"/>2/5/2021</text:p>
          </table:table-cell>
        </table:table-row>
        <table:table-row table:style-name="ro5">
          <table:table-cell table:style-name="ce1" office:value-type="string" calcext:value-type="string">
            <text:p>Prospect Manchester Hospital Program Manchester, Connecticut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800723 <text:s text:c="217"/>2/5/2021</text:p>
          </table:table-cell>
        </table:table-row>
        <table:table-row table:style-name="ro5">
          <table:table-cell table:style-name="ce1" office:value-type="string" calcext:value-type="string">
            <text:p>Stamford Hospital/Columbia University College of Physicians and Surgeons Program Stamford, Connecticut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2" calcext:value-type="percentage">
            <text:p>92.00%</text:p>
          </table:table-cell>
          <table:table-cell table:style-name="ce1" office:value-type="string" calcext:value-type="string">
            <text:p>1200811078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onnecticut Program Hartford, Connecticut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821076 <text:s text:c="217"/>2/5/2021</text:p>
          </table:table-cell>
        </table:table-row>
        <table:table-row table:style-name="ro5">
          <table:table-cell table:style-name="ce1" office:value-type="string" calcext:value-type="string">
            <text:p>Middlesex Hospital Program Middletown, Connecticut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821077 <text:s text:c="217"/>2/5/2021</text:p>
          </table:table-cell>
        </table:table-row>
        <table:table-row table:style-name="ro5">
          <table:table-cell table:style-name="ce1" office:value-type="string" calcext:value-type="string">
            <text:p>Bayhealth Medical Center Program Dover, Delaware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0900416 <text:s text:c="217"/>2/5/2021</text:p>
          </table:table-cell>
        </table:table-row>
        <table:table-row table:style-name="ro5">
          <table:table-cell table:style-name="ce1" office:value-type="string" calcext:value-type="string">
            <text:p>Christiana Care Health Services Program Wilmington, Delaware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911079 <text:s text:c="217"/>2/5/2021</text:p>
          </table:table-cell>
        </table:table-row>
        <table:table-row table:style-name="ro5">
          <table:table-cell table:style-name="ce1" office:value-type="string" calcext:value-type="string">
            <text:p>St Francis Hospital Program Wilmington, Delaware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0921415 <text:s text:c="217"/>2/5/2021</text:p>
          </table:table-cell>
        </table:table-row>
        <table:table-row table:style-name="ro5">
          <table:table-cell table:style-name="ce1" office:value-type="string" calcext:value-type="string">
            <text:p>Providence Hospital/Georgetown University Hospital Program Colmar Manor, Maryland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021080 <text:s text:c="217"/>2/5/2021</text:p>
          </table:table-cell>
        </table:table-row>
        <table:table-row table:style-name="ro5">
          <table:table-cell table:style-name="ce1" office:value-type="string" calcext:value-type="string">
            <text:p>Howard University Program Washington, Dist Columb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021081 <text:s text:c="217"/>2/5/2021</text:p>
          </table:table-cell>
        </table:table-row>
        <table:table-row table:style-name="ro5">
          <table:table-cell table:style-name="ce1" office:value-type="string" calcext:value-type="string">
            <text:p>West Kendall Baptist Hospital / Florida International University Program Miami, Florid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21 <text:s text:c="217"/>2/5/2021</text:p>
          </table:table-cell>
        </table:table-row>
        <table:table-row table:style-name="ro5">
          <table:table-cell table:style-name="ce1" office:value-type="string" calcext:value-type="string">
            <text:p>Florida State University College of Medicine/Lee Memorial Health System Program Fort Myers, Florid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28 <text:s text:c="217"/>2/5/2021</text:p>
          </table:table-cell>
        </table:table-row>
        <table:table-row table:style-name="ro5">
          <table:table-cell table:style-name="ce1" office:value-type="string" calcext:value-type="string">
            <text:p>Orange Park Medical Center Program Orange Park, Florid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29 <text:s text:c="217"/>2/5/2021</text:p>
          </table:table-cell>
        </table:table-row>
        <table:table-row table:style-name="ro5">
          <table:table-cell table:style-name="ce1" office:value-type="string" calcext:value-type="string">
            <text:p>North Florida Regional Medical Center Program Gainesville, Florid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30 <text:s text:c="217"/>2/5/2021</text:p>
          </table:table-cell>
        </table:table-row>
        <table:table-row table:style-name="ro5">
          <table:table-cell table:style-name="ce1" office:value-type="string" calcext:value-type="string">
            <text:p>Broward Health Program Ft. Lauderdale, Florid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32 <text:s text:c="217"/>2/5/2021</text:p>
          </table:table-cell>
        </table:table-row>
        <table:table-row table:style-name="ro5">
          <table:table-cell table:style-name="ce1" office:value-type="string" calcext:value-type="string">
            <text:p>Lakeside Medical Center Program Belle Glade, Florid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100733 <text:s text:c="217"/>2/5/2021</text:p>
          </table:table-cell>
        </table:table-row>
        <table:table-row table:style-name="ro5">
          <table:table-cell table:style-name="ce1" office:value-type="string" calcext:value-type="string">
            <text:p>Florida Hospital Medical Center (East Orlando) Program Orlando, Florid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34 <text:s text:c="217"/>2/5/2021</text:p>
          </table:table-cell>
        </table:table-row>
        <table:table-row table:style-name="ro5">
          <table:table-cell table:style-name="ce1" office:value-type="string" calcext:value-type="string">
            <text:p>Manatee Memorial Hospital Program Bradenton, Florid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100735 <text:s text:c="217"/>2/5/2021</text:p>
          </table:table-cell>
        </table:table-row>
        <table:table-row table:style-name="ro5">
          <table:table-cell table:style-name="ce1" office:value-type="string" calcext:value-type="string">
            <text:p>HCA West Florida GME Consortium/St. Petersburg General Hospital Program St. Petersburg, Florid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100736 <text:s text:c="217"/>2/5/2021</text:p>
          </table:table-cell>
        </table:table-row>
        <table:table-row table:style-name="ro5">
          <table:table-cell table:style-name="ce1" office:value-type="string" calcext:value-type="string">
            <text:p>HCA West Florida GME Consortium/Oak Hill Hospital Program Brooksville, Florid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3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entral Florida College of Medicine/HCA GME Consortium (Ocala) Ocala, Florid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1" office:value-type="string" calcext:value-type="string">
            <text:p>1201100740 <text:s text:c="217"/>2/5/2021</text:p>
          </table:table-cell>
        </table:table-row>
        <table:table-row table:style-name="ro5">
          <table:table-cell table:style-name="ce1" office:value-type="string" calcext:value-type="string">
            <text:p>Community Health of South Florida, Inc. (CHI) Program Miami, Florid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41 <text:s text:c="217"/>2/5/2021</text:p>
          </table:table-cell>
        </table:table-row>
        <table:table-row table:style-name="ro5">
          <table:table-cell table:style-name="ce1" office:value-type="string" calcext:value-type="string">
            <text:p>Palmetto General Hospital Program Hialeah, Florid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42 <text:s text:c="217"/>2/5/2021</text:p>
          </table:table-cell>
        </table:table-row>
        <table:table-row table:style-name="ro5">
          <table:table-cell table:style-name="ce1" office:value-type="string" calcext:value-type="string">
            <text:p>Borinquen Health Care Center, Inc. Program Miami, Florid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100743 <text:s text:c="217"/>2/5/2021</text:p>
          </table:table-cell>
        </table:table-row>
        <table:table-row table:style-name="ro5">
          <table:table-cell table:style-name="ce1" office:value-type="string" calcext:value-type="string">
            <text:p>Larkin Community Hospital Program South Miami, Florid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44 <text:s text:c="217"/>2/5/2021</text:p>
          </table:table-cell>
        </table:table-row>
        <table:table-row table:style-name="ro5">
          <table:table-cell table:style-name="ce1" office:value-type="string" calcext:value-type="string">
            <text:p>Westchester General Hospital, Inc. Program Miami, Florid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100745 <text:s text:c="217"/>2/5/2021</text:p>
          </table:table-cell>
        </table:table-row>
        <table:table-row table:style-name="ro5">
          <table:table-cell table:style-name="ce1" office:value-type="string" calcext:value-type="string">
            <text:p>Palm Beach Consortium for Graduate Medical Education Program St. Lucie, Florid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46 <text:s text:c="217"/>2/5/2021</text:p>
          </table:table-cell>
        </table:table-row>
        <table:table-row table:style-name="ro5">
          <table:table-cell table:style-name="ce1" office:value-type="string" calcext:value-type="string">
            <text:p>Larkin Community Hospital Palm Springs Campus Program Hialeah, Florid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00747 <text:s text:c="217"/>2/5/2021</text:p>
          </table:table-cell>
        </table:table-row>
        <table:table-row table:style-name="ro5">
          <table:table-cell table:style-name="ce1" office:value-type="string" calcext:value-type="string">
            <text:p>AdventHealth Program Sebring, Florid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100748 <text:s text:c="217"/>2/5/2021</text:p>
          </table:table-cell>
        </table:table-row>
        <table:table-row table:style-name="ro5">
          <table:table-cell table:style-name="ce1" office:value-type="string" calcext:value-type="string">
            <text:p>Florida State University College of Medicine Program Winter Haven, Florid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100749 <text:s text:c="217"/>2/5/2021</text:p>
          </table:table-cell>
        </table:table-row>
        <table:table-row table:style-name="ro5">
          <table:table-cell table:style-name="ce1" office:value-type="string" calcext:value-type="string">
            <text:p>Halifax Medical Center Program Daytona Beach, Florid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11083 <text:s text:c="217"/>2/5/2021</text:p>
          </table:table-cell>
        </table:table-row>
        <table:table-row table:style-name="ro5">
          <table:table-cell table:style-name="ce1" office:value-type="string" calcext:value-type="string">
            <text:p>St Vincent's Medical Center Program Jacksonville, Florid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11085 <text:s text:c="217"/>2/5/2021</text:p>
          </table:table-cell>
        </table:table-row>
        <table:table-row table:style-name="ro5">
          <table:table-cell table:style-name="ce1" office:value-type="string" calcext:value-type="string">
            <text:p>Tallahassee Memorial Healthcare Family Medicine Program Tallahassee, Florid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11086 <text:s text:c="217"/>2/5/2021</text:p>
          </table:table-cell>
        </table:table-row>
        <table:table-row table:style-name="ro5">
          <table:table-cell table:style-name="ce1" office:value-type="string" calcext:value-type="string">
            <text:p>Florida Hospital Medical Center Program Winter Park, Florid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11088 <text:s text:c="217"/>2/5/2021</text:p>
          </table:table-cell>
        </table:table-row>
        <table:table-row table:style-name="ro5">
          <table:table-cell table:style-name="ce1" office:value-type="string" calcext:value-type="string">
            <text:p>Bayfront Medical Center Program St. Petersburg, Florid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11090 <text:s text:c="217"/>2/5/2021</text:p>
          </table:table-cell>
        </table:table-row>
        <table:table-row table:style-name="ro5">
          <table:table-cell table:style-name="ce1" office:value-type="string" calcext:value-type="string">
            <text:p>US Air Force Regional Hospital/Headquarters Air Armament Center (AFMC) Program Eglin AFB, Florid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762" calcext:value-type="percentage">
            <text:p>97.62%</text:p>
          </table:table-cell>
          <table:table-cell table:style-name="ce1" office:value-type="string" calcext:value-type="string">
            <text:p>1201112003 <text:s text:c="217"/>2/5/2021</text:p>
          </table:table-cell>
        </table:table-row>
        <table:table-row table:style-name="ro5">
          <table:table-cell table:style-name="ce1" office:value-type="string" calcext:value-type="string">
            <text:p>Naval Hospital (Pensacola) Program Pensacola, Florid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12016 <text:s text:c="217"/>2/5/2021</text:p>
          </table:table-cell>
        </table:table-row>
        <table:table-row table:style-name="ro5">
          <table:table-cell table:style-name="ce1" office:value-type="string" calcext:value-type="string">
            <text:p>Naval Hospital (Jacksonville) Program Jacksonville, Florid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21015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Florida Program Gainesville, Florid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21084 <text:s text:c="217"/>2/5/2021</text:p>
          </table:table-cell>
        </table:table-row>
        <table:table-row table:style-name="ro5">
          <table:table-cell table:style-name="ce1" office:value-type="string" calcext:value-type="string">
            <text:p>Jackson Memorial Hospital/Jackson Health System Program Miami, Florid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21087 <text:s text:c="217"/>2/5/2021</text:p>
          </table:table-cell>
        </table:table-row>
        <table:table-row table:style-name="ro5">
          <table:table-cell table:style-name="ce1" office:value-type="string" calcext:value-type="string">
            <text:p>College of Medicine, Mayo Clinic (Jacksonville) Program Jacksonville, Florid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21545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South Florida (Morton Plant Mease Health Care) Program Clearwater, Florid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121625 <text:s text:c="217"/>2/5/2021</text:p>
          </table:table-cell>
        </table:table-row>
        <table:table-row table:style-name="ro5">
          <table:table-cell table:style-name="ce1" office:value-type="string" calcext:value-type="string">
            <text:p>South Georgia Medical Education and Research Consortium Program Moutrie, Georg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00002 <text:s text:c="217"/>2/5/2021</text:p>
          </table:table-cell>
        </table:table-row>
        <table:table-row table:style-name="ro5">
          <table:table-cell table:style-name="ce1" office:value-type="string" calcext:value-type="string">
            <text:p>Gwinnett Medical Center Program Lawrenceville, Georgi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00638 <text:s text:c="217"/>2/5/2021</text:p>
          </table:table-cell>
        </table:table-row>
        <table:table-row table:style-name="ro5">
          <table:table-cell table:style-name="ce1" office:value-type="string" calcext:value-type="string">
            <text:p>Houston Healthcare System Program Warner Robins, Georg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00639 <text:s text:c="217"/>2/5/2021</text:p>
          </table:table-cell>
        </table:table-row>
        <table:table-row table:style-name="ro5">
          <table:table-cell table:style-name="ce1" office:value-type="string" calcext:value-type="string">
            <text:p>Wellstar Kennestone Regional Medical Center Program Smyrna, Georg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200641 <text:s text:c="217"/>2/5/2021</text:p>
          </table:table-cell>
        </table:table-row>
        <table:table-row table:style-name="ro5">
          <table:table-cell table:style-name="ce1" office:value-type="string" calcext:value-type="string">
            <text:p>Northeast Georgia Medical Center Gainesville, Georg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200642 <text:s text:c="217"/>2/5/2021</text:p>
          </table:table-cell>
        </table:table-row>
        <table:table-row table:style-name="ro5">
          <table:table-cell table:style-name="ce1" office:value-type="string" calcext:value-type="string">
            <text:p>Martin Army Community Hospital Fort Benning, Georg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11008 <text:s text:c="217"/>2/5/2021</text:p>
          </table:table-cell>
        </table:table-row>
        <table:table-row table:style-name="ro5">
          <table:table-cell table:style-name="ce1" office:value-type="string" calcext:value-type="string">
            <text:p>The Medical Center (Columbus) Program Columbus, Georgi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831" calcext:value-type="percentage">
            <text:p>98.31%</text:p>
          </table:table-cell>
          <table:table-cell table:style-name="ce1" office:value-type="string" calcext:value-type="string">
            <text:p>1201211092 <text:s text:c="217"/>2/5/2021</text:p>
          </table:table-cell>
        </table:table-row>
        <table:table-row table:style-name="ro5">
          <table:table-cell table:style-name="ce1" office:value-type="string" calcext:value-type="string">
            <text:p>Memorial Health-University Medical Center/Mercer University School of Medicine (Savannah) Program Savannah, Georg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11095 <text:s text:c="217"/>2/5/2021</text:p>
          </table:table-cell>
        </table:table-row>
        <table:table-row table:style-name="ro5">
          <table:table-cell table:style-name="ce1" office:value-type="string" calcext:value-type="string">
            <text:p>Medical Center of Central Georgia/Mercer University School of Medicine Program Macon, Georg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12093 <text:s text:c="217"/>2/5/2021</text:p>
          </table:table-cell>
        </table:table-row>
        <table:table-row table:style-name="ro5">
          <table:table-cell table:style-name="ce1" office:value-type="string" calcext:value-type="string">
            <text:p>Dwight David Eisenhower Army Medical Center Program Fort Gordon, Georg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21009 <text:s text:c="217"/>2/5/2021</text:p>
          </table:table-cell>
        </table:table-row>
        <table:table-row table:style-name="ro5">
          <table:table-cell table:style-name="ce1" office:value-type="string" calcext:value-type="string">
            <text:p>Medical College of Georgia Program Augusta, Georg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14" calcext:value-type="percentage">
            <text:p>97.14%</text:p>
          </table:table-cell>
          <table:table-cell table:style-name="ce1" office:value-type="string" calcext:value-type="string">
            <text:p>1201221091 <text:s text:c="217"/>2/5/2021</text:p>
          </table:table-cell>
        </table:table-row>
        <table:table-row table:style-name="ro5">
          <table:table-cell table:style-name="ce1" office:value-type="string" calcext:value-type="string">
            <text:p>Morehouse School of Medicine Program East Point, Georg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55" calcext:value-type="percentage">
            <text:p>96.55%</text:p>
          </table:table-cell>
          <table:table-cell table:style-name="ce1" office:value-type="string" calcext:value-type="string">
            <text:p>1201221439 <text:s text:c="217"/>2/5/2021</text:p>
          </table:table-cell>
        </table:table-row>
        <table:table-row table:style-name="ro5">
          <table:table-cell table:style-name="ce1" office:value-type="string" calcext:value-type="string">
            <text:p>Phoebe Putney Memorial Hospital (Southwest Georgia) Program Albany, Georg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21525 <text:s text:c="217"/>2/5/2021</text:p>
          </table:table-cell>
        </table:table-row>
        <table:table-row table:style-name="ro5">
          <table:table-cell table:style-name="ce1" office:value-type="string" calcext:value-type="string">
            <text:p>Atlanta Medical Center Program Morrow, Georg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21536 <text:s text:c="217"/>2/5/2021</text:p>
          </table:table-cell>
        </table:table-row>
        <table:table-row table:style-name="ro5">
          <table:table-cell table:style-name="ce1" office:value-type="string" calcext:value-type="string">
            <text:p>Emory University Program Dunwoody, Georg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21562 <text:s text:c="217"/>2/5/2021</text:p>
          </table:table-cell>
        </table:table-row>
        <table:table-row table:style-name="ro5">
          <table:table-cell table:style-name="ce1" office:value-type="string" calcext:value-type="string">
            <text:p>Memorial Satilla Health Program Waycross, Georg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21637 <text:s text:c="217"/>2/5/2021</text:p>
          </table:table-cell>
        </table:table-row>
        <table:table-row table:style-name="ro5">
          <table:table-cell table:style-name="ce1" office:value-type="string" calcext:value-type="string">
            <text:p>Floyd Medical Center Program Rome, Georg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231094 <text:s text:c="217"/>2/5/2021</text:p>
          </table:table-cell>
        </table:table-row>
        <table:table-row table:style-name="ro5">
          <table:table-cell table:style-name="ce1" office:value-type="string" calcext:value-type="string">
            <text:p>Hawaii Health Systems Corporation - Hilo Medical Center Program Hilo, Hawaii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400650 <text:s text:c="217"/>2/5/2021</text:p>
          </table:table-cell>
        </table:table-row>
        <table:table-row table:style-name="ro5">
          <table:table-cell table:style-name="ce1" office:value-type="string" calcext:value-type="string">
            <text:p>Tripler Army Medical Center Program Honolulu, Hawaii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77" calcext:value-type="percentage">
            <text:p>96.77%</text:p>
          </table:table-cell>
          <table:table-cell table:style-name="ce1" office:value-type="string" calcext:value-type="string">
            <text:p>1201421502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Hawaii Program Aiea, Hawaii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421541 <text:s text:c="217"/>2/5/2021</text:p>
          </table:table-cell>
        </table:table-row>
        <table:table-row table:style-name="ro5">
          <table:table-cell table:style-name="ce1" office:value-type="string" calcext:value-type="string">
            <text:p>Kootenai Health Program Coeur d'Alene, Idaho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500734 <text:s text:c="217"/>2/5/2021</text:p>
          </table:table-cell>
        </table:table-row>
        <table:table-row table:style-name="ro5">
          <table:table-cell table:style-name="ce1" office:value-type="string" calcext:value-type="string">
            <text:p>Family Medicine Residency of Idaho Nampa Program Nampa, Idah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500735 <text:s text:c="217"/>2/5/2021</text:p>
          </table:table-cell>
        </table:table-row>
        <table:table-row table:style-name="ro5">
          <table:table-cell table:style-name="ce1" office:value-type="string" calcext:value-type="string">
            <text:p>Idaho State University Rural Program Pocatello, Idah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500736 <text:s text:c="217"/>2/5/2021</text:p>
          </table:table-cell>
        </table:table-row>
        <table:table-row table:style-name="ro5">
          <table:table-cell table:style-name="ce1" office:value-type="string" calcext:value-type="string">
            <text:p>HCA Healthcare/Eastern Idaho Regional Medical Center Program Idaho Falls, Idah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500737 <text:s text:c="217"/>2/5/2021</text:p>
          </table:table-cell>
        </table:table-row>
        <table:table-row table:style-name="ro5">
          <table:table-cell table:style-name="ce1" office:value-type="string" calcext:value-type="string">
            <text:p>Family Medicine Residency of Idaho Program Boise, Idaho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511097 <text:s text:c="217"/>2/5/2021</text:p>
          </table:table-cell>
        </table:table-row>
        <table:table-row table:style-name="ro5">
          <table:table-cell table:style-name="ce1" office:value-type="string" calcext:value-type="string">
            <text:p>Idaho State University Program Pocatello, Idaho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521521 <text:s text:c="217"/>2/5/2021</text:p>
          </table:table-cell>
        </table:table-row>
        <table:table-row table:style-name="ro5">
          <table:table-cell table:style-name="ce1" office:value-type="string" calcext:value-type="string">
            <text:p>Family Medicine Residency of Idaho Rural Program Boise, Idaho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521588 <text:s text:c="217"/>2/5/2021</text:p>
          </table:table-cell>
        </table:table-row>
        <table:table-row table:style-name="ro5">
          <table:table-cell table:style-name="ce1" office:value-type="string" calcext:value-type="string">
            <text:p>Family Medicine Residency of Idaho (Magic Valley) Rural Program Boise, Idaho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521698 <text:s text:c="217"/>2/5/2021</text:p>
          </table:table-cell>
        </table:table-row>
        <table:table-row table:style-name="ro5">
          <table:table-cell table:style-name="ce1" office:value-type="string" calcext:value-type="string">
            <text:p>McGaw Medical Center of Northwestern University Program Grayslake, Illinois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00702 <text:s text:c="217"/>2/5/2021</text:p>
          </table:table-cell>
        </table:table-row>
        <table:table-row table:style-name="ro5">
          <table:table-cell table:style-name="ce1" office:value-type="string" calcext:value-type="string">
            <text:p>Franciscan St. James Health Program Olympia Fields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00703 <text:s text:c="217"/>2/5/2021</text:p>
          </table:table-cell>
        </table:table-row>
        <table:table-row table:style-name="ro5">
          <table:table-cell table:style-name="ce1" office:value-type="string" calcext:value-type="string">
            <text:p>Carle Foundation Hospital/Carle Bromenn Medical Center Program Normal, Illinois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600704 <text:s text:c="217"/>2/5/2021</text:p>
          </table:table-cell>
        </table:table-row>
        <table:table-row table:style-name="ro5">
          <table:table-cell table:style-name="ce1" office:value-type="string" calcext:value-type="string">
            <text:p>Norwegian American Hospital Program Chicago, Illinois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00705 <text:s text:c="217"/>2/5/2021</text:p>
          </table:table-cell>
        </table:table-row>
        <table:table-row table:style-name="ro5">
          <table:table-cell table:style-name="ce1" office:value-type="string" calcext:value-type="string">
            <text:p>McGaw Medical Center of Northwestern University (Delnor) Program Geneva, Illinois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600706 <text:s text:c="217"/>2/5/2021</text:p>
          </table:table-cell>
        </table:table-row>
        <table:table-row table:style-name="ro5">
          <table:table-cell table:style-name="ce1" office:value-type="string" calcext:value-type="string">
            <text:p>Carle Foundation Hospital Urbana, Illinois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00707 <text:s text:c="217"/>2/5/2021</text:p>
          </table:table-cell>
        </table:table-row>
        <table:table-row table:style-name="ro5">
          <table:table-cell table:style-name="ce1" office:value-type="string" calcext:value-type="string">
            <text:p>Swedish Covenant Hospital Program Chicago, Illinois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8333" calcext:value-type="percentage">
            <text:p>83.33%</text:p>
          </table:table-cell>
          <table:table-cell table:style-name="ce1" office:value-type="string" calcext:value-type="string">
            <text:p>1201600709 <text:s text:c="217"/>2/5/2021</text:p>
          </table:table-cell>
        </table:table-row>
        <table:table-row table:style-name="ro5">
          <table:table-cell table:style-name="ce1" office:value-type="string" calcext:value-type="string">
            <text:p>Mercyhealth GME Consortium Program Rockford, Illinois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600710 <text:s text:c="217"/>2/5/2021</text:p>
          </table:table-cell>
        </table:table-row>
        <table:table-row table:style-name="ro5">
          <table:table-cell table:style-name="ce1" office:value-type="string" calcext:value-type="string">
            <text:p>Lawndale Christian Health Center Program Chicago, Illinois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600711 <text:s text:c="217"/>2/5/2021</text:p>
          </table:table-cell>
        </table:table-row>
        <table:table-row table:style-name="ro5">
          <table:table-cell table:style-name="ce1" office:value-type="string" calcext:value-type="string">
            <text:p>Southern Illinois University School of Medicine Program Alton, Illinois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600712 <text:s text:c="217"/>2/5/2021</text:p>
          </table:table-cell>
        </table:table-row>
        <table:table-row table:style-name="ro5">
          <table:table-cell table:style-name="ce1" office:value-type="string" calcext:value-type="string">
            <text:p>MacNeal Hospital Program Berwyn, Illinois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11098 <text:s text:c="217"/>2/5/2021</text:p>
          </table:table-cell>
        </table:table-row>
        <table:table-row table:style-name="ro5">
          <table:table-cell table:style-name="ce1" office:value-type="string" calcext:value-type="string">
            <text:p>Southern Illinois University (Carbondale) Program Carbondale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" calcext:value-type="percentage">
            <text:p>96.00%</text:p>
          </table:table-cell>
          <table:table-cell table:style-name="ce1" office:value-type="string" calcext:value-type="string">
            <text:p>1201611099 <text:s text:c="217"/>2/5/2021</text:p>
          </table:table-cell>
        </table:table-row>
        <table:table-row table:style-name="ro5">
          <table:table-cell table:style-name="ce1" office:value-type="string" calcext:value-type="string">
            <text:p>John H. Stroger Hospital of Cook County Program Chicago, Illinois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655" calcext:value-type="percentage">
            <text:p>96.55%</text:p>
          </table:table-cell>
          <table:table-cell table:style-name="ce1" office:value-type="string" calcext:value-type="string">
            <text:p>1201611100 <text:s text:c="217"/>2/5/2021</text:p>
          </table:table-cell>
        </table:table-row>
        <table:table-row table:style-name="ro5">
          <table:table-cell table:style-name="ce1" office:value-type="string" calcext:value-type="string">
            <text:p>Resurrection Medical Center Program Chicago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11102 <text:s text:c="217"/>2/5/2021</text:p>
          </table:table-cell>
        </table:table-row>
        <table:table-row table:style-name="ro5">
          <table:table-cell table:style-name="ce1" office:value-type="string" calcext:value-type="string">
            <text:p>St Joseph Hospital Chicago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11103 <text:s text:c="217"/>2/5/2021</text:p>
          </table:table-cell>
        </table:table-row>
        <table:table-row table:style-name="ro5">
          <table:table-cell table:style-name="ce1" office:value-type="string" calcext:value-type="string">
            <text:p>Advocate Lutheran General Hospital Program Park Ridge, Illinois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11107 <text:s text:c="217"/>2/5/2021</text:p>
          </table:table-cell>
        </table:table-row>
        <table:table-row table:style-name="ro5">
          <table:table-cell table:style-name="ce1" office:value-type="string" calcext:value-type="string">
            <text:p>Adventist La Grange Memorial Hospital Program La Grange, Illinois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11110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Illinois College of Medicine at Peoria Program Peoria, Illinois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524" calcext:value-type="percentage">
            <text:p>95.24%</text:p>
          </table:table-cell>
          <table:table-cell table:style-name="ce1" office:value-type="string" calcext:value-type="string">
            <text:p>120161111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Illinois College of Medicine (Rockford) Rural Program Dixon, Illinois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11675 <text:s text:c="217"/>2/5/2021</text:p>
          </table:table-cell>
        </table:table-row>
        <table:table-row table:style-name="ro5">
          <table:table-cell table:style-name="ce1" office:value-type="string" calcext:value-type="string">
            <text:p>Jackson Park Hospital Program Chicago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12363 <text:s text:c="217"/>2/5/2021</text:p>
          </table:table-cell>
        </table:table-row>
        <table:table-row table:style-name="ro5">
          <table:table-cell table:style-name="ce1" office:value-type="string" calcext:value-type="string">
            <text:p>Saints Mary and Elizabeth Medical Center Program Chicago, Illinois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661" calcext:value-type="percentage">
            <text:p>96.61%</text:p>
          </table:table-cell>
          <table:table-cell table:style-name="ce1" office:value-type="string" calcext:value-type="string">
            <text:p>1201612693 <text:s text:c="217"/>2/5/2021</text:p>
          </table:table-cell>
        </table:table-row>
        <table:table-row table:style-name="ro5">
          <table:table-cell table:style-name="ce1" office:value-type="string" calcext:value-type="string">
            <text:p>McGaw Medical Center of Northwestern University/Erie-Humboldt Park Program Chicago, Illinois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14" calcext:value-type="percentage">
            <text:p>97.14%</text:p>
          </table:table-cell>
          <table:table-cell table:style-name="ce1" office:value-type="string" calcext:value-type="string">
            <text:p>1201612701 <text:s text:c="217"/>2/5/2021</text:p>
          </table:table-cell>
        </table:table-row>
        <table:table-row table:style-name="ro5">
          <table:table-cell table:style-name="ce1" office:value-type="string" calcext:value-type="string">
            <text:p>Adventist Hinsdale Hospital Program Hinsdale, Illinois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109 <text:s text:c="217"/>2/5/2021</text:p>
          </table:table-cell>
        </table:table-row>
        <table:table-row table:style-name="ro5">
          <table:table-cell table:style-name="ce1" office:value-type="string" calcext:value-type="string">
            <text:p>Southern Illinois University Program Springfield, Illinois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778" calcext:value-type="percentage">
            <text:p>97.78%</text:p>
          </table:table-cell>
          <table:table-cell table:style-name="ce1" office:value-type="string" calcext:value-type="string">
            <text:p>1201621117 <text:s text:c="217"/>2/5/2021</text:p>
          </table:table-cell>
        </table:table-row>
        <table:table-row table:style-name="ro5">
          <table:table-cell table:style-name="ce1" office:value-type="string" calcext:value-type="string">
            <text:p>Southern Illinois University (Decatur) Program Decatur, Illinois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354 <text:s text:c="217"/>2/5/2021</text:p>
          </table:table-cell>
        </table:table-row>
        <table:table-row table:style-name="ro5">
          <table:table-cell table:style-name="ce1" office:value-type="string" calcext:value-type="string">
            <text:p>Advocate Christ Medical Center Program Oak Lawn, Illinois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364 <text:s text:c="217"/>2/5/2021</text:p>
          </table:table-cell>
        </table:table-row>
        <table:table-row table:style-name="ro5">
          <table:table-cell table:style-name="ce1" office:value-type="string" calcext:value-type="string">
            <text:p>Southern Illinois University (Quincy) Program Quincy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365 <text:s text:c="217"/>2/5/2021</text:p>
          </table:table-cell>
        </table:table-row>
        <table:table-row table:style-name="ro5">
          <table:table-cell table:style-name="ce1" office:value-type="string" calcext:value-type="string">
            <text:p>St Louis University School of Medicine (Belleville) Program O'Fallon, Illinois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percentage" office:value="0.9403" calcext:value-type="percentage">
            <text:p>94.03%</text:p>
          </table:table-cell>
          <table:table-cell table:style-name="ce1" office:value-type="string" calcext:value-type="string">
            <text:p>120162142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Illinois College of Medicine at Chicago/Advocate Illinois Masonic Med Ctr Program Chicago, Illinois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46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Illinois College of Medicine at Chicago Program Chicago, Illinois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488 <text:s text:c="217"/>2/5/2021</text:p>
          </table:table-cell>
        </table:table-row>
        <table:table-row table:style-name="ro5">
          <table:table-cell table:style-name="ce1" office:value-type="string" calcext:value-type="string">
            <text:p>Rush University Medical Center/Copley Memorial Hospital Program Aurora, Illinois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60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Chicago (NorthShore) Program Glenview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21654 <text:s text:c="217"/>2/5/2021</text:p>
          </table:table-cell>
        </table:table-row>
        <table:table-row table:style-name="ro5">
          <table:table-cell table:style-name="ce1" office:value-type="string" calcext:value-type="string">
            <text:p>Swedish Covenant Hospital Program Chicago, Illinois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31106 <text:s text:c="217"/>2/5/2021</text:p>
          </table:table-cell>
        </table:table-row>
        <table:table-row table:style-name="ro5">
          <table:table-cell table:style-name="ce1" office:value-type="string" calcext:value-type="string">
            <text:p>West Suburban Medical Center Program Oak Park, Illinois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31112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Illinois College of Medicine at Rockford Program Rockford, Illinois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31115 <text:s text:c="217"/>2/5/2021</text:p>
          </table:table-cell>
        </table:table-row>
        <table:table-row table:style-name="ro5">
          <table:table-cell table:style-name="ce1" office:value-type="string" calcext:value-type="string">
            <text:p>Mount Sinai Hospital Medical Center of Chicago Program Chicago, Illinois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631618 <text:s text:c="217"/>2/5/2021</text:p>
          </table:table-cell>
        </table:table-row>
        <table:table-row table:style-name="ro5">
          <table:table-cell table:style-name="ce1" office:value-type="string" calcext:value-type="string">
            <text:p>Kansas City University of Medicine &amp; Biosciences-GME Consortium (KCU-GMEC)/Reid Health Program Richmond, Indian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00003 <text:s text:c="217"/>2/5/2021</text:p>
          </table:table-cell>
        </table:table-row>
        <table:table-row table:style-name="ro5">
          <table:table-cell table:style-name="ce1" office:value-type="string" calcext:value-type="string">
            <text:p>Community Health Network, Inc. Program Greenwood, Indiana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700718 <text:s text:c="217"/>2/5/2021</text:p>
          </table:table-cell>
        </table:table-row>
        <table:table-row table:style-name="ro5">
          <table:table-cell table:style-name="ce1" office:value-type="string" calcext:value-type="string">
            <text:p>Indiana University School of Medicine (Arnett) Program Lafayette, India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700719 <text:s text:c="217"/>2/5/2021</text:p>
          </table:table-cell>
        </table:table-row>
        <table:table-row table:style-name="ro5">
          <table:table-cell table:style-name="ce1" office:value-type="string" calcext:value-type="string">
            <text:p>Indiana University School of Medicine (Jasper) Program Jasper, India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1700720 <text:s text:c="217"/>2/5/2021</text:p>
          </table:table-cell>
        </table:table-row>
        <table:table-row table:style-name="ro5">
          <table:table-cell table:style-name="ce1" office:value-type="string" calcext:value-type="string">
            <text:p>Community Hospitals of Indianapolis Program Indianapolis, Indian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11123 <text:s text:c="217"/>2/5/2021</text:p>
          </table:table-cell>
        </table:table-row>
        <table:table-row table:style-name="ro5">
          <table:table-cell table:style-name="ce1" office:value-type="string" calcext:value-type="string">
            <text:p>Franciscan Health Indianapolis Program Indianapolis, India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37" calcext:value-type="percentage">
            <text:p>97.37%</text:p>
          </table:table-cell>
          <table:table-cell table:style-name="ce1" office:value-type="string" calcext:value-type="string">
            <text:p>1201711125 <text:s text:c="217"/>2/5/2021</text:p>
          </table:table-cell>
        </table:table-row>
        <table:table-row table:style-name="ro5">
          <table:table-cell table:style-name="ce1" office:value-type="string" calcext:value-type="string">
            <text:p>Indiana University School of Medicine Program Indianapolis, Indiana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11126 <text:s text:c="217"/>2/5/2021</text:p>
          </table:table-cell>
        </table:table-row>
        <table:table-row table:style-name="ro5">
          <table:table-cell table:style-name="ce1" office:value-type="string" calcext:value-type="string">
            <text:p>St Vincent Hospital and Health Care Center Program Indianapolis, Indian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11127 <text:s text:c="217"/>2/5/2021</text:p>
          </table:table-cell>
        </table:table-row>
        <table:table-row table:style-name="ro5">
          <table:table-cell table:style-name="ce1" office:value-type="string" calcext:value-type="string">
            <text:p>Indiana University Health Ball Memorial Hospital Program Muncie, India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11128 <text:s text:c="217"/>2/5/2021</text:p>
          </table:table-cell>
        </table:table-row>
        <table:table-row table:style-name="ro5">
          <table:table-cell table:style-name="ce1" office:value-type="string" calcext:value-type="string">
            <text:p>Memorial Hospital of South Bend Program South Bend, Indian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11129 <text:s text:c="217"/>2/5/2021</text:p>
          </table:table-cell>
        </table:table-row>
        <table:table-row table:style-name="ro5">
          <table:table-cell table:style-name="ce1" office:value-type="string" calcext:value-type="string">
            <text:p>St Joseph's Regional Medical Center (South Bend) Program Mishawaka, Indian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11130 <text:s text:c="217"/>2/5/2021</text:p>
          </table:table-cell>
        </table:table-row>
        <table:table-row table:style-name="ro5">
          <table:table-cell table:style-name="ce1" office:value-type="string" calcext:value-type="string">
            <text:p>Union Hospital Program Terre Haute, Indian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11131 <text:s text:c="217"/>2/5/2021</text:p>
          </table:table-cell>
        </table:table-row>
        <table:table-row table:style-name="ro5">
          <table:table-cell table:style-name="ce1" office:value-type="string" calcext:value-type="string">
            <text:p>Deaconess Hospital Program Evansville, Indian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21119 <text:s text:c="217"/>2/5/2021</text:p>
          </table:table-cell>
        </table:table-row>
        <table:table-row table:style-name="ro5">
          <table:table-cell table:style-name="ce1" office:value-type="string" calcext:value-type="string">
            <text:p>Fort Wayne Medical Education Program Fort Wayne, India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721121 <text:s text:c="217"/>2/5/2021</text:p>
          </table:table-cell>
        </table:table-row>
        <table:table-row table:style-name="ro5">
          <table:table-cell table:style-name="ce1" office:value-type="string" calcext:value-type="string">
            <text:p>Broadlawns Medical Center Program Des Moines, Iow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1113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Iowa Hospitals and Clinics Program Iowa City, Iow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11136 <text:s text:c="217"/>2/5/2021</text:p>
          </table:table-cell>
        </table:table-row>
        <table:table-row table:style-name="ro5">
          <table:table-cell table:style-name="ce1" office:value-type="string" calcext:value-type="string">
            <text:p>Genesis Health System (Quad Cities) Program Davenport, Iow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21133 <text:s text:c="217"/>2/5/2021</text:p>
          </table:table-cell>
        </table:table-row>
        <table:table-row table:style-name="ro5">
          <table:table-cell table:style-name="ce1" office:value-type="string" calcext:value-type="string">
            <text:p>Siouxland Medical Education Foundation Program Sioux City, Iow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21137 <text:s text:c="217"/>2/5/2021</text:p>
          </table:table-cell>
        </table:table-row>
        <table:table-row table:style-name="ro5">
          <table:table-cell table:style-name="ce1" office:value-type="string" calcext:value-type="string">
            <text:p>Northeast Iowa Medical Education Foundation Program Waterloo, Iow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21138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Medical Center (Mason City) Program Mason City, Iow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21373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Hospital Medical Center (Des Moines) Program Des Moines, Iow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21598 <text:s text:c="217"/>2/5/2021</text:p>
          </table:table-cell>
        </table:table-row>
        <table:table-row table:style-name="ro5">
          <table:table-cell table:style-name="ce1" office:value-type="string" calcext:value-type="string">
            <text:p>Cedar Rapids Medical Education Foundation Program Cedar Rapids, Iow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22" calcext:value-type="percentage">
            <text:p>97.22%</text:p>
          </table:table-cell>
          <table:table-cell table:style-name="ce1" office:value-type="string" calcext:value-type="string">
            <text:p>1201822132 <text:s text:c="217"/>2/5/2021</text:p>
          </table:table-cell>
        </table:table-row>
        <table:table-row table:style-name="ro5">
          <table:table-cell table:style-name="ce1" office:value-type="string" calcext:value-type="string">
            <text:p>Central Iowa Health System (Iowa Lutheran Hospital) Program Des Moines, Iow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831135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Kansas School of Medicine Program Kansas City, Kansas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778" calcext:value-type="percentage">
            <text:p>97.78%</text:p>
          </table:table-cell>
          <table:table-cell table:style-name="ce1" office:value-type="string" calcext:value-type="string">
            <text:p>1201911139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Kansas (Wichita)/Wesley Program Wichita, Kansas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5" calcext:value-type="percentage">
            <text:p>97.50%</text:p>
          </table:table-cell>
          <table:table-cell table:style-name="ce1" office:value-type="string" calcext:value-type="string">
            <text:p>1201911142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Kansas (Wichita)/Salina Program Salina, Kansas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192136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Kansas (Wichita)/Via Christi Hospitals Wichita Program Wichita, Kansas</text:p>
          </table:table-cell>
          <table:table-cell table:style-name="ce15" office:value-type="float" office:value="18" calcext:value-type="float">
            <text:p>18</text:p>
          </table:table-cell>
          <table:table-cell table:style-name="ce11" office:value-type="percentage" office:value="0.9888" calcext:value-type="percentage">
            <text:p>98.88%</text:p>
          </table:table-cell>
          <table:table-cell table:style-name="ce1" office:value-type="string" calcext:value-type="string">
            <text:p>1201921630 <text:s text:c="217"/>2/5/2021</text:p>
          </table:table-cell>
        </table:table-row>
        <table:table-row table:style-name="ro5">
          <table:table-cell table:style-name="ce1" office:value-type="string" calcext:value-type="string">
            <text:p>Appalachian Osteopathic Postgraduate Training Institute Consortium/Lake Cumberland Regional Hospital Program Somerset, Kentucky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000666 <text:s text:c="217"/>2/5/2021</text:p>
          </table:table-cell>
        </table:table-row>
        <table:table-row table:style-name="ro5">
          <table:table-cell table:style-name="ce1" office:value-type="string" calcext:value-type="string">
            <text:p>Appalachian Osteopathic Postgraduate Training Institute Consortium Program Pikeville, Kentucky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00066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Louisville School of Medicine (Owensboro) Program Owensboro, Kentucky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000669 <text:s text:c="217"/>2/5/2021</text:p>
          </table:table-cell>
        </table:table-row>
        <table:table-row table:style-name="ro5">
          <table:table-cell table:style-name="ce1" office:value-type="string" calcext:value-type="string">
            <text:p>St Elizabeth Medical Center Program Edgewood, Kentucky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01114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Kentucky College of Medicine Program Lexington, Kentucky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77" calcext:value-type="percentage">
            <text:p>96.77%</text:p>
          </table:table-cell>
          <table:table-cell table:style-name="ce1" office:value-type="string" calcext:value-type="string">
            <text:p>120202114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Louisville Program Louisville, Kentucky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5" calcext:value-type="percentage">
            <text:p>97.50%</text:p>
          </table:table-cell>
          <table:table-cell table:style-name="ce1" office:value-type="string" calcext:value-type="string">
            <text:p>1202021145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Kentucky College of Medicine (Hazard) Program Hazard, Kentucky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021512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Louisville (Glasgow) Program Glasgow, Kentucky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021613 <text:s text:c="217"/>2/5/2021</text:p>
          </table:table-cell>
        </table:table-row>
        <table:table-row table:style-name="ro5">
          <table:table-cell table:style-name="ce1" office:value-type="string" calcext:value-type="string">
            <text:p>Trover Clinic Foundation Program Madisonville, Kentucky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55" calcext:value-type="percentage">
            <text:p>96.55%</text:p>
          </table:table-cell>
          <table:table-cell table:style-name="ce1" office:value-type="string" calcext:value-type="string">
            <text:p>120203114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Kentucky College of Medicine (Morehead) Rural Program Morehead, Kentucky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03166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Medical Center/Louisiana State University (Lafayette) Program Lafayette, Louisia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111149 <text:s text:c="217"/>2/5/2021</text:p>
          </table:table-cell>
        </table:table-row>
        <table:table-row table:style-name="ro5">
          <table:table-cell table:style-name="ce1" office:value-type="string" calcext:value-type="string">
            <text:p>Louisiana State University Medical Center (Shreveport) Rural Program Shreveport, Louisian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9286" calcext:value-type="percentage">
            <text:p>92.86%</text:p>
          </table:table-cell>
          <table:table-cell table:style-name="ce1" office:value-type="string" calcext:value-type="string">
            <text:p>1202111567 <text:s text:c="217"/>2/5/2021</text:p>
          </table:table-cell>
        </table:table-row>
        <table:table-row table:style-name="ro5">
          <table:table-cell table:style-name="ce1" office:value-type="string" calcext:value-type="string">
            <text:p>Louisiana State University (Bogalusa) Program Bogalusa, Louisian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113695 <text:s text:c="217"/>2/5/2021</text:p>
          </table:table-cell>
        </table:table-row>
        <table:table-row table:style-name="ro5">
          <table:table-cell table:style-name="ce1" office:value-type="string" calcext:value-type="string">
            <text:p>Louisiana State University (Shreveport) Program Shreveport, Louisia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121150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Medical Center/Louisiana State University (Shreveport)/Monroe Program Monroe, Louisia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143" calcext:value-type="percentage">
            <text:p>91.43%</text:p>
          </table:table-cell>
          <table:table-cell table:style-name="ce1" office:value-type="string" calcext:value-type="string">
            <text:p>1202121440 <text:s text:c="217"/>2/5/2021</text:p>
          </table:table-cell>
        </table:table-row>
        <table:table-row table:style-name="ro5">
          <table:table-cell table:style-name="ce1" office:value-type="string" calcext:value-type="string">
            <text:p>Baton Rouge General Medical Center Program Baton Rouge, Louisia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121560 <text:s text:c="217"/>2/5/2021</text:p>
          </table:table-cell>
        </table:table-row>
        <table:table-row table:style-name="ro5">
          <table:table-cell table:style-name="ce1" office:value-type="string" calcext:value-type="string">
            <text:p>Louisiana State University (Lake Charles) Program Lake Charles, Louisia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121594 <text:s text:c="217"/>2/5/2021</text:p>
          </table:table-cell>
        </table:table-row>
        <table:table-row table:style-name="ro5">
          <table:table-cell table:style-name="ce1" office:value-type="string" calcext:value-type="string">
            <text:p>East Jefferson General Hospital Program Metairie, Louisian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121631 <text:s text:c="217"/>2/5/2021</text:p>
          </table:table-cell>
        </table:table-row>
        <table:table-row table:style-name="ro5">
          <table:table-cell table:style-name="ce1" office:value-type="string" calcext:value-type="string">
            <text:p>Louisiana State University (Kenner) Program Kenner, Louisian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121641 <text:s text:c="217"/>2/5/2021</text:p>
          </table:table-cell>
        </table:table-row>
        <table:table-row table:style-name="ro5">
          <table:table-cell table:style-name="ce1" office:value-type="string" calcext:value-type="string">
            <text:p>Louisiana State University (Shreveport)/Rapides Regional Medical Center Program Alexandria, Louisian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43" calcext:value-type="percentage">
            <text:p>96.43%</text:p>
          </table:table-cell>
          <table:table-cell table:style-name="ce1" office:value-type="string" calcext:value-type="string">
            <text:p>1202131566 <text:s text:c="217"/>2/5/2021</text:p>
          </table:table-cell>
        </table:table-row>
        <table:table-row table:style-name="ro5">
          <table:table-cell table:style-name="ce1" office:value-type="string" calcext:value-type="string">
            <text:p>Central Maine Medical Center Program Lewiston, Maine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211153 <text:s text:c="217"/>2/5/2021</text:p>
          </table:table-cell>
        </table:table-row>
        <table:table-row table:style-name="ro5">
          <table:table-cell table:style-name="ce1" office:value-type="string" calcext:value-type="string">
            <text:p>Eastern Maine Medical Center Program Bangor, Maine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212152 <text:s text:c="217"/>2/5/2021</text:p>
          </table:table-cell>
        </table:table-row>
        <table:table-row table:style-name="ro5">
          <table:table-cell table:style-name="ce1" office:value-type="string" calcext:value-type="string">
            <text:p>Maine-Dartmouth Family Practice Program Augusta, Maine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222151 <text:s text:c="217"/>2/5/2021</text:p>
          </table:table-cell>
        </table:table-row>
        <table:table-row table:style-name="ro5">
          <table:table-cell table:style-name="ce1" office:value-type="string" calcext:value-type="string">
            <text:p>Maine Medical Center Program Portland, Maine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231154 <text:s text:c="217"/>2/5/2021</text:p>
          </table:table-cell>
        </table:table-row>
        <table:table-row table:style-name="ro5">
          <table:table-cell table:style-name="ce1" office:value-type="string" calcext:value-type="string">
            <text:p>Prince George's Hospital Center Program Cheverly, Maryland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300556 <text:s text:c="217"/>2/5/2021</text:p>
          </table:table-cell>
        </table:table-row>
        <table:table-row table:style-name="ro5">
          <table:table-cell table:style-name="ce1" office:value-type="string" calcext:value-type="string">
            <text:p>Mountain State Osteopathic Postdoctoral Training Institutions (MSOPTI)/Meritus Medical Center Program Hagerstown, Maryland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300557 <text:s text:c="217"/>2/5/2021</text:p>
          </table:table-cell>
        </table:table-row>
        <table:table-row table:style-name="ro5">
          <table:table-cell table:style-name="ce1" office:value-type="string" calcext:value-type="string">
            <text:p>Franklin Square Hospital Center Program Baltimore, Maryland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312155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aryland School of Medicine Baltimore, Maryland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565" calcext:value-type="percentage">
            <text:p>95.65%</text:p>
          </table:table-cell>
          <table:table-cell table:style-name="ce1" office:value-type="string" calcext:value-type="string">
            <text:p>1202321156 <text:s text:c="217"/>2/5/2021</text:p>
          </table:table-cell>
        </table:table-row>
        <table:table-row table:style-name="ro5">
          <table:table-cell table:style-name="ce1" office:value-type="string" calcext:value-type="string">
            <text:p>Steward Carney Hospital Inc. Program Boston, Massachusetts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400688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assachusetts Program Worcester, Massachusetts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516" calcext:value-type="percentage">
            <text:p>95.16%</text:p>
          </table:table-cell>
          <table:table-cell table:style-name="ce1" office:value-type="string" calcext:value-type="string">
            <text:p>1202421160 <text:s text:c="217"/>2/5/2021</text:p>
          </table:table-cell>
        </table:table-row>
        <table:table-row table:style-name="ro5">
          <table:table-cell table:style-name="ce1" office:value-type="string" calcext:value-type="string">
            <text:p>Greater Lawrence Family Health Center Program Lawrence, Massachusetts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421528 <text:s text:c="217"/>2/5/2021</text:p>
          </table:table-cell>
        </table:table-row>
        <table:table-row table:style-name="ro5">
          <table:table-cell table:style-name="ce1" office:value-type="string" calcext:value-type="string">
            <text:p>Boston University Medical Center Program Boston, Massachusetts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0.9818" calcext:value-type="percentage">
            <text:p>98.18%</text:p>
          </table:table-cell>
          <table:table-cell table:style-name="ce1" office:value-type="string" calcext:value-type="string">
            <text:p>120242164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assachusetts (Fitchburg) Program Fitchburg, Massachusetts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431159 <text:s text:c="217"/>2/5/2021</text:p>
          </table:table-cell>
        </table:table-row>
        <table:table-row table:style-name="ro5">
          <table:table-cell table:style-name="ce1" office:value-type="string" calcext:value-type="string">
            <text:p>Tufts University at Cambridge Health Alliance Program Malden, Massachusetts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5" calcext:value-type="percentage">
            <text:p>97.50%</text:p>
          </table:table-cell>
          <table:table-cell table:style-name="ce1" office:value-type="string" calcext:value-type="string">
            <text:p>1202431687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Memorial Hospital System Program Monroe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19 <text:s text:c="217"/>2/5/2021</text:p>
          </table:table-cell>
        </table:table-row>
        <table:table-row table:style-name="ro5">
          <table:table-cell table:style-name="ce1" office:value-type="string" calcext:value-type="string">
            <text:p>Detroit Medical Center/Wayne State University (Sinai Grace) Program Detroit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355" calcext:value-type="percentage">
            <text:p>93.55%</text:p>
          </table:table-cell>
          <table:table-cell table:style-name="ce1" office:value-type="string" calcext:value-type="string">
            <text:p>1202500733 <text:s text:c="217"/>2/5/2021</text:p>
          </table:table-cell>
        </table:table-row>
        <table:table-row table:style-name="ro5">
          <table:table-cell table:style-name="ce1" office:value-type="string" calcext:value-type="string">
            <text:p>Michigan State University Program Alma, Michigan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34 <text:s text:c="217"/>2/5/2021</text:p>
          </table:table-cell>
        </table:table-row>
        <table:table-row table:style-name="ro5">
          <table:table-cell table:style-name="ce1" office:value-type="string" calcext:value-type="string">
            <text:p>Lakeland Health Program Saint Joseph, Michigan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9231" calcext:value-type="percentage">
            <text:p>92.31%</text:p>
          </table:table-cell>
          <table:table-cell table:style-name="ce1" office:value-type="string" calcext:value-type="string">
            <text:p>1202500735 <text:s text:c="217"/>2/5/2021</text:p>
          </table:table-cell>
        </table:table-row>
        <table:table-row table:style-name="ro5">
          <table:table-cell table:style-name="ce1" office:value-type="string" calcext:value-type="string">
            <text:p>Metro Health University of Michigan Health (Metro Health) Program Wyoming, Michigan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36 <text:s text:c="217"/>2/5/2021</text:p>
          </table:table-cell>
        </table:table-row>
        <table:table-row table:style-name="ro5">
          <table:table-cell table:style-name="ce1" office:value-type="string" calcext:value-type="string">
            <text:p>McLaren Oakland Program Pontiac, Michigan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37 <text:s text:c="217"/>2/5/2021</text:p>
          </table:table-cell>
        </table:table-row>
        <table:table-row table:style-name="ro5">
          <table:table-cell table:style-name="ce1" office:value-type="string" calcext:value-type="string">
            <text:p>Botsford Hospital Program Farmington Hills, Michigan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38 <text:s text:c="217"/>2/5/2021</text:p>
          </table:table-cell>
        </table:table-row>
        <table:table-row table:style-name="ro5">
          <table:table-cell table:style-name="ce1" office:value-type="string" calcext:value-type="string">
            <text:p>Henry Ford Allegiance Health Program Jackson, Michigan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39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Health Program Muskegon, Michigan</text:p>
          </table:table-cell>
          <table:table-cell table:style-name="ce15" office:value-type="float" office:value="3" calcext:value-type="float">
            <text:p>3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500740 <text:s text:c="217"/>2/5/2021</text:p>
          </table:table-cell>
        </table:table-row>
        <table:table-row table:style-name="ro5">
          <table:table-cell table:style-name="ce1" office:value-type="string" calcext:value-type="string">
            <text:p>Ascension Macomb-Oakland Hospital Program Warren, Michigan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41 <text:s text:c="217"/>2/5/2021</text:p>
          </table:table-cell>
        </table:table-row>
        <table:table-row table:style-name="ro5">
          <table:table-cell table:style-name="ce1" office:value-type="string" calcext:value-type="string">
            <text:p>Henry Ford Macomb Hospital Program Clinton Township, Michigan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42 <text:s text:c="217"/>2/5/2021</text:p>
          </table:table-cell>
        </table:table-row>
        <table:table-row table:style-name="ro5">
          <table:table-cell table:style-name="ce1" office:value-type="string" calcext:value-type="string">
            <text:p>Detroit Wayne County Health Authority (Authority Health) GME Consortium Program Detroit, Michigan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43 <text:s text:c="217"/>2/5/2021</text:p>
          </table:table-cell>
        </table:table-row>
        <table:table-row table:style-name="ro5">
          <table:table-cell table:style-name="ce1" office:value-type="string" calcext:value-type="string">
            <text:p>McLaren Oakland (Macomb) Program Clinton Township, Michigan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00744 <text:s text:c="217"/>2/5/2021</text:p>
          </table:table-cell>
        </table:table-row>
        <table:table-row table:style-name="ro5">
          <table:table-cell table:style-name="ce1" office:value-type="string" calcext:value-type="string">
            <text:p>McLaren Health Care/Greater Lansing/MSU Program Lansing, Michigan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500745 <text:s text:c="217"/>2/5/2021</text:p>
          </table:table-cell>
        </table:table-row>
        <table:table-row table:style-name="ro5">
          <table:table-cell table:style-name="ce1" office:value-type="string" calcext:value-type="string">
            <text:p>McLaren Health Care/Bay/MSU Program Bay City, Michigan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500746 <text:s text:c="217"/>2/5/2021</text:p>
          </table:table-cell>
        </table:table-row>
        <table:table-row table:style-name="ro5">
          <table:table-cell table:style-name="ce1" office:value-type="string" calcext:value-type="string">
            <text:p>Western Michigan University Homer Stryker MD School of Medicine (Battle Creek) Program Battle Creek, Michigan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500747 <text:s text:c="217"/>2/5/2021</text:p>
          </table:table-cell>
        </table:table-row>
        <table:table-row table:style-name="ro5">
          <table:table-cell table:style-name="ce1" office:value-type="string" calcext:value-type="string">
            <text:p>Spectrum Health/Michigan State University Program Grand Rapids, Michigan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500748 <text:s text:c="217"/>2/5/2021</text:p>
          </table:table-cell>
        </table:table-row>
        <table:table-row table:style-name="ro5">
          <table:table-cell table:style-name="ce1" office:value-type="string" calcext:value-type="string">
            <text:p>Garden City Hospital Program Garden City, Michigan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500749 <text:s text:c="217"/>2/5/2021</text:p>
          </table:table-cell>
        </table:table-row>
        <table:table-row table:style-name="ro5">
          <table:table-cell table:style-name="ce1" office:value-type="string" calcext:value-type="string">
            <text:p>St John Hospital and Medical Center Program St. Clair Shores, Michigan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06" calcext:value-type="percentage">
            <text:p>97.06%</text:p>
          </table:table-cell>
          <table:table-cell table:style-name="ce1" office:value-type="string" calcext:value-type="string">
            <text:p>1202511163 <text:s text:c="217"/>2/5/2021</text:p>
          </table:table-cell>
        </table:table-row>
        <table:table-row table:style-name="ro5">
          <table:table-cell table:style-name="ce1" office:value-type="string" calcext:value-type="string">
            <text:p>Oakland Physicians Medical Center Program Pontiac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31" calcext:value-type="percentage">
            <text:p>93.10%</text:p>
          </table:table-cell>
          <table:table-cell table:style-name="ce1" office:value-type="string" calcext:value-type="string">
            <text:p>1202512172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Health Grand Rapids Program Grand Rapids, Michigan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167 <text:s text:c="217"/>2/5/2021</text:p>
          </table:table-cell>
        </table:table-row>
        <table:table-row table:style-name="ro5">
          <table:table-cell table:style-name="ce1" office:value-type="string" calcext:value-type="string">
            <text:p>William Beaumont Hospital-Grosse Pointe Program St. Clair Shores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168 <text:s text:c="217"/>2/5/2021</text:p>
          </table:table-cell>
        </table:table-row>
        <table:table-row table:style-name="ro5">
          <table:table-cell table:style-name="ce1" office:value-type="string" calcext:value-type="string">
            <text:p>Western Michigan University Homer Stryker MD School of Medicine Kalamazoo, Michigan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169 <text:s text:c="217"/>2/5/2021</text:p>
          </table:table-cell>
        </table:table-row>
        <table:table-row table:style-name="ro5">
          <table:table-cell table:style-name="ce1" office:value-type="string" calcext:value-type="string">
            <text:p>Sparrow Hospital/Michigan State University Program Lansing, Michigan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170 <text:s text:c="217"/>2/5/2021</text:p>
          </table:table-cell>
        </table:table-row>
        <table:table-row table:style-name="ro5">
          <table:table-cell table:style-name="ce1" office:value-type="string" calcext:value-type="string">
            <text:p>Providence Hospital and Medical Centers Program Southfield, Michigan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175 <text:s text:c="217"/>2/5/2021</text:p>
          </table:table-cell>
        </table:table-row>
        <table:table-row table:style-name="ro5">
          <table:table-cell table:style-name="ce1" office:value-type="string" calcext:value-type="string">
            <text:p>U P Health System-Marquette Program Marquette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67" calcext:value-type="percentage">
            <text:p>96.67%</text:p>
          </table:table-cell>
          <table:table-cell table:style-name="ce1" office:value-type="string" calcext:value-type="string">
            <text:p>1202521370 <text:s text:c="217"/>2/5/2021</text:p>
          </table:table-cell>
        </table:table-row>
        <table:table-row table:style-name="ro5">
          <table:table-cell table:style-name="ce1" office:value-type="string" calcext:value-type="string">
            <text:p>William Beaumont Hospital Program Sterling Heights, Michigan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374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chigan Program Ann Arbor, Michigan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425 <text:s text:c="217"/>2/5/2021</text:p>
          </table:table-cell>
        </table:table-row>
        <table:table-row table:style-name="ro5">
          <table:table-cell table:style-name="ce1" office:value-type="string" calcext:value-type="string">
            <text:p>Henry Ford Hospital/Wayne State University Program Detroit, Michigan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484 <text:s text:c="217"/>2/5/2021</text:p>
          </table:table-cell>
        </table:table-row>
        <table:table-row table:style-name="ro5">
          <table:table-cell table:style-name="ce1" office:value-type="string" calcext:value-type="string">
            <text:p>McLaren Regional Medical Center Program Flint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573 <text:s text:c="217"/>2/5/2021</text:p>
          </table:table-cell>
        </table:table-row>
        <table:table-row table:style-name="ro5">
          <table:table-cell table:style-name="ce1" office:value-type="string" calcext:value-type="string">
            <text:p>Munson Medical Center Program Traverse City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602 <text:s text:c="217"/>2/5/2021</text:p>
          </table:table-cell>
        </table:table-row>
        <table:table-row table:style-name="ro5">
          <table:table-cell table:style-name="ce1" office:value-type="string" calcext:value-type="string">
            <text:p>St Joseph Mercy (Livingston) Hospital Program Brighton, Michigan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2" calcext:value-type="percentage">
            <text:p>92.00%</text:p>
          </table:table-cell>
          <table:table-cell table:style-name="ce1" office:value-type="string" calcext:value-type="string">
            <text:p>1202521690 <text:s text:c="217"/>2/5/2021</text:p>
          </table:table-cell>
        </table:table-row>
        <table:table-row table:style-name="ro5">
          <table:table-cell table:style-name="ce1" office:value-type="string" calcext:value-type="string">
            <text:p>Wayne State University School of Medicine Program Rochester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21694 <text:s text:c="217"/>2/5/2021</text:p>
          </table:table-cell>
        </table:table-row>
        <table:table-row table:style-name="ro5">
          <table:table-cell table:style-name="ce1" office:value-type="string" calcext:value-type="string">
            <text:p>Genesys Regional Medical Center Program Grand Blanc, Michigan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31166 <text:s text:c="217"/>2/5/2021</text:p>
          </table:table-cell>
        </table:table-row>
        <table:table-row table:style-name="ro5">
          <table:table-cell table:style-name="ce1" office:value-type="string" calcext:value-type="string">
            <text:p>MidMichigan Medical Center-Midland Program Midland, Michigan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31171 <text:s text:c="217"/>2/5/2021</text:p>
          </table:table-cell>
        </table:table-row>
        <table:table-row table:style-name="ro5">
          <table:table-cell table:style-name="ce1" office:value-type="string" calcext:value-type="string">
            <text:p>Central Michigan University College of Medicine Program Saginaw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31174 <text:s text:c="217"/>2/5/2021</text:p>
          </table:table-cell>
        </table:table-row>
        <table:table-row table:style-name="ro5">
          <table:table-cell table:style-name="ce1" office:value-type="string" calcext:value-type="string">
            <text:p>Oakwood Annapolis Hospital Program Wayne, Michigan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31678 <text:s text:c="217"/>2/5/2021</text:p>
          </table:table-cell>
        </table:table-row>
        <table:table-row table:style-name="ro5">
          <table:table-cell table:style-name="ce1" office:value-type="string" calcext:value-type="string">
            <text:p>St Mary Mercy Hospital Program Livonia, Michiga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531700 <text:s text:c="217"/>2/5/2021</text:p>
          </table:table-cell>
        </table:table-row>
        <table:table-row table:style-name="ro5">
          <table:table-cell table:style-name="ce1" office:value-type="string" calcext:value-type="string">
            <text:p>HealthPartners Institute for Education and Research/Regions Hospital Program St. Louis Park, Minnesot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600654 <text:s text:c="217"/>2/5/2021</text:p>
          </table:table-cell>
        </table:table-row>
        <table:table-row table:style-name="ro5">
          <table:table-cell table:style-name="ce1" office:value-type="string" calcext:value-type="string">
            <text:p>Hennepin County Medical Center Program Minneapolis, Minnesot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1117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/St John's Hospital Program St. Paul, Minnesot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11652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/St Joseph's Hospital Program St. Paul, Minnesot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12653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 (Duluth) Program Duluth, Minnesot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21176 <text:s text:c="217"/>2/5/2021</text:p>
          </table:table-cell>
        </table:table-row>
        <table:table-row table:style-name="ro5">
          <table:table-cell table:style-name="ce1" office:value-type="string" calcext:value-type="string">
            <text:p>College of Medicine, Mayo Clinic (Rochester) Program Kasson, Minnesot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21179 <text:s text:c="217"/>2/5/2021</text:p>
          </table:table-cell>
        </table:table-row>
        <table:table-row table:style-name="ro5">
          <table:table-cell table:style-name="ce1" office:value-type="string" calcext:value-type="string">
            <text:p>Allina Hospitals &amp; Clinics Program St. Paul, Minnesot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2152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 (Mankato) Program Mankato, Minnesot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21568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/St. Cloud Hospital Program St. Cloud, Minnesot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2158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/Methodist Hospital Program St. Louis Park, Minnesot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2161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/University of Minnesota Medical Center <text:s/>Program Minneapolis, Minnesot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55" calcext:value-type="percentage">
            <text:p>96.55%</text:p>
          </table:table-cell>
          <table:table-cell table:style-name="ce1" office:value-type="string" calcext:value-type="string">
            <text:p>1202621650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nnesota/North Memorial Health Care Program Minneapolis, Minnesot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631651 <text:s text:c="217"/>2/5/2021</text:p>
          </table:table-cell>
        </table:table-row>
        <table:table-row table:style-name="ro5">
          <table:table-cell table:style-name="ce1" office:value-type="string" calcext:value-type="string">
            <text:p>Forrest General Hospital Program Hattiesburg, Mississippi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700559 <text:s text:c="217"/>2/5/2021</text:p>
          </table:table-cell>
        </table:table-row>
        <table:table-row table:style-name="ro5">
          <table:table-cell table:style-name="ce1" office:value-type="string" calcext:value-type="string">
            <text:p>East Central Mississippi Health Network, Inc. Program Meridian, Mississippi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6" calcext:value-type="percentage">
            <text:p>60.00%</text:p>
          </table:table-cell>
          <table:table-cell table:style-name="ce1" office:value-type="string" calcext:value-type="string">
            <text:p>1202700560 <text:s text:c="217"/>2/5/2021</text:p>
          </table:table-cell>
        </table:table-row>
        <table:table-row table:style-name="ro5">
          <table:table-cell table:style-name="ce1" office:value-type="string" calcext:value-type="string">
            <text:p>Mississippi Medical Education and Research Consortium Program Greenville, Mississippi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700561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ssissippi Medical Center Program Jackson, Mississippi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721181 <text:s text:c="217"/>2/5/2021</text:p>
          </table:table-cell>
        </table:table-row>
        <table:table-row table:style-name="ro5">
          <table:table-cell table:style-name="ce1" office:value-type="string" calcext:value-type="string">
            <text:p>North Mississippi Medical Center (Tupelo) Program Tupelo, Mississippi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487" calcext:value-type="percentage">
            <text:p>94.87%</text:p>
          </table:table-cell>
          <table:table-cell table:style-name="ce1" office:value-type="string" calcext:value-type="string">
            <text:p>1202721558 <text:s text:c="217"/>2/5/2021</text:p>
          </table:table-cell>
        </table:table-row>
        <table:table-row table:style-name="ro5">
          <table:table-cell table:style-name="ce1" office:value-type="string" calcext:value-type="string">
            <text:p>Still OPTI Program Kirksville, Missouri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800705 <text:s text:c="217"/>2/5/2021</text:p>
          </table:table-cell>
        </table:table-row>
        <table:table-row table:style-name="ro5">
          <table:table-cell table:style-name="ce1" office:value-type="string" calcext:value-type="string">
            <text:p>Kansas City University of Medicine &amp; Biosciences-GME Consortium (KCU-GMEC)/St. Luke's Des Peres Program St. Louis, Missouri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800707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ssouri-Columbia School of Medicine/Capital Region Medical Center Program Jefferson City, Missouri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2800709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ssouri-Columbia Program Columbia, Missouri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811182 <text:s text:c="217"/>2/5/2021</text:p>
          </table:table-cell>
        </table:table-row>
        <table:table-row table:style-name="ro5">
          <table:table-cell table:style-name="ce1" office:value-type="string" calcext:value-type="string">
            <text:p>Research Medical Center Program Kansas City, Missouri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828" calcext:value-type="percentage">
            <text:p>98.28%</text:p>
          </table:table-cell>
          <table:table-cell table:style-name="ce1" office:value-type="string" calcext:value-type="string">
            <text:p>1202821183 <text:s text:c="217"/>2/5/2021</text:p>
          </table:table-cell>
        </table:table-row>
        <table:table-row table:style-name="ro5">
          <table:table-cell table:style-name="ce1" office:value-type="string" calcext:value-type="string">
            <text:p>Mercy Hospital (St. Louis) Program St. Louis, Missouri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821186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Missouri at Kansas City Program Kansas City, Missouri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0.9667" calcext:value-type="percentage">
            <text:p>96.67%</text:p>
          </table:table-cell>
          <table:table-cell table:style-name="ce1" office:value-type="string" calcext:value-type="string">
            <text:p>1202821422 <text:s text:c="217"/>2/5/2021</text:p>
          </table:table-cell>
        </table:table-row>
        <table:table-row table:style-name="ro5">
          <table:table-cell table:style-name="ce1" office:value-type="string" calcext:value-type="string">
            <text:p>Cox Medical Center Program Springfield, Missouri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821476 <text:s text:c="217"/>2/5/2021</text:p>
          </table:table-cell>
        </table:table-row>
        <table:table-row table:style-name="ro5">
          <table:table-cell table:style-name="ce1" office:value-type="string" calcext:value-type="string">
            <text:p>St. Louis University School of Medicine Program St. Louis, Missouri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831704 <text:s text:c="217"/>2/5/2021</text:p>
          </table:table-cell>
        </table:table-row>
        <table:table-row table:style-name="ro5">
          <table:table-cell table:style-name="ce1" office:value-type="string" calcext:value-type="string">
            <text:p>The University of Montana Program Missoula, Monta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900720 <text:s text:c="217"/>2/5/2021</text:p>
          </table:table-cell>
        </table:table-row>
        <table:table-row table:style-name="ro5">
          <table:table-cell table:style-name="ce1" office:value-type="string" calcext:value-type="string">
            <text:p>Montana Family Medicine Residency Program Billings, Monta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2921590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Nebraska Medical Center College of Medicine Program Omaha, Nebraska</text:p>
          </table:table-cell>
          <table:table-cell table:style-name="ce15" office:value-type="float" office:value="16" calcext:value-type="float">
            <text:p>1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3021189 <text:s text:c="217"/>2/5/2021</text:p>
          </table:table-cell>
        </table:table-row>
        <table:table-row table:style-name="ro5">
          <table:table-cell table:style-name="ce1" office:value-type="string" calcext:value-type="string">
            <text:p>Nebraska Medical Center/Clarkson Regional Health Service Program Omaha, Nebrask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3021498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Nebraska Medical Center College of Medicine Rural Program Omaha, Nebrask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3021517 <text:s text:c="217"/>2/5/2021</text:p>
          </table:table-cell>
        </table:table-row>
        <table:table-row table:style-name="ro5">
          <table:table-cell table:style-name="ce1" office:value-type="string" calcext:value-type="string">
            <text:p>Lincoln Medical Education Partnership Program Lincoln, Nebrask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3" calcext:value-type="percentage">
            <text:p>97.30%</text:p>
          </table:table-cell>
          <table:table-cell table:style-name="ce1" office:value-type="string" calcext:value-type="string">
            <text:p>1203031187 <text:s text:c="217"/>2/5/2021</text:p>
          </table:table-cell>
        </table:table-row>
        <table:table-row table:style-name="ro5">
          <table:table-cell table:style-name="ce1" office:value-type="string" calcext:value-type="string">
            <text:p>Creighton University Program Omaha, Nebrask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44" calcext:value-type="percentage">
            <text:p>97.44%</text:p>
          </table:table-cell>
          <table:table-cell table:style-name="ce1" office:value-type="string" calcext:value-type="string">
            <text:p>1203031188 <text:s text:c="217"/>2/5/2021</text:p>
          </table:table-cell>
        </table:table-row>
        <table:table-row table:style-name="ro5">
          <table:table-cell table:style-name="ce1" office:value-type="string" calcext:value-type="string">
            <text:p>University of Nevada School of Medicine Rural Program Las Vegas, Nevad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3100700 <text:s text:c="217"/>2/5/2021</text:p>
          </table:table-cell>
        </table:table-row>
        <table:table-row table:style-name="ro5">
          <table:table-cell table:style-name="ce1" office:value-type="string" calcext:value-type="string">
            <text:p>OPTI West/Valley Hospital (Las Vegas) Program Las Vegas, Nevad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table:style-name="ce1" office:value-type="string" calcext:value-type="string">
            <text:p>1203100702 <text:s text:c="217"/>2/5/2021</text:p>
          </table:table-cell>
        </table:table-row>
        <table:table-row table:style-name="ro5">
          <table:table-cell table:style-name="ce1" office:value-type="string" calcext:value-type="string">
            <text:p>Sunrise Health GME Consortium Program Las Vegas, Nevad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875" calcext:value-type="percentage">
            <text:p>87.50%</text:p>
          </table:table-cell>
          <table:table-cell table:style-name="ce1" office:value-type="string" calcext:value-type="string">
            <text:p>1203100703 <text:s text:c="217"/>2/5/2021</text:p>
          </table:table-cell>
        </table:table-row>
        <table:table-row table:style-name="ro5">
          <table:table-cell table:style-name="ce1" office:value-type="string" calcext:value-type="string">
            <text:p>Valley Health System Program Las Vegas, Nevad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table:style-name="ce1" office:value-type="string" calcext:value-type="string">
            <text:p>1203100704 <text:s text:c="217"/>2/5/2021</text:p>
          </table:table-cell>
        </table:table-row>
        <table:table-row table:style-name="ro3">
          <table:table-cell office:value-type="string" calcext:value-type="string">
            <text:p>Mike O'Callaghan Federal Hospital/Nellis Air Force Base Program Nellis AFB, Nevad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113699 <text:s text:c="217"/>2/5/2021</text:p>
          </table:table-cell>
        </table:table-row>
        <table:table-row table:style-name="ro3">
          <table:table-cell office:value-type="string" calcext:value-type="string">
            <text:p>University of Nevada School of Medicine (Las Vegas) Program Las Vegas, Nevad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121481 <text:s text:c="217"/>2/5/2021</text:p>
          </table:table-cell>
        </table:table-row>
        <table:table-row table:style-name="ro3">
          <table:table-cell office:value-type="string" calcext:value-type="string">
            <text:p>University of Nevada School of Medicine Program Reno, Nevad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121482 <text:s text:c="217"/>2/5/2021</text:p>
          </table:table-cell>
        </table:table-row>
        <table:table-row table:style-name="ro3">
          <table:table-cell office:value-type="string" calcext:value-type="string">
            <text:p>HCA Healthcare/Tufts University School of Medicine/Portsmouth Regional Hospital Program Portsmouth, New Hampshire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200558 <text:s text:c="217"/>2/5/2021</text:p>
          </table:table-cell>
        </table:table-row>
        <table:table-row table:style-name="ro3">
          <table:table-cell office:value-type="string" calcext:value-type="string">
            <text:p>Concord Hospital/New Hampshire-Dartmouth Family Practice Program Concord, New Hampshire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231557 <text:s text:c="217"/>2/5/2021</text:p>
          </table:table-cell>
        </table:table-row>
        <table:table-row table:style-name="ro3">
          <table:table-cell office:value-type="string" calcext:value-type="string">
            <text:p>Inspira Health Network (Vineland) Program Vineland, New Jersey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300682 <text:s text:c="217"/>2/5/2021</text:p>
          </table:table-cell>
        </table:table-row>
        <table:table-row table:style-name="ro3">
          <table:table-cell office:value-type="string" calcext:value-type="string">
            <text:p>Rowan SOM/Kennedy University/Our Lady of Lourdes Health System Program Stratford, New Jersey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8889" calcext:value-type="percentage">
            <text:p>88.89%</text:p>
          </table:table-cell>
          <table:table-cell office:value-type="string" calcext:value-type="string">
            <text:p>1203300683 <text:s text:c="217"/>2/5/2021</text:p>
          </table:table-cell>
        </table:table-row>
        <table:table-row table:style-name="ro3">
          <table:table-cell office:value-type="string" calcext:value-type="string">
            <text:p>Hackensack University Medical Center (Palisades) Program North Bergen, New Jersey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00684 <text:s text:c="217"/>2/5/2021</text:p>
          </table:table-cell>
        </table:table-row>
        <table:table-row table:style-name="ro3">
          <table:table-cell office:value-type="string" calcext:value-type="string">
            <text:p>Ocean Medical Center Program Brick, New Jersey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300685 <text:s text:c="217"/>2/5/2021</text:p>
          </table:table-cell>
        </table:table-row>
        <table:table-row table:style-name="ro3">
          <table:table-cell office:value-type="string" calcext:value-type="string">
            <text:p>Atlantic Health Program Morristown, New Jersey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00686 <text:s text:c="217"/>2/5/2021</text:p>
          </table:table-cell>
        </table:table-row>
        <table:table-row table:style-name="ro3">
          <table:table-cell office:value-type="string" calcext:value-type="string">
            <text:p>Hoboken University Medical Center Program Jersey City, New Jersey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300687 <text:s text:c="217"/>2/5/2021</text:p>
          </table:table-cell>
        </table:table-row>
        <table:table-row table:style-name="ro3">
          <table:table-cell office:value-type="string" calcext:value-type="string">
            <text:p>Altanticare Regional Medical Center Program Atlantic City, New Jersey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300691 <text:s text:c="217"/>2/5/2021</text:p>
          </table:table-cell>
        </table:table-row>
        <table:table-row table:style-name="ro3">
          <table:table-cell office:value-type="string" calcext:value-type="string">
            <text:p>Capital Health Regional Medical Center Program Pennington, New Jersey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300692 <text:s text:c="217"/>2/5/2021</text:p>
          </table:table-cell>
        </table:table-row>
        <table:table-row table:style-name="ro3">
          <table:table-cell office:value-type="string" calcext:value-type="string">
            <text:p>Inspira Health Network Program Mullica Hill, New Jersey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300693 <text:s text:c="217"/>2/5/2021</text:p>
          </table:table-cell>
        </table:table-row>
        <table:table-row table:style-name="ro3">
          <table:table-cell office:value-type="string" calcext:value-type="string">
            <text:p>JFK Medical Center Program Edison, New Jersey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11190 <text:s text:c="217"/>2/5/2021</text:p>
          </table:table-cell>
        </table:table-row>
        <table:table-row table:style-name="ro3">
          <table:table-cell office:value-type="string" calcext:value-type="string">
            <text:p>Hunterdon Medical Center Program Flemington, New Jersey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11191 <text:s text:c="217"/>2/5/2021</text:p>
          </table:table-cell>
        </table:table-row>
        <table:table-row table:style-name="ro3">
          <table:table-cell office:value-type="string" calcext:value-type="string">
            <text:p>Hoboken University Medical Center/New York Medical College Program Hoboken, New Jersey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5" calcext:value-type="percentage">
            <text:p>97.50%</text:p>
          </table:table-cell>
          <table:table-cell office:value-type="string" calcext:value-type="string">
            <text:p>1203311192 <text:s text:c="217"/>2/5/2021</text:p>
          </table:table-cell>
        </table:table-row>
        <table:table-row table:style-name="ro3">
          <table:table-cell office:value-type="string" calcext:value-type="string">
            <text:p>Mountainside Hospital Program Verona, New Jersey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11193 <text:s text:c="217"/>2/5/2021</text:p>
          </table:table-cell>
        </table:table-row>
        <table:table-row table:style-name="ro3">
          <table:table-cell office:value-type="string" calcext:value-type="string">
            <text:p>Robert Wood Johnson University Hospital Somerset Program Somerville, New Jersey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11194 <text:s text:c="217"/>2/5/2021</text:p>
          </table:table-cell>
        </table:table-row>
        <table:table-row table:style-name="ro3">
          <table:table-cell office:value-type="string" calcext:value-type="string">
            <text:p>Atlantic Health (Overlook) Program Summit, New Jersey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11195 <text:s text:c="217"/>2/5/2021</text:p>
          </table:table-cell>
        </table:table-row>
        <table:table-row table:style-name="ro3">
          <table:table-cell office:value-type="string" calcext:value-type="string">
            <text:p>Virtua Program Voorhees, New Jersey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12667 <text:s text:c="217"/>2/5/2021</text:p>
          </table:table-cell>
        </table:table-row>
        <table:table-row table:style-name="ro3">
          <table:table-cell office:value-type="string" calcext:value-type="string">
            <text:p>UMDNJ-Robert Wood Johnson at CentraState Program Freehold, New Jersey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12679 <text:s text:c="217"/>2/5/2021</text:p>
          </table:table-cell>
        </table:table-row>
        <table:table-row table:style-name="ro3">
          <table:table-cell office:value-type="string" calcext:value-type="string">
            <text:p>Rutgers Robert Wood Johnson Medical School Program New Brunswick, New Jersey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21419 <text:s text:c="217"/>2/5/2021</text:p>
          </table:table-cell>
        </table:table-row>
        <table:table-row table:style-name="ro3">
          <table:table-cell office:value-type="string" calcext:value-type="string">
            <text:p>Warren Hospital Program Phillipsburg, New Jersey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21436 <text:s text:c="217"/>2/5/2021</text:p>
          </table:table-cell>
        </table:table-row>
        <table:table-row table:style-name="ro3">
          <table:table-cell office:value-type="string" calcext:value-type="string">
            <text:p>Inspira Health Network Graduate Medical Education Family Medicine Woodbury Woodbury, New Jersey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0.95" calcext:value-type="percentage">
            <text:p>95.00%</text:p>
          </table:table-cell>
          <table:table-cell office:value-type="string" calcext:value-type="string">
            <text:p>1203321445 <text:s text:c="217"/>2/5/2021</text:p>
          </table:table-cell>
        </table:table-row>
        <table:table-row table:style-name="ro3">
          <table:table-cell office:value-type="string" calcext:value-type="string">
            <text:p>UMDNJ-Robert Wood Johnson Medical School/Capital Health System-Fuld Campus Program Trenton, New Jersey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321559 <text:s text:c="217"/>2/5/2021</text:p>
          </table:table-cell>
        </table:table-row>
        <table:table-row table:style-name="ro3">
          <table:table-cell office:value-type="string" calcext:value-type="string">
            <text:p>Hidalgo Medical Services Program Silver City, New Mexico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8889" calcext:value-type="percentage">
            <text:p>88.89%</text:p>
          </table:table-cell>
          <table:table-cell office:value-type="string" calcext:value-type="string">
            <text:p>1203400708 <text:s text:c="217"/>2/5/2021</text:p>
          </table:table-cell>
        </table:table-row>
        <table:table-row table:style-name="ro3">
          <table:table-cell office:value-type="string" calcext:value-type="string">
            <text:p>Memorial Medical Center Program Alamogordo, New Mexic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400709 <text:s text:c="217"/>2/5/2021</text:p>
          </table:table-cell>
        </table:table-row>
        <table:table-row table:style-name="ro3">
          <table:table-cell office:value-type="string" calcext:value-type="string">
            <text:p>University of New Mexico Program Albuquerque, New Mexico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421197 <text:s text:c="217"/>2/5/2021</text:p>
          </table:table-cell>
        </table:table-row>
        <table:table-row table:style-name="ro3">
          <table:table-cell office:value-type="string" calcext:value-type="string">
            <text:p>Memorial Medical Center (Las Cruces) Program Las Cruces, New Mexic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421577 <text:s text:c="217"/>2/5/2021</text:p>
          </table:table-cell>
        </table:table-row>
        <table:table-row table:style-name="ro3">
          <table:table-cell office:value-type="string" calcext:value-type="string">
            <text:p>University of New Mexico (Santa Fe) Rural Program Santa Fe, New Mexico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421595 <text:s text:c="217"/>2/5/2021</text:p>
          </table:table-cell>
        </table:table-row>
        <table:table-row table:style-name="ro3">
          <table:table-cell office:value-type="string" calcext:value-type="string">
            <text:p>Institute for Family Health (Harlem) Program New York, New York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286" calcext:value-type="percentage">
            <text:p>92.86%</text:p>
          </table:table-cell>
          <table:table-cell office:value-type="string" calcext:value-type="string">
            <text:p>1203500723 <text:s text:c="217"/>2/5/2021</text:p>
          </table:table-cell>
        </table:table-row>
        <table:table-row table:style-name="ro3">
          <table:table-cell office:value-type="string" calcext:value-type="string">
            <text:p>University of Vermont Health Network-Champlain Valley Physicians Hospital Program Plattsburgh, New York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00724 <text:s text:c="217"/>2/5/2021</text:p>
          </table:table-cell>
        </table:table-row>
        <table:table-row table:style-name="ro3">
          <table:table-cell office:value-type="string" calcext:value-type="string">
            <text:p>Hofstra Northwell School of Medicine at Plainview Hospital Program Plainview, New York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00726 <text:s text:c="217"/>2/5/2021</text:p>
          </table:table-cell>
        </table:table-row>
        <table:table-row table:style-name="ro3">
          <table:table-cell office:value-type="string" calcext:value-type="string">
            <text:p>Rochester General Hospital Program Batavia, New York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500727 <text:s text:c="217"/>2/5/2021</text:p>
          </table:table-cell>
        </table:table-row>
        <table:table-row table:style-name="ro3">
          <table:table-cell office:value-type="string" calcext:value-type="string">
            <text:p>Good Samaritan Hospital Medical Center Program West Islip, New York</text:p>
          </table:table-cell>
          <table:table-cell table:style-name="ce15" office:value-type="float" office:value="4" calcext:value-type="float">
            <text:p>4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500728 <text:s text:c="217"/>2/5/2021</text:p>
          </table:table-cell>
        </table:table-row>
        <table:table-row table:style-name="ro3">
          <table:table-cell office:value-type="string" calcext:value-type="string">
            <text:p>Arnot Ogden Medical Center Program Elmira, New York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0.9167" calcext:value-type="percentage">
            <text:p>91.67%</text:p>
          </table:table-cell>
          <table:table-cell office:value-type="string" calcext:value-type="string">
            <text:p>1203500729 <text:s text:c="217"/>2/5/2021</text:p>
          </table:table-cell>
        </table:table-row>
        <table:table-row table:style-name="ro3">
          <table:table-cell office:value-type="string" calcext:value-type="string">
            <text:p>NYCOMEC Program Middletown, New York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0" calcext:value-type="percentage">
            <text:p>0.00%</text:p>
          </table:table-cell>
          <table:table-cell office:value-type="string" calcext:value-type="string">
            <text:p>1203500730 <text:s text:c="217"/>2/5/2021</text:p>
          </table:table-cell>
        </table:table-row>
        <table:table-row table:style-name="ro3">
          <table:table-cell office:value-type="string" calcext:value-type="string">
            <text:p>St. John's Episcopal Hospital-South Shore Program Far Rockaway, New York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7143" calcext:value-type="percentage">
            <text:p>71.43%</text:p>
          </table:table-cell>
          <table:table-cell office:value-type="string" calcext:value-type="string">
            <text:p>1203500731 <text:s text:c="217"/>2/5/2021</text:p>
          </table:table-cell>
        </table:table-row>
        <table:table-row table:style-name="ro3">
          <table:table-cell office:value-type="string" calcext:value-type="string">
            <text:p>Samaritan Medical Center Program Watertown, New York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500732 <text:s text:c="217"/>2/5/2021</text:p>
          </table:table-cell>
        </table:table-row>
        <table:table-row table:style-name="ro3">
          <table:table-cell office:value-type="string" calcext:value-type="string">
            <text:p>University at Buffalo School of Medicine Program Buffalo, New York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500733 <text:s text:c="217"/>2/5/2021</text:p>
          </table:table-cell>
        </table:table-row>
        <table:table-row table:style-name="ro3">
          <table:table-cell office:value-type="string" calcext:value-type="string">
            <text:p>NYCOMEC/Nassau University Program East Meadow, New York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" calcext:value-type="percentage">
            <text:p>0.00%</text:p>
          </table:table-cell>
          <table:table-cell office:value-type="string" calcext:value-type="string">
            <text:p>1203500735 <text:s text:c="217"/>2/5/2021</text:p>
          </table:table-cell>
        </table:table-row>
        <table:table-row table:style-name="ro3">
          <table:table-cell office:value-type="string" calcext:value-type="string">
            <text:p>Zucker School of Medicine at Hofstra/Northwell at Peconic Bay Medical Center Riverhead, New York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00736 <text:s text:c="217"/>2/5/2021</text:p>
          </table:table-cell>
        </table:table-row>
        <table:table-row table:style-name="ro3">
          <table:table-cell office:value-type="string" calcext:value-type="string">
            <text:p>Niagara Falls Memorial Medical Center Program Niagara Falls, New York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00737 <text:s text:c="217"/>2/5/2021</text:p>
          </table:table-cell>
        </table:table-row>
        <table:table-row table:style-name="ro3">
          <table:table-cell office:value-type="string" calcext:value-type="string">
            <text:p>Our Lady of Lourdes Memorial Hospital Inc. Program Binghamton, New York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00738 <text:s text:c="217"/>2/5/2021</text:p>
          </table:table-cell>
        </table:table-row>
        <table:table-row table:style-name="ro3">
          <table:table-cell office:value-type="string" calcext:value-type="string">
            <text:p>SUNY Upstate Medical University Program Syracuse, New York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500740 <text:s text:c="217"/>2/5/2021</text:p>
          </table:table-cell>
        </table:table-row>
        <table:table-row table:style-name="ro3">
          <table:table-cell office:value-type="string" calcext:value-type="string">
            <text:p>Health Quest Program Rhinebeck, New York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500741 <text:s text:c="217"/>2/5/2021</text:p>
          </table:table-cell>
        </table:table-row>
        <table:table-row table:style-name="ro3">
          <table:table-cell office:value-type="string" calcext:value-type="string">
            <text:p>NSLIJHS/Hofstra North Shore-LIJ School of Medicine at Glen Cove Program Glen Cove, New York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11202 <text:s text:c="217"/>2/5/2021</text:p>
          </table:table-cell>
        </table:table-row>
        <table:table-row table:style-name="ro3">
          <table:table-cell office:value-type="string" calcext:value-type="string">
            <text:p>United Health Services Hospitals Program Johnson City, New York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11203 <text:s text:c="217"/>2/5/2021</text:p>
          </table:table-cell>
        </table:table-row>
        <table:table-row table:style-name="ro3">
          <table:table-cell office:value-type="string" calcext:value-type="string">
            <text:p>Albert Einstein College of Medicine/Jamaica Hospital Medical Center Program Jamaica, New York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11206 <text:s text:c="217"/>2/5/2021</text:p>
          </table:table-cell>
        </table:table-row>
        <table:table-row table:style-name="ro3">
          <table:table-cell office:value-type="string" calcext:value-type="string">
            <text:p>Lutheran Medical Center Program Brooklyn, New York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11207 <text:s text:c="217"/>2/5/2021</text:p>
          </table:table-cell>
        </table:table-row>
        <table:table-row table:style-name="ro3">
          <table:table-cell office:value-type="string" calcext:value-type="string">
            <text:p>Icahn School of Medicine at Mount Sinai (South Nassau) Program Oceanside, New York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77" calcext:value-type="percentage">
            <text:p>96.77%</text:p>
          </table:table-cell>
          <table:table-cell office:value-type="string" calcext:value-type="string">
            <text:p>1203511212 <text:s text:c="217"/>2/5/2021</text:p>
          </table:table-cell>
        </table:table-row>
        <table:table-row table:style-name="ro3">
          <table:table-cell office:value-type="string" calcext:value-type="string">
            <text:p>St Elizabeth Medical Center (Utica) Program Utica, New York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778" calcext:value-type="percentage">
            <text:p>97.78%</text:p>
          </table:table-cell>
          <table:table-cell office:value-type="string" calcext:value-type="string">
            <text:p>1203511217 <text:s text:c="217"/>2/5/2021</text:p>
          </table:table-cell>
        </table:table-row>
        <table:table-row table:style-name="ro3">
          <table:table-cell office:value-type="string" calcext:value-type="string">
            <text:p>New York Medical College at St Joseph's Medical Center Program Yonkers, New York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11218 <text:s text:c="217"/>2/5/2021</text:p>
          </table:table-cell>
        </table:table-row>
        <table:table-row table:style-name="ro3">
          <table:table-cell office:value-type="string" calcext:value-type="string">
            <text:p>Ellis Hospital of Schenectady Program Schenectady, New York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6" calcext:value-type="percentage">
            <text:p>96.00%</text:p>
          </table:table-cell>
          <table:table-cell office:value-type="string" calcext:value-type="string">
            <text:p>1203512215 <text:s text:c="217"/>2/5/2021</text:p>
          </table:table-cell>
        </table:table-row>
        <table:table-row table:style-name="ro3">
          <table:table-cell office:value-type="string" calcext:value-type="string">
            <text:p>Albany Medical Center Program Albany, New York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198 <text:s text:c="217"/>2/5/2021</text:p>
          </table:table-cell>
        </table:table-row>
        <table:table-row table:style-name="ro3">
          <table:table-cell office:value-type="string" calcext:value-type="string">
            <text:p>NSLIJHS/Hofstra North Shore-LIJ School of Medicine at Southside Hospital Program Bay Shore, New York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348" calcext:value-type="percentage">
            <text:p>93.48%</text:p>
          </table:table-cell>
          <table:table-cell office:value-type="string" calcext:value-type="string">
            <text:p>1203521199 <text:s text:c="217"/>2/5/2021</text:p>
          </table:table-cell>
        </table:table-row>
        <table:table-row table:style-name="ro3">
          <table:table-cell office:value-type="string" calcext:value-type="string">
            <text:p>Mid-Hudson Family Health Institute Program Kingston, New York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8864" calcext:value-type="percentage">
            <text:p>88.64%</text:p>
          </table:table-cell>
          <table:table-cell office:value-type="string" calcext:value-type="string">
            <text:p>1203521204 <text:s text:c="217"/>2/5/2021</text:p>
          </table:table-cell>
        </table:table-row>
        <table:table-row table:style-name="ro3">
          <table:table-cell office:value-type="string" calcext:value-type="string">
            <text:p>Albert Einstein College of Medicine Program Bronx, New York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209 <text:s text:c="217"/>2/5/2021</text:p>
          </table:table-cell>
        </table:table-row>
        <table:table-row table:style-name="ro3">
          <table:table-cell office:value-type="string" calcext:value-type="string">
            <text:p>SUNY Health Science Center at Brooklyn Program Brooklyn, New York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210 <text:s text:c="217"/>2/5/2021</text:p>
          </table:table-cell>
        </table:table-row>
        <table:table-row table:style-name="ro3">
          <table:table-cell office:value-type="string" calcext:value-type="string">
            <text:p>University of Rochester/Highland Hospital of Rochester Program Rochester, New York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214 <text:s text:c="217"/>2/5/2021</text:p>
          </table:table-cell>
        </table:table-row>
        <table:table-row table:style-name="ro3">
          <table:table-cell office:value-type="string" calcext:value-type="string">
            <text:p>SUNY Health Science Center at Syracuse/St Joseph's Hospital Health Center Program Syracuse, New York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percentage" office:value="0.9565" calcext:value-type="percentage">
            <text:p>95.65%</text:p>
          </table:table-cell>
          <table:table-cell office:value-type="string" calcext:value-type="string">
            <text:p>1203521216 <text:s text:c="217"/>2/5/2021</text:p>
          </table:table-cell>
        </table:table-row>
        <table:table-row table:style-name="ro3">
          <table:table-cell office:value-type="string" calcext:value-type="string">
            <text:p>SUNY at Stony Brook Program Southampton, New York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408 <text:s text:c="217"/>2/5/2021</text:p>
          </table:table-cell>
        </table:table-row>
        <table:table-row table:style-name="ro3">
          <table:table-cell office:value-type="string" calcext:value-type="string">
            <text:p>Bronx-Lebanon Hospital Center Program Bronx, New York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465 <text:s text:c="217"/>2/5/2021</text:p>
          </table:table-cell>
        </table:table-row>
        <table:table-row table:style-name="ro3">
          <table:table-cell office:value-type="string" calcext:value-type="string">
            <text:p>University at Buffalo Program Buffalo, New York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489 <text:s text:c="217"/>2/5/2021</text:p>
          </table:table-cell>
        </table:table-row>
        <table:table-row table:style-name="ro3">
          <table:table-cell office:value-type="string" calcext:value-type="string">
            <text:p>University at Buffalo Rural Program Olean, New York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516 <text:s text:c="217"/>2/5/2021</text:p>
          </table:table-cell>
        </table:table-row>
        <table:table-row table:style-name="ro3">
          <table:table-cell office:value-type="string" calcext:value-type="string">
            <text:p>Brooklyn Hospital Center Program Brooklyn, New York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06" calcext:value-type="percentage">
            <text:p>97.06%</text:p>
          </table:table-cell>
          <table:table-cell office:value-type="string" calcext:value-type="string">
            <text:p>1203521530 <text:s text:c="217"/>2/5/2021</text:p>
          </table:table-cell>
        </table:table-row>
        <table:table-row table:style-name="ro3">
          <table:table-cell office:value-type="string" calcext:value-type="string">
            <text:p>New York Presbyterian Hospital (Columbia Campus) Program New York, New York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77" calcext:value-type="percentage">
            <text:p>96.77%</text:p>
          </table:table-cell>
          <table:table-cell office:value-type="string" calcext:value-type="string">
            <text:p>1203521581 <text:s text:c="217"/>2/5/2021</text:p>
          </table:table-cell>
        </table:table-row>
        <table:table-row table:style-name="ro3">
          <table:table-cell office:value-type="string" calcext:value-type="string">
            <text:p>Hofstra Northwell School of Medicine/Phelps Hospital Program Sleepy Hollow, New York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21706 <text:s text:c="217"/>2/5/2021</text:p>
          </table:table-cell>
        </table:table-row>
        <table:table-row table:style-name="ro3">
          <table:table-cell office:value-type="string" calcext:value-type="string">
            <text:p>New York Medical College <text:s/>Program Clifton, New Jersey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31681 <text:s text:c="217"/>2/5/2021</text:p>
          </table:table-cell>
        </table:table-row>
        <table:table-row table:style-name="ro3">
          <table:table-cell office:value-type="string" calcext:value-type="string">
            <text:p>Icahn School of Medicine at Mount Sinai (Downtown) Urban Program New York, New York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532538 <text:s text:c="217"/>2/5/2021</text:p>
          </table:table-cell>
        </table:table-row>
        <table:table-row table:style-name="ro3">
          <table:table-cell office:value-type="string" calcext:value-type="string">
            <text:p>Novant Health Program Cornelius, North Carolin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00666 <text:s text:c="217"/>2/5/2021</text:p>
          </table:table-cell>
        </table:table-row>
        <table:table-row table:style-name="ro3">
          <table:table-cell office:value-type="string" calcext:value-type="string">
            <text:p>Campbell University Program Lumberton, North Carolin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00667 <text:s text:c="217"/>2/5/2021</text:p>
          </table:table-cell>
        </table:table-row>
        <table:table-row table:style-name="ro3">
          <table:table-cell office:value-type="string" calcext:value-type="string">
            <text:p>Campbell University/Harnett Health Program Lillington, North Carolin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00668 <text:s text:c="217"/>2/5/2021</text:p>
          </table:table-cell>
        </table:table-row>
        <table:table-row table:style-name="ro3">
          <table:table-cell office:value-type="string" calcext:value-type="string">
            <text:p>Campbell University/Sampson Regional Medical Center Program Clinton, North Carolin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600670 <text:s text:c="217"/>2/5/2021</text:p>
          </table:table-cell>
        </table:table-row>
        <table:table-row table:style-name="ro3">
          <table:table-cell office:value-type="string" calcext:value-type="string">
            <text:p>Mountain Area Health Education Center (Boone) Program Boone, Nor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600672 <text:s text:c="217"/>2/5/2021</text:p>
          </table:table-cell>
        </table:table-row>
        <table:table-row table:style-name="ro3">
          <table:table-cell office:value-type="string" calcext:value-type="string">
            <text:p>Vidant Medical Center Program Greenville, Nor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600674 <text:s text:c="217"/>2/5/2021</text:p>
          </table:table-cell>
        </table:table-row>
        <table:table-row table:style-name="ro3">
          <table:table-cell office:value-type="string" calcext:value-type="string">
            <text:p>Mountain Area Health Education Center Program Asheville, North Carolin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11219 <text:s text:c="217"/>2/5/2021</text:p>
          </table:table-cell>
        </table:table-row>
        <table:table-row table:style-name="ro3">
          <table:table-cell office:value-type="string" calcext:value-type="string">
            <text:p>Carolinas Medical Center Program Charlotte, North Carolin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0.9811" calcext:value-type="percentage">
            <text:p>98.11%</text:p>
          </table:table-cell>
          <table:table-cell office:value-type="string" calcext:value-type="string">
            <text:p>1203611221 <text:s text:c="217"/>2/5/2021</text:p>
          </table:table-cell>
        </table:table-row>
        <table:table-row table:style-name="ro3">
          <table:table-cell office:value-type="string" calcext:value-type="string">
            <text:p>Moses H Cone Memorial Hospital Program Greensboro, North Caroli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11224 <text:s text:c="217"/>2/5/2021</text:p>
          </table:table-cell>
        </table:table-row>
        <table:table-row table:style-name="ro3">
          <table:table-cell office:value-type="string" calcext:value-type="string">
            <text:p>Vidant Medical Center/East Carolina University Program Greenville, North Carolin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831" calcext:value-type="percentage">
            <text:p>98.31%</text:p>
          </table:table-cell>
          <table:table-cell office:value-type="string" calcext:value-type="string">
            <text:p>1203611225 <text:s text:c="217"/>2/5/2021</text:p>
          </table:table-cell>
        </table:table-row>
        <table:table-row table:style-name="ro3">
          <table:table-cell office:value-type="string" calcext:value-type="string">
            <text:p>Naval Hospital Camp Lejeune Program Camp Lejeune, North Carolin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12665 <text:s text:c="217"/>2/5/2021</text:p>
          </table:table-cell>
        </table:table-row>
        <table:table-row table:style-name="ro3">
          <table:table-cell office:value-type="string" calcext:value-type="string">
            <text:p>Womack Army Medical Center Program Fort Bragg, North Caroli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21011 <text:s text:c="217"/>2/5/2021</text:p>
          </table:table-cell>
        </table:table-row>
        <table:table-row table:style-name="ro3">
          <table:table-cell office:value-type="string" calcext:value-type="string">
            <text:p>Duke University Hospital Program Durham, North Carolin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583" calcext:value-type="percentage">
            <text:p>95.83%</text:p>
          </table:table-cell>
          <table:table-cell office:value-type="string" calcext:value-type="string">
            <text:p>1203621222 <text:s text:c="217"/>2/5/2021</text:p>
          </table:table-cell>
        </table:table-row>
        <table:table-row table:style-name="ro3">
          <table:table-cell office:value-type="string" calcext:value-type="string">
            <text:p>Mountain Area Health Education Center Rural Program Hendersonville, North Carolin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21575 <text:s text:c="217"/>2/5/2021</text:p>
          </table:table-cell>
        </table:table-row>
        <table:table-row table:style-name="ro3">
          <table:table-cell office:value-type="string" calcext:value-type="string">
            <text:p>Atrium Health Cabarrus Program Concord, North Caroli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21580 <text:s text:c="217"/>2/5/2021</text:p>
          </table:table-cell>
        </table:table-row>
        <table:table-row table:style-name="ro3">
          <table:table-cell office:value-type="string" calcext:value-type="string">
            <text:p>New Hanover Regional Medical Center Program Wilmington, North Carolin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21611 <text:s text:c="217"/>2/5/2021</text:p>
          </table:table-cell>
        </table:table-row>
        <table:table-row table:style-name="ro3">
          <table:table-cell office:value-type="string" calcext:value-type="string">
            <text:p>Carolinas Medical Center Rural Program Monroe, Nor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21634 <text:s text:c="217"/>2/5/2021</text:p>
          </table:table-cell>
        </table:table-row>
        <table:table-row table:style-name="ro3">
          <table:table-cell office:value-type="string" calcext:value-type="string">
            <text:p>University of North Carolina Hospitals Program Chapel Hill, North Caroli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31220 <text:s text:c="217"/>2/5/2021</text:p>
          </table:table-cell>
        </table:table-row>
        <table:table-row table:style-name="ro3">
          <table:table-cell office:value-type="string" calcext:value-type="string">
            <text:p>Southern Regional Area Health Education Center/Duke University Hospital Program Fayetteville, North Caroli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31223 <text:s text:c="217"/>2/5/2021</text:p>
          </table:table-cell>
        </table:table-row>
        <table:table-row table:style-name="ro3">
          <table:table-cell office:value-type="string" calcext:value-type="string">
            <text:p>Wake Forest University School of Medicine Program Winston Salem, North Caroli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631226 <text:s text:c="217"/>2/5/2021</text:p>
          </table:table-cell>
        </table:table-row>
        <table:table-row table:style-name="ro3">
          <table:table-cell office:value-type="string" calcext:value-type="string">
            <text:p>University of North Dakota (Hettinger) Program Bismark, North Dakot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700681 <text:s text:c="217"/>2/5/2021</text:p>
          </table:table-cell>
        </table:table-row>
        <table:table-row table:style-name="ro3">
          <table:table-cell office:value-type="string" calcext:value-type="string">
            <text:p>Univ of North Dakota School of Medicine and Health Sciences Rural Program Williston, North Dakot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875" calcext:value-type="percentage">
            <text:p>87.50%</text:p>
          </table:table-cell>
          <table:table-cell office:value-type="string" calcext:value-type="string">
            <text:p>1203700682 <text:s text:c="217"/>2/5/2021</text:p>
          </table:table-cell>
        </table:table-row>
        <table:table-row table:style-name="ro3">
          <table:table-cell office:value-type="string" calcext:value-type="string">
            <text:p>Univ of North Dakota School of Medicine and Health Sciences Program Fargo, North Dakot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700683 <text:s text:c="217"/>2/5/2021</text:p>
          </table:table-cell>
        </table:table-row>
        <table:table-row table:style-name="ro3">
          <table:table-cell office:value-type="string" calcext:value-type="string">
            <text:p>University of North Dakota (Bismarck) Program Bismarck, North Dakot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0.9545" calcext:value-type="percentage">
            <text:p>95.45%</text:p>
          </table:table-cell>
          <table:table-cell office:value-type="string" calcext:value-type="string">
            <text:p>1203721227 <text:s text:c="217"/>2/5/2021</text:p>
          </table:table-cell>
        </table:table-row>
        <table:table-row table:style-name="ro3">
          <table:table-cell office:value-type="string" calcext:value-type="string">
            <text:p>Altru Health System (Grand Forks) Program Grand Forks, North Dakot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731229 <text:s text:c="217"/>2/5/2021</text:p>
          </table:table-cell>
        </table:table-row>
        <table:table-row table:style-name="ro3">
          <table:table-cell office:value-type="string" calcext:value-type="string">
            <text:p>University of North Dakota (Minot) Program Minot, North Dakot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333" calcext:value-type="percentage">
            <text:p>93.33%</text:p>
          </table:table-cell>
          <table:table-cell office:value-type="string" calcext:value-type="string">
            <text:p>1203731230 <text:s text:c="217"/>2/5/2021</text:p>
          </table:table-cell>
        </table:table-row>
        <table:table-row table:style-name="ro3">
          <table:table-cell office:value-type="string" calcext:value-type="string">
            <text:p>St. Elizabeth Boardman Hospital Program Boardman, Ohio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689 <text:s text:c="217"/>2/5/2021</text:p>
          </table:table-cell>
        </table:table-row>
        <table:table-row table:style-name="ro3">
          <table:table-cell office:value-type="string" calcext:value-type="string">
            <text:p>Kettering Health Network/Grandview Medical Center Program Dayton, Ohio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690 <text:s text:c="217"/>2/5/2021</text:p>
          </table:table-cell>
        </table:table-row>
        <table:table-row table:style-name="ro3">
          <table:table-cell office:value-type="string" calcext:value-type="string">
            <text:p>Doctors Hospital/Ohiohealth Program Grove City, Ohi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800691 <text:s text:c="217"/>2/5/2021</text:p>
          </table:table-cell>
        </table:table-row>
        <table:table-row table:style-name="ro3">
          <table:table-cell office:value-type="string" calcext:value-type="string">
            <text:p>Adena Regional Medical Center Program Chillicothe, Ohio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696 <text:s text:c="217"/>2/5/2021</text:p>
          </table:table-cell>
        </table:table-row>
        <table:table-row table:style-name="ro3">
          <table:table-cell office:value-type="string" calcext:value-type="string">
            <text:p>Western Reserve Hospital Program Cuyahoga Falls, Ohio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697 <text:s text:c="217"/>2/5/2021</text:p>
          </table:table-cell>
        </table:table-row>
        <table:table-row table:style-name="ro3">
          <table:table-cell office:value-type="string" calcext:value-type="string">
            <text:p>Firelands Regional Medical Center Program Sandusky, Ohio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698 <text:s text:c="217"/>2/5/2021</text:p>
          </table:table-cell>
        </table:table-row>
        <table:table-row table:style-name="ro3">
          <table:table-cell office:value-type="string" calcext:value-type="string">
            <text:p>Kettering Health Network Program Beavercreek, Ohio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700 <text:s text:c="217"/>2/5/2021</text:p>
          </table:table-cell>
        </table:table-row>
        <table:table-row table:style-name="ro3">
          <table:table-cell office:value-type="string" calcext:value-type="string">
            <text:p>Dublin Methodist Hospital Program Dublin, Ohi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800701 <text:s text:c="217"/>2/5/2021</text:p>
          </table:table-cell>
        </table:table-row>
        <table:table-row table:style-name="ro3">
          <table:table-cell office:value-type="string" calcext:value-type="string">
            <text:p>OhioHealth/O'Bleness Hospital Program Athens, Ohi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800702 <text:s text:c="217"/>2/5/2021</text:p>
          </table:table-cell>
        </table:table-row>
        <table:table-row table:style-name="ro3">
          <table:table-cell office:value-type="string" calcext:value-type="string">
            <text:p>University Hospitals Osteopathic Consortium (UHOC/Westlake) Program Westlake, Ohio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703 <text:s text:c="217"/>2/5/2021</text:p>
          </table:table-cell>
        </table:table-row>
        <table:table-row table:style-name="ro3">
          <table:table-cell office:value-type="string" calcext:value-type="string">
            <text:p>St. Luke's Hospital Program Perrysburg, Ohio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704 <text:s text:c="217"/>2/5/2021</text:p>
          </table:table-cell>
        </table:table-row>
        <table:table-row table:style-name="ro3">
          <table:table-cell office:value-type="string" calcext:value-type="string">
            <text:p>University Hospitals Osteopathic Consortium (UHOC/Richmond Heights) Program Richmond Heights, Ohio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00706 <text:s text:c="217"/>2/5/2021</text:p>
          </table:table-cell>
        </table:table-row>
        <table:table-row table:style-name="ro3">
          <table:table-cell office:value-type="string" calcext:value-type="string">
            <text:p>Fairfield Medical Center Program Lancaster, Ohio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800707 <text:s text:c="217"/>2/5/2021</text:p>
          </table:table-cell>
        </table:table-row>
        <table:table-row table:style-name="ro3">
          <table:table-cell office:value-type="string" calcext:value-type="string">
            <text:p>Memorial Health System Program Marietta, Ohi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800708 <text:s text:c="217"/>2/5/2021</text:p>
          </table:table-cell>
        </table:table-row>
        <table:table-row table:style-name="ro3">
          <table:table-cell office:value-type="string" calcext:value-type="string">
            <text:p>East Liverpool City Hospital Program East Liverpool, Ohio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800709 <text:s text:c="217"/>2/5/2021</text:p>
          </table:table-cell>
        </table:table-row>
        <table:table-row table:style-name="ro3">
          <table:table-cell office:value-type="string" calcext:value-type="string">
            <text:p>St. Rita's Medical Center Program Lima, Ohio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800710 <text:s text:c="217"/>2/5/2021</text:p>
          </table:table-cell>
        </table:table-row>
        <table:table-row table:style-name="ro3">
          <table:table-cell office:value-type="string" calcext:value-type="string">
            <text:p>Aultman Hospital/NEOMED Program Canton, Ohio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11234 <text:s text:c="217"/>2/5/2021</text:p>
          </table:table-cell>
        </table:table-row>
        <table:table-row table:style-name="ro3">
          <table:table-cell office:value-type="string" calcext:value-type="string">
            <text:p>Case Western Reserve University/University Hospitals Case Medical Center Program Cleveland, Ohio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11236 <text:s text:c="217"/>2/5/2021</text:p>
          </table:table-cell>
        </table:table-row>
        <table:table-row table:style-name="ro3">
          <table:table-cell office:value-type="string" calcext:value-type="string">
            <text:p>Case Western Reserve University (MetroHealth) Program Cleveland, Ohi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" calcext:value-type="percentage">
            <text:p>96.00%</text:p>
          </table:table-cell>
          <table:table-cell office:value-type="string" calcext:value-type="string">
            <text:p>1203811237 <text:s text:c="217"/>2/5/2021</text:p>
          </table:table-cell>
        </table:table-row>
        <table:table-row table:style-name="ro3">
          <table:table-cell office:value-type="string" calcext:value-type="string">
            <text:p>Fairview Hospital/Cleveland Clinic Program Lakewood, Ohi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11238 <text:s text:c="217"/>2/5/2021</text:p>
          </table:table-cell>
        </table:table-row>
        <table:table-row table:style-name="ro3">
          <table:table-cell office:value-type="string" calcext:value-type="string">
            <text:p>St Elizabeth Health Center/NEOUCOM Program Youngstown, Ohio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11251 <text:s text:c="217"/>2/5/2021</text:p>
          </table:table-cell>
        </table:table-row>
        <table:table-row table:style-name="ro3">
          <table:table-cell office:value-type="string" calcext:value-type="string">
            <text:p>Western Reserve Health Education/NEOMED Program Youngstown, Ohio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11359 <text:s text:c="217"/>2/5/2021</text:p>
          </table:table-cell>
        </table:table-row>
        <table:table-row table:style-name="ro3">
          <table:table-cell office:value-type="string" calcext:value-type="string">
            <text:p>University of Toledo Program Toledo, Ohio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13688 <text:s text:c="217"/>2/5/2021</text:p>
          </table:table-cell>
        </table:table-row>
        <table:table-row table:style-name="ro3">
          <table:table-cell office:value-type="string" calcext:value-type="string">
            <text:p>Summa Health System/NEOUCOM Program Akron, Ohio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21231 <text:s text:c="217"/>2/5/2021</text:p>
          </table:table-cell>
        </table:table-row>
        <table:table-row table:style-name="ro3">
          <table:table-cell office:value-type="string" calcext:value-type="string">
            <text:p>Christ Hospital/University of Cincinnati College of Medicine Program Cincinnati, Ohio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21235 <text:s text:c="217"/>2/5/2021</text:p>
          </table:table-cell>
        </table:table-row>
        <table:table-row table:style-name="ro3">
          <table:table-cell office:value-type="string" calcext:value-type="string">
            <text:p>Ohio State University Hospital Program Columbus, Ohio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21241 <text:s text:c="217"/>2/5/2021</text:p>
          </table:table-cell>
        </table:table-row>
        <table:table-row table:style-name="ro3">
          <table:table-cell office:value-type="string" calcext:value-type="string">
            <text:p>Riverside Methodist Hospitals (OhioHealth) Program Columbus, Ohi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21242 <text:s text:c="217"/>2/5/2021</text:p>
          </table:table-cell>
        </table:table-row>
        <table:table-row table:style-name="ro3">
          <table:table-cell office:value-type="string" calcext:value-type="string">
            <text:p>Toledo Hospital Program Toledo, Ohio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21250 <text:s text:c="217"/>2/5/2021</text:p>
          </table:table-cell>
        </table:table-row>
        <table:table-row table:style-name="ro3">
          <table:table-cell office:value-type="string" calcext:value-type="string">
            <text:p>Summa Barberton Hospital/NEOUCOM Program Barberton, Ohi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21437 <text:s text:c="217"/>2/5/2021</text:p>
          </table:table-cell>
        </table:table-row>
        <table:table-row table:style-name="ro3">
          <table:table-cell office:value-type="string" calcext:value-type="string">
            <text:p>TriHealth (Bethesda North Hospital) Program Cincinnati, Ohi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21474 <text:s text:c="217"/>2/5/2021</text:p>
          </table:table-cell>
        </table:table-row>
        <table:table-row table:style-name="ro3">
          <table:table-cell office:value-type="string" calcext:value-type="string">
            <text:p>Akron General Medical Center/NEOMED Program Akron, Ohio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31232 <text:s text:c="217"/>2/5/2021</text:p>
          </table:table-cell>
        </table:table-row>
        <table:table-row table:style-name="ro3">
          <table:table-cell office:value-type="string" calcext:value-type="string">
            <text:p>Grant Medical Center (OhioHealth) Program Columbus, Ohio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31239 <text:s text:c="217"/>2/5/2021</text:p>
          </table:table-cell>
        </table:table-row>
        <table:table-row table:style-name="ro3">
          <table:table-cell office:value-type="string" calcext:value-type="string">
            <text:p>Wright State University/Dayton Community Hospitals Program Dayton, Ohio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583" calcext:value-type="percentage">
            <text:p>95.83%</text:p>
          </table:table-cell>
          <table:table-cell office:value-type="string" calcext:value-type="string">
            <text:p>1203831243 <text:s text:c="217"/>2/5/2021</text:p>
          </table:table-cell>
        </table:table-row>
        <table:table-row table:style-name="ro3">
          <table:table-cell office:value-type="string" calcext:value-type="string">
            <text:p>Mercy St. Vincent Medical Center/Mercy Health Partners Program Toledo, Ohi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31249 <text:s text:c="217"/>2/5/2021</text:p>
          </table:table-cell>
        </table:table-row>
        <table:table-row table:style-name="ro3">
          <table:table-cell office:value-type="string" calcext:value-type="string">
            <text:p>Mount Carmel Program Westerville, Ohi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832240 <text:s text:c="217"/>2/5/2021</text:p>
          </table:table-cell>
        </table:table-row>
        <table:table-row table:style-name="ro3">
          <table:table-cell office:value-type="string" calcext:value-type="string">
            <text:p>Oklahoma State University Center for Health Sciences (Tulsa) Program Tulsa, Oklahom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60 <text:s text:c="217"/>2/5/2021</text:p>
          </table:table-cell>
        </table:table-row>
        <table:table-row table:style-name="ro3">
          <table:table-cell office:value-type="string" calcext:value-type="string">
            <text:p>Osteopathic Medical Education Consortium of Oklahoma (OMECO/Tulsa) Program Tulsa, Oklahom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61 <text:s text:c="217"/>2/5/2021</text:p>
          </table:table-cell>
        </table:table-row>
        <table:table-row table:style-name="ro3">
          <table:table-cell office:value-type="string" calcext:value-type="string">
            <text:p>Osteopathic Medical Education Consortium of Oklahoma (OMECO/Talihina) Program Talihina, Oklahom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900662 <text:s text:c="217"/>2/5/2021</text:p>
          </table:table-cell>
        </table:table-row>
        <table:table-row table:style-name="ro3">
          <table:table-cell office:value-type="string" calcext:value-type="string">
            <text:p>Oklahoma State University Center for Health Sciences (Lawton) Program Lawton, Oklahoma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63 <text:s text:c="217"/>2/5/2021</text:p>
          </table:table-cell>
        </table:table-row>
        <table:table-row table:style-name="ro3">
          <table:table-cell office:value-type="string" calcext:value-type="string">
            <text:p>Oklahoma State University Center for Health Sciences (Tahlequah) Program Tahlequah, Oklahom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64 <text:s text:c="217"/>2/5/2021</text:p>
          </table:table-cell>
        </table:table-row>
        <table:table-row table:style-name="ro3">
          <table:table-cell office:value-type="string" calcext:value-type="string">
            <text:p>Oklahoma State University Center for Health Sciences (McAlester) Program McAlester, Oklahom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66 <text:s text:c="217"/>2/5/2021</text:p>
          </table:table-cell>
        </table:table-row>
        <table:table-row table:style-name="ro3">
          <table:table-cell office:value-type="string" calcext:value-type="string">
            <text:p>Osteopathic Medical Education Consortium of Oklahoma (OMECO/Chickasaw Nation Medical Center) Program Ada, Oklahom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67 <text:s text:c="217"/>2/5/2021</text:p>
          </table:table-cell>
        </table:table-row>
        <table:table-row table:style-name="ro3">
          <table:table-cell office:value-type="string" calcext:value-type="string">
            <text:p>Oklahoma State University Center for Health Sciences (Durant) Program Durant, Oklahom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68 <text:s text:c="217"/>2/5/2021</text:p>
          </table:table-cell>
        </table:table-row>
        <table:table-row table:style-name="ro3">
          <table:table-cell office:value-type="string" calcext:value-type="string">
            <text:p>Oklahoma State University Center for Health Sciences/Cherokee Nation Program Tahlequah, Oklahom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70 <text:s text:c="217"/>2/5/2021</text:p>
          </table:table-cell>
        </table:table-row>
        <table:table-row table:style-name="ro3">
          <table:table-cell office:value-type="string" calcext:value-type="string">
            <text:p>Marshall Community Health Consortium Program Gallipolis, Ohio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3900693 <text:s text:c="217"/>2/5/2021</text:p>
          </table:table-cell>
        </table:table-row>
        <table:table-row table:style-name="ro3">
          <table:table-cell office:value-type="string" calcext:value-type="string">
            <text:p>University of Oklahoma Health Sciences Center Program Oklahoma City, Oklahoma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921254 <text:s text:c="217"/>2/5/2021</text:p>
          </table:table-cell>
        </table:table-row>
        <table:table-row table:style-name="ro3">
          <table:table-cell office:value-type="string" calcext:value-type="string">
            <text:p>University of Oklahoma College of Medicine-Tulsa Program Tulsa, Oklahom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767" calcext:value-type="percentage">
            <text:p>97.67%</text:p>
          </table:table-cell>
          <table:table-cell office:value-type="string" calcext:value-type="string">
            <text:p>1203921256 <text:s text:c="217"/>2/5/2021</text:p>
          </table:table-cell>
        </table:table-row>
        <table:table-row table:style-name="ro3">
          <table:table-cell office:value-type="string" calcext:value-type="string">
            <text:p>In His Image at St. John Medical Center Program Tulsa, Oklahom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921499 <text:s text:c="217"/>2/5/2021</text:p>
          </table:table-cell>
        </table:table-row>
        <table:table-row table:style-name="ro3">
          <table:table-cell office:value-type="string" calcext:value-type="string">
            <text:p>St Anthony Hospital Program Oklahoma City, Oklahom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63" calcext:value-type="percentage">
            <text:p>96.30%</text:p>
          </table:table-cell>
          <table:table-cell office:value-type="string" calcext:value-type="string">
            <text:p>1203921513 <text:s text:c="217"/>2/5/2021</text:p>
          </table:table-cell>
        </table:table-row>
        <table:table-row table:style-name="ro3">
          <table:table-cell office:value-type="string" calcext:value-type="string">
            <text:p>Integris Baptist Medical Center/Great Plains Program Oklahoma City, Oklahom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3921585 <text:s text:c="217"/>2/5/2021</text:p>
          </table:table-cell>
        </table:table-row>
        <table:table-row table:style-name="ro3">
          <table:table-cell office:value-type="string" calcext:value-type="string">
            <text:p>University of Oklahoma College of Medicine-Tulsa Rural Program Bartlesville, Oklahom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0.8" calcext:value-type="percentage">
            <text:p>80.00%</text:p>
          </table:table-cell>
          <table:table-cell office:value-type="string" calcext:value-type="string">
            <text:p>1203921600 <text:s text:c="217"/>2/5/2021</text:p>
          </table:table-cell>
        </table:table-row>
        <table:table-row table:style-name="ro3">
          <table:table-cell office:value-type="string" calcext:value-type="string">
            <text:p>University of Oklahoma Health Sciences Center (Lawton) Program Lawton, Oklahom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9375" calcext:value-type="percentage">
            <text:p>93.75%</text:p>
          </table:table-cell>
          <table:table-cell office:value-type="string" calcext:value-type="string">
            <text:p>1203921659 <text:s text:c="217"/>2/5/2021</text:p>
          </table:table-cell>
        </table:table-row>
        <table:table-row table:style-name="ro3">
          <table:table-cell office:value-type="string" calcext:value-type="string">
            <text:p>Providence Health &amp; Services/Hood River Rural Program Hood River, Oregon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000729 <text:s text:c="217"/>2/5/2021</text:p>
          </table:table-cell>
        </table:table-row>
        <table:table-row table:style-name="ro3">
          <table:table-cell office:value-type="string" calcext:value-type="string">
            <text:p>Samaritan Health Services-Corvallis Program Corvallis, Oregon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000730 <text:s text:c="217"/>2/5/2021</text:p>
          </table:table-cell>
        </table:table-row>
        <table:table-row table:style-name="ro3">
          <table:table-cell office:value-type="string" calcext:value-type="string">
            <text:p>OPTI West Program Roseburg, Oregon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000732 <text:s text:c="217"/>2/5/2021</text:p>
          </table:table-cell>
        </table:table-row>
        <table:table-row table:style-name="ro3">
          <table:table-cell office:value-type="string" calcext:value-type="string">
            <text:p>Oregon Health &amp; Science University Hospital Program Hillsboro, Oregon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000733 <text:s text:c="217"/>2/5/2021</text:p>
          </table:table-cell>
        </table:table-row>
        <table:table-row table:style-name="ro3">
          <table:table-cell office:value-type="string" calcext:value-type="string">
            <text:p>Oregon Health &amp; Science University Program Portland, Oregon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021371 <text:s text:c="217"/>2/5/2021</text:p>
          </table:table-cell>
        </table:table-row>
        <table:table-row table:style-name="ro3">
          <table:table-cell office:value-type="string" calcext:value-type="string">
            <text:p>Oregon Health &amp; Science University (Cascades East) Program Klamath Falls, Oregon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021540 <text:s text:c="217"/>2/5/2021</text:p>
          </table:table-cell>
        </table:table-row>
        <table:table-row table:style-name="ro3">
          <table:table-cell office:value-type="string" calcext:value-type="string">
            <text:p>Providence Health &amp; Services-Oregon/Milwaukie Hospital Program Milwaukie, Oregon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021656 <text:s text:c="217"/>2/5/2021</text:p>
          </table:table-cell>
        </table:table-row>
        <table:table-row table:style-name="ro3">
          <table:table-cell office:value-type="string" calcext:value-type="string">
            <text:p>Penn State Milton S Hershey Medical Center Program State College, Pennsylvani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691 <text:s text:c="217"/>2/5/2021</text:p>
          </table:table-cell>
        </table:table-row>
        <table:table-row table:style-name="ro3">
          <table:table-cell office:value-type="string" calcext:value-type="string">
            <text:p>UPMC Pinnacle Lititz Program Lititz, Pennsylva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692 <text:s text:c="217"/>2/5/2021</text:p>
          </table:table-cell>
        </table:table-row>
        <table:table-row table:style-name="ro3">
          <table:table-cell office:value-type="string" calcext:value-type="string">
            <text:p>Main Line Heath System/Lankenau Medical Center Program Bala Cynwyd, Pennsylvania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693 <text:s text:c="217"/>2/5/2021</text:p>
          </table:table-cell>
        </table:table-row>
        <table:table-row table:style-name="ro3">
          <table:table-cell office:value-type="string" calcext:value-type="string">
            <text:p>Wellspan Health Program Lebanon, Pennsylvani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694 <text:s text:c="217"/>2/5/2021</text:p>
          </table:table-cell>
        </table:table-row>
        <table:table-row table:style-name="ro3">
          <table:table-cell office:value-type="string" calcext:value-type="string">
            <text:p>Penn State Milton S. Hershey Medical Center Program Reading, Pennsylvani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0.5" calcext:value-type="percentage">
            <text:p>50.00%</text:p>
          </table:table-cell>
          <table:table-cell office:value-type="string" calcext:value-type="string">
            <text:p>1204100695 <text:s text:c="217"/>2/5/2021</text:p>
          </table:table-cell>
        </table:table-row>
        <table:table-row table:style-name="ro3">
          <table:table-cell office:value-type="string" calcext:value-type="string">
            <text:p>Wright Center for Graduate Medical Education (Scranton) Program Scranton, Pennsylva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696 <text:s text:c="217"/>2/5/2021</text:p>
          </table:table-cell>
        </table:table-row>
        <table:table-row table:style-name="ro3">
          <table:table-cell office:value-type="string" calcext:value-type="string">
            <text:p>Suburban Community Hospital Program Norristown, Pennsylvani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697 <text:s text:c="217"/>2/5/2021</text:p>
          </table:table-cell>
        </table:table-row>
        <table:table-row table:style-name="ro3">
          <table:table-cell office:value-type="string" calcext:value-type="string">
            <text:p>UPMC Pinnacle Hospitals Program Harrisburg, Pennsylvania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698 <text:s text:c="217"/>2/5/2021</text:p>
          </table:table-cell>
        </table:table-row>
        <table:table-row table:style-name="ro3">
          <table:table-cell office:value-type="string" calcext:value-type="string">
            <text:p>Mountain State Osteopathic Postdoctoral Training Institutions, Inc. (MSOPTI) (Cornerstone Care Teaching Health Center) Program Mount Morris, Pennsylva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8333" calcext:value-type="percentage">
            <text:p>83.33%</text:p>
          </table:table-cell>
          <table:table-cell office:value-type="string" calcext:value-type="string">
            <text:p>1204100699 <text:s text:c="217"/>2/5/2021</text:p>
          </table:table-cell>
        </table:table-row>
        <table:table-row table:style-name="ro3">
          <table:table-cell office:value-type="string" calcext:value-type="string">
            <text:p>Jefferson Health Northeast Program Philadelphia, Pennsylvania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0.9231" calcext:value-type="percentage">
            <text:p>92.31%</text:p>
          </table:table-cell>
          <table:table-cell office:value-type="string" calcext:value-type="string">
            <text:p>1204100700 <text:s text:c="217"/>2/5/2021</text:p>
          </table:table-cell>
        </table:table-row>
        <table:table-row table:style-name="ro3">
          <table:table-cell office:value-type="string" calcext:value-type="string">
            <text:p>Suburban Community Hospital (Lower Bucks Hospital) Program Bristol, Pennsylva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702 <text:s text:c="217"/>2/5/2021</text:p>
          </table:table-cell>
        </table:table-row>
        <table:table-row table:style-name="ro3">
          <table:table-cell office:value-type="string" calcext:value-type="string">
            <text:p>UPMC Medical Education Program Farrell, Pennsylvani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703 <text:s text:c="217"/>2/5/2021</text:p>
          </table:table-cell>
        </table:table-row>
        <table:table-row table:style-name="ro3">
          <table:table-cell office:value-type="string" calcext:value-type="string">
            <text:p>Lake Erie College of Osteopathic Medicine Program Erie, Pennsylvania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704 <text:s text:c="217"/>2/5/2021</text:p>
          </table:table-cell>
        </table:table-row>
        <table:table-row table:style-name="ro3">
          <table:table-cell office:value-type="string" calcext:value-type="string">
            <text:p>Meadville Medical Center Program Meadville, Pennsylvani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0" calcext:value-type="percentage">
            <text:p>0.00%</text:p>
          </table:table-cell>
          <table:table-cell office:value-type="string" calcext:value-type="string">
            <text:p>1204100705 <text:s text:c="217"/>2/5/2021</text:p>
          </table:table-cell>
        </table:table-row>
        <table:table-row table:style-name="ro3">
          <table:table-cell office:value-type="string" calcext:value-type="string">
            <text:p>Clarion Hospital Program Clarion, Pennsylvani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0.6667" calcext:value-type="percentage">
            <text:p>66.67%</text:p>
          </table:table-cell>
          <table:table-cell office:value-type="string" calcext:value-type="string">
            <text:p>1204100706 <text:s text:c="217"/>2/5/2021</text:p>
          </table:table-cell>
        </table:table-row>
        <table:table-row table:style-name="ro3">
          <table:table-cell office:value-type="string" calcext:value-type="string">
            <text:p>Geisinger Health System (Lewistown) Program Lewistown, Pennsylva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707 <text:s text:c="217"/>2/5/2021</text:p>
          </table:table-cell>
        </table:table-row>
        <table:table-row table:style-name="ro3">
          <table:table-cell office:value-type="string" calcext:value-type="string">
            <text:p>St. Luke's Hospital Rural Program Coaldale, Pennsylva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708 <text:s text:c="217"/>2/5/2021</text:p>
          </table:table-cell>
        </table:table-row>
        <table:table-row table:style-name="ro3">
          <table:table-cell office:value-type="string" calcext:value-type="string">
            <text:p>Albert Einstein Healthcare Network Program Norristown, Pennsylva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709 <text:s text:c="217"/>2/5/2021</text:p>
          </table:table-cell>
        </table:table-row>
        <table:table-row table:style-name="ro3">
          <table:table-cell office:value-type="string" calcext:value-type="string">
            <text:p>Penn Highlands Dubois Program DuBois, Pennsylvani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710 <text:s text:c="217"/>2/5/2021</text:p>
          </table:table-cell>
        </table:table-row>
        <table:table-row table:style-name="ro3">
          <table:table-cell office:value-type="string" calcext:value-type="string">
            <text:p>St. Luke's Hospital-Anderson Campus Program Easton, Pennsylva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711 <text:s text:c="217"/>2/5/2021</text:p>
          </table:table-cell>
        </table:table-row>
        <table:table-row table:style-name="ro3">
          <table:table-cell office:value-type="string" calcext:value-type="string">
            <text:p>Drexel University College of Medicine/Tower Health Program Philadelphia, Pennsylvani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00712 <text:s text:c="217"/>2/5/2021</text:p>
          </table:table-cell>
        </table:table-row>
        <table:table-row table:style-name="ro3">
          <table:table-cell office:value-type="string" calcext:value-type="string">
            <text:p>Temple University Hospital Program Philadelphia, Pennsylvan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100713 <text:s text:c="217"/>2/5/2021</text:p>
          </table:table-cell>
        </table:table-row>
        <table:table-row table:style-name="ro3">
          <table:table-cell office:value-type="string" calcext:value-type="string">
            <text:p>Abington Memorial Hospital Program Jenkintown, Pennsylva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1258 <text:s text:c="217"/>2/5/2021</text:p>
          </table:table-cell>
        </table:table-row>
        <table:table-row table:style-name="ro3">
          <table:table-cell office:value-type="string" calcext:value-type="string">
            <text:p>UPMC Altoona Altoona, Pennsylva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444" calcext:value-type="percentage">
            <text:p>94.44%</text:p>
          </table:table-cell>
          <table:table-cell office:value-type="string" calcext:value-type="string">
            <text:p>1204111260 <text:s text:c="217"/>2/5/2021</text:p>
          </table:table-cell>
        </table:table-row>
        <table:table-row table:style-name="ro3">
          <table:table-cell office:value-type="string" calcext:value-type="string">
            <text:p>St Vincent Health Center Program Erie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3" calcext:value-type="percentage">
            <text:p>96.30%</text:p>
          </table:table-cell>
          <table:table-cell office:value-type="string" calcext:value-type="string">
            <text:p>1204111264 <text:s text:c="217"/>2/5/2021</text:p>
          </table:table-cell>
        </table:table-row>
        <table:table-row table:style-name="ro3">
          <table:table-cell office:value-type="string" calcext:value-type="string">
            <text:p>Conemaugh Valley Memorial Hospital Program Johnstown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1269 <text:s text:c="217"/>2/5/2021</text:p>
          </table:table-cell>
        </table:table-row>
        <table:table-row table:style-name="ro3">
          <table:table-cell office:value-type="string" calcext:value-type="string">
            <text:p>Latrobe Area Hospital Program Latrobe, Pennsylva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1277 <text:s text:c="217"/>2/5/2021</text:p>
          </table:table-cell>
        </table:table-row>
        <table:table-row table:style-name="ro3">
          <table:table-cell office:value-type="string" calcext:value-type="string">
            <text:p>York Hospital Program York, Pennsylva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1286 <text:s text:c="217"/>2/5/2021</text:p>
          </table:table-cell>
        </table:table-row>
        <table:table-row table:style-name="ro3">
          <table:table-cell office:value-type="string" calcext:value-type="string">
            <text:p>Lancaster General Hospital Program Lancaster, Pennsylvania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2270 <text:s text:c="217"/>2/5/2021</text:p>
          </table:table-cell>
        </table:table-row>
        <table:table-row table:style-name="ro3">
          <table:table-cell office:value-type="string" calcext:value-type="string">
            <text:p>UPMC Medical Education (McKeesport Hospital) Program McKeesport, Pennsylva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3" calcext:value-type="percentage">
            <text:p>97.30%</text:p>
          </table:table-cell>
          <table:table-cell office:value-type="string" calcext:value-type="string">
            <text:p>1204112271 <text:s text:c="217"/>2/5/2021</text:p>
          </table:table-cell>
        </table:table-row>
        <table:table-row table:style-name="ro3">
          <table:table-cell office:value-type="string" calcext:value-type="string">
            <text:p>UPMC Medical Education (St. Margaret Hospital) Program Pittsburgh, Pennsylvania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2279 <text:s text:c="217"/>2/5/2021</text:p>
          </table:table-cell>
        </table:table-row>
        <table:table-row table:style-name="ro3">
          <table:table-cell office:value-type="string" calcext:value-type="string">
            <text:p>UPMC Medical Education (Presbyterian Shadyside Hospital) Program Pittsburgh, Pennsylvani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2280 <text:s text:c="217"/>2/5/2021</text:p>
          </table:table-cell>
        </table:table-row>
        <table:table-row table:style-name="ro3">
          <table:table-cell office:value-type="string" calcext:value-type="string">
            <text:p>Reading Hospital and Medical Center Program West Reading, Pennsylvani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2281 <text:s text:c="217"/>2/5/2021</text:p>
          </table:table-cell>
        </table:table-row>
        <table:table-row table:style-name="ro3">
          <table:table-cell office:value-type="string" calcext:value-type="string">
            <text:p>Washington Health System Family Medicine Residency Program Washington, Pennsylva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412" calcext:value-type="percentage">
            <text:p>94.12%</text:p>
          </table:table-cell>
          <table:table-cell office:value-type="string" calcext:value-type="string">
            <text:p>1204112283 <text:s text:c="217"/>2/5/2021</text:p>
          </table:table-cell>
        </table:table-row>
        <table:table-row table:style-name="ro3">
          <table:table-cell office:value-type="string" calcext:value-type="string">
            <text:p>Geisinger Health System Program Wilkes Barre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12689 <text:s text:c="217"/>2/5/2021</text:p>
          </table:table-cell>
        </table:table-row>
        <table:table-row table:style-name="ro3">
          <table:table-cell office:value-type="string" calcext:value-type="string">
            <text:p>Sacred Heart Hospital/Temple University (Allentown) Program Allentown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1259 <text:s text:c="217"/>2/5/2021</text:p>
          </table:table-cell>
        </table:table-row>
        <table:table-row table:style-name="ro3">
          <table:table-cell office:value-type="string" calcext:value-type="string">
            <text:p>Thomas Jefferson University Program Philadelphia, Pennsylvani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1276 <text:s text:c="217"/>2/5/2021</text:p>
          </table:table-cell>
        </table:table-row>
        <table:table-row table:style-name="ro3">
          <table:table-cell office:value-type="string" calcext:value-type="string">
            <text:p>Wright Center for Graduate Medical Education Program Kingston, Pennsylva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3" calcext:value-type="percentage">
            <text:p>97.30%</text:p>
          </table:table-cell>
          <table:table-cell office:value-type="string" calcext:value-type="string">
            <text:p>1204121284 <text:s text:c="217"/>2/5/2021</text:p>
          </table:table-cell>
        </table:table-row>
        <table:table-row table:style-name="ro3">
          <table:table-cell office:value-type="string" calcext:value-type="string">
            <text:p>Medical Center (Beaver) Program Beaver Falls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1409 <text:s text:c="217"/>2/5/2021</text:p>
          </table:table-cell>
        </table:table-row>
        <table:table-row table:style-name="ro3">
          <table:table-cell office:value-type="string" calcext:value-type="string">
            <text:p>Crozer-Chester Medical Center Program Springfield, Pennsylva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783" calcext:value-type="percentage">
            <text:p>97.83%</text:p>
          </table:table-cell>
          <table:table-cell office:value-type="string" calcext:value-type="string">
            <text:p>1204121477 <text:s text:c="217"/>2/5/2021</text:p>
          </table:table-cell>
        </table:table-row>
        <table:table-row table:style-name="ro3">
          <table:table-cell office:value-type="string" calcext:value-type="string">
            <text:p>Penn State Milton S. Hershey Medical Center Program-Family Medicine Hershey, Pennsylva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767" calcext:value-type="percentage">
            <text:p>97.67%</text:p>
          </table:table-cell>
          <table:table-cell office:value-type="string" calcext:value-type="string">
            <text:p>1204121504 <text:s text:c="217"/>2/5/2021</text:p>
          </table:table-cell>
        </table:table-row>
        <table:table-row table:style-name="ro3">
          <table:table-cell office:value-type="string" calcext:value-type="string">
            <text:p>Robert Packer Hospital/Guthrie Program Sayre, Pennsylva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1518 <text:s text:c="217"/>2/5/2021</text:p>
          </table:table-cell>
        </table:table-row>
        <table:table-row table:style-name="ro3">
          <table:table-cell office:value-type="string" calcext:value-type="string">
            <text:p>Lehigh Valley Health Network/University of South Florida College of Medicine Program Allentown, Pennsylva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1572 <text:s text:c="217"/>2/5/2021</text:p>
          </table:table-cell>
        </table:table-row>
        <table:table-row table:style-name="ro3">
          <table:table-cell office:value-type="string" calcext:value-type="string">
            <text:p>St Luke's Hospital Program Bethlehem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1603 <text:s text:c="217"/>2/5/2021</text:p>
          </table:table-cell>
        </table:table-row>
        <table:table-row table:style-name="ro3">
          <table:table-cell office:value-type="string" calcext:value-type="string">
            <text:p>University of Pennsylvania Program Philadelphia, Pennsylvani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1633 <text:s text:c="217"/>2/5/2021</text:p>
          </table:table-cell>
        </table:table-row>
        <table:table-row table:style-name="ro3">
          <table:table-cell office:value-type="string" calcext:value-type="string">
            <text:p>Allegheny General Hospital-Western Pennsylvania Hospital Med Ed Consortium (Forbes Hospital) Program Monroeville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22278 <text:s text:c="217"/>2/5/2021</text:p>
          </table:table-cell>
        </table:table-row>
        <table:table-row table:style-name="ro3">
          <table:table-cell office:value-type="string" calcext:value-type="string">
            <text:p>Bryn Mawr Hospital Program Bryn Mawr, Pennsylvania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31261 <text:s text:c="217"/>2/5/2021</text:p>
          </table:table-cell>
        </table:table-row>
        <table:table-row table:style-name="ro3">
          <table:table-cell office:value-type="string" calcext:value-type="string">
            <text:p>Chestnut Hill Hospital Program Philadelphia, Pennsylvani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31275 <text:s text:c="217"/>2/5/2021</text:p>
          </table:table-cell>
        </table:table-row>
        <table:table-row table:style-name="ro3">
          <table:table-cell office:value-type="string" calcext:value-type="string">
            <text:p>Susquehanna Health System/Williamsport Hospital and Medical Center Program Williamsport, Pennsylvania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697" calcext:value-type="percentage">
            <text:p>96.97%</text:p>
          </table:table-cell>
          <table:table-cell office:value-type="string" calcext:value-type="string">
            <text:p>1204131285 <text:s text:c="217"/>2/5/2021</text:p>
          </table:table-cell>
        </table:table-row>
        <table:table-row table:style-name="ro3">
          <table:table-cell office:value-type="string" calcext:value-type="string">
            <text:p>Drexel University College of Medicine/Hahnemann University Hospital Program Philadelphia, Pennsylvania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131576 <text:s text:c="217"/>2/5/2021</text:p>
          </table:table-cell>
        </table:table-row>
        <table:table-row table:style-name="ro3">
          <table:table-cell office:value-type="string" calcext:value-type="string">
            <text:p>Hamilton Medical Center Program Dalton, Georgi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200001 <text:s text:c="217"/>2/5/2021</text:p>
          </table:table-cell>
        </table:table-row>
        <table:table-row table:style-name="ro3">
          <table:table-cell office:value-type="string" calcext:value-type="string">
            <text:p>Dr Ramon E Betances Hospital-Mayaguez Medical Center Program Mayaguez, Puerto Ric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200710 <text:s text:c="217"/>2/5/2021</text:p>
          </table:table-cell>
        </table:table-row>
        <table:table-row table:style-name="ro3">
          <table:table-cell office:value-type="string" calcext:value-type="string">
            <text:p>University of Puerto Rico Program Loiza, Puerto Rico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221287 <text:s text:c="217"/>2/5/2021</text:p>
          </table:table-cell>
        </table:table-row>
        <table:table-row table:style-name="ro3">
          <table:table-cell office:value-type="string" calcext:value-type="string">
            <text:p>Dr Alejandro Otero Lopez Hospital Program Manati, Puerto Ric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221501 <text:s text:c="217"/>2/5/2021</text:p>
          </table:table-cell>
        </table:table-row>
        <table:table-row table:style-name="ro3">
          <table:table-cell office:value-type="string" calcext:value-type="string">
            <text:p>Bella Vista Hospital Program Mayaguez, Puerto Rico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55" calcext:value-type="percentage">
            <text:p>96.55%</text:p>
          </table:table-cell>
          <table:table-cell office:value-type="string" calcext:value-type="string">
            <text:p>1204221620 <text:s text:c="217"/>2/5/2021</text:p>
          </table:table-cell>
        </table:table-row>
        <table:table-row table:style-name="ro3">
          <table:table-cell office:value-type="string" calcext:value-type="string">
            <text:p>Kent Hospital Program Warwick, Rhode Island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300289 <text:s text:c="217"/>2/5/2021</text:p>
          </table:table-cell>
        </table:table-row>
        <table:table-row table:style-name="ro3">
          <table:table-cell office:value-type="string" calcext:value-type="string">
            <text:p>Memorial Hospital of Rhode Island/Brown University Program Pawtucket, Rhode Island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321288 <text:s text:c="217"/>2/5/2021</text:p>
          </table:table-cell>
        </table:table-row>
        <table:table-row table:style-name="ro3">
          <table:table-cell office:value-type="string" calcext:value-type="string">
            <text:p>Grand Strand Regional Medical Center Program Myrtle Beach, South Carolin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00669 <text:s text:c="217"/>2/5/2021</text:p>
          </table:table-cell>
        </table:table-row>
        <table:table-row table:style-name="ro3">
          <table:table-cell office:value-type="string" calcext:value-type="string">
            <text:p>Tidelands Health Program Myrtle Beach, South Carolina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00670 <text:s text:c="217"/>2/5/2021</text:p>
          </table:table-cell>
        </table:table-row>
        <table:table-row table:style-name="ro3">
          <table:table-cell office:value-type="string" calcext:value-type="string">
            <text:p>Palmetto Health Program Sumter, Sou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500671 <text:s text:c="217"/>2/5/2021</text:p>
          </table:table-cell>
        </table:table-row>
        <table:table-row table:style-name="ro3">
          <table:table-cell office:value-type="string" calcext:value-type="string">
            <text:p>Greenville Health System/University of South Carolina (Greer) Program Greer, Sou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500672 <text:s text:c="217"/>2/5/2021</text:p>
          </table:table-cell>
        </table:table-row>
        <table:table-row table:style-name="ro3">
          <table:table-cell office:value-type="string" calcext:value-type="string">
            <text:p>Greenville Health System/University of South Carolina (Seneca) Program Seneca, Sou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500673 <text:s text:c="217"/>2/5/2021</text:p>
          </table:table-cell>
        </table:table-row>
        <table:table-row table:style-name="ro3">
          <table:table-cell office:value-type="string" calcext:value-type="string">
            <text:p>Campbell University (Conway) Program Conway, Sou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500674 <text:s text:c="217"/>2/5/2021</text:p>
          </table:table-cell>
        </table:table-row>
        <table:table-row table:style-name="ro3">
          <table:table-cell office:value-type="string" calcext:value-type="string">
            <text:p>McLeod Regional Medical Center (Rural) Program Florence, Sou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500675 <text:s text:c="217"/>2/5/2021</text:p>
          </table:table-cell>
        </table:table-row>
        <table:table-row table:style-name="ro3">
          <table:table-cell office:value-type="string" calcext:value-type="string">
            <text:p>Medical University of South Carolina College of Medicine Program Charleston, South Carolin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500676 <text:s text:c="217"/>2/5/2021</text:p>
          </table:table-cell>
        </table:table-row>
        <table:table-row table:style-name="ro3">
          <table:table-cell office:value-type="string" calcext:value-type="string">
            <text:p>AnMed Health (Anderson) Program Anderson, South Carolina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0.9808" calcext:value-type="percentage">
            <text:p>98.08%</text:p>
          </table:table-cell>
          <table:table-cell office:value-type="string" calcext:value-type="string">
            <text:p>1204511289 <text:s text:c="217"/>2/5/2021</text:p>
          </table:table-cell>
        </table:table-row>
        <table:table-row table:style-name="ro3">
          <table:table-cell office:value-type="string" calcext:value-type="string">
            <text:p>Prisma Health-Midlands/University of South Carolina School of Medicine-Columbia (Columbia) Program Columbia, South Caroli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11291 <text:s text:c="217"/>2/5/2021</text:p>
          </table:table-cell>
        </table:table-row>
        <table:table-row table:style-name="ro3">
          <table:table-cell office:value-type="string" calcext:value-type="string">
            <text:p>Prisma Health-Upstate/University of South Carolina School of Medicine Greenville (Greenville) Program Greenville, South Carolin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11292 <text:s text:c="217"/>2/5/2021</text:p>
          </table:table-cell>
        </table:table-row>
        <table:table-row table:style-name="ro3">
          <table:table-cell office:value-type="string" calcext:value-type="string">
            <text:p>Spartanburg Regional Healthcare System Program Spartanburg, South Carolina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11293 <text:s text:c="217"/>2/5/2021</text:p>
          </table:table-cell>
        </table:table-row>
        <table:table-row table:style-name="ro3">
          <table:table-cell office:value-type="string" calcext:value-type="string">
            <text:p>Trident Medical Center/Medical University of South Carolina Program Charleston, South Caroli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21290 <text:s text:c="217"/>2/5/2021</text:p>
          </table:table-cell>
        </table:table-row>
        <table:table-row table:style-name="ro3">
          <table:table-cell office:value-type="string" calcext:value-type="string">
            <text:p>McLeod Regional Medical Center Program Florence, South Carolina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21375 <text:s text:c="217"/>2/5/2021</text:p>
          </table:table-cell>
        </table:table-row>
        <table:table-row table:style-name="ro3">
          <table:table-cell office:value-type="string" calcext:value-type="string">
            <text:p>Self Regional Healthcare/Greenwood Program Greenwood, South Carolina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521376 <text:s text:c="217"/>2/5/2021</text:p>
          </table:table-cell>
        </table:table-row>
        <table:table-row table:style-name="ro3">
          <table:table-cell office:value-type="string" calcext:value-type="string">
            <text:p>AnMed Health (Anderson) Rural Program Seneca, South Carolina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0.9167" calcext:value-type="percentage">
            <text:p>91.67%</text:p>
          </table:table-cell>
          <table:table-cell office:value-type="string" calcext:value-type="string">
            <text:p>1204521668 <text:s text:c="217"/>2/5/2021</text:p>
          </table:table-cell>
        </table:table-row>
        <table:table-row table:style-name="ro3">
          <table:table-cell office:value-type="string" calcext:value-type="string">
            <text:p>Center for Family Medicine Program Pierre, South Dakota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1204600548 <text:s text:c="217"/>2/5/2021</text:p>
          </table:table-cell>
        </table:table-row>
        <table:table-row table:style-name="ro3">
          <table:table-cell office:value-type="string" calcext:value-type="string">
            <text:p>Center for Family Medicine (Sioux Falls) Program Sioux Falls, South Dakota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611294 <text:s text:c="217"/>2/5/2021</text:p>
          </table:table-cell>
        </table:table-row>
        <table:table-row table:style-name="ro3">
          <table:table-cell office:value-type="string" calcext:value-type="string">
            <text:p>Rapid City Hospital Program Rapid City, South Dakota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55" calcext:value-type="percentage">
            <text:p>96.55%</text:p>
          </table:table-cell>
          <table:table-cell office:value-type="string" calcext:value-type="string">
            <text:p>1204621547 <text:s text:c="217"/>2/5/2021</text:p>
          </table:table-cell>
        </table:table-row>
        <table:table-row table:style-name="ro3">
          <table:table-cell office:value-type="string" calcext:value-type="string">
            <text:p>Resurrection Health Program Memphis, Tennessee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1204700725 <text:s text:c="217"/>2/5/2021</text:p>
          </table:table-cell>
        </table:table-row>
        <table:table-row table:style-name="ro3">
          <table:table-cell office:value-type="string" calcext:value-type="string">
            <text:p>UNIVERSITY OF TENNESSEE COLLEGE OF MEDICINE AT MURFREESBORO PROGRAM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urfreesboro, Tennessee</text:p>
          </table:table-cell>
        </table:table-row>
        <table:table-row table:style-name="ro3">
          <table:table-cell office:value-type="string" calcext:value-type="string">
            <text:p>1204700726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Baptist Memorial Hospital Program Memphis, Tennessee</text:p>
          </table:table-cell>
        </table:table-row>
        <table:table-row table:style-name="ro3">
          <table:table-cell office:value-type="string" calcext:value-type="string">
            <text:p>1204700727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HCA Healthcare/Tristar Nashville Program Hendersonville, Tennessee</text:p>
          </table:table-cell>
        </table:table-row>
        <table:table-row table:style-name="ro3">
          <table:table-cell office:value-type="string" calcext:value-type="string">
            <text:p>1204700728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HCA Healthcare/Tristar Southern Hills Medical Center Program Nashville, Tennessee</text:p>
          </table:table-cell>
        </table:table-row>
        <table:table-row table:style-name="ro3">
          <table:table-cell office:value-type="string" calcext:value-type="string">
            <text:p>1204700729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44" calcext:value-type="percentage">
            <text:p>97.44%</text:p>
          </table:table-cell>
          <table:table-cell office:value-type="string" calcext:value-type="string">
            <text:p>University of Tennessee Medical Center at Knoxville Program Knoxville, Tennessee</text:p>
          </table:table-cell>
        </table:table-row>
        <table:table-row table:style-name="ro3">
          <table:table-cell office:value-type="string" calcext:value-type="string">
            <text:p>1204711298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nnessee (Jackson) Program Jackson, Tennessee</text:p>
          </table:table-cell>
        </table:table-row>
        <table:table-row table:style-name="ro3">
          <table:table-cell office:value-type="string" calcext:value-type="string">
            <text:p>1204721299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8182" calcext:value-type="percentage">
            <text:p>81.82%</text:p>
          </table:table-cell>
          <table:table-cell office:value-type="string" calcext:value-type="string">
            <text:p>East Tennessee State University (Johnson City) Program Johnson City, Tennessee</text:p>
          </table:table-cell>
        </table:table-row>
        <table:table-row table:style-name="ro3">
          <table:table-cell office:value-type="string" calcext:value-type="string">
            <text:p>1204721410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nnessee/Saint Francis Program Memphis, Tennessee</text:p>
          </table:table-cell>
        </table:table-row>
        <table:table-row table:style-name="ro3">
          <table:table-cell office:value-type="string" calcext:value-type="string">
            <text:p>1204721453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2" calcext:value-type="percentage">
            <text:p>92.00%</text:p>
          </table:table-cell>
          <table:table-cell office:value-type="string" calcext:value-type="string">
            <text:p>Meharry Medical College Program Nashville, Tennessee</text:p>
          </table:table-cell>
        </table:table-row>
        <table:table-row table:style-name="ro3">
          <table:table-cell office:value-type="string" calcext:value-type="string">
            <text:p>1204721463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06" calcext:value-type="percentage">
            <text:p>97.06%</text:p>
          </table:table-cell>
          <table:table-cell office:value-type="string" calcext:value-type="string">
            <text:p>East Tennessee State University (Bristol) Program Bristol, Tennessee</text:p>
          </table:table-cell>
        </table:table-row>
        <table:table-row table:style-name="ro3">
          <table:table-cell office:value-type="string" calcext:value-type="string">
            <text:p>1204731296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East Tennessee State University (Kingsport) Program Kingsport, Tennessee</text:p>
          </table:table-cell>
        </table:table-row>
        <table:table-row table:style-name="ro3">
          <table:table-cell office:value-type="string" calcext:value-type="string">
            <text:p>1204731297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nnessee College of Medicine at Chattanooga Program Chattanooga, Tennessee</text:p>
          </table:table-cell>
        </table:table-row>
        <table:table-row table:style-name="ro3">
          <table:table-cell office:value-type="string" calcext:value-type="string">
            <text:p>1204731584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63" calcext:value-type="percentage">
            <text:p>96.30%</text:p>
          </table:table-cell>
          <table:table-cell office:value-type="string" calcext:value-type="string">
            <text:p>Plaza Medical Center of Fort Worth Program Fort Worth, Texas</text:p>
          </table:table-cell>
        </table:table-row>
        <table:table-row table:style-name="ro3">
          <table:table-cell office:value-type="string" calcext:value-type="string">
            <text:p>1204800712 <text:s text:c="217"/>2/5/2021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RGV (DHR) Program McAllen, Texas</text:p>
          </table:table-cell>
        </table:table-row>
        <table:table-row table:style-name="ro3">
          <table:table-cell office:value-type="string" calcext:value-type="string">
            <text:p>1204800714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DeTar Healthcare System Program Victoria, Texas</text:p>
          </table:table-cell>
        </table:table-row>
        <table:table-row table:style-name="ro3">
          <table:table-cell office:value-type="string" calcext:value-type="string">
            <text:p>1204800715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Health Science Center at Tyler Pittsburg, Texas</text:p>
          </table:table-cell>
        </table:table-row>
        <table:table-row table:style-name="ro3">
          <table:table-cell office:value-type="string" calcext:value-type="string">
            <text:p>1204800717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Rio Grande Valley (Knapp) Program Mercedes, Texas</text:p>
          </table:table-cell>
        </table:table-row>
        <table:table-row table:style-name="ro3">
          <table:table-cell office:value-type="string" calcext:value-type="string">
            <text:p>1204800718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Texas A&amp;M College of Medicine-Scott and White Medical Center (Round Rock) Program Round Rock, Texas</text:p>
          </table:table-cell>
        </table:table-row>
        <table:table-row table:style-name="ro3">
          <table:table-cell office:value-type="string" calcext:value-type="string">
            <text:p>1204800719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Texoma Medical Center Program Denison, Texas</text:p>
          </table:table-cell>
        </table:table-row>
        <table:table-row table:style-name="ro3">
          <table:table-cell office:value-type="string" calcext:value-type="string">
            <text:p>1204800721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Texas Institute for Graduate Medical Education and Research (TIGMER) Program San Antonio, Texas</text:p>
          </table:table-cell>
        </table:table-row>
        <table:table-row table:style-name="ro3">
          <table:table-cell office:value-type="string" calcext:value-type="string">
            <text:p>1204800722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Texas Institute for Graduate Medical Education and Research (TIGMER)/Laredo Medical Center Program Laredo, Texas</text:p>
          </table:table-cell>
        </table:table-row>
        <table:table-row table:style-name="ro3">
          <table:table-cell office:value-type="string" calcext:value-type="string">
            <text:p>1204800723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HCA Gulf Coast Education Consortium Program Houston, Texas</text:p>
          </table:table-cell>
        </table:table-row>
        <table:table-row table:style-name="ro3">
          <table:table-cell office:value-type="string" calcext:value-type="string">
            <text:p>1204800724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Texas Institute for Graduate Medical Education and Research (TIGMER) Abilene Program Abilene, Texas</text:p>
          </table:table-cell>
        </table:table-row>
        <table:table-row table:style-name="ro3">
          <table:table-cell office:value-type="string" calcext:value-type="string">
            <text:p>1204800725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HCA Medical City Arlington Program Arlington, Texas</text:p>
          </table:table-cell>
        </table:table-row>
        <table:table-row table:style-name="ro3">
          <table:table-cell office:value-type="string" calcext:value-type="string">
            <text:p>1204800726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University of Texas Health Science Center at Tyler (Athens) Program Athens, Texas</text:p>
          </table:table-cell>
        </table:table-row>
        <table:table-row table:style-name="ro3">
          <table:table-cell office:value-type="string" calcext:value-type="string">
            <text:p>1204800728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06" calcext:value-type="percentage">
            <text:p>97.06%</text:p>
          </table:table-cell>
          <table:table-cell office:value-type="string" calcext:value-type="string">
            <text:p>University of Texas at Austin Dell Medical School Program Austin, Texas</text:p>
          </table:table-cell>
        </table:table-row>
        <table:table-row table:style-name="ro3">
          <table:table-cell office:value-type="string" calcext:value-type="string">
            <text:p>1204811302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Baylor College of Medicine Program Houston, Texas</text:p>
          </table:table-cell>
        </table:table-row>
        <table:table-row table:style-name="ro3">
          <table:table-cell office:value-type="string" calcext:value-type="string">
            <text:p>1204811306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Texas Tech University Health Sciences Center Paul L. Foster School of Medicine Program El Paso, Texas</text:p>
          </table:table-cell>
        </table:table-row>
        <table:table-row table:style-name="ro3">
          <table:table-cell office:value-type="string" calcext:value-type="string">
            <text:p>1204811309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RGV (MMC) Program McAllen, Texas</text:p>
          </table:table-cell>
        </table:table-row>
        <table:table-row table:style-name="ro3">
          <table:table-cell office:value-type="string" calcext:value-type="string">
            <text:p>1204811311 <text:s text:c="217"/>2/5/2021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cLennan County Medical Education and Research Foundation Program Waco, Texas</text:p>
          </table:table-cell>
        </table:table-row>
        <table:table-row table:style-name="ro3">
          <table:table-cell office:value-type="string" calcext:value-type="string">
            <text:p>1204811313 <text:s text:c="217"/>2/5/2021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Medical Branch Hospitals Program Galveston, Texas</text:p>
          </table:table-cell>
        </table:table-row>
        <table:table-row table:style-name="ro3">
          <table:table-cell office:value-type="string" calcext:value-type="string">
            <text:p>1204821305 <text:s text:c="217"/>2/5/2021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emorial Hermann Hospital System Program Sugar Land, Texas</text:p>
          </table:table-cell>
        </table:table-row>
        <table:table-row table:style-name="ro3">
          <table:table-cell office:value-type="string" calcext:value-type="string">
            <text:p>1204821307 <text:s text:c="217"/>2/5/2021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Texas Tech University (Lubbock) Program Lubbock, Texas</text:p>
          </table:table-cell>
        </table:table-row>
        <table:table-row table:style-name="ro3">
          <table:table-cell office:value-type="string" calcext:value-type="string">
            <text:p>1204821310 <text:s text:c="217"/>2/5/2021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Health Science Center at San Antonio Program San Antonio, Texas</text:p>
          </table:table-cell>
        </table:table-row>
        <table:table-row table:style-name="ro3">
          <table:table-cell office:value-type="string" calcext:value-type="string">
            <text:p>1204821312 <text:s text:c="217"/>2/5/2021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Southwestern Medical School Program Dallas, Texas</text:p>
          </table:table-cell>
        </table:table-row>
        <table:table-row table:style-name="ro3">
          <table:table-cell office:value-type="string" calcext:value-type="string">
            <text:p>1204821361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ethodist Health System Dallas Program Dallas, Texas</text:p>
          </table:table-cell>
        </table:table-row>
        <table:table-row table:style-name="ro3">
          <table:table-cell office:value-type="string" calcext:value-type="string">
            <text:p>1204821433 <text:s text:c="217"/>2/5/2021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North Central Texas Medical Foundation Program Wichita Falls, Texas</text:p>
          </table:table-cell>
        </table:table-row>
        <table:table-row table:style-name="ro3">
          <table:table-cell office:value-type="string" calcext:value-type="string">
            <text:p>1204821435 <text:s text:c="217"/>2/5/2021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Conroe Medical Education Foundation Program Conroe, Texas</text:p>
          </table:table-cell>
        </table:table-row>
        <table:table-row table:style-name="ro3">
          <table:table-cell office:value-type="string" calcext:value-type="string">
            <text:p>1204821454 <text:s text:c="217"/>2/5/2021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375" calcext:value-type="percentage">
            <text:p>93.75%</text:p>
          </table:table-cell>
          <table:table-cell office:value-type="string" calcext:value-type="string">
            <text:p>Texas Tech University (Permian Basin) Program Odessa, Texas</text:p>
          </table:table-cell>
        </table:table-row>
        <table:table-row table:style-name="ro3">
          <table:table-cell office:value-type="string" calcext:value-type="string">
            <text:p>1204821457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Texas Health Center at Tyler Program Tyler, Texas</text:p>
          </table:table-cell>
        </table:table-row>
        <table:table-row table:style-name="ro3">
          <table:table-cell office:value-type="string" calcext:value-type="string">
            <text:p>1204821464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Texas A&amp;M College of Medicine-Scott and White Program Temple, Texas</text:p>
          </table:table-cell>
        </table:table-row>
        <table:table-row table:style-name="ro3">
          <table:table-cell office:value-type="string" calcext:value-type="string">
            <text:p>1204821469 <text:s text:c="217"/>2/5/2021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828" calcext:value-type="percentage">
            <text:p>98.28%</text:p>
          </table:table-cell>
          <table:table-cell office:value-type="string" calcext:value-type="string">
            <text:p>University of Texas at Houston Program Houston, Texas</text:p>
          </table:table-cell>
        </table:table-row>
        <table:table-row table:style-name="ro3">
          <table:table-cell office:value-type="string" calcext:value-type="string">
            <text:p>1204821490 <text:s text:c="217"/>2/5/2021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0.9773" calcext:value-type="percentage">
            <text:p>97.73%</text:p>
          </table:table-cell>
          <table:table-cell office:value-type="string" calcext:value-type="string">
            <text:p>Texas Tech University (Amarillo) Program Amarillo, Texas</text:p>
          </table:table-cell>
        </table:table-row>
        <table:table-row table:style-name="ro3">
          <table:table-cell office:value-type="string" calcext:value-type="string">
            <text:p>1204821511 <text:s text:c="217"/>2/5/2021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ethodist Hospital (Houston) Program Houston, Texas</text:p>
          </table:table-cell>
        </table:table-row>
        <table:table-row table:style-name="ro3">
          <table:table-cell office:value-type="string" calcext:value-type="string">
            <text:p>1204821565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Baylor University Medical Center Program Dallas, Texas</text:p>
          </table:table-cell>
        </table:table-row>
        <table:table-row table:style-name="ro3">
          <table:table-cell office:value-type="string" calcext:value-type="string">
            <text:p>1204821574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Valley Baptist Medical Center Program Harlingen, Texas</text:p>
          </table:table-cell>
        </table:table-row>
        <table:table-row table:style-name="ro3">
          <table:table-cell office:value-type="string" calcext:value-type="string">
            <text:p>1204821593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Christus Santa Rosa Health Care Program San Antonio, Texas</text:p>
          </table:table-cell>
        </table:table-row>
        <table:table-row table:style-name="ro3">
          <table:table-cell office:value-type="string" calcext:value-type="string">
            <text:p>1204821616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Darnall Army Medical Center Program Fort Hood, Texas</text:p>
          </table:table-cell>
        </table:table-row>
        <table:table-row table:style-name="ro3">
          <table:table-cell office:value-type="string" calcext:value-type="string">
            <text:p>1204821657 <text:s text:c="217"/>2/5/2021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0.9649" calcext:value-type="percentage">
            <text:p>96.49%</text:p>
          </table:table-cell>
          <table:table-cell office:value-type="string" calcext:value-type="string">
            <text:p>Christus Spohn Memorial Hospital Program Corpus Christi, Texas</text:p>
          </table:table-cell>
        </table:table-row>
        <table:table-row table:style-name="ro3">
          <table:table-cell office:value-type="string" calcext:value-type="string">
            <text:p>1204822303 <text:s text:c="217"/>2/5/2021</text:p>
          </table:table-cell>
          <table:table-cell table:style-name="ce15" office:value-type="float" office:value="21" calcext:value-type="float">
            <text:p>2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John Peter Smith Hospital (Tarrant County Hospital District) Program Fort Worth, Texas</text:p>
          </table:table-cell>
        </table:table-row>
        <table:table-row table:style-name="ro3">
          <table:table-cell office:value-type="string" calcext:value-type="string">
            <text:p>1204831304 <text:s text:c="217"/>2/5/2021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Texas A&amp;M Health Science Center/Bryan-College Station Program Bryan, Texas</text:p>
          </table:table-cell>
        </table:table-row>
        <table:table-row table:style-name="ro3">
          <table:table-cell office:value-type="string" calcext:value-type="string">
            <text:p>1204831605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Utah Health Salt Lake City, Utah</text:p>
          </table:table-cell>
        </table:table-row>
        <table:table-row table:style-name="ro3">
          <table:table-cell office:value-type="string" calcext:value-type="string">
            <text:p>1204921315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cKay-Dee Hospital Center Program Ogden, Utah</text:p>
          </table:table-cell>
        </table:table-row>
        <table:table-row table:style-name="ro3">
          <table:table-cell office:value-type="string" calcext:value-type="string">
            <text:p>1204921495 <text:s text:c="217"/>2/5/2021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St Mark's Health Care Foundation Program Salt Lake City, Utah</text:p>
          </table:table-cell>
        </table:table-row>
        <table:table-row table:style-name="ro3">
          <table:table-cell office:value-type="string" calcext:value-type="string">
            <text:p>1204921529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0.9714" calcext:value-type="percentage">
            <text:p>97.14%</text:p>
          </table:table-cell>
          <table:table-cell office:value-type="string" calcext:value-type="string">
            <text:p>Utah Valley Regional Medical Center Program Provo, Utah</text:p>
          </table:table-cell>
        </table:table-row>
        <table:table-row table:style-name="ro3">
          <table:table-cell office:value-type="string" calcext:value-type="string">
            <text:p>1204921583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Vermont College of Medicine Milton, Vermont</text:p>
          </table:table-cell>
        </table:table-row>
        <table:table-row table:style-name="ro3">
          <table:table-cell office:value-type="string" calcext:value-type="string">
            <text:p>1205021316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Bon Secours Richmond Health System (Blackstone Rural) Program Blackstone, Virginia</text:p>
          </table:table-cell>
        </table:table-row>
        <table:table-row table:style-name="ro3">
          <table:table-cell office:value-type="string" calcext:value-type="string">
            <text:p>1205100716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Sovah Health-Danville Program Danville, Virginia</text:p>
          </table:table-cell>
        </table:table-row>
        <table:table-row table:style-name="ro3">
          <table:table-cell office:value-type="string" calcext:value-type="string">
            <text:p>1205100717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Johnston Memorial Hospital Program Abingdon, Virginia</text:p>
          </table:table-cell>
        </table:table-row>
        <table:table-row table:style-name="ro3">
          <table:table-cell office:value-type="string" calcext:value-type="string">
            <text:p>1205100718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Wellmont Health System - Lonesome Pine Hospital Program Big Stone Gap, Virginia</text:p>
          </table:table-cell>
        </table:table-row>
        <table:table-row table:style-name="ro3">
          <table:table-cell office:value-type="string" calcext:value-type="string">
            <text:p>1205100719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VCOM/LGHM GME Consortium Program Blacksburg, Virginia</text:p>
          </table:table-cell>
        </table:table-row>
        <table:table-row table:style-name="ro3">
          <table:table-cell office:value-type="string" calcext:value-type="string">
            <text:p>1205100720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Lewisgale Medical Center Program Roanoke, Virginia</text:p>
          </table:table-cell>
        </table:table-row>
        <table:table-row table:style-name="ro3">
          <table:table-cell office:value-type="string" calcext:value-type="string">
            <text:p>1205100721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Virginia Program Charlottesville, Virginia</text:p>
          </table:table-cell>
        </table:table-row>
        <table:table-row table:style-name="ro3">
          <table:table-cell office:value-type="string" calcext:value-type="string">
            <text:p>1205111317 <text:s text:c="217"/>2/5/2021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Virginia Commonwealth University Health System (Chesterfield) Program Richmond, Virginia</text:p>
          </table:table-cell>
        </table:table-row>
        <table:table-row table:style-name="ro3">
          <table:table-cell office:value-type="string" calcext:value-type="string">
            <text:p>1205111320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Inova Fairfax Medical Campus Program Fairfax, Virginia</text:p>
          </table:table-cell>
        </table:table-row>
        <table:table-row table:style-name="ro3">
          <table:table-cell office:value-type="string" calcext:value-type="string">
            <text:p>1205111322 <text:s text:c="217"/>2/5/2021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Carilion Clinic-Virginia Tech Carilion School of Medicine Program Roanoke, Virginia</text:p>
          </table:table-cell>
        </table:table-row>
        <table:table-row table:style-name="ro3">
          <table:table-cell office:value-type="string" calcext:value-type="string">
            <text:p>1205111325 <text:s text:c="217"/>2/5/2021</text:p>
          </table:table-cell>
          <table:table-cell table:style-name="ce15" office:value-type="float" office:value="13" calcext:value-type="float">
            <text:p>1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National Capital Consortium (Fort Belvoir Community Hospital) Program Fort Belvoir, Virginia</text:p>
          </table:table-cell>
        </table:table-row>
        <table:table-row table:style-name="ro3">
          <table:table-cell office:value-type="string" calcext:value-type="string">
            <text:p>1205112012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Centra Health Program Lynchburg, Virginia</text:p>
          </table:table-cell>
        </table:table-row>
        <table:table-row table:style-name="ro3">
          <table:table-cell office:value-type="string" calcext:value-type="string">
            <text:p>1205121318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37" calcext:value-type="percentage">
            <text:p>97.37%</text:p>
          </table:table-cell>
          <table:table-cell office:value-type="string" calcext:value-type="string">
            <text:p>Eastern Virginia Medical School Program Norfolk, Virginia</text:p>
          </table:table-cell>
        </table:table-row>
        <table:table-row table:style-name="ro3">
          <table:table-cell office:value-type="string" calcext:value-type="string">
            <text:p>1205121319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0.963" calcext:value-type="percentage">
            <text:p>96.30%</text:p>
          </table:table-cell>
          <table:table-cell office:value-type="string" calcext:value-type="string">
            <text:p>Eastern Virginia Medical School (Portsmouth) Program Portsmouth, Virginia</text:p>
          </table:table-cell>
        </table:table-row>
        <table:table-row table:style-name="ro3">
          <table:table-cell office:value-type="string" calcext:value-type="string">
            <text:p>1205121442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Valley Health System/Medical College of Virginia/Virginia Commonwealth University Program Front Royal, Virginia</text:p>
          </table:table-cell>
        </table:table-row>
        <table:table-row table:style-name="ro3">
          <table:table-cell office:value-type="string" calcext:value-type="string">
            <text:p>1205121627 <text:s text:c="217"/>2/5/2021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VCU/Riverside Regional Medical Center Program Newport News, Virginia</text:p>
          </table:table-cell>
        </table:table-row>
        <table:table-row table:style-name="ro3">
          <table:table-cell office:value-type="string" calcext:value-type="string">
            <text:p>1205131323 <text:s text:c="217"/>2/5/2021</text:p>
          </table:table-cell>
          <table:table-cell table:style-name="ce15" office:value-type="float" office:value="9" calcext:value-type="float">
            <text:p>9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Virginia Commonwealth University-Bon Secours (St. Francis) Program Midlothian, Virginia</text:p>
          </table:table-cell>
        </table:table-row>
        <table:table-row table:style-name="ro3">
          <table:table-cell office:value-type="string" calcext:value-type="string">
            <text:p>1205131683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ultiCare Good Samaritan Hospital Program Puyallup, Washington</text:p>
          </table:table-cell>
        </table:table-row>
        <table:table-row table:style-name="ro3">
          <table:table-cell office:value-type="string" calcext:value-type="string">
            <text:p>1205400711 <text:s text:c="217"/>2/5/2021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Kadlec Regional Medical Center Program Richland, Washington</text:p>
          </table:table-cell>
        </table:table-row>
        <table:table-row table:style-name="ro3">
          <table:table-cell office:value-type="string" calcext:value-type="string">
            <text:p>1205400713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Community Health Care Program Tacoma, Washington</text:p>
          </table:table-cell>
        </table:table-row>
        <table:table-row table:style-name="ro3">
          <table:table-cell office:value-type="string" calcext:value-type="string">
            <text:p>1205400714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St Peter Hospital Program Chehalis, Washington</text:p>
          </table:table-cell>
        </table:table-row>
        <table:table-row table:style-name="ro3">
          <table:table-cell office:value-type="string" calcext:value-type="string">
            <text:p>1205400715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Sea Mar Community Health Centers Program Marysville, Washington</text:p>
          </table:table-cell>
        </table:table-row>
        <table:table-row table:style-name="ro3">
          <table:table-cell office:value-type="string" calcext:value-type="string">
            <text:p>1205400716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Swedish Medical Center Rural Program Seattle, Washington</text:p>
          </table:table-cell>
        </table:table-row>
        <table:table-row table:style-name="ro3">
          <table:table-cell office:value-type="string" calcext:value-type="string">
            <text:p>1205400717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Skagit Regional Health Program Mt. Vernon, Washington</text:p>
          </table:table-cell>
        </table:table-row>
        <table:table-row table:style-name="ro3">
          <table:table-cell office:value-type="string" calcext:value-type="string">
            <text:p>1205400720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Harrison Medical Center Program Bremerton, Washington</text:p>
          </table:table-cell>
        </table:table-row>
        <table:table-row table:style-name="ro3">
          <table:table-cell office:value-type="string" calcext:value-type="string">
            <text:p>1205400721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Trios Health Program Kennewick, Washington</text:p>
          </table:table-cell>
        </table:table-row>
        <table:table-row table:style-name="ro3">
          <table:table-cell office:value-type="string" calcext:value-type="string">
            <text:p>1205400722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University of Washington School of Medicine Rural Program Seattle, Washington</text:p>
          </table:table-cell>
        </table:table-row>
        <table:table-row table:style-name="ro3">
          <table:table-cell office:value-type="string" calcext:value-type="string">
            <text:p>1205400723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Yakima Valley Farm Workers Clinic Program Grandview, Washington</text:p>
          </table:table-cell>
        </table:table-row>
        <table:table-row table:style-name="ro3">
          <table:table-cell office:value-type="string" calcext:value-type="string">
            <text:p>1205400724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Puyallup Tribal Health Authority Program Tacoma, Washington</text:p>
          </table:table-cell>
        </table:table-row>
        <table:table-row table:style-name="ro3">
          <table:table-cell office:value-type="string" calcext:value-type="string">
            <text:p>1205400725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St. Peter Hospital (Elma) Program Elma, Washington</text:p>
          </table:table-cell>
        </table:table-row>
        <table:table-row table:style-name="ro3">
          <table:table-cell office:value-type="string" calcext:value-type="string">
            <text:p>1205400727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adigan Healthcare System Program Tacoma, Washington</text:p>
          </table:table-cell>
        </table:table-row>
        <table:table-row table:style-name="ro3">
          <table:table-cell office:value-type="string" calcext:value-type="string">
            <text:p>1205421013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Kaiser Permanente Washington Program Seattle, Washington</text:p>
          </table:table-cell>
        </table:table-row>
        <table:table-row table:style-name="ro3">
          <table:table-cell office:value-type="string" calcext:value-type="string">
            <text:p>1205421327 <text:s text:c="217"/>2/5/2021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Swedish Medical Center/Cherry Hill Program Seattle, Washington</text:p>
          </table:table-cell>
        </table:table-row>
        <table:table-row table:style-name="ro3">
          <table:table-cell office:value-type="string" calcext:value-type="string">
            <text:p>1205421328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Providence Sacred Heart Medical Center/University of Washington School of Medicine Program Spokane, Washington</text:p>
          </table:table-cell>
        </table:table-row>
        <table:table-row table:style-name="ro3">
          <table:table-cell office:value-type="string" calcext:value-type="string">
            <text:p>1205421330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Valley Medical Center Program Renton, Washington</text:p>
          </table:table-cell>
        </table:table-row>
        <table:table-row table:style-name="ro3">
          <table:table-cell office:value-type="string" calcext:value-type="string">
            <text:p>1205421470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Naval Hospital (Bremerton) Program Bremerton, Washington</text:p>
          </table:table-cell>
        </table:table-row>
        <table:table-row table:style-name="ro3">
          <table:table-cell office:value-type="string" calcext:value-type="string">
            <text:p>1205421494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St Peter Hospital Program Olympia, Washington</text:p>
          </table:table-cell>
        </table:table-row>
        <table:table-row table:style-name="ro3">
          <table:table-cell office:value-type="string" calcext:value-type="string">
            <text:p>1205421497 <text:s text:c="217"/>2/5/2021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0.9565" calcext:value-type="percentage">
            <text:p>95.65%</text:p>
          </table:table-cell>
          <table:table-cell office:value-type="string" calcext:value-type="string">
            <text:p>Community Health of Central Washington Program Yakima, Washington</text:p>
          </table:table-cell>
        </table:table-row>
        <table:table-row table:style-name="ro3">
          <table:table-cell office:value-type="string" calcext:value-type="string">
            <text:p>1205421522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PeaceHealth Southwest Medical Center Program Vancouver, Washington</text:p>
          </table:table-cell>
        </table:table-row>
        <table:table-row table:style-name="ro3">
          <table:table-cell office:value-type="string" calcext:value-type="string">
            <text:p>1205421546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Providence Sacred Heart Medical Center/University of Washington School of Medicine (Rural) Program Spokane, Washington</text:p>
          </table:table-cell>
        </table:table-row>
        <table:table-row table:style-name="ro3">
          <table:table-cell office:value-type="string" calcext:value-type="string">
            <text:p>1205421552 <text:s text:c="217"/>2/5/2021</text:p>
          </table:table-cell>
          <table:table-cell table:style-name="ce15" office:value-type="float" office:value="11" calcext:value-type="float">
            <text:p>1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Swedish Medical Center (First Hill) Program Seattle, Washington</text:p>
          </table:table-cell>
        </table:table-row>
        <table:table-row table:style-name="ro3">
          <table:table-cell office:value-type="string" calcext:value-type="string">
            <text:p>1205431326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Washington Program Seattle, Washington</text:p>
          </table:table-cell>
        </table:table-row>
        <table:table-row table:style-name="ro3">
          <table:table-cell office:value-type="string" calcext:value-type="string">
            <text:p>1205431329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ulticare Medical Center Program Tacoma, Washington</text:p>
          </table:table-cell>
        </table:table-row>
        <table:table-row table:style-name="ro3">
          <table:table-cell office:value-type="string" calcext:value-type="string">
            <text:p>1205431331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Mountain State Osteopathic Postdoctoral Training Institutions, Inc. (MSOPTI) (Greenbrier Valley Medical Center) Program Ronceverte, West Virginia</text:p>
          </table:table-cell>
        </table:table-row>
        <table:table-row table:style-name="ro3">
          <table:table-cell office:value-type="string" calcext:value-type="string">
            <text:p>1205500570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ountain State Osteopathic Postdoctoral Training Institutions (MSOPTI)/Access Health Teaching Health Center Program Beckley, West Virginia</text:p>
          </table:table-cell>
        </table:table-row>
        <table:table-row table:style-name="ro3">
          <table:table-cell office:value-type="string" calcext:value-type="string">
            <text:p>1205500571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ountain State Osteopathic Postdoctoral Training Institutions (MSOPTI)/Bluefield Regional Medical Center Program Bluefield, West Virginia</text:p>
          </table:table-cell>
        </table:table-row>
        <table:table-row table:style-name="ro3">
          <table:table-cell office:value-type="string" calcext:value-type="string">
            <text:p>1205500572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West Virginia University Program Morgantown, West Virginia</text:p>
          </table:table-cell>
        </table:table-row>
        <table:table-row table:style-name="ro3">
          <table:table-cell office:value-type="string" calcext:value-type="string">
            <text:p>1205511336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Charleston Area Medical Center/West Virginia University (Charleston Division) Program Charleston, West Virginia</text:p>
          </table:table-cell>
        </table:table-row>
        <table:table-row table:style-name="ro3">
          <table:table-cell office:value-type="string" calcext:value-type="string">
            <text:p>1205511337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0.9706" calcext:value-type="percentage">
            <text:p>97.06%</text:p>
          </table:table-cell>
          <table:table-cell office:value-type="string" calcext:value-type="string">
            <text:p>Marshall University School of Medicine Program Huntington, West Virginia</text:p>
          </table:table-cell>
        </table:table-row>
        <table:table-row table:style-name="ro3">
          <table:table-cell office:value-type="string" calcext:value-type="string">
            <text:p>1205521335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West Virginia University Rural Program Harpers Ferry, West Virginia</text:p>
          </table:table-cell>
        </table:table-row>
        <table:table-row table:style-name="ro3">
          <table:table-cell office:value-type="string" calcext:value-type="string">
            <text:p>1205521569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ted Hospital Center Program Bridgeport, West Virginia</text:p>
          </table:table-cell>
        </table:table-row>
        <table:table-row table:style-name="ro3">
          <table:table-cell office:value-type="string" calcext:value-type="string">
            <text:p>1205522334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Wheeling Hospital Program Wheeling, West Virginia</text:p>
          </table:table-cell>
        </table:table-row>
        <table:table-row table:style-name="ro3">
          <table:table-cell office:value-type="string" calcext:value-type="string">
            <text:p>1205522338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Gundersen Lutheran Medical Foundation Program La Crosse, Wisconsin</text:p>
          </table:table-cell>
        </table:table-row>
        <table:table-row table:style-name="ro3">
          <table:table-cell office:value-type="string" calcext:value-type="string">
            <text:p>1205600671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ayo Clinic College of Medicine Program Eau Claire, Wisconsin</text:p>
          </table:table-cell>
        </table:table-row>
        <table:table-row table:style-name="ro3">
          <table:table-cell office:value-type="string" calcext:value-type="string">
            <text:p>1205600674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Aurora Health Care Program Elkhorn, Wisconsin</text:p>
          </table:table-cell>
        </table:table-row>
        <table:table-row table:style-name="ro3">
          <table:table-cell office:value-type="string" calcext:value-type="string">
            <text:p>1205600675 <text:s text:c="217"/>2/5/2021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edical College of Wisconsin Affiliated Hospitals (Froedtert Menomonee Falls) Program Menomonee Falls, Wisconsin</text:p>
          </table:table-cell>
        </table:table-row>
        <table:table-row table:style-name="ro3">
          <table:table-cell office:value-type="string" calcext:value-type="string">
            <text:p>1205600676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University of Illinois College of Medicine at Rockford/Monroe Clinic-Rural Program Monroe, Wisconsin</text:p>
          </table:table-cell>
        </table:table-row>
        <table:table-row table:style-name="ro3">
          <table:table-cell office:value-type="string" calcext:value-type="string">
            <text:p>1205600677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Still OPTI/MCW-Prevea Program Green Bay, Wisconsin</text:p>
          </table:table-cell>
        </table:table-row>
        <table:table-row table:style-name="ro3">
          <table:table-cell office:value-type="string" calcext:value-type="string">
            <text:p>1205600678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ayo Clinic Health System-Franciscan Healthcare Program La Crosse, Wisconsin</text:p>
          </table:table-cell>
        </table:table-row>
        <table:table-row table:style-name="ro3">
          <table:table-cell office:value-type="string" calcext:value-type="string">
            <text:p>1205611339 <text:s text:c="217"/>2/5/2021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Wisconsin (Madison) Program Madison, Wisconsin</text:p>
          </table:table-cell>
        </table:table-row>
        <table:table-row table:style-name="ro3">
          <table:table-cell office:value-type="string" calcext:value-type="string">
            <text:p>1205611343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Aurora Health Care (Waukesha) Program Waukesha, Wisconsin</text:p>
          </table:table-cell>
        </table:table-row>
        <table:table-row table:style-name="ro3">
          <table:table-cell office:value-type="string" calcext:value-type="string">
            <text:p>1205621345 <text:s text:c="217"/>2/5/2021</text:p>
          </table:table-cell>
          <table:table-cell table:style-name="ce15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Aurora Health Care Program Milwaukee, Wisconsin</text:p>
          </table:table-cell>
        </table:table-row>
        <table:table-row table:style-name="ro3">
          <table:table-cell office:value-type="string" calcext:value-type="string">
            <text:p>1205621348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Wisconsin (Wausau) Program Wausau, Wisconsin</text:p>
          </table:table-cell>
        </table:table-row>
        <table:table-row table:style-name="ro3">
          <table:table-cell office:value-type="string" calcext:value-type="string">
            <text:p>1205621350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ercy Health System Program Janesville, Wisconsin</text:p>
          </table:table-cell>
        </table:table-row>
        <table:table-row table:style-name="ro3">
          <table:table-cell office:value-type="string" calcext:value-type="string">
            <text:p>1205621503 <text:s text:c="217"/>2/5/2021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Wisconsin (Baraboo) Rural Program Baraboo, Wisconsin</text:p>
          </table:table-cell>
        </table:table-row>
        <table:table-row table:style-name="ro3">
          <table:table-cell office:value-type="string" calcext:value-type="string">
            <text:p>1205621609 <text:s text:c="217"/>2/5/2021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edical College of Wisconsin Affiliated Hospitals (Columbia-St Mary's) Program Milwaukee, Wisconsin</text:p>
          </table:table-cell>
        </table:table-row>
        <table:table-row table:style-name="ro3">
          <table:table-cell office:value-type="string" calcext:value-type="string">
            <text:p>1205621670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Wisconsin (Eau Claire) Program Eau Claire, Wisconsin</text:p>
          </table:table-cell>
        </table:table-row>
        <table:table-row table:style-name="ro3">
          <table:table-cell office:value-type="string" calcext:value-type="string">
            <text:p>1205631342 <text:s text:c="217"/>2/5/2021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percentage" office:value="0.96" calcext:value-type="percentage">
            <text:p>96.00%</text:p>
          </table:table-cell>
          <table:table-cell office:value-type="string" calcext:value-type="string">
            <text:p>Medical College of Wisconsin Affiliated Hospitals (St Joseph) Program Milwaukee, Wisconsin</text:p>
          </table:table-cell>
        </table:table-row>
        <table:table-row table:style-name="ro3">
          <table:table-cell office:value-type="string" calcext:value-type="string">
            <text:p>1205631349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Medical College of Wisconsin Affiliated Hospitals (Fox Valley) Program Appleton, Wisconsin</text:p>
          </table:table-cell>
        </table:table-row>
        <table:table-row table:style-name="ro3">
          <table:table-cell office:value-type="string" calcext:value-type="string">
            <text:p>1205631368 <text:s text:c="217"/>2/5/2021</text:p>
          </table:table-cell>
          <table:table-cell table:style-name="ce15" office:value-type="float" office:value="0" calcext:value-type="float">
            <text:p>0</text:p>
          </table:table-cell>
          <table:table-cell table:style-name="ce40" office:value-type="string" calcext:value-type="string">
            <text:p><text:span text:style-name="T2">N/A</text:span></text:p>
          </table:table-cell>
          <table:table-cell office:value-type="string" calcext:value-type="string">
            <text:p>University of Wyoming College of Health Sciences Program Casper, Wyoming</text:p>
          </table:table-cell>
        </table:table-row>
        <table:table-row table:style-name="ro3">
          <table:table-cell office:value-type="string" calcext:value-type="string">
            <text:p>1205700370 <text:s text:c="217"/>2/5/2021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percentage" office:value="1" calcext:value-type="percentage">
            <text:p>100.00%</text:p>
          </table:table-cell>
          <table:table-cell office:value-type="string" calcext:value-type="string">
            <text:p>University of Wyoming (Casper) Program Casper, Wyoming</text:p>
          </table:table-cell>
        </table:table-row>
        <table:table-row table:style-name="ro3">
          <table:table-cell office:value-type="string" calcext:value-type="string">
            <text:p>1205712351 <text:s text:c="217"/>2/5/2021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percentage" office:value="1" calcext:value-type="percentage">
            <text:p>100.00%</text:p>
          </table:table-cell>
          <table:table-cell/>
        </table:table-row>
        <table:table-row table:style-name="ro3" table:number-rows-repeated="1047131"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ogram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0072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0072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1102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1102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2102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2102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2162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13102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22159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0071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0071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0072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0072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0072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1202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1203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1203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2102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3169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33203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0072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0072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0072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0072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0072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1103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2103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2103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2103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2140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42152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00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1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2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3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4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5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5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5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5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5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5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5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0076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0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3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3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4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4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5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5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5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6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106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201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204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268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270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270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368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1370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04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04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04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05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05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35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37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42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45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45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47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47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48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50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51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56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61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2163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3105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3105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3106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3151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53155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0062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0062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0062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0062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0062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1107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1206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1207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2107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2107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2154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2161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3107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3107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73152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80072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81107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82107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82107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90041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91107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092141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02108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02108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2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2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2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3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3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3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3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3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3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3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0074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1108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1108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1108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1108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1109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1200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1201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2101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2108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2108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2154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12162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0000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0063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0063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0064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0064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1100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1109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1109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1209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2100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2109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2143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2152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2153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2156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2163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23109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40065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42150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42154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0073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0073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0073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0073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1109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2152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2158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52169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0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0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0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0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0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0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0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1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1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0071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09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09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10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10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10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10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11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11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167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236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269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1270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10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11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35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36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36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42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46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48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60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2165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3110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3111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3111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63161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0000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0071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0071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0072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2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2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2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2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2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2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3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1113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2111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72112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1113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1113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2113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2113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2113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2137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2159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2213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83113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91113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91114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92136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192163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0066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0066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0066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1114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2114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2114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2151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2161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3114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03166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1114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1156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1369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2115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2144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2156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2159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2163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2164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13156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21115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21215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22215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23115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30055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30055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31215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32115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40068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42116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42152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42164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43115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43168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1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3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3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3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3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3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3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3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0074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1116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1217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16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16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16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17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17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37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37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42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48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57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60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69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2169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3116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3117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3117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3167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53170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0065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1117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1165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1265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2117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2117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2152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2156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2158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2161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2165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63165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70055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70056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70056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721181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72155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00705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0070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0070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1118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2118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2118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2142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21476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831704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90072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292159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021189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02149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02151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031187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031188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100700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100702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100703 <text:s text:c="217"/>2/5/2021</text:p>
          </table:table-cell>
        </table:table-row>
        <table:table-row table:style-name="ro5">
          <table:table-cell table:number-columns-repeated="3"/>
          <table:table-cell table:style-name="ce1" office:value-type="string" calcext:value-type="string">
            <text:p>120310070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11369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12148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12148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20055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23155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8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8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8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8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8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8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9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9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0069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119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119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119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119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119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119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266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1267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2141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2143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2144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32155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40070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40070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42119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42157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42159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2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2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2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2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2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2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3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4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0074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120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120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120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120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121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121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121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1221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19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19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20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20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21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21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21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40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46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48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51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53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58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2170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3168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53253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0066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0066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0066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0067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0067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0067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1121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1122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1122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1122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1266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2101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2122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2157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2158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2161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2163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3122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3122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63122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70068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70068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70068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72122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73122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73123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68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69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69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69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69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69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0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0071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1123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1123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1123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1123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1125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1135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1368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2123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2123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2124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2124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2125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2143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2147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3123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3123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3124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3124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83224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6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7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0069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2125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2125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2149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2151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2158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2160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392165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00072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00073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00073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00073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02137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02154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02165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69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0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1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1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1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0071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125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126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126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126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127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128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227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227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227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228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228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228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1268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25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27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28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40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47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50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51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57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60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163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2227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3126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3127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3128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13157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20000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20071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22128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22150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22162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30028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32128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6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7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7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7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7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7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7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0067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11289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11291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11292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11293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21290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2137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21376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52166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600548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611294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621547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204700725 <text:s text:c="217"/>2/5/20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urfreesboro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aptist Memorial Hospital Program Memphis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CA Healthcare/Tristar Nashville Program Hendersonville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CA Healthcare/Tristar Southern Hills Medical Center Program Nashville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nnessee Medical Center at Knoxville Program Knoxville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nnessee (Jackson) Program Jackson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ast Tennessee State University (Johnson City) Program Johnson City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nnessee/Saint Francis Program Memphis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harry Medical College Program Nashville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ast Tennessee State University (Bristol) Program Bristol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ast Tennessee State University (Kingsport) Program Kingsport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nnessee College of Medicine at Chattanooga Program Chattanooga, Tennesse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laza Medical Center of Fort Worth Program Fort Worth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RGV (DHR) Program McAlle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Tar Healthcare System Program Victoria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Health Science Center at Tyler Pittsburg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Rio Grande Valley (Knapp) Program Mercedes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A&amp;M College of Medicine-Scott and White Medical Center (Round Rock) Program Round Rock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oma Medical Center Program Deniso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Institute for Graduate Medical Education and Research (TIGMER) Program San Antonio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Institute for Graduate Medical Education and Research (TIGMER)/Laredo Medical Center Program Laredo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CA Gulf Coast Education Consortium Program Housto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Institute for Graduate Medical Education and Research (TIGMER) Abilene Program Abilene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CA Medical City Arlington Program Arlingto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Health Science Center at Tyler (Athens) Program Athens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at Austin Dell Medical School Program Austi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aylor College of Medicine Program Housto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Tech University Health Sciences Center Paul L. Foster School of Medicine Program El Paso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RGV (MMC) Program McAlle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cLennan County Medical Education and Research Foundation Program Waco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Medical Branch Hospitals Program Galvesto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morial Hermann Hospital System Program Sugar Land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Tech University (Lubbock) Program Lubbock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Health Science Center at San Antonio Program San Antonio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Southwestern Medical School Program Dallas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thodist Health System Dallas Program Dallas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orth Central Texas Medical Foundation Program Wichita Falls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nroe Medical Education Foundation Program Conroe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Tech University (Permian Basin) Program Odessa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Health Center at Tyler Program Tyler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A&amp;M College of Medicine-Scott and White Program Temple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Texas at Houston Program Housto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Tech University (Amarillo) Program Amarillo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thodist Hospital (Houston) Program Housto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aylor University Medical Center Program Dallas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alley Baptist Medical Center Program Harlinge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hristus Santa Rosa Health Care Program San Antonio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arnall Army Medical Center Program Fort Hood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hristus Spohn Memorial Hospital Program Corpus Christi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ohn Peter Smith Hospital (Tarrant County Hospital District) Program Fort Worth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exas A&amp;M Health Science Center/Bryan-College Station Program Bryan, Texa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Utah Health Salt Lake City, Uta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cKay-Dee Hospital Center Program Ogden, Uta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 Mark's Health Care Foundation Program Salt Lake City, Uta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tah Valley Regional Medical Center Program Provo, Utah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Vermont College of Medicine Milton, Vermont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Bon Secours Richmond Health System (Blackstone Rural) Program Blackstone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ovah Health-Danville Program Danville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Johnston Memorial Hospital Program Abingdon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Wellmont Health System - Lonesome Pine Hospital Program Big Stone Gap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COM/LGHM GME Consortium Program Blacksburg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Lewisgale Medical Center Program Roanoke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Virginia Program Charlottesville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irginia Commonwealth University Health System (Chesterfield) Program Richmond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nova Fairfax Medical Campus Program Fairfax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arilion Clinic-Virginia Tech Carilion School of Medicine Program Roanoke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ational Capital Consortium (Fort Belvoir Community Hospital) Program Fort Belvoir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entra Health Program Lynchburg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astern Virginia Medical School Program Norfolk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astern Virginia Medical School (Portsmouth) Program Portsmouth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alley Health System/Medical College of Virginia/Virginia Commonwealth University Program Front Royal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CU/Riverside Regional Medical Center Program Newport News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irginia Commonwealth University-Bon Secours (St. Francis) Program Midlothian,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ultiCare Good Samaritan Hospital Program Puyallup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Kadlec Regional Medical Center Program Richland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mmunity Health Care Program Tacoma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 Peter Hospital Program Chehalis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ea Mar Community Health Centers Program Marysvill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wedish Medical Center Rural Program Seattl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kagit Regional Health Program Mt. Vernon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Harrison Medical Center Program Bremerton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ios Health Program Kennewick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ashington School of Medicine Rural Program Seattl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Yakima Valley Farm Workers Clinic Program Grandview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uyallup Tribal Health Authority Program Tacoma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. Peter Hospital (Elma) Program Elma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digan Healthcare System Program Tacoma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Kaiser Permanente Washington Program Seattl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wedish Medical Center/Cherry Hill Program Seattl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nce Sacred Heart Medical Center/University of Washington School of Medicine Program Spokan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Valley Medical Center Program Renton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Naval Hospital (Bremerton) Program Bremerton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 Peter Hospital Program Olympia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mmunity Health of Central Washington Program Yakima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eaceHealth Southwest Medical Center Program Vancouver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vidence Sacred Heart Medical Center/University of Washington School of Medicine (Rural) Program Spokan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wedish Medical Center (First Hill) Program Seattl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ashington Program Seattle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ulticare Medical Center Program Tacoma, Washingto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ountain State Osteopathic Postdoctoral Training Institutions, Inc. (MSOPTI) (Greenbrier Valley Medical Center) Program Ronceverte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ountain State Osteopathic Postdoctoral Training Institutions (MSOPTI)/Access Health Teaching Health Center Program Beckley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ountain State Osteopathic Postdoctoral Training Institutions (MSOPTI)/Bluefield Regional Medical Center Program Bluefield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West Virginia University Program Morgantown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harleston Area Medical Center/West Virginia University (Charleston Division) Program Charleston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rshall University School of Medicine Program Huntington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West Virginia University Rural Program Harpers Ferry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ted Hospital Center Program Bridgeport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Wheeling Hospital Program Wheeling, West Virginia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Gundersen Lutheran Medical Foundation Program La Cross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yo Clinic College of Medicine Program Eau Clair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urora Health Care Program Elkhorn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dical College of Wisconsin Affiliated Hospitals (Froedtert Menomonee Falls) Program Menomonee Falls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Illinois College of Medicine at Rockford/Monroe Clinic-Rural Program Monro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till OPTI/MCW-Prevea Program Green Bay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ayo Clinic Health System-Franciscan Healthcare Program La Cross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isconsin (Madison) Program Madison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urora Health Care (Waukesha) Program Waukesha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urora Health Care Program Milwauke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isconsin (Wausau) Program Wausau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rcy Health System Program Janesvill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isconsin (Baraboo) Rural Program Baraboo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dical College of Wisconsin Affiliated Hospitals (Columbia-St Mary's) Program Milwauke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isconsin (Eau Claire) Program Eau Clair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dical College of Wisconsin Affiliated Hospitals (St Joseph) Program Milwaukee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Medical College of Wisconsin Affiliated Hospitals (Fox Valley) Program Appleton, Wisconsin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yoming College of Health Sciences Program Casper, Wyoming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niversity of Wyoming (Casper) Program Casper, Wyoming</text:p>
          </table:table-cell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6" table:default-cell-style-name="ce12"/>
        <table:table-row table:style-name="ro3">
          <table:table-cell table:style-name="Default" office:value-type="string" calcext:value-type="string">
            <text:p>Program</text:p>
          </table:table-cell>
          <table:table-cell table:style-name="Default" office:value-type="string" calcext:value-type="string">
            <text:p>Odd/even</text:p>
          </table:table-cell>
        </table:table-row>
        <table:table-row table:style-name="ro3" table:visibility="filter">
          <table:table-cell office:value-type="string" calcext:value-type="string">
            <text:p>Cahaba Medical Care/University of Alabama Medical Center Program Centreville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007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Foley Hospital Corporation/South Baldwin Regional Medical Center Program Foley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0072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Alabama Medical Center (Huntsville) Program Huntsville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1102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South Alabama Program Mobile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1102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Alabama Medical Center (Selma Dallas County) Program Selma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210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Tuscaloosa College of Community Health Science Program Tuscaloosa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210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aptist Outreach Services (Montgomery) Program Montgomery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2162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Vincent's East Program Birmingham, Alaba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13102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rovidence Hospital/Alaska Family Medicine Program Anchorage, Alask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22159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Yuma Regional Medical Center Program Yuma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0071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Midwestern University Osteopathic Postdoctoral Training Institute Program Sierra Vista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0071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idwestern University OPTI/Mountain Vista Program Mesa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0072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 Country Healthcare Program Flagstaff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0072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Midwestern University Osteopathic Postdoctoral Training Institute (Kingman) Program Kingman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0072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anner Good Samaritan Medical Center Program Phoenix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1202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Creighton University School of Medicine/St. Joseph's Medical Center (Phoenix) Program Phoenix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120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Arizona Program Tucson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1203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brazo Central Program Phoenix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2102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Arizona/UPHK Graduate Medical Education Consortium Program Tucson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3169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onorHealth Scottsdale Osborn Medical Center Program Scottsdale, Arizo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33203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Arkansas for Medical Sciences/Area Health Education Center - Magnolia Rural Program Magnolia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007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ty Health-White County Medical Center Program Searcy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007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AMS Regional Centers Program Batesville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007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aptist Health Program North Little Rock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0072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nway Regional Health System Program Conway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0072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Arkansas for Medical Sciences AHEC (Pine Bluff) Program Pine Bluff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110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Arkansas for Medical Sciences AHEC (Northwest) Program Fayetteville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210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Arkansas for Medical Sciences AHEC (Fort Smith) Program Fort Smith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210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Arkansas for Medical Sciences Program Little Rock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210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Arkansas for Medical Sciences AHEC (Northeast) Program Jonesboro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2140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Arkansas for Medical Sciences AHEC (Southwest) Program Texarkana, Ar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4215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entist Health Tulare Program Tular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00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weah Delta Health Care District (KDHCD) Program Visali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1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ierra Vista Program San Joaquin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Kaiser Permanente Medical Group (Northern California)/Napa-Solano Program Vallej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hasta Community Health Center Program Redding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Loma Linda-Inland Empire Consortium for Healthcare Education Program Redland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arian Regional Medical Center Program Santa Mari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amily Health Centers of San Diego Program San Dieg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alifornia, Riverside, School of Medicine Program San Bernardin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linica Sierra Vista - Bakersfield Program Bakersfield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John Muir Health Program Walnut Creek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3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PTI West/Community Memorial Hospital Program Ventur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PTI West/Downey Regional Medical Center Program Downey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Emanate Health Program West Covin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PTI West/Chino Valley Medical Center Program Chin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Northern California (Santa Rosa) Program Santa Ros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Northern California (San Jose) Program San Jos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Riverside Community Hospital/University of California Riverside School of Medicine Program Riversid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entist Health Ukiah Valley Program Ukiah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4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Valley Health Team, Inc. Program Fresn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5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Charles R. Drew University of Medicine and Science, College of Medicine Program Los Angele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5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Joseph's Medical Center Program Stockton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5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Agnes Medical Center (Fresno) Program Fresn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5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Joseph Hospital-Eureka Program Eurek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5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PTI/West (Montclair) Program Montclair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5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orrego Community Health Foundation DBA Borrego Health Program Hemet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ma Linda University Medical Center - Murrieta Program Murriet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HS Southern California Medical Education Consortium Program Temecul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ifelong Medical Care Program Richmond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ltaMed Health Services Program South Gat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Northern California Program Sacrament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utter Health Rural Program Jackson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Desert Regional Medical Center Program Palm Spring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eck Medicine Program Los Angele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0076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David Grant Medical Center Program Travis AFB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0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ern Medical Center Program Bakersfield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alifornia (Davis) Health System Program Sacrament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3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Southern California (Los Angeles) Program Los Angele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4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CLA Medical Center Program Santa Monic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4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Dignity Health Family Medicine Residency at Northridge Hospital Northridg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5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rrowhead Regional Medical Center Program Colton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5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alifornia (San Francisco) Program San Francisc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Sutter Medical Center of Santa Rosa/University of California (San Francisco) Program Santa Ros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6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Ventura County Medical Center Program Ventur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106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aval Hospital (Camp Pendleton) Program Camp Pendleton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201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Southern California (Fontana) Program Fontan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20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'Connor Hospital (San Jose) Program San Jos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268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Southern California (San Diego) Program San Dieg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270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Eisenhower Medical Center Program Rancho Mirag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270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entist Health Hanford Program Hanford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368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Valley Consortium for Medical Education Family Medicine Program Modest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137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alifornia (San Francisco)/Fresno Program Fresn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0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alifornia (Irvine) Program Orang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04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ng Beach Memorial Medical Center Program Long Beach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04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atividad Medical Center Program Salina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05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alifornia (San Diego) Program San Dieg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05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resbyterian Intercommunity Hospital Program Whittier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35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Glendale Adventist Medical Center Program Glendal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37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Riverside University Health System/University of California Riverside Program Moreno Valley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42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alifornia Hospital Medical Center (Dignity Health) Program Los Angele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45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Medical Center (Merced) Program Merced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4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ma Linda University Program Loma Lind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47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s Angeles County-Harbor-UCLA Medical Center Program Harbor City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47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hite Memorial Medical Center Program Los Angele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48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Southern California (Riverside) Program Riverside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5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Southern California (Woodland Hills) Program Woodland Hills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51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Dignity Health Methodist Hospital of Sacramento Program Sacrament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56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omona Valley Hospital Medical Center Program Pomon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61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cripps Mercy Hospital (Chula Vista) Program Chula Vist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2163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ntra Costa Regional Medical Center Program Martinez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3105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Medical Center (Redding) Program Redding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3105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an Joaquin General Hospital Program French Camp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3106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aiser Permanente Southern California (Anaheim) Program Santa Ana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3151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utter Health Program Sacramento, Califor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53155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 Colorado Medical Center Sterling Rural Program Greeley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0062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Mary-Corwin Medical Center Program Pueblo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0062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olorado School of Medicine Program Aurora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0062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ealthone Program Lone Tree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006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ill OPTI/Peak Vista Program Colorado Springs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006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 Colorado Medical Center Program Greeley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1107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Anthony Hospital Program Westminster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1206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Joseph Hospital Program Denver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1207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olorado Denver (HealthONE Rose Medical Center) Program Denver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2107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Mary-Corwin Medical Center/Southern Colorado Family Medicine Pueblo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2107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Colorado Denver (HealthONE Swedish Medical Center) Program Littleton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2154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olorado Denver (University Hospital) Program Denver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2161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oudre Valley Hospital /Fort Collins Family Medicine Program Fort Collins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3107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Mary's Hospital and Medical Center Program Grand Junction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3107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 Colorado Medical Center Rural Program Greeley, Colorad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73152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rospect Manchester Hospital Program Manchester, Connecticut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80072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Stamford Hospital/Columbia University College of Physicians and Surgeons Program Stamford, Connecticut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81107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onnecticut Program Hartford, Connecticut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82107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iddlesex Hospital Program Middletown, Connecticut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82107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ayhealth Medical Center Program Dover, Delawar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90041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hristiana Care Health Services Program Wilmington, Delawar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91107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Francis Hospital Program Wilmington, Delawar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092141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rovidence Hospital/Georgetown University Hospital Program Colmar Manor, Maryland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02108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oward University Program Washington, Dist Columb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02108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est Kendall Baptist Hospital / Florida International University Program Miami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2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Florida State University College of Medicine/Lee Memorial Health System Program Fort Myers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2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range Park Medical Center Program Orange Park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2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 Florida Regional Medical Center Program Gainesvill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roward Health Program Ft. Lauderdal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3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akeside Medical Center Program Belle Glad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lorida Hospital Medical Center (East Orlando) Program Orlando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anatee Memorial Hospital Program Bradenton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HCA West Florida GME Consortium/St. Petersburg General Hospital Program St. Petersburg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CA West Florida GME Consortium/Oak Hill Hospital Program Brooksvill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Central Florida College of Medicine/HCA GME Consortium (Ocala) Ocala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mmunity Health of South Florida, Inc. (CHI) Program Miami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almetto General Hospital Program Hialeah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orinquen Health Care Center, Inc. Program Miami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arkin Community Hospital Program South Miami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estchester General Hospital, Inc. Program Miami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alm Beach Consortium for Graduate Medical Education Program St. Luci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arkin Community Hospital Palm Springs Campus Program Hialeah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entHealth Program Sebring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lorida State University College of Medicine Program Winter Haven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0074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alifax Medical Center Program Daytona Beach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1108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Vincent's Medical Center Program Jacksonvill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1108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Tallahassee Memorial Healthcare Family Medicine Program Tallahasse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1108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lorida Hospital Medical Center Program Winter Park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1108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ayfront Medical Center Program St. Petersburg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1109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S Air Force Regional Hospital/Headquarters Air Armament Center (AFMC) Program Eglin AFB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120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aval Hospital (Pensacola) Program Pensacola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1201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aval Hospital (Jacksonville) Program Jacksonvill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2101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Florida Program Gainesvill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2108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Jackson Memorial Hospital/Jackson Health System Program Miami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2108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llege of Medicine, Mayo Clinic (Jacksonville) Program Jacksonville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2154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South Florida (Morton Plant Mease Health Care) Program Clearwater, Flori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1216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outh Georgia Medical Education and Research Consortium Program Moutrie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000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Gwinnett Medical Center Program Lawrenceville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006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ouston Healthcare System Program Warner Robins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0063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ellstar Kennestone Regional Medical Center Program Smyrna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006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east Georgia Medical Center Gainesville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0064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artin Army Community Hospital Fort Benning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1100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The Medical Center (Columbus) Program Columbus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1109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Memorial Health-University Medical Center/Mercer University School of Medicine (Savannah) Program Savannah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1109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Medical Center of Central Georgia/Mercer University School of Medicine Program Macon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1209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Dwight David Eisenhower Army Medical Center Program Fort Gordon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210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dical College of Georgia Program Augusta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2109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orehouse School of Medicine Program East Point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2143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hoebe Putney Memorial Hospital (Southwest Georgia) Program Albany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215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tlanta Medical Center Program Morrow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215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Emory University Program Dunwoody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2156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morial Satilla Health Program Waycross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216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loyd Medical Center Program Rome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23109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awaii Health Systems Corporation - Hilo Medical Center Program Hilo, Hawai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40065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Tripler Army Medical Center Program Honolulu, Hawai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4215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Hawaii Program Aiea, Hawai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4215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Kootenai Health Program Coeur d'Alene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007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amily Medicine Residency of Idaho Nampa Program Nampa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007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Idaho State University Rural Program Pocatello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007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CA Healthcare/Eastern Idaho Regional Medical Center Program Idaho Falls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007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amily Medicine Residency of Idaho Program Boise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1109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Idaho State University Program Pocatello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2152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amily Medicine Residency of Idaho Rural Program Boise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2158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amily Medicine Residency of Idaho (Magic Valley) Rural Program Boise, Idah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52169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cGaw Medical Center of Northwestern University Program Grayslake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ranciscan St. James Health Program Olympia Fields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arle Foundation Hospital/Carle Bromenn Medical Center Program Normal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wegian American Hospital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0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cGaw Medical Center of Northwestern University (Delnor) Program Geneva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0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arle Foundation Hospital Urbana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0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wedish Covenant Hospital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health GME Consortium Program Rockford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1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awndale Christian Health Center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1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outhern Illinois University School of Medicine Program Alton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0071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acNeal Hospital Program Berwyn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09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outhern Illinois University (Carbondale) Program Carbondale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09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John H. Stroger Hospital of Cook County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10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Resurrection Medical Center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1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Joseph Hospital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1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ocate Lutheran General Hospital Program Park Ridge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10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entist La Grange Memorial Hospital Program La Grange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11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Illinois College of Medicine at Peoria Program Peoria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11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Illinois College of Medicine (Rockford) Rural Program Dixon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167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Jackson Park Hospital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236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aints Mary and Elizabeth Medical Center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269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McGaw Medical Center of Northwestern University/Erie-Humboldt Park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1270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entist Hinsdale Hospital Program Hinsdale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1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outhern Illinois University Program Springfield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11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outhern Illinois University (Decatur) Program Decatur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35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dvocate Christ Medical Center Program Oak Lawn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36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outhern Illinois University (Quincy) Program Quincy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36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Louis University School of Medicine (Belleville) Program O'Fallon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4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Illinois College of Medicine at Chicago/Advocate Illinois Masonic Med Ctr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4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Illinois College of Medicine at Chicago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48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Rush University Medical Center/Copley Memorial Hospital Program Aurora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6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Chicago (NorthShore) Program Glenview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2165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wedish Covenant Hospital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3110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est Suburban Medical Center Program Oak Park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3111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Illinois College of Medicine at Rockford Program Rockford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3111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ount Sinai Hospital Medical Center of Chicago Program Chicago, Illinoi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63161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Kansas City University of Medicine &amp; Biosciences-GME Consortium (KCU-GMEC)/Reid Health Program Richmond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000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mmunity Health Network, Inc. Program Greenwood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0071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Indiana University School of Medicine (Arnett) Program Lafayette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0071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Indiana University School of Medicine (Jasper) Program Jasper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0072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mmunity Hospitals of Indianapolis Program Indianapolis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2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ranciscan Health Indianapolis Program Indianapolis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Indiana University School of Medicine Program Indianapolis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Vincent Hospital and Health Care Center Program Indianapolis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Indiana University Health Ball Memorial Hospital Program Muncie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2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morial Hospital of South Bend Program South Bend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2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Joseph's Regional Medical Center (South Bend) Program Mishawaka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on Hospital Program Terre Haute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1113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Deaconess Hospital Program Evansville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2111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ort Wayne Medical Education Program Fort Wayne, Ind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72112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roadlawns Medical Center Program Des Moines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111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Iowa Hospitals and Clinics Program Iowa City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111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Genesis Health System (Quad Cities) Program Davenport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211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iouxland Medical Education Foundation Program Sioux City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211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east Iowa Medical Education Foundation Program Waterloo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211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Medical Center (Mason City) Program Mason City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2137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Hospital Medical Center (Des Moines) Program Des Moines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2159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edar Rapids Medical Education Foundation Program Cedar Rapids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2213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entral Iowa Health System (Iowa Lutheran Hospital) Program Des Moines, Iow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8311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Kansas School of Medicine Program Kansas City, 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91113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Kansas (Wichita)/Wesley Program Wichita, 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91114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Kansas (Wichita)/Salina Program Salina, 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92136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Kansas (Wichita)/Via Christi Hospitals Wichita Program Wichita, Kansa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19216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Appalachian Osteopathic Postgraduate Training Institute Consortium/Lake Cumberland Regional Hospital Program Somerset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0066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Appalachian Osteopathic Postgraduate Training Institute Consortium Program Pikeville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006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Louisville School of Medicine (Owensboro) Program Owensboro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0066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Elizabeth Medical Center Program Edgewood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1114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Kentucky College of Medicine Program Lexington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2114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Louisville Program Louisville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2114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Kentucky College of Medicine (Hazard) Program Hazard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2151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Louisville (Glasgow) Program Glasgow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2161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Trover Clinic Foundation Program Madisonville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3114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Kentucky College of Medicine (Morehead) Rural Program Morehead, Kentuck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03166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Medical Center/Louisiana State University (Lafayette) Program Lafayette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1114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uisiana State University Medical Center (Shreveport) Rural Program Shreveport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115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uisiana State University (Bogalusa) Program Bogalusa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1369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uisiana State University (Shreveport) Program Shreveport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2115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Medical Center/Louisiana State University (Shreveport)/Monroe Program Monroe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214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aton Rouge General Medical Center Program Baton Rouge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2156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uisiana State University (Lake Charles) Program Lake Charles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2159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East Jefferson General Hospital Program Metairie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2163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ouisiana State University (Kenner) Program Kenner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216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Louisiana State University (Shreveport)/Rapides Regional Medical Center Program Alexandria, Louisi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13156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entral Maine Medical Center Program Lewiston, Main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21115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Eastern Maine Medical Center Program Bangor, Main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21215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aine-Dartmouth Family Practice Program Augusta, Main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22215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aine Medical Center Program Portland, Main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23115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rince George's Hospital Center Program Cheverly, Maryland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30055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Mountain State Osteopathic Postdoctoral Training Institutions (MSOPTI)/Meritus Medical Center Program Hagerstown, Maryland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30055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ranklin Square Hospital Center Program Baltimore, Maryland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31215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aryland School of Medicine Baltimore, Maryland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32115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eward Carney Hospital Inc. Program Boston, Massachusett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40068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assachusetts Program Worcester, Massachusett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42116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Greater Lawrence Family Health Center Program Lawrence, Massachusett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42152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oston University Medical Center Program Boston, Massachusett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42164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assachusetts (Fitchburg) Program Fitchburg, Massachusett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4311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Tufts University at Cambridge Health Alliance Program Malden, Massachusetts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43168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Memorial Hospital System Program Monroe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1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Detroit Medical Center/Wayne State University (Sinai Grace) Program Detroit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ichigan State University Program Alma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akeland Health Program Saint Joseph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tro Health University of Michigan Health (Metro Health) Program Wyoming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cLaren Oakland Program Pontiac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Botsford Hospital Program Farmington Hills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enry Ford Allegiance Health Program Jackson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3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Health Program Muskegon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scension Macomb-Oakland Hospital Program Warren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enry Ford Macomb Hospital Program Clinton Township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Detroit Wayne County Health Authority (Authority Health) GME Consortium Program Detroit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cLaren Oakland (Macomb) Program Clinton Township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cLaren Health Care/Greater Lansing/MSU Program Lansing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cLaren Health Care/Bay/MSU Program Bay City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Western Michigan University Homer Stryker MD School of Medicine (Battle Creek) Program Battle Creek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pectrum Health/Michigan State University Program Grand Rapids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Garden City Hospital Program Garden City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0074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John Hospital and Medical Center Program St. Clair Shores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1116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akland Physicians Medical Center Program Pontiac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1217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Health Grand Rapids Program Grand Rapids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1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illiam Beaumont Hospital-Grosse Pointe Program St. Clair Shores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16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estern Michigan University Homer Stryker MD School of Medicine Kalamazoo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16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parrow Hospital/Michigan State University Program Lansing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17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Providence Hospital and Medical Centers Program Southfield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17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 P Health System-Marquette Program Marquette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37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illiam Beaumont Hospital Program Sterling Heights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37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chigan Program Ann Arbor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4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enry Ford Hospital/Wayne State University Program Detroit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48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cLaren Regional Medical Center Program Flint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57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unson Medical Center Program Traverse City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6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Joseph Mercy (Livingston) Hospital Program Brighton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69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Wayne State University School of Medicine Program Rochester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2169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Genesys Regional Medical Center Program Grand Blanc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3116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idMichigan Medical Center-Midland Program Midland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3117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entral Michigan University College of Medicine Program Saginaw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3117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akwood Annapolis Hospital Program Wayne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3167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 Mary Mercy Hospital Program Livonia, Michiga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53170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HealthPartners Institute for Education and Research/Regions Hospital Program St. Louis Park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0065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Hennepin County Medical Center Program Minneapolis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1117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nnesota/St John's Hospital Program St. Paul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1165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nnesota/St Joseph's Hospital Program St. Paul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1265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nnesota (Duluth) Program Duluth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2117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llege of Medicine, Mayo Clinic (Rochester) Program Kasson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2117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Allina Hospitals &amp; Clinics Program St. Paul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215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nnesota (Mankato) Program Mankato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2156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nnesota/St. Cloud Hospital Program St. Cloud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2158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nnesota/Methodist Hospital Program St. Louis Park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2161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Minnesota/University of Minnesota Medical Center <text:s/>Program Minneapolis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2165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nnesota/North Memorial Health Care Program Minneapolis, Minnes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63165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Forrest General Hospital Program Hattiesburg, Mississipp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7005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East Central Mississippi Health Network, Inc. Program Meridian, Mississipp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70056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ississippi Medical Education and Research Consortium Program Greenville, Mississipp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70056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ssissippi Medical Center Program Jackson, Mississipp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72118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orth Mississippi Medical Center (Tupelo) Program Tupelo, Mississipp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72155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ill OPTI Program Kirksville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0070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Kansas City University of Medicine &amp; Biosciences-GME Consortium (KCU-GMEC)/St. Luke's Des Peres Program St. Louis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0070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4" table:visibility="filter">
          <table:table-cell office:value-type="string" calcext:value-type="string">
            <text:p>University of Missouri-Columbia School of Medicine/Capital Region Medical Center Program Jefferson City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007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ssouri-Columbia Program Columbia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1118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Research Medical Center Program Kansas City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2118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ercy Hospital (St. Louis) Program St. Louis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2118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Missouri at Kansas City Program Kansas City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2142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ox Medical Center Program Springfield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2147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t. Louis University School of Medicine Program St. Louis, Missouri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8317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The University of Montana Program Missoula, Mont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90072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Montana Family Medicine Residency Program Billings, Monta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292159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Nebraska Medical Center College of Medicine Program Omaha, Nebrask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02118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Nebraska Medical Center/Clarkson Regional Health Service Program Omaha, Nebrask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02149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Nebraska Medical Center College of Medicine Rural Program Omaha, Nebrask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02151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Lincoln Medical Education Partnership Program Lincoln, Nebrask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03118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Creighton University Program Omaha, Nebrask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03118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University of Nevada School of Medicine Rural Program Las Vegas, Neva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10070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OPTI West/Valley Hospital (Las Vegas) Program Las Vegas, Neva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1007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Sunrise Health GME Consortium Program Las Vegas, Neva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1007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office:value-type="string" calcext:value-type="string">
            <text:p>Valley Health System Program Las Vegas, Neva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12031007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ike O'Callaghan Federal Hospital/Nellis Air Force Base Program Nellis AFB, Neva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11369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evada School of Medicine (Las Vegas) Program Las Vegas, Neva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12148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evada School of Medicine Program Reno, Nevad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12148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CA Healthcare/Tufts University School of Medicine/Portsmouth Regional Hospital Program Portsmouth, New Hampshir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20055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oncord Hospital/New Hampshire-Dartmouth Family Practice Program Concord, New Hampshir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23155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nspira Health Network (Vineland) Program Vineland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8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owan SOM/Kennedy University/Our Lady of Lourdes Health System Program Stratford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8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ackensack University Medical Center (Palisades) Program North Berge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8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cean Medical Center Program Brick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8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tlantic Health Program Morristow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8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oboken University Medical Center Program Jersey City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8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ltanticare Regional Medical Center Program Atlantic City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9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pital Health Regional Medical Center Program Penningto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9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nspira Health Network Program Mullica Hill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0069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JFK Medical Center Program Ediso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119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unterdon Medical Center Program Flemingto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119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oboken University Medical Center/New York Medical College Program Hoboke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119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ountainside Hospital Program Verona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119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obert Wood Johnson University Hospital Somerset Program Somerville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119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tlantic Health (Overlook) Program Summit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119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Virtua Program Voorhees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26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MDNJ-Robert Wood Johnson at CentraState Program Freehold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1267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utgers Robert Wood Johnson Medical School Program New Brunswick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2141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arren Hospital Program Phillipsburg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214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nspira Health Network Graduate Medical Education Family Medicine Woodbury Woodbury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2144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MDNJ-Robert Wood Johnson Medical School/Capital Health System-Fuld Campus Program Trento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3215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idalgo Medical Services Program Silver City, New Mex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40070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morial Medical Center Program Alamogordo, New Mex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4007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ew Mexico Program Albuquerque, New Mex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42119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morial Medical Center (Las Cruces) Program Las Cruces, New Mex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42157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ew Mexico (Santa Fe) Rural Program Santa Fe, New Mex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42159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nstitute for Family Health (Harlem) Program New York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2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Vermont Health Network-Champlain Valley Physicians Hospital Program Plattsburgh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2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ofstra Northwell School of Medicine at Plainview Hospital Program Plainview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ochester General Hospital Program Batavia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Good Samaritan Hospital Medical Center Program West Islip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2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rnot Ogden Medical Center Program Elmira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2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YCOMEC Program Middletow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. John's Episcopal Hospital-South Shore Program Far Rockaway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amaritan Medical Center Program Watertow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at Buffalo School of Medicine Program Buffalo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YCOMEC/Nassau University Program East Meadow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Zucker School of Medicine at Hofstra/Northwell at Peconic Bay Medical Center Riverhead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iagara Falls Memorial Medical Center Program Niagara Falls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ur Lady of Lourdes Memorial Hospital Inc. Program Binghamto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NY Upstate Medical University Program Syracuse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ealth Quest Program Rhinebeck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007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SLIJHS/Hofstra North Shore-LIJ School of Medicine at Glen Cove Program Glen Cove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12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ted Health Services Hospitals Program Johnson City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12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lbert Einstein College of Medicine/Jamaica Hospital Medical Center Program Jamaica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120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Lutheran Medical Center Program Brookly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120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cahn School of Medicine at Mount Sinai (South Nassau) Program Oceanside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121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 Elizabeth Medical Center (Utica) Program Utica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121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ew York Medical College at St Joseph's Medical Center Program Yonkers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121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Ellis Hospital of Schenectady Program Schenectady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1221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lbany Medical Center Program Albany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19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SLIJHS/Hofstra North Shore-LIJ School of Medicine at Southside Hospital Program Bay Shore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19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id-Hudson Family Health Institute Program Kingsto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2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lbert Einstein College of Medicine Program Bronx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2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NY Health Science Center at Brooklyn Program Brookly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21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Rochester/Highland Hospital of Rochester Program Rochester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21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NY Health Science Center at Syracuse/St Joseph's Hospital Health Center Program Syracuse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21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NY at Stony Brook Program Southampto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40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Bronx-Lebanon Hospital Center Program Bronx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46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at Buffalo Program Buffalo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48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at Buffalo Rural Program Olea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51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Brooklyn Hospital Center Program Brooklyn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5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ew York Presbyterian Hospital (Columbia Campus) Program New York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58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ofstra Northwell School of Medicine/Phelps Hospital Program Sleepy Hollow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2170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ew York Medical College <text:s/>Program Clifton, New Jersey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3168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cahn School of Medicine at Mount Sinai (Downtown) Urban Program New York, New York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5325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ovant Health Program Cornelius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0066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mpbell University Program Lumberton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006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mpbell University/Harnett Health Program Lillington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0066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mpbell University/Sampson Regional Medical Center Program Clinton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0067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ountain Area Health Education Center (Boone) Program Boon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0067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Vidant Medical Center Program Greenvill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0067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ountain Area Health Education Center Program Ashevill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1121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rolinas Medical Center Program Charlott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1122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oses H Cone Memorial Hospital Program Greensboro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1122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Vidant Medical Center/East Carolina University Program Greenvill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112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aval Hospital Camp Lejeune Program Camp Lejeun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1266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omack Army Medical Center Program Fort Bragg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2101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Duke University Hospital Program Durham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2122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ountain Area Health Education Center Rural Program Hendersonvill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2157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trium Health Cabarrus Program Concord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2158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New Hanover Regional Medical Center Program Wilmington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2161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rolinas Medical Center Rural Program Monro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216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orth Carolina Hospitals Program Chapel Hill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3122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outhern Regional Area Health Education Center/Duke University Hospital Program Fayetteville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3122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ake Forest University School of Medicine Program Winston Salem, Nor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63122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orth Dakota (Hettinger) Program Bismark, Nor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70068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 of North Dakota School of Medicine and Health Sciences Rural Program Williston, Nor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70068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 of North Dakota School of Medicine and Health Sciences Program Fargo, Nor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70068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orth Dakota (Bismarck) Program Bismarck, Nor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72122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ltru Health System (Grand Forks) Program Grand Forks, Nor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73122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North Dakota (Minot) Program Minot, Nor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7312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. Elizabeth Boardman Hospital Program Boardma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68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Kettering Health Network/Grandview Medical Center Program Dayto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69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Doctors Hospital/Ohiohealth Program Grove City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69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dena Regional Medical Center Program Chillicothe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69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estern Reserve Hospital Program Cuyahoga Falls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69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Firelands Regional Medical Center Program Sandusky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69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Kettering Health Network Program Beavercreek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Dublin Methodist Hospital Program Dubli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hioHealth/O'Bleness Hospital Program Athens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Hospitals Osteopathic Consortium (UHOC/Westlake) Program Westlake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. Luke's Hospital Program Perrysburg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Hospitals Osteopathic Consortium (UHOC/Richmond Heights) Program Richmond Heights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Fairfield Medical Center Program Lancaster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morial Health System Program Marietta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East Liverpool City Hospital Program East Liverpool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. Rita's Medical Center Program Lima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0071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ultman Hospital/NEOMED Program Canto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1123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se Western Reserve University/University Hospitals Case Medical Center Program Cleveland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1123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se Western Reserve University (MetroHealth) Program Cleveland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112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Fairview Hospital/Cleveland Clinic Program Lakewood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1123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 Elizabeth Health Center/NEOUCOM Program Youngstow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1125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estern Reserve Health Education/NEOMED Program Youngstow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113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Toledo Program Toledo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1368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mma Health System/NEOUCOM Program Akro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2123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hrist Hospital/University of Cincinnati College of Medicine Program Cincinnati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2123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hio State University Hospital Program Columbus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2124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iverside Methodist Hospitals (OhioHealth) Program Columbus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2124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Toledo Hospital Program Toledo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2125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mma Barberton Hospital/NEOUCOM Program Barberto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2143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TriHealth (Bethesda North Hospital) Program Cincinnati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2147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kron General Medical Center/NEOMED Program Akro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3123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Grant Medical Center (OhioHealth) Program Columbus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3123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right State University/Dayton Community Hospitals Program Dayton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3124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rcy St. Vincent Medical Center/Mercy Health Partners Program Toledo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3124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ount Carmel Program Westerville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8322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klahoma State University Center for Health Sciences (Tulsa) Program Tulsa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steopathic Medical Education Consortium of Oklahoma (OMECO/Tulsa) Program Tulsa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steopathic Medical Education Consortium of Oklahoma (OMECO/Talihina) Program Talihina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klahoma State University Center for Health Sciences (Lawton) Program Lawton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klahoma State University Center for Health Sciences (Tahlequah) Program Tahlequah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klahoma State University Center for Health Sciences (McAlester) Program McAlester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steopathic Medical Education Consortium of Oklahoma (OMECO/Chickasaw Nation Medical Center) Program Ada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klahoma State University Center for Health Sciences (Durant) Program Durant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6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klahoma State University Center for Health Sciences/Cherokee Nation Program Tahlequah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7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arshall Community Health Consortium Program Gallipolis, Ohi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0069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Oklahoma Health Sciences Center Program Oklahoma City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2125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Oklahoma College of Medicine-Tulsa Program Tulsa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2125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n His Image at St. John Medical Center Program Tulsa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2149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 Anthony Hospital Program Oklahoma City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2151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Integris Baptist Medical Center/Great Plains Program Oklahoma City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2158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Oklahoma College of Medicine-Tulsa Rural Program Bartlesville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2160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Oklahoma Health Sciences Center (Lawton) Program Lawton, Oklahom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39216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rovidence Health &amp; Services/Hood River Rural Program Hood River, Orego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00072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amaritan Health Services-Corvallis Program Corvallis, Orego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00073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PTI West Program Roseburg, Orego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00073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regon Health &amp; Science University Hospital Program Hillsboro, Orego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0007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regon Health &amp; Science University Program Portland, Orego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02137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Oregon Health &amp; Science University (Cascades East) Program Klamath Falls, Orego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02154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rovidence Health &amp; Services-Oregon/Milwaukie Hospital Program Milwaukie, Oregon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02165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enn State Milton S Hershey Medical Center Program State Colleg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PMC Pinnacle Lititz Program Lititz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ain Line Heath System/Lankenau Medical Center Program Bala Cynwyd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ellspan Health Program Lebano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enn State Milton S. Hershey Medical Center Program Reading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right Center for Graduate Medical Education (Scranton) Program Scranto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burban Community Hospital Program Norristow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PMC Pinnacle Hospitals Program Harrisburg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ountain State Osteopathic Postdoctoral Training Institutions, Inc. (MSOPTI) (Cornerstone Care Teaching Health Center) Program Mount Morris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69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Jefferson Health Northeast Program Philadelphi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burban Community Hospital (Lower Bucks Hospital) Program Bristol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PMC Medical Education Program Farrell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Lake Erie College of Osteopathic Medicine Program Eri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adville Medical Center Program Meadvill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larion Hospital Program Clario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Geisinger Health System (Lewistown) Program Lewistow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. Luke's Hospital Rural Program Coaldal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lbert Einstein Healthcare Network Program Norristow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enn Highlands Dubois Program DuBois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1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. Luke's Hospital-Anderson Campus Program Easto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1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Drexel University College of Medicine/Tower Health Program Philadelphi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1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Temple University Hospital Program Philadelphi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0071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bington Memorial Hospital Program Jenkintow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125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PMC Altoona Altoon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126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 Vincent Health Center Program Eri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126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onemaugh Valley Memorial Hospital Program Johnstow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126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Latrobe Area Hospital Program Latrob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127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York Hospital Program York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128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Lancaster General Hospital Program Lancaster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227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PMC Medical Education (McKeesport Hospital) Program McKeesport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227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PMC Medical Education (St. Margaret Hospital) Program Pittsburgh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227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PMC Medical Education (Presbyterian Shadyside Hospital) Program Pittsburgh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228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eading Hospital and Medical Center Program West Reading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228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ashington Health System Family Medicine Residency Program Washingto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228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Geisinger Health System Program Wilkes Barr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1268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acred Heart Hospital/Temple University (Allentown) Program Allentow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25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Thomas Jefferson University Program Philadelphi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27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Wright Center for Graduate Medical Education Program Kingsto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28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dical Center (Beaver) Program Beaver Falls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40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rozer-Chester Medical Center Program Springfield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47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enn State Milton S. Hershey Medical Center Program-Family Medicine Hershey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50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obert Packer Hospital/Guthrie Program Sayr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51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Lehigh Valley Health Network/University of South Florida College of Medicine Program Allentown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57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t Luke's Hospital Program Bethlehem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60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Pennsylvania Program Philadelphi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163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llegheny General Hospital-Western Pennsylvania Hospital Med Ed Consortium (Forbes Hospital) Program Monroeville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2227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Bryn Mawr Hospital Program Bryn Mawr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3126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hestnut Hill Hospital Program Philadelphi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3127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usquehanna Health System/Williamsport Hospital and Medical Center Program Williamsport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3128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Drexel University College of Medicine/Hahnemann University Hospital Program Philadelphia, Pennsylvan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13157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Hamilton Medical Center Program Dalton, Georgi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20000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Dr Ramon E Betances Hospital-Mayaguez Medical Center Program Mayaguez, Puerto R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20071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Puerto Rico Program Loiza, Puerto R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22128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Dr Alejandro Otero Lopez Hospital Program Manati, Puerto R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22150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Bella Vista Hospital Program Mayaguez, Puerto Rico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22162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Kent Hospital Program Warwick, Rhode Island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30028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morial Hospital of Rhode Island/Brown University Program Pawtucket, Rhode Island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32128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Grand Strand Regional Medical Center Program Myrtle Beach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6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Tidelands Health Program Myrtle Beach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7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almetto Health Program Sumter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7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Greenville Health System/University of South Carolina (Greer) Program Greer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7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Greenville Health System/University of South Carolina (Seneca) Program Seneca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7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ampbell University (Conway) Program Conway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7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cLeod Regional Medical Center (Rural) Program Florence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7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edical University of South Carolina College of Medicine Program Charleston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0067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nMed Health (Anderson) Program Anderson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11289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risma Health-Midlands/University of South Carolina School of Medicine-Columbia (Columbia) Program Columbia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11291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Prisma Health-Upstate/University of South Carolina School of Medicine Greenville (Greenville) Program Greenville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11292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partanburg Regional Healthcare System Program Spartanburg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11293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Trident Medical Center/Medical University of South Carolina Program Charleston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21290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McLeod Regional Medical Center Program Florence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2137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Self Regional Healthcare/Greenwood Program Greenwood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21376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AnMed Health (Anderson) Rural Program Seneca, South Carolin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52166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enter for Family Medicine Program Pierre, Sou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600548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Center for Family Medicine (Sioux Falls) Program Sioux Falls, Sou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611294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apid City Hospital Program Rapid City, South Dakota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621547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Resurrection Health Program Memphis, Tennessee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1204700725 <text:s text:c="217"/>2/5/2021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UNIVERSITY OF TENNESSEE COLLEGE OF MEDICINE AT MURFREESBORO PROGRAM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urfreesboro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0072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Baptist Memorial Hospital Program Memphis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0072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HCA Healthcare/Tristar Nashville Program Hendersonville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0072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HCA Healthcare/Tristar Southern Hills Medical Center Program Nashville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0072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nnessee Medical Center at Knoxville Program Knoxville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1129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nnessee (Jackson) Program Jackson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2129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East Tennessee State University (Johnson City) Program Johnson City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2141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nnessee/Saint Francis Program Memphis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2145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harry Medical College Program Nashville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2146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East Tennessee State University (Bristol) Program Bristol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3129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East Tennessee State University (Kingsport) Program Kingsport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3129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nnessee College of Medicine at Chattanooga Program Chattanooga, Tennessee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73158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Plaza Medical Center of Fort Worth Program Fort Worth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1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RGV (DHR) Program McAlle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1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DeTar Healthcare System Program Victoria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1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Health Science Center at Tyler Pittsburg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1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Rio Grande Valley (Knapp) Program Mercedes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1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A&amp;M College of Medicine-Scott and White Medical Center (Round Rock) Program Round Rock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1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oma Medical Center Program Deniso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2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Institute for Graduate Medical Education and Research (TIGMER) Program San Antonio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2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Institute for Graduate Medical Education and Research (TIGMER)/Laredo Medical Center Program Laredo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2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HCA Gulf Coast Education Consortium Program Housto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2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Institute for Graduate Medical Education and Research (TIGMER) Abilene Program Abilene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2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HCA Medical City Arlington Program Arlingto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2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Health Science Center at Tyler (Athens) Program Athens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0072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at Austin Dell Medical School Program Austi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1130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Baylor College of Medicine Program Housto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1130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Tech University Health Sciences Center Paul L. Foster School of Medicine Program El Paso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1130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RGV (MMC) Program McAlle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1131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cLennan County Medical Education and Research Foundation Program Waco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1131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Medical Branch Hospitals Program Galvesto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30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morial Hermann Hospital System Program Sugar Land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30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Tech University (Lubbock) Program Lubbock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31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Health Science Center at San Antonio Program San Antonio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31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Southwestern Medical School Program Dallas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36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thodist Health System Dallas Program Dallas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43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North Central Texas Medical Foundation Program Wichita Falls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43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onroe Medical Education Foundation Program Conroe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45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Tech University (Permian Basin) Program Odessa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45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Health Center at Tyler Program Tyler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46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A&amp;M College of Medicine-Scott and White Program Temple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46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Texas at Houston Program Housto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49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Tech University (Amarillo) Program Amarillo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51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thodist Hospital (Houston) Program Housto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56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Baylor University Medical Center Program Dallas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57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Valley Baptist Medical Center Program Harlinge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59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hristus Santa Rosa Health Care Program San Antonio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61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Darnall Army Medical Center Program Fort Hood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165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hristus Spohn Memorial Hospital Program Corpus Christi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2230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John Peter Smith Hospital (Tarrant County Hospital District) Program Fort Worth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3130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exas A&amp;M Health Science Center/Bryan-College Station Program Bryan, Texas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83160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Utah Health Salt Lake City, Utah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92131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cKay-Dee Hospital Center Program Ogden, Utah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92149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t Mark's Health Care Foundation Program Salt Lake City, Utah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92152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tah Valley Regional Medical Center Program Provo, Utah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492158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Vermont College of Medicine Milton, Vermont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02131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Bon Secours Richmond Health System (Blackstone Rural) Program Blackstone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0071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ovah Health-Danville Program Danville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0071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Johnston Memorial Hospital Program Abingdon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0071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Wellmont Health System - Lonesome Pine Hospital Program Big Stone Gap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0071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VCOM/LGHM GME Consortium Program Blacksburg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0072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Lewisgale Medical Center Program Roanoke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0072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Virginia Program Charlottesville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1131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Virginia Commonwealth University Health System (Chesterfield) Program Richmond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1132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Inova Fairfax Medical Campus Program Fairfax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1132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arilion Clinic-Virginia Tech Carilion School of Medicine Program Roanoke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1132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National Capital Consortium (Fort Belvoir Community Hospital) Program Fort Belvoir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1201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entra Health Program Lynchburg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2131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Eastern Virginia Medical School Program Norfolk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2131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Eastern Virginia Medical School (Portsmouth) Program Portsmouth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2144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Valley Health System/Medical College of Virginia/Virginia Commonwealth University Program Front Royal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2162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VCU/Riverside Regional Medical Center Program Newport News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3132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Virginia Commonwealth University-Bon Secours (St. Francis) Program Midlothian,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13168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ultiCare Good Samaritan Hospital Program Puyallup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1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Kadlec Regional Medical Center Program Richland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1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ommunity Health Care Program Tacoma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1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t Peter Hospital Program Chehalis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1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ea Mar Community Health Centers Program Marysvill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1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wedish Medical Center Rural Program Seattl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1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kagit Regional Health Program Mt. Vernon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2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Harrison Medical Center Program Bremerton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2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Trios Health Program Kennewick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2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ashington School of Medicine Rural Program Seattl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2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Yakima Valley Farm Workers Clinic Program Grandview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2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Puyallup Tribal Health Authority Program Tacoma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2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t. Peter Hospital (Elma) Program Elma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0072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adigan Healthcare System Program Tacoma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01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Kaiser Permanente Washington Program Seattl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32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wedish Medical Center/Cherry Hill Program Seattl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32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Providence Sacred Heart Medical Center/University of Washington School of Medicine Program Spokan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33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Valley Medical Center Program Renton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47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Naval Hospital (Bremerton) Program Bremerton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49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t Peter Hospital Program Olympia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49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ommunity Health of Central Washington Program Yakima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52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PeaceHealth Southwest Medical Center Program Vancouver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54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Providence Sacred Heart Medical Center/University of Washington School of Medicine (Rural) Program Spokan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2155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wedish Medical Center (First Hill) Program Seattl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3132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ashington Program Seattle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3132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ulticare Medical Center Program Tacoma, Washingto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43133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ountain State Osteopathic Postdoctoral Training Institutions, Inc. (MSOPTI) (Greenbrier Valley Medical Center) Program Ronceverte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0057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ountain State Osteopathic Postdoctoral Training Institutions (MSOPTI)/Access Health Teaching Health Center Program Beckley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0057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ountain State Osteopathic Postdoctoral Training Institutions (MSOPTI)/Bluefield Regional Medical Center Program Bluefield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0057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West Virginia University Program Morgantown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1133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Charleston Area Medical Center/West Virginia University (Charleston Division) Program Charleston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1133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arshall University School of Medicine Program Huntington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2133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West Virginia University Rural Program Harpers Ferry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2156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ted Hospital Center Program Bridgeport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2233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Wheeling Hospital Program Wheeling, West Virginia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52233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Gundersen Lutheran Medical Foundation Program La Cross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0067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ayo Clinic College of Medicine Program Eau Clair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00674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Aurora Health Care Program Elkhorn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0067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dical College of Wisconsin Affiliated Hospitals (Froedtert Menomonee Falls) Program Menomonee Falls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00676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Illinois College of Medicine at Rockford/Monroe Clinic-Rural Program Monro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00677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Still OPTI/MCW-Prevea Program Green Bay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0067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ayo Clinic Health System-Franciscan Healthcare Program La Cross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1133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isconsin (Madison) Program Madison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1134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Aurora Health Care (Waukesha) Program Waukesha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21345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Aurora Health Care Program Milwauke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2134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isconsin (Wausau) Program Wausau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2135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rcy Health System Program Janesvill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21503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isconsin (Baraboo) Rural Program Baraboo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2160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dical College of Wisconsin Affiliated Hospitals (Columbia-St Mary's) Program Milwauke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2167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isconsin (Eau Claire) Program Eau Clair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31342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dical College of Wisconsin Affiliated Hospitals (St Joseph) Program Milwaukee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31349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Medical College of Wisconsin Affiliated Hospitals (Fox Valley) Program Appleton, Wisconsin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631368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yoming College of Health Sciences Program Casper, Wyoming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700370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  <table:table-row table:style-name="ro3">
          <table:table-cell table:style-name="Default" office:value-type="string" calcext:value-type="string">
            <text:p>University of Wyoming (Casper) Program Casper, Wyoming</text:p>
          </table:table-cell>
          <table:table-cell table:formula="of:=ISEVEN(ROW())" office:value-type="boolean" office:boolean-value="false" calcext:value-type="boolean">
            <text:p>FALSE</text:p>
          </table:table-cell>
        </table:table-row>
        <table:table-row table:style-name="ro3" table:visibility="filter">
          <table:table-cell table:style-name="Default" office:value-type="string" calcext:value-type="string">
            <text:p>1205712351 <text:s text:c="217"/>2/5/2021</text:p>
          </table:table-cell>
          <table:table-cell table:formula="of:=ISEVEN(ROW())" office:value-type="boolean" office:boolean-value="true" calcext:value-type="boolean">
            <text:p>TRUE</text:p>
          </table:table-cell>
        </table:table-row>
      </table:table>
      <table:table table:name="Sheet4" table:style-name="ta2">
        <office:forms form:automatic-focus="false" form:apply-design-mode="false"/>
        <table:table-column table:style-name="co8" table:default-cell-style-name="ce1"/>
        <table:table-column table:style-name="co6" table:default-cell-style-name="Default"/>
        <table:table-row table:style-name="ro3">
          <table:table-cell table:style-name="Default" office:value-type="string" calcext:value-type="string">
            <text:p>Program</text:p>
          </table:table-cell>
          <table:table-cell/>
        </table:table-row>
        <table:table-row table:style-name="ro6">
          <table:table-cell office:value-type="string" calcext:value-type="string">
            <text:p>Cahaba Medical Care/University of Alabama Medical Center Program Centreville, Alabama</text:p>
            <text:p>12001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 table:formula="of:=SUBSTITUTE([.A2];CHAR(10);&quot;]&quot;)" office:value-type="string" office:string-value="Cahaba Medical Care/University of Alabama Medical Center Program Centreville, Alabama]1200100727                                                                                                                                                                                                                          2/5/2021" calcext:value-type="string">
            <text:p>Cahaba Medical Care/University of Alabama Medical Center Program Centreville, Alabama]1200100727 <text:s text:c="217"/>2/5/2021</text:p>
          </table:table-cell>
        </table:table-row>
        <table:table-row table:style-name="ro7">
          <table:table-cell office:value-type="string" calcext:value-type="string">
            <text:p>Foley Hospital Corporation/South Baldwin Regional Medical Center Program Foley, Alabama</text:p>
            <text:p>12001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Alabama Medical Center (Huntsville) Program Huntsville, Alabama</text:p>
            <text:p>12001110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South Alabama Program Mobile, Alabama</text:p>
            <text:p>12001110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Alabama Medical Center (Selma Dallas County) Program Selma, Alabama</text:p>
            <text:p>12001210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uscaloosa College of Community Health Science Program Tuscaloosa, Alabama</text:p>
            <text:p>12001210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ptist Outreach Services (Montgomery) Program Montgomery, Alabama</text:p>
            <text:p>12001216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Vincent's East Program Birmingham, Alabama</text:p>
            <text:p>12001310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ovidence Hospital/Alaska Family Medicine Program Anchorage, Alaska</text:p>
            <text:p>12002215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Yuma Regional Medical Center Program Yuma, Arizona</text:p>
            <text:p>12003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idwestern University Osteopathic Postdoctoral Training Institute Program Sierra Vista, Arizona</text:p>
            <text:p>12003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idwestern University OPTI/Mountain Vista Program Mesa, Arizona</text:p>
            <text:p>12003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 Country Healthcare Program Flagstaff, Arizona</text:p>
            <text:p>12003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idwestern University Osteopathic Postdoctoral Training Institute (Kingman) Program Kingman, Arizona</text:p>
            <text:p>12003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nner Good Samaritan Medical Center Program Phoenix, Arizona</text:p>
            <text:p>12003120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Creighton University School of Medicine/St. Joseph's Medical Center (Phoenix) Program Phoenix, Arizona</text:p>
            <text:p>12003120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Arizona Program Tucson, Arizona</text:p>
            <text:p>12003120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brazo Central Program Phoenix, Arizona</text:p>
            <text:p>12003210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Arizona/UPHK Graduate Medical Education Consortium Program Tucson, Arizona</text:p>
            <text:p>1200331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onorHealth Scottsdale Osborn Medical Center Program Scottsdale, Arizona</text:p>
            <text:p>12003320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Arkansas for Medical Sciences/Area Health Education Center - Magnolia Rural Program Magnolia, Arkansas</text:p>
            <text:p>12004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ty Health-White County Medical Center Program Searcy, Arkansas</text:p>
            <text:p>12004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AMS Regional Centers Program Batesville, Arkansas</text:p>
            <text:p>12004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ptist Health Program North Little Rock, Arkansas</text:p>
            <text:p>12004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nway Regional Health System Program Conway, Arkansas</text:p>
            <text:p>12004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Arkansas for Medical Sciences AHEC (Pine Bluff) Program Pine Bluff, Arkansas</text:p>
            <text:p>12004110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Arkansas for Medical Sciences AHEC (Northwest) Program Fayetteville, Arkansas</text:p>
            <text:p>12004210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Arkansas for Medical Sciences AHEC (Fort Smith) Program Fort Smith, Arkansas</text:p>
            <text:p>12004210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Arkansas for Medical Sciences Program Little Rock, Arkansas</text:p>
            <text:p>12004210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Arkansas for Medical Sciences AHEC (Northeast) Program Jonesboro, Arkansas</text:p>
            <text:p>12004214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Arkansas for Medical Sciences AHEC (Southwest) Program Texarkana, Arkansas</text:p>
            <text:p>12004215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entist Health Tulare Program Tulare, California</text:p>
            <text:p>1200500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weah Delta Health Care District (KDHCD) Program Visalia, California</text:p>
            <text:p>12005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ierra Vista Program San Joaquin, California</text:p>
            <text:p>12005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Kaiser Permanente Medical Group (Northern California)/Napa-Solano Program Vallejo, California</text:p>
            <text:p>12005007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hasta Community Health Center Program Redding, California</text:p>
            <text:p>1200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Loma Linda-Inland Empire Consortium for Healthcare Education Program Redlands, California</text:p>
            <text:p>1200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rian Regional Medical Center Program Santa Maria, California</text:p>
            <text:p>1200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amily Health Centers of San Diego Program San Diego, California</text:p>
            <text:p>1200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alifornia, Riverside, School of Medicine Program San Bernardino, California</text:p>
            <text:p>1200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linica Sierra Vista - Bakersfield Program Bakersfield, California</text:p>
            <text:p>1200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ohn Muir Health Program Walnut Creek, California</text:p>
            <text:p>12005007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PTI West/Community Memorial Hospital Program Ventura, California</text:p>
            <text:p>1200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PTI West/Downey Regional Medical Center Program Downey, California</text:p>
            <text:p>12005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manate Health Program West Covina, California</text:p>
            <text:p>12005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PTI West/Chino Valley Medical Center Program Chino, California</text:p>
            <text:p>12005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Northern California (Santa Rosa) Program Santa Rosa, California</text:p>
            <text:p>12005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Northern California (San Jose) Program San Jose, California</text:p>
            <text:p>12005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Riverside Community Hospital/University of California Riverside School of Medicine Program Riverside, California</text:p>
            <text:p>12005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entist Health Ukiah Valley Program Ukiah, California</text:p>
            <text:p>12005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alley Health Team, Inc. Program Fresno, California</text:p>
            <text:p>12005007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Charles R. Drew University of Medicine and Science, College of Medicine Program Los Angeles, California</text:p>
            <text:p>12005007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Joseph's Medical Center Program Stockton, California</text:p>
            <text:p>12005007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Agnes Medical Center (Fresno) Program Fresno, California</text:p>
            <text:p>12005007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Joseph Hospital-Eureka Program Eureka, California</text:p>
            <text:p>120050075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PTI/West (Montclair) Program Montclair, California</text:p>
            <text:p>12005007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orrego Community Health Foundation DBA Borrego Health Program Hemet, California</text:p>
            <text:p>12005007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ma Linda University Medical Center - Murrieta Program Murrieta, California</text:p>
            <text:p>12005007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HS Southern California Medical Education Consortium Program Temecula, California</text:p>
            <text:p>12005007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ifelong Medical Care Program Richmond, California</text:p>
            <text:p>12005007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ltaMed Health Services Program South Gate, California</text:p>
            <text:p>12005007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Northern California Program Sacramento, California</text:p>
            <text:p>12005007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tter Health Rural Program Jackson, California</text:p>
            <text:p>12005007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esert Regional Medical Center Program Palm Springs, California</text:p>
            <text:p>12005007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eck Medicine Program Los Angeles, California</text:p>
            <text:p>12005007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avid Grant Medical Center Program Travis AFB, California</text:p>
            <text:p>1200511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ern Medical Center Program Bakersfield, California</text:p>
            <text:p>12005110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alifornia (Davis) Health System Program Sacramento, California</text:p>
            <text:p>12005110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Southern California (Los Angeles) Program Los Angeles, California</text:p>
            <text:p>12005110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CLA Medical Center Program Santa Monica, California</text:p>
            <text:p>12005110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ignity Health Family Medicine Residency at Northridge Hospital Northridge, California</text:p>
            <text:p>12005110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rrowhead Regional Medical Center Program Colton, California</text:p>
            <text:p>12005110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alifornia (San Francisco) Program San Francisco, California</text:p>
            <text:p>12005110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Sutter Medical Center of Santa Rosa/University of California (San Francisco) Program Santa Rosa, California</text:p>
            <text:p>12005110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entura County Medical Center Program Ventura, California</text:p>
            <text:p>12005110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aval Hospital (Camp Pendleton) Program Camp Pendleton, California</text:p>
            <text:p>12005120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Southern California (Fontana) Program Fontana, California</text:p>
            <text:p>12005120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'Connor Hospital (San Jose) Program San Jose, California</text:p>
            <text:p>12005126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Southern California (San Diego) Program San Diego, California</text:p>
            <text:p>1200512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isenhower Medical Center Program Rancho Mirage, California</text:p>
            <text:p>1200512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entist Health Hanford Program Hanford, California</text:p>
            <text:p>12005136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alley Consortium for Medical Education Family Medicine Program Modesto, California</text:p>
            <text:p>1200513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alifornia (San Francisco)/Fresno Program Fresno, California</text:p>
            <text:p>12005210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alifornia (Irvine) Program Orange, California</text:p>
            <text:p>12005210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ng Beach Memorial Medical Center Program Long Beach, California</text:p>
            <text:p>12005210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atividad Medical Center Program Salinas, California</text:p>
            <text:p>12005210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alifornia (San Diego) Program San Diego, California</text:p>
            <text:p>12005210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esbyterian Intercommunity Hospital Program Whittier, California</text:p>
            <text:p>12005213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lendale Adventist Medical Center Program Glendale, California</text:p>
            <text:p>12005213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Riverside University Health System/University of California Riverside Program Moreno Valley, California</text:p>
            <text:p>12005214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lifornia Hospital Medical Center (Dignity Health) Program Los Angeles, California</text:p>
            <text:p>12005214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Medical Center (Merced) Program Merced, California</text:p>
            <text:p>12005214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ma Linda University Program Loma Linda, California</text:p>
            <text:p>12005214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s Angeles County-Harbor-UCLA Medical Center Program Harbor City, California</text:p>
            <text:p>12005214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hite Memorial Medical Center Program Los Angeles, California</text:p>
            <text:p>12005214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Southern California (Riverside) Program Riverside, California</text:p>
            <text:p>12005215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Southern California (Woodland Hills) Program Woodland Hills, California</text:p>
            <text:p>12005215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ignity Health Methodist Hospital of Sacramento Program Sacramento, California</text:p>
            <text:p>12005215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omona Valley Hospital Medical Center Program Pomona, California</text:p>
            <text:p>12005216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cripps Mercy Hospital (Chula Vista) Program Chula Vista, California</text:p>
            <text:p>12005216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ntra Costa Regional Medical Center Program Martinez, California</text:p>
            <text:p>12005310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Medical Center (Redding) Program Redding, California</text:p>
            <text:p>12005310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an Joaquin General Hospital Program French Camp, California</text:p>
            <text:p>12005310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Southern California (Anaheim) Program Santa Ana, California</text:p>
            <text:p>12005315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tter Health Program Sacramento, California</text:p>
            <text:p>12005315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 Colorado Medical Center Sterling Rural Program Greeley, Colorado</text:p>
            <text:p>12007006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Mary-Corwin Medical Center Program Pueblo, Colorado</text:p>
            <text:p>12007006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olorado School of Medicine Program Aurora, Colorado</text:p>
            <text:p>12007006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ealthone Program Lone Tree, Colorado</text:p>
            <text:p>12007006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ill OPTI/Peak Vista Program Colorado Springs, Colorado</text:p>
            <text:p>12007006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 Colorado Medical Center Program Greeley, Colorado</text:p>
            <text:p>12007110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Anthony Hospital Program Westminster, Colorado</text:p>
            <text:p>12007120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Joseph Hospital Program Denver, Colorado</text:p>
            <text:p>12007120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olorado Denver (HealthONE Rose Medical Center) Program Denver, Colorado</text:p>
            <text:p>12007210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Mary-Corwin Medical Center/Southern Colorado Family Medicine Pueblo, Colorado</text:p>
            <text:p>12007210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Colorado Denver (HealthONE Swedish Medical Center) Program Littleton, Colorado</text:p>
            <text:p>12007215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olorado Denver (University Hospital) Program Denver, Colorado</text:p>
            <text:p>12007216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oudre Valley Hospital /Fort Collins Family Medicine Program Fort Collins, Colorado</text:p>
            <text:p>12007310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Mary's Hospital and Medical Center Program Grand Junction, Colorado</text:p>
            <text:p>12007310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 Colorado Medical Center Rural Program Greeley, Colorado</text:p>
            <text:p>12007315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ospect Manchester Hospital Program Manchester, Connecticut</text:p>
            <text:p>12008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Stamford Hospital/Columbia University College of Physicians and Surgeons Program Stamford, Connecticut</text:p>
            <text:p>12008110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onnecticut Program Hartford, Connecticut</text:p>
            <text:p>12008210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iddlesex Hospital Program Middletown, Connecticut</text:p>
            <text:p>12008210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yhealth Medical Center Program Dover, Delaware</text:p>
            <text:p>12009004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hristiana Care Health Services Program Wilmington, Delaware</text:p>
            <text:p>12009110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Francis Hospital Program Wilmington, Delaware</text:p>
            <text:p>12009214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ovidence Hospital/Georgetown University Hospital Program Colmar Manor, Maryland</text:p>
            <text:p>12010210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oward University Program Washington, Dist Columbia</text:p>
            <text:p>12010210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 Kendall Baptist Hospital / Florida International University Program Miami, Florida</text:p>
            <text:p>12011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Florida State University College of Medicine/Lee Memorial Health System Program Fort Myers, Florida</text:p>
            <text:p>12011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range Park Medical Center Program Orange Park, Florida</text:p>
            <text:p>12011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 Florida Regional Medical Center Program Gainesville, Florida</text:p>
            <text:p>12011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roward Health Program Ft. Lauderdale, Florida</text:p>
            <text:p>12011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keside Medical Center Program Belle Glade, Florida</text:p>
            <text:p>12011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lorida Hospital Medical Center (East Orlando) Program Orlando, Florida</text:p>
            <text:p>12011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natee Memorial Hospital Program Bradenton, Florida</text:p>
            <text:p>12011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HCA West Florida GME Consortium/St. Petersburg General Hospital Program St. Petersburg, Florida</text:p>
            <text:p>12011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CA West Florida GME Consortium/Oak Hill Hospital Program Brooksville, Florida</text:p>
            <text:p>12011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Central Florida College of Medicine/HCA GME Consortium (Ocala) Ocala, Florida</text:p>
            <text:p>12011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mmunity Health of South Florida, Inc. (CHI) Program Miami, Florida</text:p>
            <text:p>12011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almetto General Hospital Program Hialeah, Florida</text:p>
            <text:p>12011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orinquen Health Care Center, Inc. Program Miami, Florida</text:p>
            <text:p>12011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rkin Community Hospital Program South Miami, Florida</text:p>
            <text:p>12011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chester General Hospital, Inc. Program Miami, Florida</text:p>
            <text:p>12011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alm Beach Consortium for Graduate Medical Education Program St. Lucie, Florida</text:p>
            <text:p>12011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rkin Community Hospital Palm Springs Campus Program Hialeah, Florida</text:p>
            <text:p>12011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entHealth Program Sebring, Florida</text:p>
            <text:p>12011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lorida State University College of Medicine Program Winter Haven, Florida</text:p>
            <text:p>12011007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alifax Medical Center Program Daytona Beach, Florida</text:p>
            <text:p>12011110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Vincent's Medical Center Program Jacksonville, Florida</text:p>
            <text:p>12011110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allahassee Memorial Healthcare Family Medicine Program Tallahassee, Florida</text:p>
            <text:p>12011110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lorida Hospital Medical Center Program Winter Park, Florida</text:p>
            <text:p>12011110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yfront Medical Center Program St. Petersburg, Florida</text:p>
            <text:p>12011110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S Air Force Regional Hospital/Headquarters Air Armament Center (AFMC) Program Eglin AFB, Florida</text:p>
            <text:p>12011120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aval Hospital (Pensacola) Program Pensacola, Florida</text:p>
            <text:p>12011120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aval Hospital (Jacksonville) Program Jacksonville, Florida</text:p>
            <text:p>12011210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Florida Program Gainesville, Florida</text:p>
            <text:p>12011210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ackson Memorial Hospital/Jackson Health System Program Miami, Florida</text:p>
            <text:p>12011210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llege of Medicine, Mayo Clinic (Jacksonville) Program Jacksonville, Florida</text:p>
            <text:p>12011215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South Florida (Morton Plant Mease Health Care) Program Clearwater, Florida</text:p>
            <text:p>12011216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outh Georgia Medical Education and Research Consortium Program Moutrie, Georgia</text:p>
            <text:p>12012000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winnett Medical Center Program Lawrenceville, Georgia</text:p>
            <text:p>12012006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ouston Healthcare System Program Warner Robins, Georgia</text:p>
            <text:p>12012006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llstar Kennestone Regional Medical Center Program Smyrna, Georgia</text:p>
            <text:p>12012006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east Georgia Medical Center Gainesville, Georgia</text:p>
            <text:p>12012006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rtin Army Community Hospital Fort Benning, Georgia</text:p>
            <text:p>12012110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he Medical Center (Columbus) Program Columbus, Georgia</text:p>
            <text:p>12012110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emorial Health-University Medical Center/Mercer University School of Medicine (Savannah) Program Savannah, Georgia</text:p>
            <text:p>12012110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edical Center of Central Georgia/Mercer University School of Medicine Program Macon, Georgia</text:p>
            <text:p>12012120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wight David Eisenhower Army Medical Center Program Fort Gordon, Georgia</text:p>
            <text:p>12012210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dical College of Georgia Program Augusta, Georgia</text:p>
            <text:p>12012210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rehouse School of Medicine Program East Point, Georgia</text:p>
            <text:p>12012214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hoebe Putney Memorial Hospital (Southwest Georgia) Program Albany, Georgia</text:p>
            <text:p>12012215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tlanta Medical Center Program Morrow, Georgia</text:p>
            <text:p>12012215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mory University Program Dunwoody, Georgia</text:p>
            <text:p>12012215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morial Satilla Health Program Waycross, Georgia</text:p>
            <text:p>12012216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loyd Medical Center Program Rome, Georgia</text:p>
            <text:p>12012310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awaii Health Systems Corporation - Hilo Medical Center Program Hilo, Hawaii</text:p>
            <text:p>12014006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ripler Army Medical Center Program Honolulu, Hawaii</text:p>
            <text:p>12014215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Hawaii Program Aiea, Hawaii</text:p>
            <text:p>12014215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ootenai Health Program Coeur d'Alene, Idaho</text:p>
            <text:p>1201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amily Medicine Residency of Idaho Nampa Program Nampa, Idaho</text:p>
            <text:p>1201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daho State University Rural Program Pocatello, Idaho</text:p>
            <text:p>1201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CA Healthcare/Eastern Idaho Regional Medical Center Program Idaho Falls, Idaho</text:p>
            <text:p>1201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amily Medicine Residency of Idaho Program Boise, Idaho</text:p>
            <text:p>12015110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daho State University Program Pocatello, Idaho</text:p>
            <text:p>12015215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amily Medicine Residency of Idaho Rural Program Boise, Idaho</text:p>
            <text:p>12015215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amily Medicine Residency of Idaho (Magic Valley) Rural Program Boise, Idaho</text:p>
            <text:p>1201521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Gaw Medical Center of Northwestern University Program Grayslake, Illinois</text:p>
            <text:p>12016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ranciscan St. James Health Program Olympia Fields, Illinois</text:p>
            <text:p>12016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rle Foundation Hospital/Carle Bromenn Medical Center Program Normal, Illinois</text:p>
            <text:p>12016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wegian American Hospital Program Chicago, Illinois</text:p>
            <text:p>12016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Gaw Medical Center of Northwestern University (Delnor) Program Geneva, Illinois</text:p>
            <text:p>12016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rle Foundation Hospital Urbana, Illinois</text:p>
            <text:p>12016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wedish Covenant Hospital Program Chicago, Illinois</text:p>
            <text:p>12016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health GME Consortium Program Rockford, Illinois</text:p>
            <text:p>12016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wndale Christian Health Center Program Chicago, Illinois</text:p>
            <text:p>12016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outhern Illinois University School of Medicine Program Alton, Illinois</text:p>
            <text:p>12016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cNeal Hospital Program Berwyn, Illinois</text:p>
            <text:p>12016110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outhern Illinois University (Carbondale) Program Carbondale, Illinois</text:p>
            <text:p>12016110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ohn H. Stroger Hospital of Cook County Program Chicago, Illinois</text:p>
            <text:p>12016111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esurrection Medical Center Program Chicago, Illinois</text:p>
            <text:p>12016111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Joseph Hospital Chicago, Illinois</text:p>
            <text:p>12016111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ocate Lutheran General Hospital Program Park Ridge, Illinois</text:p>
            <text:p>12016111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entist La Grange Memorial Hospital Program La Grange, Illinois</text:p>
            <text:p>12016111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Illinois College of Medicine at Peoria Program Peoria, Illinois</text:p>
            <text:p>12016111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Illinois College of Medicine (Rockford) Rural Program Dixon, Illinois</text:p>
            <text:p>1201611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ackson Park Hospital Program Chicago, Illinois</text:p>
            <text:p>12016123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aints Mary and Elizabeth Medical Center Program Chicago, Illinois</text:p>
            <text:p>1201612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cGaw Medical Center of Northwestern University/Erie-Humboldt Park Program Chicago, Illinois</text:p>
            <text:p>12016127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entist Hinsdale Hospital Program Hinsdale, Illinois</text:p>
            <text:p>12016211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outhern Illinois University Program Springfield, Illinois</text:p>
            <text:p>12016211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outhern Illinois University (Decatur) Program Decatur, Illinois</text:p>
            <text:p>12016213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vocate Christ Medical Center Program Oak Lawn, Illinois</text:p>
            <text:p>12016213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outhern Illinois University (Quincy) Program Quincy, Illinois</text:p>
            <text:p>12016213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Louis University School of Medicine (Belleville) Program O'Fallon, Illinois</text:p>
            <text:p>12016214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Illinois College of Medicine at Chicago/Advocate Illinois Masonic Med Ctr Program Chicago, Illinois</text:p>
            <text:p>12016214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Illinois College of Medicine at Chicago Program Chicago, Illinois</text:p>
            <text:p>12016214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ush University Medical Center/Copley Memorial Hospital Program Aurora, Illinois</text:p>
            <text:p>12016216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Chicago (NorthShore) Program Glenview, Illinois</text:p>
            <text:p>12016216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wedish Covenant Hospital Program Chicago, Illinois</text:p>
            <text:p>12016311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 Suburban Medical Center Program Oak Park, Illinois</text:p>
            <text:p>12016311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Illinois College of Medicine at Rockford Program Rockford, Illinois</text:p>
            <text:p>12016311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unt Sinai Hospital Medical Center of Chicago Program Chicago, Illinois</text:p>
            <text:p>12016316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Kansas City University of Medicine &amp; Biosciences-GME Consortium (KCU-GMEC)/Reid Health Program Richmond, Indiana</text:p>
            <text:p>12017000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mmunity Health Network, Inc. Program Greenwood, Indiana</text:p>
            <text:p>12017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diana University School of Medicine (Arnett) Program Lafayette, Indiana</text:p>
            <text:p>12017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diana University School of Medicine (Jasper) Program Jasper, Indiana</text:p>
            <text:p>12017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mmunity Hospitals of Indianapolis Program Indianapolis, Indiana</text:p>
            <text:p>12017111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ranciscan Health Indianapolis Program Indianapolis, Indiana</text:p>
            <text:p>12017111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diana University School of Medicine Program Indianapolis, Indiana</text:p>
            <text:p>12017111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Vincent Hospital and Health Care Center Program Indianapolis, Indiana</text:p>
            <text:p>12017111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diana University Health Ball Memorial Hospital Program Muncie, Indiana</text:p>
            <text:p>12017111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morial Hospital of South Bend Program South Bend, Indiana</text:p>
            <text:p>12017111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Joseph's Regional Medical Center (South Bend) Program Mishawaka, Indiana</text:p>
            <text:p>12017111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on Hospital Program Terre Haute, Indiana</text:p>
            <text:p>12017111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eaconess Hospital Program Evansville, Indiana</text:p>
            <text:p>12017211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ort Wayne Medical Education Program Fort Wayne, Indiana</text:p>
            <text:p>12017211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roadlawns Medical Center Program Des Moines, Iowa</text:p>
            <text:p>12018111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Iowa Hospitals and Clinics Program Iowa City, Iowa</text:p>
            <text:p>12018111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enesis Health System (Quad Cities) Program Davenport, Iowa</text:p>
            <text:p>12018211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iouxland Medical Education Foundation Program Sioux City, Iowa</text:p>
            <text:p>12018211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east Iowa Medical Education Foundation Program Waterloo, Iowa</text:p>
            <text:p>12018211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Medical Center (Mason City) Program Mason City, Iowa</text:p>
            <text:p>12018213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Hospital Medical Center (Des Moines) Program Des Moines, Iowa</text:p>
            <text:p>12018215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edar Rapids Medical Education Foundation Program Cedar Rapids, Iowa</text:p>
            <text:p>12018221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entral Iowa Health System (Iowa Lutheran Hospital) Program Des Moines, Iowa</text:p>
            <text:p>12018311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Kansas School of Medicine Program Kansas City, Kansas</text:p>
            <text:p>12019111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Kansas (Wichita)/Wesley Program Wichita, Kansas</text:p>
            <text:p>12019111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Kansas (Wichita)/Salina Program Salina, Kansas</text:p>
            <text:p>12019213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Kansas (Wichita)/Via Christi Hospitals Wichita Program Wichita, Kansas</text:p>
            <text:p>12019216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Appalachian Osteopathic Postgraduate Training Institute Consortium/Lake Cumberland Regional Hospital Program Somerset, Kentucky</text:p>
            <text:p>12020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Appalachian Osteopathic Postgraduate Training Institute Consortium Program Pikeville, Kentucky</text:p>
            <text:p>12020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Louisville School of Medicine (Owensboro) Program Owensboro, Kentucky</text:p>
            <text:p>12020006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Elizabeth Medical Center Program Edgewood, Kentucky</text:p>
            <text:p>12020111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Kentucky College of Medicine Program Lexington, Kentucky</text:p>
            <text:p>12020211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Louisville Program Louisville, Kentucky</text:p>
            <text:p>12020211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Kentucky College of Medicine (Hazard) Program Hazard, Kentucky</text:p>
            <text:p>12020215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Louisville (Glasgow) Program Glasgow, Kentucky</text:p>
            <text:p>12020216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rover Clinic Foundation Program Madisonville, Kentucky</text:p>
            <text:p>12020311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Kentucky College of Medicine (Morehead) Rural Program Morehead, Kentucky</text:p>
            <text:p>12020316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Medical Center/Louisiana State University (Lafayette) Program Lafayette, Louisiana</text:p>
            <text:p>12021111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uisiana State University Medical Center (Shreveport) Rural Program Shreveport, Louisiana</text:p>
            <text:p>12021115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uisiana State University (Bogalusa) Program Bogalusa, Louisiana</text:p>
            <text:p>12021136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uisiana State University (Shreveport) Program Shreveport, Louisiana</text:p>
            <text:p>12021211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Medical Center/Louisiana State University (Shreveport)/Monroe Program Monroe, Louisiana</text:p>
            <text:p>12021214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ton Rouge General Medical Center Program Baton Rouge, Louisiana</text:p>
            <text:p>12021215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uisiana State University (Lake Charles) Program Lake Charles, Louisiana</text:p>
            <text:p>12021215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 Jefferson General Hospital Program Metairie, Louisiana</text:p>
            <text:p>12021216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ouisiana State University (Kenner) Program Kenner, Louisiana</text:p>
            <text:p>12021216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Louisiana State University (Shreveport)/Rapides Regional Medical Center Program Alexandria, Louisiana</text:p>
            <text:p>12021315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entral Maine Medical Center Program Lewiston, Maine</text:p>
            <text:p>12022111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ern Maine Medical Center Program Bangor, Maine</text:p>
            <text:p>12022121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ine-Dartmouth Family Practice Program Augusta, Maine</text:p>
            <text:p>12022221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ine Medical Center Program Portland, Maine</text:p>
            <text:p>12022311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ince George's Hospital Center Program Cheverly, Maryland</text:p>
            <text:p>12023005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ountain State Osteopathic Postdoctoral Training Institutions (MSOPTI)/Meritus Medical Center Program Hagerstown, Maryland</text:p>
            <text:p>12023005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ranklin Square Hospital Center Program Baltimore, Maryland</text:p>
            <text:p>120231215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aryland School of Medicine Baltimore, Maryland</text:p>
            <text:p>12023211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eward Carney Hospital Inc. Program Boston, Massachusetts</text:p>
            <text:p>12024006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assachusetts Program Worcester, Massachusetts</text:p>
            <text:p>12024211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reater Lawrence Family Health Center Program Lawrence, Massachusetts</text:p>
            <text:p>12024215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oston University Medical Center Program Boston, Massachusetts</text:p>
            <text:p>12024216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assachusetts (Fitchburg) Program Fitchburg, Massachusetts</text:p>
            <text:p>12024311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ufts University at Cambridge Health Alliance Program Malden, Massachusetts</text:p>
            <text:p>12024316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Memorial Hospital System Program Monroe, Michigan</text:p>
            <text:p>12025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etroit Medical Center/Wayne State University (Sinai Grace) Program Detroit, Michigan</text:p>
            <text:p>1202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ichigan State University Program Alma, Michigan</text:p>
            <text:p>12025007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keland Health Program Saint Joseph, Michigan</text:p>
            <text:p>1202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tro Health University of Michigan Health (Metro Health) Program Wyoming, Michigan</text:p>
            <text:p>1202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aren Oakland Program Pontiac, Michigan</text:p>
            <text:p>1202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otsford Hospital Program Farmington Hills, Michigan</text:p>
            <text:p>1202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enry Ford Allegiance Health Program Jackson, Michigan</text:p>
            <text:p>12025007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Health Program Muskegon, Michigan</text:p>
            <text:p>1202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scension Macomb-Oakland Hospital Program Warren, Michigan</text:p>
            <text:p>12025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enry Ford Macomb Hospital Program Clinton Township, Michigan</text:p>
            <text:p>12025007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Detroit Wayne County Health Authority (Authority Health) GME Consortium Program Detroit, Michigan</text:p>
            <text:p>12025007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aren Oakland (Macomb) Program Clinton Township, Michigan</text:p>
            <text:p>120250074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aren Health Care/Greater Lansing/MSU Program Lansing, Michigan</text:p>
            <text:p>12025007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aren Health Care/Bay/MSU Program Bay City, Michigan</text:p>
            <text:p>12025007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Western Michigan University Homer Stryker MD School of Medicine (Battle Creek) Program Battle Creek, Michigan</text:p>
            <text:p>12025007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pectrum Health/Michigan State University Program Grand Rapids, Michigan</text:p>
            <text:p>12025007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arden City Hospital Program Garden City, Michigan</text:p>
            <text:p>12025007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John Hospital and Medical Center Program St. Clair Shores, Michigan</text:p>
            <text:p>12025111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akland Physicians Medical Center Program Pontiac, Michigan</text:p>
            <text:p>12025121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Health Grand Rapids Program Grand Rapids, Michigan</text:p>
            <text:p>12025211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illiam Beaumont Hospital-Grosse Pointe Program St. Clair Shores, Michigan</text:p>
            <text:p>12025211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ern Michigan University Homer Stryker MD School of Medicine Kalamazoo, Michigan</text:p>
            <text:p>12025211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parrow Hospital/Michigan State University Program Lansing, Michigan</text:p>
            <text:p>12025211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ovidence Hospital and Medical Centers Program Southfield, Michigan</text:p>
            <text:p>12025211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 P Health System-Marquette Program Marquette, Michigan</text:p>
            <text:p>12025213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illiam Beaumont Hospital Program Sterling Heights, Michigan</text:p>
            <text:p>12025213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chigan Program Ann Arbor, Michigan</text:p>
            <text:p>12025214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enry Ford Hospital/Wayne State University Program Detroit, Michigan</text:p>
            <text:p>12025214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aren Regional Medical Center Program Flint, Michigan</text:p>
            <text:p>12025215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unson Medical Center Program Traverse City, Michigan</text:p>
            <text:p>12025216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Joseph Mercy (Livingston) Hospital Program Brighton, Michigan</text:p>
            <text:p>12025216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ayne State University School of Medicine Program Rochester, Michigan</text:p>
            <text:p>12025216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enesys Regional Medical Center Program Grand Blanc, Michigan</text:p>
            <text:p>12025311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idMichigan Medical Center-Midland Program Midland, Michigan</text:p>
            <text:p>12025311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entral Michigan University College of Medicine Program Saginaw, Michigan</text:p>
            <text:p>12025311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akwood Annapolis Hospital Program Wayne, Michigan</text:p>
            <text:p>12025316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Mary Mercy Hospital Program Livonia, Michigan</text:p>
            <text:p>1202531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HealthPartners Institute for Education and Research/Regions Hospital Program St. Louis Park, Minnesota</text:p>
            <text:p>12026006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ennepin County Medical Center Program Minneapolis, Minnesota</text:p>
            <text:p>12026111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nnesota/St John's Hospital Program St. Paul, Minnesota</text:p>
            <text:p>12026116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nnesota/St Joseph's Hospital Program St. Paul, Minnesota</text:p>
            <text:p>12026126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nnesota (Duluth) Program Duluth, Minnesota</text:p>
            <text:p>12026211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llege of Medicine, Mayo Clinic (Rochester) Program Kasson, Minnesota</text:p>
            <text:p>12026211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llina Hospitals &amp; Clinics Program St. Paul, Minnesota</text:p>
            <text:p>12026215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nnesota (Mankato) Program Mankato, Minnesota</text:p>
            <text:p>12026215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nnesota/St. Cloud Hospital Program St. Cloud, Minnesota</text:p>
            <text:p>12026215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nnesota/Methodist Hospital Program St. Louis Park, Minnesota</text:p>
            <text:p>12026216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Minnesota/University of Minnesota Medical Center  Program Minneapolis, Minnesota</text:p>
            <text:p>12026216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nnesota/North Memorial Health Care Program Minneapolis, Minnesota</text:p>
            <text:p>12026316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orrest General Hospital Program Hattiesburg, Mississippi</text:p>
            <text:p>12027005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 Central Mississippi Health Network, Inc. Program Meridian, Mississippi</text:p>
            <text:p>12027005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ississippi Medical Education and Research Consortium Program Greenville, Mississippi</text:p>
            <text:p>12027005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ssissippi Medical Center Program Jackson, Mississippi</text:p>
            <text:p>12027211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 Mississippi Medical Center (Tupelo) Program Tupelo, Mississippi</text:p>
            <text:p>12027215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ill OPTI Program Kirksville, Missouri</text:p>
            <text:p>12028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Kansas City University of Medicine &amp; Biosciences-GME Consortium (KCU-GMEC)/St. Luke's Des Peres Program St. Louis, Missouri</text:p>
            <text:p>12028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Missouri-Columbia School of Medicine/Capital Region Medical Center Program Jefferson City, Missouri</text:p>
            <text:p>12028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ssouri-Columbia Program Columbia, Missouri</text:p>
            <text:p>12028111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esearch Medical Center Program Kansas City, Missouri</text:p>
            <text:p>12028211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Hospital (St. Louis) Program St. Louis, Missouri</text:p>
            <text:p>12028211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Missouri at Kansas City Program Kansas City, Missouri</text:p>
            <text:p>12028214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x Medical Center Program Springfield, Missouri</text:p>
            <text:p>12028214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Louis University School of Medicine Program St. Louis, Missouri</text:p>
            <text:p>1202831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he University of Montana Program Missoula, Montana</text:p>
            <text:p>12029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ntana Family Medicine Residency Program Billings, Montana</text:p>
            <text:p>12029215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ebraska Medical Center College of Medicine Program Omaha, Nebraska</text:p>
            <text:p>12030211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ebraska Medical Center/Clarkson Regional Health Service Program Omaha, Nebraska</text:p>
            <text:p>12030214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ebraska Medical Center College of Medicine Rural Program Omaha, Nebraska</text:p>
            <text:p>12030215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incoln Medical Education Partnership Program Lincoln, Nebraska</text:p>
            <text:p>12030311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reighton University Program Omaha, Nebraska</text:p>
            <text:p>12030311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evada School of Medicine Rural Program Las Vegas, Nevada</text:p>
            <text:p>12031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PTI West/Valley Hospital (Las Vegas) Program Las Vegas, Nevada</text:p>
            <text:p>12031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nrise Health GME Consortium Program Las Vegas, Nevada</text:p>
            <text:p>12031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alley Health System Program Las Vegas, Nevada</text:p>
            <text:p>12031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ike O'Callaghan Federal Hospital/Nellis Air Force Base Program Nellis AFB, Nevada</text:p>
            <text:p>12031136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evada School of Medicine (Las Vegas) Program Las Vegas, Nevada</text:p>
            <text:p>12031214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evada School of Medicine Program Reno, Nevada</text:p>
            <text:p>12031214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HCA Healthcare/Tufts University School of Medicine/Portsmouth Regional Hospital Program Portsmouth, New Hampshire</text:p>
            <text:p>12032005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Concord Hospital/New Hampshire-Dartmouth Family Practice Program Concord, New Hampshire</text:p>
            <text:p>12032315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spira Health Network (Vineland) Program Vineland, New Jersey</text:p>
            <text:p>12033006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Rowan SOM/Kennedy University/Our Lady of Lourdes Health System Program Stratford, New Jersey</text:p>
            <text:p>1203300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ackensack University Medical Center (Palisades) Program North Bergen, New Jersey</text:p>
            <text:p>12033006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cean Medical Center Program Brick, New Jersey</text:p>
            <text:p>12033006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tlantic Health Program Morristown, New Jersey</text:p>
            <text:p>12033006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oboken University Medical Center Program Jersey City, New Jersey</text:p>
            <text:p>12033006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ltanticare Regional Medical Center Program Atlantic City, New Jersey</text:p>
            <text:p>12033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pital Health Regional Medical Center Program Pennington, New Jersey</text:p>
            <text:p>1203300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spira Health Network Program Mullica Hill, New Jersey</text:p>
            <text:p>12033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FK Medical Center Program Edison, New Jersey</text:p>
            <text:p>12033111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unterdon Medical Center Program Flemington, New Jersey</text:p>
            <text:p>12033111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Hoboken University Medical Center/New York Medical College Program Hoboken, New Jersey</text:p>
            <text:p>12033111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untainside Hospital Program Verona, New Jersey</text:p>
            <text:p>12033111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obert Wood Johnson University Hospital Somerset Program Somerville, New Jersey</text:p>
            <text:p>12033111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tlantic Health (Overlook) Program Summit, New Jersey</text:p>
            <text:p>12033111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irtua Program Voorhees, New Jersey</text:p>
            <text:p>1203312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MDNJ-Robert Wood Johnson at CentraState Program Freehold, New Jersey</text:p>
            <text:p>12033126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utgers Robert Wood Johnson Medical School Program New Brunswick, New Jersey</text:p>
            <text:p>12033214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arren Hospital Program Phillipsburg, New Jersey</text:p>
            <text:p>12033214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Inspira Health Network Graduate Medical Education Family Medicine Woodbury Woodbury, New Jersey</text:p>
            <text:p>12033214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MDNJ-Robert Wood Johnson Medical School/Capital Health System-Fuld Campus Program Trenton, New Jersey</text:p>
            <text:p>12033215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idalgo Medical Services Program Silver City, New Mexico</text:p>
            <text:p>12034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morial Medical Center Program Alamogordo, New Mexico</text:p>
            <text:p>12034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ew Mexico Program Albuquerque, New Mexico</text:p>
            <text:p>12034211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morial Medical Center (Las Cruces) Program Las Cruces, New Mexico</text:p>
            <text:p>12034215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ew Mexico (Santa Fe) Rural Program Santa Fe, New Mexico</text:p>
            <text:p>12034215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stitute for Family Health (Harlem) Program New York, New York</text:p>
            <text:p>12035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Vermont Health Network-Champlain Valley Physicians Hospital Program Plattsburgh, New York</text:p>
            <text:p>12035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ofstra Northwell School of Medicine at Plainview Hospital Program Plainview, New York</text:p>
            <text:p>12035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ochester General Hospital Program Batavia, New York</text:p>
            <text:p>12035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ood Samaritan Hospital Medical Center Program West Islip, New York</text:p>
            <text:p>12035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rnot Ogden Medical Center Program Elmira, New York</text:p>
            <text:p>12035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YCOMEC Program Middletown, New York</text:p>
            <text:p>12035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John's Episcopal Hospital-South Shore Program Far Rockaway, New York</text:p>
            <text:p>12035007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amaritan Medical Center Program Watertown, New York</text:p>
            <text:p>12035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at Buffalo School of Medicine Program Buffalo, New York</text:p>
            <text:p>12035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YCOMEC/Nassau University Program East Meadow, New York</text:p>
            <text:p>12035007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Zucker School of Medicine at Hofstra/Northwell at Peconic Bay Medical Center Riverhead, New York</text:p>
            <text:p>12035007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iagara Falls Memorial Medical Center Program Niagara Falls, New York</text:p>
            <text:p>12035007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ur Lady of Lourdes Memorial Hospital Inc. Program Binghamton, New York</text:p>
            <text:p>12035007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NY Upstate Medical University Program Syracuse, New York</text:p>
            <text:p>12035007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ealth Quest Program Rhinebeck, New York</text:p>
            <text:p>12035007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NSLIJHS/Hofstra North Shore-LIJ School of Medicine at Glen Cove Program Glen Cove, New York</text:p>
            <text:p>12035112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ted Health Services Hospitals Program Johnson City, New York</text:p>
            <text:p>12035112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Albert Einstein College of Medicine/Jamaica Hospital Medical Center Program Jamaica, New York</text:p>
            <text:p>12035112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utheran Medical Center Program Brooklyn, New York</text:p>
            <text:p>12035112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cahn School of Medicine at Mount Sinai (South Nassau) Program Oceanside, New York</text:p>
            <text:p>12035112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Elizabeth Medical Center (Utica) Program Utica, New York</text:p>
            <text:p>12035112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ew York Medical College at St Joseph's Medical Center Program Yonkers, New York</text:p>
            <text:p>12035112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llis Hospital of Schenectady Program Schenectady, New York</text:p>
            <text:p>12035122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lbany Medical Center Program Albany, New York</text:p>
            <text:p>12035211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NSLIJHS/Hofstra North Shore-LIJ School of Medicine at Southside Hospital Program Bay Shore, New York</text:p>
            <text:p>12035211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id-Hudson Family Health Institute Program Kingston, New York</text:p>
            <text:p>12035212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lbert Einstein College of Medicine Program Bronx, New York</text:p>
            <text:p>12035212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NY Health Science Center at Brooklyn Program Brooklyn, New York</text:p>
            <text:p>12035212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Rochester/Highland Hospital of Rochester Program Rochester, New York</text:p>
            <text:p>12035212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SUNY Health Science Center at Syracuse/St Joseph's Hospital Health Center Program Syracuse, New York</text:p>
            <text:p>12035212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NY at Stony Brook Program Southampton, New York</text:p>
            <text:p>12035214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ronx-Lebanon Hospital Center Program Bronx, New York</text:p>
            <text:p>12035214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at Buffalo Program Buffalo, New York</text:p>
            <text:p>12035214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at Buffalo Rural Program Olean, New York</text:p>
            <text:p>12035215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rooklyn Hospital Center Program Brooklyn, New York</text:p>
            <text:p>12035215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ew York Presbyterian Hospital (Columbia Campus) Program New York, New York</text:p>
            <text:p>12035215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ofstra Northwell School of Medicine/Phelps Hospital Program Sleepy Hollow, New York</text:p>
            <text:p>1203521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ew York Medical College  Program Clifton, New Jersey</text:p>
            <text:p>12035316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cahn School of Medicine at Mount Sinai (Downtown) Urban Program New York, New York</text:p>
            <text:p>12035325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vant Health Program Cornelius, North Carolina</text:p>
            <text:p>12036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mpbell University Program Lumberton, North Carolina</text:p>
            <text:p>12036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mpbell University/Harnett Health Program Lillington, North Carolina</text:p>
            <text:p>1203600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mpbell University/Sampson Regional Medical Center Program Clinton, North Carolina</text:p>
            <text:p>12036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untain Area Health Education Center (Boone) Program Boone, North Carolina</text:p>
            <text:p>12036006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idant Medical Center Program Greenville, North Carolina</text:p>
            <text:p>12036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untain Area Health Education Center Program Asheville, North Carolina</text:p>
            <text:p>12036112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rolinas Medical Center Program Charlotte, North Carolina</text:p>
            <text:p>12036112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ses H Cone Memorial Hospital Program Greensboro, North Carolina</text:p>
            <text:p>12036112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idant Medical Center/East Carolina University Program Greenville, North Carolina</text:p>
            <text:p>12036112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aval Hospital Camp Lejeune Program Camp Lejeune, North Carolina</text:p>
            <text:p>12036126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omack Army Medical Center Program Fort Bragg, North Carolina</text:p>
            <text:p>12036210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uke University Hospital Program Durham, North Carolina</text:p>
            <text:p>12036212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untain Area Health Education Center Rural Program Hendersonville, North Carolina</text:p>
            <text:p>12036215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trium Health Cabarrus Program Concord, North Carolina</text:p>
            <text:p>12036215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ew Hanover Regional Medical Center Program Wilmington, North Carolina</text:p>
            <text:p>12036216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rolinas Medical Center Rural Program Monroe, North Carolina</text:p>
            <text:p>12036216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orth Carolina Hospitals Program Chapel Hill, North Carolina</text:p>
            <text:p>12036312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Southern Regional Area Health Education Center/Duke University Hospital Program Fayetteville, North Carolina</text:p>
            <text:p>12036312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ake Forest University School of Medicine Program Winston Salem, North Carolina</text:p>
            <text:p>12036312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orth Dakota (Hettinger) Program Bismark, North Dakota</text:p>
            <text:p>12037006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 of North Dakota School of Medicine and Health Sciences Rural Program Williston, North Dakota</text:p>
            <text:p>120370068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 of North Dakota School of Medicine and Health Sciences Program Fargo, North Dakota</text:p>
            <text:p>1203700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orth Dakota (Bismarck) Program Bismarck, North Dakota</text:p>
            <text:p>12037212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ltru Health System (Grand Forks) Program Grand Forks, North Dakota</text:p>
            <text:p>12037312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North Dakota (Minot) Program Minot, North Dakota</text:p>
            <text:p>12037312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Elizabeth Boardman Hospital Program Boardman, Ohio</text:p>
            <text:p>12038006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ettering Health Network/Grandview Medical Center Program Dayton, Ohio</text:p>
            <text:p>12038006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octors Hospital/Ohiohealth Program Grove City, Ohio</text:p>
            <text:p>12038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dena Regional Medical Center Program Chillicothe, Ohio</text:p>
            <text:p>12038006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ern Reserve Hospital Program Cuyahoga Falls, Ohio</text:p>
            <text:p>12038006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irelands Regional Medical Center Program Sandusky, Ohio</text:p>
            <text:p>1203800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ettering Health Network Program Beavercreek, Ohio</text:p>
            <text:p>12038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ublin Methodist Hospital Program Dublin, Ohio</text:p>
            <text:p>12038007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hioHealth/O'Bleness Hospital Program Athens, Ohio</text:p>
            <text:p>12038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Hospitals Osteopathic Consortium (UHOC/Westlake) Program Westlake, Ohio</text:p>
            <text:p>12038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Luke's Hospital Program Perrysburg, Ohio</text:p>
            <text:p>12038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Hospitals Osteopathic Consortium (UHOC/Richmond Heights) Program Richmond Heights, Ohio</text:p>
            <text:p>12038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airfield Medical Center Program Lancaster, Ohio</text:p>
            <text:p>12038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morial Health System Program Marietta, Ohio</text:p>
            <text:p>12038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 Liverpool City Hospital Program East Liverpool, Ohio</text:p>
            <text:p>12038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Rita's Medical Center Program Lima, Ohio</text:p>
            <text:p>12038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ultman Hospital/NEOMED Program Canton, Ohio</text:p>
            <text:p>12038112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Case Western Reserve University/University Hospitals Case Medical Center Program Cleveland, Ohio</text:p>
            <text:p>12038112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se Western Reserve University (MetroHealth) Program Cleveland, Ohio</text:p>
            <text:p>12038112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Fairview Hospital/Cleveland Clinic Program Lakewood, Ohio</text:p>
            <text:p>12038112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Elizabeth Health Center/NEOUCOM Program Youngstown, Ohio</text:p>
            <text:p>12038112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ern Reserve Health Education/NEOMED Program Youngstown, Ohio</text:p>
            <text:p>12038113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oledo Program Toledo, Ohio</text:p>
            <text:p>12038136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mma Health System/NEOUCOM Program Akron, Ohio</text:p>
            <text:p>12038212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hrist Hospital/University of Cincinnati College of Medicine Program Cincinnati, Ohio</text:p>
            <text:p>12038212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hio State University Hospital Program Columbus, Ohio</text:p>
            <text:p>120382124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iverside Methodist Hospitals (OhioHealth) Program Columbus, Ohio</text:p>
            <text:p>12038212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oledo Hospital Program Toledo, Ohio</text:p>
            <text:p>12038212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mma Barberton Hospital/NEOUCOM Program Barberton, Ohio</text:p>
            <text:p>12038214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riHealth (Bethesda North Hospital) Program Cincinnati, Ohio</text:p>
            <text:p>12038214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kron General Medical Center/NEOMED Program Akron, Ohio</text:p>
            <text:p>12038312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rant Medical Center (OhioHealth) Program Columbus, Ohio</text:p>
            <text:p>12038312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right State University/Dayton Community Hospitals Program Dayton, Ohio</text:p>
            <text:p>12038312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St. Vincent Medical Center/Mercy Health Partners Program Toledo, Ohio</text:p>
            <text:p>12038312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ount Carmel Program Westerville, Ohio</text:p>
            <text:p>12038322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klahoma State University Center for Health Sciences (Tulsa) Program Tulsa, Oklahoma</text:p>
            <text:p>12039006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Osteopathic Medical Education Consortium of Oklahoma (OMECO/Tulsa) Program Tulsa, Oklahoma</text:p>
            <text:p>12039006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Osteopathic Medical Education Consortium of Oklahoma (OMECO/Talihina) Program Talihina, Oklahoma</text:p>
            <text:p>120390066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klahoma State University Center for Health Sciences (Lawton) Program Lawton, Oklahoma</text:p>
            <text:p>12039006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Oklahoma State University Center for Health Sciences (Tahlequah) Program Tahlequah, Oklahoma</text:p>
            <text:p>12039006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Oklahoma State University Center for Health Sciences (McAlester) Program McAlester, Oklahoma</text:p>
            <text:p>120390066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Osteopathic Medical Education Consortium of Oklahoma (OMECO/Chickasaw Nation Medical Center) Program Ada, Oklahoma</text:p>
            <text:p>120390066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klahoma State University Center for Health Sciences (Durant) Program Durant, Oklahoma</text:p>
            <text:p>1203900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Oklahoma State University Center for Health Sciences/Cherokee Nation Program Tahlequah, Oklahoma</text:p>
            <text:p>12039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rshall Community Health Consortium Program Gallipolis, Ohio</text:p>
            <text:p>12039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Oklahoma Health Sciences Center Program Oklahoma City, Oklahoma</text:p>
            <text:p>12039212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Oklahoma College of Medicine-Tulsa Program Tulsa, Oklahoma</text:p>
            <text:p>12039212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 His Image at St. John Medical Center Program Tulsa, Oklahoma</text:p>
            <text:p>12039214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Anthony Hospital Program Oklahoma City, Oklahoma</text:p>
            <text:p>12039215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tegris Baptist Medical Center/Great Plains Program Oklahoma City, Oklahoma</text:p>
            <text:p>12039215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Oklahoma College of Medicine-Tulsa Rural Program Bartlesville, Oklahoma</text:p>
            <text:p>12039216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Oklahoma Health Sciences Center (Lawton) Program Lawton, Oklahoma</text:p>
            <text:p>12039216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ovidence Health &amp; Services/Hood River Rural Program Hood River, Oregon</text:p>
            <text:p>12040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amaritan Health Services-Corvallis Program Corvallis, Oregon</text:p>
            <text:p>12040007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PTI West Program Roseburg, Oregon</text:p>
            <text:p>120400073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regon Health &amp; Science University Hospital Program Hillsboro, Oregon</text:p>
            <text:p>12040007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regon Health &amp; Science University Program Portland, Oregon</text:p>
            <text:p>12040213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Oregon Health &amp; Science University (Cascades East) Program Klamath Falls, Oregon</text:p>
            <text:p>120402154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rovidence Health &amp; Services-Oregon/Milwaukie Hospital Program Milwaukie, Oregon</text:p>
            <text:p>120402165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enn State Milton S Hershey Medical Center Program State College, Pennsylvania</text:p>
            <text:p>12041006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PMC Pinnacle Lititz Program Lititz, Pennsylvania</text:p>
            <text:p>12041006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in Line Heath System/Lankenau Medical Center Program Bala Cynwyd, Pennsylvania</text:p>
            <text:p>12041006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llspan Health Program Lebanon, Pennsylvania</text:p>
            <text:p>12041006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enn State Milton S. Hershey Medical Center Program Reading, Pennsylvania</text:p>
            <text:p>12041006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right Center for Graduate Medical Education (Scranton) Program Scranton, Pennsylvania</text:p>
            <text:p>12041006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burban Community Hospital Program Norristown, Pennsylvania</text:p>
            <text:p>12041006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PMC Pinnacle Hospitals Program Harrisburg, Pennsylvania</text:p>
            <text:p>12041006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ountain State Osteopathic Postdoctoral Training Institutions, Inc. (MSOPTI) (Cornerstone Care Teaching Health Center) Program Mount Morris, Pennsylvania</text:p>
            <text:p>12041006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efferson Health Northeast Program Philadelphia, Pennsylvania</text:p>
            <text:p>120410070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uburban Community Hospital (Lower Bucks Hospital) Program Bristol, Pennsylvania</text:p>
            <text:p>12041007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PMC Medical Education Program Farrell, Pennsylvania</text:p>
            <text:p>12041007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ke Erie College of Osteopathic Medicine Program Erie, Pennsylvania</text:p>
            <text:p>12041007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adville Medical Center Program Meadville, Pennsylvania</text:p>
            <text:p>12041007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larion Hospital Program Clarion, Pennsylvania</text:p>
            <text:p>12041007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eisinger Health System (Lewistown) Program Lewistown, Pennsylvania</text:p>
            <text:p>12041007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Luke's Hospital Rural Program Coaldale, Pennsylvania</text:p>
            <text:p>120410070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lbert Einstein Healthcare Network Program Norristown, Pennsylvania</text:p>
            <text:p>12041007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enn Highlands Dubois Program DuBois, Pennsylvania</text:p>
            <text:p>12041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Luke's Hospital-Anderson Campus Program Easton, Pennsylvania</text:p>
            <text:p>12041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rexel University College of Medicine/Tower Health Program Philadelphia, Pennsylvania</text:p>
            <text:p>12041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emple University Hospital Program Philadelphia, Pennsylvania</text:p>
            <text:p>12041007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bington Memorial Hospital Program Jenkintown, Pennsylvania</text:p>
            <text:p>120411125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PMC Altoona Altoona, Pennsylvania</text:p>
            <text:p>120411126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Vincent Health Center Program Erie, Pennsylvania</text:p>
            <text:p>12041112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nemaugh Valley Memorial Hospital Program Johnstown, Pennsylvania</text:p>
            <text:p>12041112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trobe Area Hospital Program Latrobe, Pennsylvania</text:p>
            <text:p>12041112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York Hospital Program York, Pennsylvania</text:p>
            <text:p>120411128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ancaster General Hospital Program Lancaster, Pennsylvania</text:p>
            <text:p>12041122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PMC Medical Education (McKeesport Hospital) Program McKeesport, Pennsylvania</text:p>
            <text:p>12041122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PMC Medical Education (St. Margaret Hospital) Program Pittsburgh, Pennsylvania</text:p>
            <text:p>120411227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PMC Medical Education (Presbyterian Shadyside Hospital) Program Pittsburgh, Pennsylvania</text:p>
            <text:p>120411228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eading Hospital and Medical Center Program West Reading, Pennsylvania</text:p>
            <text:p>120411228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ashington Health System Family Medicine Residency Program Washington, Pennsylvania</text:p>
            <text:p>12041122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eisinger Health System Program Wilkes Barre, Pennsylvania</text:p>
            <text:p>12041126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acred Heart Hospital/Temple University (Allentown) Program Allentown, Pennsylvania</text:p>
            <text:p>120412125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homas Jefferson University Program Philadelphia, Pennsylvania</text:p>
            <text:p>12041212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right Center for Graduate Medical Education Program Kingston, Pennsylvania</text:p>
            <text:p>12041212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dical Center (Beaver) Program Beaver Falls, Pennsylvania</text:p>
            <text:p>12041214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rozer-Chester Medical Center Program Springfield, Pennsylvania</text:p>
            <text:p>12041214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Penn State Milton S. Hershey Medical Center Program-Family Medicine Hershey, Pennsylvania</text:p>
            <text:p>12041215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obert Packer Hospital/Guthrie Program Sayre, Pennsylvania</text:p>
            <text:p>12041215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Lehigh Valley Health Network/University of South Florida College of Medicine Program Allentown, Pennsylvania</text:p>
            <text:p>12041215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Luke's Hospital Program Bethlehem, Pennsylvania</text:p>
            <text:p>12041216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Pennsylvania Program Philadelphia, Pennsylvania</text:p>
            <text:p>12041216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Allegheny General Hospital-Western Pennsylvania Hospital Med Ed Consortium (Forbes Hospital) Program Monroeville, Pennsylvania</text:p>
            <text:p>12041222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ryn Mawr Hospital Program Bryn Mawr, Pennsylvania</text:p>
            <text:p>12041312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hestnut Hill Hospital Program Philadelphia, Pennsylvania</text:p>
            <text:p>12041312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Susquehanna Health System/Williamsport Hospital and Medical Center Program Williamsport, Pennsylvania</text:p>
            <text:p>120413128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Drexel University College of Medicine/Hahnemann University Hospital Program Philadelphia, Pennsylvania</text:p>
            <text:p>12041315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amilton Medical Center Program Dalton, Georgia</text:p>
            <text:p>12042000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r Ramon E Betances Hospital-Mayaguez Medical Center Program Mayaguez, Puerto Rico</text:p>
            <text:p>12042007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Puerto Rico Program Loiza, Puerto Rico</text:p>
            <text:p>120422128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r Alejandro Otero Lopez Hospital Program Manati, Puerto Rico</text:p>
            <text:p>120422150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ella Vista Hospital Program Mayaguez, Puerto Rico</text:p>
            <text:p>12042216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ent Hospital Program Warwick, Rhode Island</text:p>
            <text:p>12043002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morial Hospital of Rhode Island/Brown University Program Pawtucket, Rhode Island</text:p>
            <text:p>120432128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rand Strand Regional Medical Center Program Myrtle Beach, South Carolina</text:p>
            <text:p>12045006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idelands Health Program Myrtle Beach, South Carolina</text:p>
            <text:p>1204500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almetto Health Program Sumter, South Carolina</text:p>
            <text:p>12045006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reenville Health System/University of South Carolina (Greer) Program Greer, South Carolina</text:p>
            <text:p>12045006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Greenville Health System/University of South Carolina (Seneca) Program Seneca, South Carolina</text:p>
            <text:p>120450067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mpbell University (Conway) Program Conway, South Carolina</text:p>
            <text:p>12045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eod Regional Medical Center (Rural) Program Florence, South Carolina</text:p>
            <text:p>1204500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edical University of South Carolina College of Medicine Program Charleston, South Carolina</text:p>
            <text:p>12045006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nMed Health (Anderson) Program Anderson, South Carolina</text:p>
            <text:p>120451128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Prisma Health-Midlands/University of South Carolina School of Medicine-Columbia (Columbia) Program Columbia, South Carolina</text:p>
            <text:p>120451129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Prisma Health-Upstate/University of South Carolina School of Medicine Greenville (Greenville) Program Greenville, South Carolina</text:p>
            <text:p>120451129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partanburg Regional Healthcare System Program Spartanburg, South Carolina</text:p>
            <text:p>12045112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Trident Medical Center/Medical University of South Carolina Program Charleston, South Carolina</text:p>
            <text:p>12045212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eod Regional Medical Center Program Florence, South Carolina</text:p>
            <text:p>12045213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elf Regional Healthcare/Greenwood Program Greenwood, South Carolina</text:p>
            <text:p>12045213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nMed Health (Anderson) Rural Program Seneca, South Carolina</text:p>
            <text:p>12045216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enter for Family Medicine Program Pierre, South Dakota</text:p>
            <text:p>12046005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enter for Family Medicine (Sioux Falls) Program Sioux Falls, South Dakota</text:p>
            <text:p>12046112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apid City Hospital Program Rapid City, South Dakota</text:p>
            <text:p>120462154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Resurrection Health Program Memphis, Tennessee</text:p>
            <text:p>12047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8">
          <table:table-cell office:value-type="string" calcext:value-type="string">
            <text:p>UNIVERSITY OF TENNESSEE COLLEGE OF MEDICINE AT MURFREESBORO PROGRAM</text:p>
            <text:p>Murfreesboro, Tennessee</text:p>
            <text:p>12047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ptist Memorial Hospital Program Memphis, Tennessee</text:p>
            <text:p>12047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CA Healthcare/Tristar Nashville Program Hendersonville, Tennessee</text:p>
            <text:p>12047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CA Healthcare/Tristar Southern Hills Medical Center Program Nashville, Tennessee</text:p>
            <text:p>12047007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nnessee Medical Center at Knoxville Program Knoxville, Tennessee</text:p>
            <text:p>120471129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nnessee (Jackson) Program Jackson, Tennessee</text:p>
            <text:p>120472129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 Tennessee State University (Johnson City) Program Johnson City, Tennessee</text:p>
            <text:p>12047214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nnessee/Saint Francis Program Memphis, Tennessee</text:p>
            <text:p>120472145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harry Medical College Program Nashville, Tennessee</text:p>
            <text:p>120472146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 Tennessee State University (Bristol) Program Bristol, Tennessee</text:p>
            <text:p>120473129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 Tennessee State University (Kingsport) Program Kingsport, Tennessee</text:p>
            <text:p>12047312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Tennessee College of Medicine at Chattanooga Program Chattanooga, Tennessee</text:p>
            <text:p>120473158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laza Medical Center of Fort Worth Program Fort Worth, Texas</text:p>
            <text:p>12048007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RGV (DHR) Program McAllen, Texas</text:p>
            <text:p>12048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eTar Healthcare System Program Victoria, Texas</text:p>
            <text:p>12048007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Health Science Center at Tyler Pittsburg, Texas</text:p>
            <text:p>12048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Rio Grande Valley (Knapp) Program Mercedes, Texas</text:p>
            <text:p>12048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Texas A&amp;M College of Medicine-Scott and White Medical Center (Round Rock) Program Round Rock, Texas</text:p>
            <text:p>12048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exoma Medical Center Program Denison, Texas</text:p>
            <text:p>12048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Texas Institute for Graduate Medical Education and Research (TIGMER) Program San Antonio, Texas</text:p>
            <text:p>12048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Texas Institute for Graduate Medical Education and Research (TIGMER)/Laredo Medical Center Program Laredo, Texas</text:p>
            <text:p>12048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CA Gulf Coast Education Consortium Program Houston, Texas</text:p>
            <text:p>12048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Texas Institute for Graduate Medical Education and Research (TIGMER) Abilene Program Abilene, Texas</text:p>
            <text:p>12048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CA Medical City Arlington Program Arlington, Texas</text:p>
            <text:p>12048007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Health Science Center at Tyler (Athens) Program Athens, Texas</text:p>
            <text:p>12048007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at Austin Dell Medical School Program Austin, Texas</text:p>
            <text:p>120481130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ylor College of Medicine Program Houston, Texas</text:p>
            <text:p>120481130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Texas Tech University Health Sciences Center Paul L. Foster School of Medicine Program El Paso, Texas</text:p>
            <text:p>12048113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RGV (MMC) Program McAllen, Texas</text:p>
            <text:p>12048113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Lennan County Medical Education and Research Foundation Program Waco, Texas</text:p>
            <text:p>12048113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Medical Branch Hospitals Program Galveston, Texas</text:p>
            <text:p>12048213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morial Hermann Hospital System Program Sugar Land, Texas</text:p>
            <text:p>120482130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exas Tech University (Lubbock) Program Lubbock, Texas</text:p>
            <text:p>120482131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Health Science Center at San Antonio Program San Antonio, Texas</text:p>
            <text:p>12048213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Southwestern Medical School Program Dallas, Texas</text:p>
            <text:p>120482136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thodist Health System Dallas Program Dallas, Texas</text:p>
            <text:p>120482143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orth Central Texas Medical Foundation Program Wichita Falls, Texas</text:p>
            <text:p>12048214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nroe Medical Education Foundation Program Conroe, Texas</text:p>
            <text:p>120482145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exas Tech University (Permian Basin) Program Odessa, Texas</text:p>
            <text:p>12048214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Health Center at Tyler Program Tyler, Texas</text:p>
            <text:p>120482146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exas A&amp;M College of Medicine-Scott and White Program Temple, Texas</text:p>
            <text:p>12048214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Texas at Houston Program Houston, Texas</text:p>
            <text:p>120482149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exas Tech University (Amarillo) Program Amarillo, Texas</text:p>
            <text:p>12048215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thodist Hospital (Houston) Program Houston, Texas</text:p>
            <text:p>120482156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aylor University Medical Center Program Dallas, Texas</text:p>
            <text:p>12048215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alley Baptist Medical Center Program Harlingen, Texas</text:p>
            <text:p>120482159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hristus Santa Rosa Health Care Program San Antonio, Texas</text:p>
            <text:p>12048216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Darnall Army Medical Center Program Fort Hood, Texas</text:p>
            <text:p>120482165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hristus Spohn Memorial Hospital Program Corpus Christi, Texas</text:p>
            <text:p>12048223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ohn Peter Smith Hospital (Tarrant County Hospital District) Program Fort Worth, Texas</text:p>
            <text:p>120483130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exas A&amp;M Health Science Center/Bryan-College Station Program Bryan, Texas</text:p>
            <text:p>120483160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Utah Health Salt Lake City, Utah</text:p>
            <text:p>12049213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cKay-Dee Hospital Center Program Ogden, Utah</text:p>
            <text:p>120492149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Mark's Health Care Foundation Program Salt Lake City, Utah</text:p>
            <text:p>12049215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tah Valley Regional Medical Center Program Provo, Utah</text:p>
            <text:p>12049215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Vermont College of Medicine Milton, Vermont</text:p>
            <text:p>12050213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Bon Secours Richmond Health System (Blackstone Rural) Program Blackstone, Virginia</text:p>
            <text:p>12051007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ovah Health-Danville Program Danville, Virginia</text:p>
            <text:p>12051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Johnston Memorial Hospital Program Abingdon, Virginia</text:p>
            <text:p>12051007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llmont Health System - Lonesome Pine Hospital Program Big Stone Gap, Virginia</text:p>
            <text:p>12051007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COM/LGHM GME Consortium Program Blacksburg, Virginia</text:p>
            <text:p>12051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Lewisgale Medical Center Program Roanoke, Virginia</text:p>
            <text:p>12051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Virginia Program Charlottesville, Virginia</text:p>
            <text:p>12051113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Virginia Commonwealth University Health System (Chesterfield) Program Richmond, Virginia</text:p>
            <text:p>12051113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Inova Fairfax Medical Campus Program Fairfax, Virginia</text:p>
            <text:p>12051113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arilion Clinic-Virginia Tech Carilion School of Medicine Program Roanoke, Virginia</text:p>
            <text:p>12051113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National Capital Consortium (Fort Belvoir Community Hospital) Program Fort Belvoir, Virginia</text:p>
            <text:p>120511201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entra Health Program Lynchburg, Virginia</text:p>
            <text:p>120512131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ern Virginia Medical School Program Norfolk, Virginia</text:p>
            <text:p>120512131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Eastern Virginia Medical School (Portsmouth) Program Portsmouth, Virginia</text:p>
            <text:p>12051214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Valley Health System/Medical College of Virginia/Virginia Commonwealth University Program Front Royal, Virginia</text:p>
            <text:p>12051216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CU/Riverside Regional Medical Center Program Newport News, Virginia</text:p>
            <text:p>12051313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irginia Commonwealth University-Bon Secours (St. Francis) Program Midlothian, Virginia</text:p>
            <text:p>120513168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ultiCare Good Samaritan Hospital Program Puyallup, Washington</text:p>
            <text:p>120540071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dlec Regional Medical Center Program Richland, Washington</text:p>
            <text:p>12054007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mmunity Health Care Program Tacoma, Washington</text:p>
            <text:p>120540071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Peter Hospital Program Chehalis, Washington</text:p>
            <text:p>120540071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ea Mar Community Health Centers Program Marysville, Washington</text:p>
            <text:p>120540071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wedish Medical Center Rural Program Seattle, Washington</text:p>
            <text:p>120540071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kagit Regional Health Program Mt. Vernon, Washington</text:p>
            <text:p>120540072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Harrison Medical Center Program Bremerton, Washington</text:p>
            <text:p>120540072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Trios Health Program Kennewick, Washington</text:p>
            <text:p>12054007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ashington School of Medicine Rural Program Seattle, Washington</text:p>
            <text:p>120540072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Yakima Valley Farm Workers Clinic Program Grandview, Washington</text:p>
            <text:p>120540072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uyallup Tribal Health Authority Program Tacoma, Washington</text:p>
            <text:p>120540072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. Peter Hospital (Elma) Program Elma, Washington</text:p>
            <text:p>12054007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digan Healthcare System Program Tacoma, Washington</text:p>
            <text:p>120542101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Kaiser Permanente Washington Program Seattle, Washington</text:p>
            <text:p>120542132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wedish Medical Center/Cherry Hill Program Seattle, Washington</text:p>
            <text:p>120542132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Providence Sacred Heart Medical Center/University of Washington School of Medicine Program Spokane, Washington</text:p>
            <text:p>120542133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Valley Medical Center Program Renton, Washington</text:p>
            <text:p>12054214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Naval Hospital (Bremerton) Program Bremerton, Washington</text:p>
            <text:p>120542149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 Peter Hospital Program Olympia, Washington</text:p>
            <text:p>120542149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Community Health of Central Washington Program Yakima, Washington</text:p>
            <text:p>120542152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PeaceHealth Southwest Medical Center Program Vancouver, Washington</text:p>
            <text:p>120542154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Providence Sacred Heart Medical Center/University of Washington School of Medicine (Rural) Program Spokane, Washington</text:p>
            <text:p>120542155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wedish Medical Center (First Hill) Program Seattle, Washington</text:p>
            <text:p>120543132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ashington Program Seattle, Washington</text:p>
            <text:p>120543132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ulticare Medical Center Program Tacoma, Washington</text:p>
            <text:p>120543133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ountain State Osteopathic Postdoctoral Training Institutions, Inc. (MSOPTI) (Greenbrier Valley Medical Center) Program Ronceverte, West Virginia</text:p>
            <text:p>12055005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ountain State Osteopathic Postdoctoral Training Institutions (MSOPTI)/Access Health Teaching Health Center Program Beckley, West Virginia</text:p>
            <text:p>12055005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ountain State Osteopathic Postdoctoral Training Institutions (MSOPTI)/Bluefield Regional Medical Center Program Bluefield, West Virginia</text:p>
            <text:p>120550057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 Virginia University Program Morgantown, West Virginia</text:p>
            <text:p>120551133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Charleston Area Medical Center/West Virginia University (Charleston Division) Program Charleston, West Virginia</text:p>
            <text:p>120551133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rshall University School of Medicine Program Huntington, West Virginia</text:p>
            <text:p>120552133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est Virginia University Rural Program Harpers Ferry, West Virginia</text:p>
            <text:p>120552156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ted Hospital Center Program Bridgeport, West Virginia</text:p>
            <text:p>120552233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Wheeling Hospital Program Wheeling, West Virginia</text:p>
            <text:p>120552233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Gundersen Lutheran Medical Foundation Program La Crosse, Wisconsin</text:p>
            <text:p>120560067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yo Clinic College of Medicine Program Eau Claire, Wisconsin</text:p>
            <text:p>1205600674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urora Health Care Program Elkhorn, Wisconsin</text:p>
            <text:p>120560067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edical College of Wisconsin Affiliated Hospitals (Froedtert Menomonee Falls) Program Menomonee Falls, Wisconsin</text:p>
            <text:p>1205600676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University of Illinois College of Medicine at Rockford/Monroe Clinic-Rural Program Monroe, Wisconsin</text:p>
            <text:p>1205600677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Still OPTI/MCW-Prevea Program Green Bay, Wisconsin</text:p>
            <text:p>120560067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ayo Clinic Health System-Franciscan Healthcare Program La Crosse, Wisconsin</text:p>
            <text:p>120561133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isconsin (Madison) Program Madison, Wisconsin</text:p>
            <text:p>120561134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urora Health Care (Waukesha) Program Waukesha, Wisconsin</text:p>
            <text:p>1205621345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Aurora Health Care Program Milwaukee, Wisconsin</text:p>
            <text:p>120562134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isconsin (Wausau) Program Wausau, Wisconsin</text:p>
            <text:p>120562135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Mercy Health System Program Janesville, Wisconsin</text:p>
            <text:p>1205621503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isconsin (Baraboo) Rural Program Baraboo, Wisconsin</text:p>
            <text:p>120562160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edical College of Wisconsin Affiliated Hospitals (Columbia-St Mary's) Program Milwaukee, Wisconsin</text:p>
            <text:p>12056216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isconsin (Eau Claire) Program Eau Claire, Wisconsin</text:p>
            <text:p>1205631342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edical College of Wisconsin Affiliated Hospitals (St Joseph) Program Milwaukee, Wisconsin</text:p>
            <text:p>1205631349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7">
          <table:table-cell office:value-type="string" calcext:value-type="string">
            <text:p>Medical College of Wisconsin Affiliated Hospitals (Fox Valley) Program Appleton, Wisconsin</text:p>
            <text:p>1205631368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yoming College of Health Sciences Program Casper, Wyoming</text:p>
            <text:p>1205700370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6">
          <table:table-cell office:value-type="string" calcext:value-type="string">
            <text:p>University of Wyoming (Casper) Program Casper, Wyoming</text:p>
            <text:p>1205712351                                                                                                                                                                                                                          2/5/2021</text:p>
          </table:table-cell>
          <table:table-cell/>
        </table:table-row>
        <table:table-row table:style-name="ro3">
          <table:table-cell office:value-type="string" calcext:value-type="string">
            <text:p><text:s/></text:p>
          </table:table-cell>
          <table:table-cell/>
        </table:table-row>
      </table:table>
      <table:named-expressions/>
      <table:database-ranges>
        <table:database-range table:name="__Anonymous_Sheet_DB__2" table:target-range-address="Sheet2.A1:Sheet2.B1444" table:display-filter-buttons="true">
          <table:filter>
            <table:filter-and>
              <table:filter-condition table:field-number="1" table:value="FALS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2:05:10.638425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rstExamAttempts_Program</dc:title>
    <meta:creation-date>2021-04-11T01:02:15</meta:creation-date>
    <dc:date>2021-07-21T12:11:28.936310680</dc:date>
    <meta:generator>LibreOffice/6.4.7.2$Linux_X86_64 LibreOffice_project/40$Build-2</meta:generator>
    <meta:editing-duration>PT16M38S</meta:editing-duration>
    <meta:editing-cycles>3</meta:editing-cycles>
    <meta:document-statistic meta:table-count="4" meta:cell-count="9394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